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11.49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927cm"/>
    </style:style>
    <style:style style:name="co6" style:family="table-column">
      <style:table-column-properties fo:break-before="auto" style:column-width="9.449cm"/>
    </style:style>
    <style:style style:name="ro4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26pt" style:font-size-asian="26pt" style:font-size-complex="2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e8e8e8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e8e8e8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e7f" style:cell-protect="none" style:print-content="true" style:text-align-source="fix" style:repeat-content="false" fo:border="0.74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e8e8e8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ext-properties fo:font-size="26pt" style:font-size-asian="26pt" style:font-size-complex="26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vité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1016" table:default-cell-style-name="ce1"/>
        <table:table-row table:style-name="ro2">
          <table:table-cell office:value-type="string" calcext:value-type="string">
            <text:p>poisson n°</text:p>
          </table:table-cell>
          <table:table-cell office:value-type="string" calcext:value-type="string">
            <text:p>tira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échantillon</text:p>
          </table:table-cell>
          <table:table-cell/>
          <table:table-cell table:style-name="ce3" office:value-type="string" calcext:value-type="string">
            <text:p><text:s/>Compléter les cellules vertes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IF([.B2]=&quot;&quot;;&quot;&quot;;IF([.B2]=0;&quot;sombre&quot;;IF([.B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Nombre de poissons sombres dans l’échantillon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IF([.B3]=&quot;&quot;;&quot;&quot;;IF([.B3]=0;&quot;sombre&quot;;IF([.B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Nombre de poissons total dans l’échantillon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formula="of:=IF([.B4]=&quot;&quot;;&quot;&quot;;IF([.B4]=0;&quot;sombre&quot;;IF([.B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Proportion estimée du caractère sombre dans la population</text:p>
          </table:table-cell>
          <table:table-cell table:style-name="ce7" table:formula="of:=IF([.H3]=0;&quot;&quot;;[.H2]/[.H3])">
            <text:p/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IF([.B5]=&quot;&quot;;&quot;&quot;;IF([.B5]=0;&quot;sombre&quot;;IF([.B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Borne inférieur de l’intervalle de confiance à 95 % à 10<text:span text:style-name="T1">-4</text:span></text:p>
          </table:table-cell>
          <table:table-cell table:style-name="ce7" table:formula="of:=IF([.H4]=&quot;&quot;;&quot;&quot;;IF([.H2]&gt;[.H3];&quot;Ne pas confondre numérateur et dénominateur&quot;;ROUND([.H4]-1.96*SQRT([.H4]*(1-[.H4])/[.H3]);4)))">
            <text:p/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formula="of:=IF([.B6]=&quot;&quot;;&quot;&quot;;IF([.B6]=0;&quot;sombre&quot;;IF([.B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Borne supérieur de l’intervalle de confiance à 95 % à 10<text:span text:style-name="T1">-4</text:span></text:p>
          </table:table-cell>
          <table:table-cell table:style-name="ce7" table:formula="of:=IF([.H4]=&quot;&quot;;&quot;&quot;;IF([.H2]&gt;[.H3];&quot;Ne pas confondre numérateur et dénominateur&quot;;ROUND([.H4]+1.96*SQRT([.H4]*(1-[.H4])/[.H3]);4)))">
            <text:p/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formula="of:=IF([.B7]=&quot;&quot;;&quot;&quot;;IF([.B7]=0;&quot;sombre&quot;;IF([.B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formula="of:=IF([.B8]=&quot;&quot;;&quot;&quot;;IF([.B8]=0;&quot;sombre&quot;;IF([.B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formula="of:=IF([.B9]=&quot;&quot;;&quot;&quot;;IF([.B9]=0;&quot;sombre&quot;;IF([.B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Pour créer un échantillon :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formula="of:=IF([.B10]=&quot;&quot;;&quot;&quot;;IF([.B10]=0;&quot;sombre&quot;;IF([.B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/>
          <table:table-cell office:value-type="string" calcext:value-type="string">
            <text:p>Données → Statistiques → Echantillonnage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formula="of:=IF([.B11]=&quot;&quot;;&quot;&quot;;IF([.B11]=0;&quot;sombre&quot;;IF([.B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office:value-type="string" calcext:value-type="string">
            <text:p>1)</text:p>
          </table:table-cell>
          <table:table-cell office:value-type="string" calcext:value-type="string">
            <text:p>pour la plage d’entrées :</text:p>
          </table:table-cell>
          <table:table-cell office:value-type="string" calcext:value-type="string">
            <text:p>$Activité.$B$2:????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formula="of:=IF([.B12]=&quot;&quot;;&quot;&quot;;IF([.B12]=0;&quot;sombre&quot;;IF([.B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office:value-type="string" calcext:value-type="string">
            <text:p>2)</text:p>
          </table:table-cell>
          <table:table-cell office:value-type="string" calcext:value-type="string">
            <text:p>pour le résultat à :</text:p>
          </table:table-cell>
          <table:table-cell office:value-type="string" calcext:value-type="string">
            <text:p>$E$2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formula="of:=IF([.B13]=&quot;&quot;;&quot;&quot;;IF([.B13]=0;&quot;sombre&quot;;IF([.B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office:value-type="string" calcext:value-type="string">
            <text:p>3)</text:p>
          </table:table-cell>
          <table:table-cell office:value-type="string" calcext:value-type="string">
            <text:p>Sélectionner « aléatoire »</text:p>
          </table:table-cell>
          <table:table-cell table:number-columns-repeated="1017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formula="of:=IF([.B14]=&quot;&quot;;&quot;&quot;;IF([.B14]=0;&quot;sombre&quot;;IF([.B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office:value-type="string" calcext:value-type="string">
            <text:p>4)</text:p>
          </table:table-cell>
          <table:table-cell office:value-type="string" calcext:value-type="string">
            <text:p>choisir la taille de l’echantillon</text:p>
          </table:table-cell>
          <table:table-cell table:number-columns-repeated="1017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formula="of:=IF([.B15]=&quot;&quot;;&quot;&quot;;IF([.B15]=0;&quot;sombre&quot;;IF([.B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office:value-type="string" calcext:value-type="string">
            <text:p>5)</text:p>
          </table:table-cell>
          <table:table-cell office:value-type="string" calcext:value-type="string">
            <text:p>cliquer sur « OK »</text:p>
          </table:table-cell>
          <table:table-cell table:number-columns-repeated="1017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formula="of:=IF([.B16]=&quot;&quot;;&quot;&quot;;IF([.B16]=0;&quot;sombre&quot;;IF([.B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formula="of:=IF([.B17]=&quot;&quot;;&quot;&quot;;IF([.B17]=0;&quot;sombre&quot;;IF([.B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formula="of:=IF([.B18]=&quot;&quot;;&quot;&quot;;IF([.B18]=0;&quot;sombre&quot;;IF([.B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formula="of:=IF([.B19]=&quot;&quot;;&quot;&quot;;IF([.B19]=0;&quot;sombre&quot;;IF([.B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formula="of:=IF([.B20]=&quot;&quot;;&quot;&quot;;IF([.B20]=0;&quot;sombre&quot;;IF([.B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formula="of:=IF([.B21]=&quot;&quot;;&quot;&quot;;IF([.B21]=0;&quot;sombre&quot;;IF([.B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formula="of:=IF([.B22]=&quot;&quot;;&quot;&quot;;IF([.B22]=0;&quot;sombre&quot;;IF([.B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formula="of:=IF([.B23]=&quot;&quot;;&quot;&quot;;IF([.B23]=0;&quot;sombre&quot;;IF([.B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formula="of:=IF([.B24]=&quot;&quot;;&quot;&quot;;IF([.B24]=0;&quot;sombre&quot;;IF([.B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formula="of:=IF([.B25]=&quot;&quot;;&quot;&quot;;IF([.B25]=0;&quot;sombre&quot;;IF([.B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formula="of:=IF([.B26]=&quot;&quot;;&quot;&quot;;IF([.B26]=0;&quot;sombre&quot;;IF([.B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formula="of:=IF([.B27]=&quot;&quot;;&quot;&quot;;IF([.B27]=0;&quot;sombre&quot;;IF([.B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formula="of:=IF([.B28]=&quot;&quot;;&quot;&quot;;IF([.B28]=0;&quot;sombre&quot;;IF([.B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formula="of:=IF([.B29]=&quot;&quot;;&quot;&quot;;IF([.B29]=0;&quot;sombre&quot;;IF([.B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formula="of:=IF([.B30]=&quot;&quot;;&quot;&quot;;IF([.B30]=0;&quot;sombre&quot;;IF([.B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formula="of:=IF([.B31]=&quot;&quot;;&quot;&quot;;IF([.B31]=0;&quot;sombre&quot;;IF([.B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formula="of:=IF([.B32]=&quot;&quot;;&quot;&quot;;IF([.B32]=0;&quot;sombre&quot;;IF([.B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formula="of:=IF([.B33]=&quot;&quot;;&quot;&quot;;IF([.B33]=0;&quot;sombre&quot;;IF([.B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formula="of:=IF([.B34]=&quot;&quot;;&quot;&quot;;IF([.B34]=0;&quot;sombre&quot;;IF([.B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formula="of:=IF([.B35]=&quot;&quot;;&quot;&quot;;IF([.B35]=0;&quot;sombre&quot;;IF([.B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formula="of:=IF([.B36]=&quot;&quot;;&quot;&quot;;IF([.B36]=0;&quot;sombre&quot;;IF([.B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formula="of:=IF([.B37]=&quot;&quot;;&quot;&quot;;IF([.B37]=0;&quot;sombre&quot;;IF([.B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formula="of:=IF([.B38]=&quot;&quot;;&quot;&quot;;IF([.B38]=0;&quot;sombre&quot;;IF([.B3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formula="of:=IF([.B39]=&quot;&quot;;&quot;&quot;;IF([.B39]=0;&quot;sombre&quot;;IF([.B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formula="of:=IF([.B40]=&quot;&quot;;&quot;&quot;;IF([.B40]=0;&quot;sombre&quot;;IF([.B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formula="of:=IF([.B41]=&quot;&quot;;&quot;&quot;;IF([.B41]=0;&quot;sombre&quot;;IF([.B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formula="of:=IF([.B42]=&quot;&quot;;&quot;&quot;;IF([.B42]=0;&quot;sombre&quot;;IF([.B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formula="of:=IF([.B43]=&quot;&quot;;&quot;&quot;;IF([.B43]=0;&quot;sombre&quot;;IF([.B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formula="of:=IF([.B44]=&quot;&quot;;&quot;&quot;;IF([.B44]=0;&quot;sombre&quot;;IF([.B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formula="of:=IF([.B45]=&quot;&quot;;&quot;&quot;;IF([.B45]=0;&quot;sombre&quot;;IF([.B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formula="of:=IF([.B46]=&quot;&quot;;&quot;&quot;;IF([.B46]=0;&quot;sombre&quot;;IF([.B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formula="of:=IF([.B47]=&quot;&quot;;&quot;&quot;;IF([.B47]=0;&quot;sombre&quot;;IF([.B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formula="of:=IF([.B48]=&quot;&quot;;&quot;&quot;;IF([.B48]=0;&quot;sombre&quot;;IF([.B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formula="of:=IF([.B49]=&quot;&quot;;&quot;&quot;;IF([.B49]=0;&quot;sombre&quot;;IF([.B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formula="of:=IF([.B50]=&quot;&quot;;&quot;&quot;;IF([.B50]=0;&quot;sombre&quot;;IF([.B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formula="of:=IF([.B51]=&quot;&quot;;&quot;&quot;;IF([.B51]=0;&quot;sombre&quot;;IF([.B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formula="of:=IF([.B52]=&quot;&quot;;&quot;&quot;;IF([.B52]=0;&quot;sombre&quot;;IF([.B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formula="of:=IF([.B53]=&quot;&quot;;&quot;&quot;;IF([.B53]=0;&quot;sombre&quot;;IF([.B5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formula="of:=IF([.B54]=&quot;&quot;;&quot;&quot;;IF([.B54]=0;&quot;sombre&quot;;IF([.B5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formula="of:=IF([.B55]=&quot;&quot;;&quot;&quot;;IF([.B55]=0;&quot;sombre&quot;;IF([.B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formula="of:=IF([.B56]=&quot;&quot;;&quot;&quot;;IF([.B56]=0;&quot;sombre&quot;;IF([.B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formula="of:=IF([.B57]=&quot;&quot;;&quot;&quot;;IF([.B57]=0;&quot;sombre&quot;;IF([.B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formula="of:=IF([.B58]=&quot;&quot;;&quot;&quot;;IF([.B58]=0;&quot;sombre&quot;;IF([.B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formula="of:=IF([.B59]=&quot;&quot;;&quot;&quot;;IF([.B59]=0;&quot;sombre&quot;;IF([.B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formula="of:=IF([.B60]=&quot;&quot;;&quot;&quot;;IF([.B60]=0;&quot;sombre&quot;;IF([.B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formula="of:=IF([.B61]=&quot;&quot;;&quot;&quot;;IF([.B61]=0;&quot;sombre&quot;;IF([.B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formula="of:=IF([.B62]=&quot;&quot;;&quot;&quot;;IF([.B62]=0;&quot;sombre&quot;;IF([.B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formula="of:=IF([.B63]=&quot;&quot;;&quot;&quot;;IF([.B63]=0;&quot;sombre&quot;;IF([.B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formula="of:=IF([.B64]=&quot;&quot;;&quot;&quot;;IF([.B64]=0;&quot;sombre&quot;;IF([.B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formula="of:=IF([.B65]=&quot;&quot;;&quot;&quot;;IF([.B65]=0;&quot;sombre&quot;;IF([.B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formula="of:=IF([.B66]=&quot;&quot;;&quot;&quot;;IF([.B66]=0;&quot;sombre&quot;;IF([.B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formula="of:=IF([.B67]=&quot;&quot;;&quot;&quot;;IF([.B67]=0;&quot;sombre&quot;;IF([.B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formula="of:=IF([.B68]=&quot;&quot;;&quot;&quot;;IF([.B68]=0;&quot;sombre&quot;;IF([.B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formula="of:=IF([.B69]=&quot;&quot;;&quot;&quot;;IF([.B69]=0;&quot;sombre&quot;;IF([.B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formula="of:=IF([.B70]=&quot;&quot;;&quot;&quot;;IF([.B70]=0;&quot;sombre&quot;;IF([.B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formula="of:=IF([.B71]=&quot;&quot;;&quot;&quot;;IF([.B71]=0;&quot;sombre&quot;;IF([.B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formula="of:=IF([.B72]=&quot;&quot;;&quot;&quot;;IF([.B72]=0;&quot;sombre&quot;;IF([.B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formula="of:=IF([.B73]=&quot;&quot;;&quot;&quot;;IF([.B73]=0;&quot;sombre&quot;;IF([.B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formula="of:=IF([.B74]=&quot;&quot;;&quot;&quot;;IF([.B74]=0;&quot;sombre&quot;;IF([.B7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formula="of:=IF([.B75]=&quot;&quot;;&quot;&quot;;IF([.B75]=0;&quot;sombre&quot;;IF([.B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formula="of:=IF([.B76]=&quot;&quot;;&quot;&quot;;IF([.B76]=0;&quot;sombre&quot;;IF([.B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formula="of:=IF([.B77]=&quot;&quot;;&quot;&quot;;IF([.B77]=0;&quot;sombre&quot;;IF([.B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formula="of:=IF([.B78]=&quot;&quot;;&quot;&quot;;IF([.B78]=0;&quot;sombre&quot;;IF([.B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formula="of:=IF([.B79]=&quot;&quot;;&quot;&quot;;IF([.B79]=0;&quot;sombre&quot;;IF([.B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formula="of:=IF([.B80]=&quot;&quot;;&quot;&quot;;IF([.B80]=0;&quot;sombre&quot;;IF([.B8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formula="of:=IF([.B81]=&quot;&quot;;&quot;&quot;;IF([.B81]=0;&quot;sombre&quot;;IF([.B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formula="of:=IF([.B82]=&quot;&quot;;&quot;&quot;;IF([.B82]=0;&quot;sombre&quot;;IF([.B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formula="of:=IF([.B83]=&quot;&quot;;&quot;&quot;;IF([.B83]=0;&quot;sombre&quot;;IF([.B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formula="of:=IF([.B84]=&quot;&quot;;&quot;&quot;;IF([.B84]=0;&quot;sombre&quot;;IF([.B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formula="of:=IF([.B85]=&quot;&quot;;&quot;&quot;;IF([.B85]=0;&quot;sombre&quot;;IF([.B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formula="of:=IF([.B86]=&quot;&quot;;&quot;&quot;;IF([.B86]=0;&quot;sombre&quot;;IF([.B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formula="of:=IF([.B87]=&quot;&quot;;&quot;&quot;;IF([.B87]=0;&quot;sombre&quot;;IF([.B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formula="of:=IF([.B88]=&quot;&quot;;&quot;&quot;;IF([.B88]=0;&quot;sombre&quot;;IF([.B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formula="of:=IF([.B89]=&quot;&quot;;&quot;&quot;;IF([.B89]=0;&quot;sombre&quot;;IF([.B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formula="of:=IF([.B90]=&quot;&quot;;&quot;&quot;;IF([.B90]=0;&quot;sombre&quot;;IF([.B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formula="of:=IF([.B91]=&quot;&quot;;&quot;&quot;;IF([.B91]=0;&quot;sombre&quot;;IF([.B9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formula="of:=IF([.B92]=&quot;&quot;;&quot;&quot;;IF([.B92]=0;&quot;sombre&quot;;IF([.B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formula="of:=IF([.B93]=&quot;&quot;;&quot;&quot;;IF([.B93]=0;&quot;sombre&quot;;IF([.B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formula="of:=IF([.B94]=&quot;&quot;;&quot;&quot;;IF([.B94]=0;&quot;sombre&quot;;IF([.B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formula="of:=IF([.B95]=&quot;&quot;;&quot;&quot;;IF([.B95]=0;&quot;sombre&quot;;IF([.B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formula="of:=IF([.B96]=&quot;&quot;;&quot;&quot;;IF([.B96]=0;&quot;sombre&quot;;IF([.B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formula="of:=IF([.B97]=&quot;&quot;;&quot;&quot;;IF([.B97]=0;&quot;sombre&quot;;IF([.B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formula="of:=IF([.B98]=&quot;&quot;;&quot;&quot;;IF([.B98]=0;&quot;sombre&quot;;IF([.B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formula="of:=IF([.B99]=&quot;&quot;;&quot;&quot;;IF([.B99]=0;&quot;sombre&quot;;IF([.B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formula="of:=IF([.B100]=&quot;&quot;;&quot;&quot;;IF([.B100]=0;&quot;sombre&quot;;IF([.B1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formula="of:=IF([.B101]=&quot;&quot;;&quot;&quot;;IF([.B101]=0;&quot;sombre&quot;;IF([.B1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formula="of:=IF([.B102]=&quot;&quot;;&quot;&quot;;IF([.B102]=0;&quot;sombre&quot;;IF([.B1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formula="of:=IF([.B103]=&quot;&quot;;&quot;&quot;;IF([.B103]=0;&quot;sombre&quot;;IF([.B1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formula="of:=IF([.B104]=&quot;&quot;;&quot;&quot;;IF([.B104]=0;&quot;sombre&quot;;IF([.B1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formula="of:=IF([.B105]=&quot;&quot;;&quot;&quot;;IF([.B105]=0;&quot;sombre&quot;;IF([.B1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ce2" office:value-type="float" office:value="1" calcext:value-type="float">
            <text:p>1</text:p>
          </table:table-cell>
          <table:table-cell table:formula="of:=IF([.B106]=&quot;&quot;;&quot;&quot;;IF([.B106]=0;&quot;sombre&quot;;IF([.B1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formula="of:=IF([.B107]=&quot;&quot;;&quot;&quot;;IF([.B107]=0;&quot;sombre&quot;;IF([.B1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" calcext:value-type="float">
            <text:p>107</text:p>
          </table:table-cell>
          <table:table-cell table:style-name="ce2" office:value-type="float" office:value="1" calcext:value-type="float">
            <text:p>1</text:p>
          </table:table-cell>
          <table:table-cell table:formula="of:=IF([.B108]=&quot;&quot;;&quot;&quot;;IF([.B108]=0;&quot;sombre&quot;;IF([.B1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" calcext:value-type="float">
            <text:p>108</text:p>
          </table:table-cell>
          <table:table-cell table:style-name="ce2" office:value-type="float" office:value="1" calcext:value-type="float">
            <text:p>1</text:p>
          </table:table-cell>
          <table:table-cell table:formula="of:=IF([.B109]=&quot;&quot;;&quot;&quot;;IF([.B109]=0;&quot;sombre&quot;;IF([.B1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formula="of:=IF([.B110]=&quot;&quot;;&quot;&quot;;IF([.B110]=0;&quot;sombre&quot;;IF([.B1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" calcext:value-type="float">
            <text:p>110</text:p>
          </table:table-cell>
          <table:table-cell table:style-name="ce2" office:value-type="float" office:value="1" calcext:value-type="float">
            <text:p>1</text:p>
          </table:table-cell>
          <table:table-cell table:formula="of:=IF([.B111]=&quot;&quot;;&quot;&quot;;IF([.B111]=0;&quot;sombre&quot;;IF([.B1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formula="of:=IF([.B112]=&quot;&quot;;&quot;&quot;;IF([.B112]=0;&quot;sombre&quot;;IF([.B1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formula="of:=IF([.B113]=&quot;&quot;;&quot;&quot;;IF([.B113]=0;&quot;sombre&quot;;IF([.B1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formula="of:=IF([.B114]=&quot;&quot;;&quot;&quot;;IF([.B114]=0;&quot;sombre&quot;;IF([.B1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formula="of:=IF([.B115]=&quot;&quot;;&quot;&quot;;IF([.B115]=0;&quot;sombre&quot;;IF([.B1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formula="of:=IF([.B116]=&quot;&quot;;&quot;&quot;;IF([.B116]=0;&quot;sombre&quot;;IF([.B1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formula="of:=IF([.B117]=&quot;&quot;;&quot;&quot;;IF([.B117]=0;&quot;sombre&quot;;IF([.B1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" calcext:value-type="float">
            <text:p>117</text:p>
          </table:table-cell>
          <table:table-cell table:style-name="ce2" office:value-type="float" office:value="1" calcext:value-type="float">
            <text:p>1</text:p>
          </table:table-cell>
          <table:table-cell table:formula="of:=IF([.B118]=&quot;&quot;;&quot;&quot;;IF([.B118]=0;&quot;sombre&quot;;IF([.B1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" calcext:value-type="float">
            <text:p>118</text:p>
          </table:table-cell>
          <table:table-cell table:style-name="ce2" office:value-type="float" office:value="0" calcext:value-type="float">
            <text:p>0</text:p>
          </table:table-cell>
          <table:table-cell table:formula="of:=IF([.B119]=&quot;&quot;;&quot;&quot;;IF([.B119]=0;&quot;sombre&quot;;IF([.B1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formula="of:=IF([.B120]=&quot;&quot;;&quot;&quot;;IF([.B120]=0;&quot;sombre&quot;;IF([.B1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formula="of:=IF([.B121]=&quot;&quot;;&quot;&quot;;IF([.B121]=0;&quot;sombre&quot;;IF([.B1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formula="of:=IF([.B122]=&quot;&quot;;&quot;&quot;;IF([.B122]=0;&quot;sombre&quot;;IF([.B1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formula="of:=IF([.B123]=&quot;&quot;;&quot;&quot;;IF([.B123]=0;&quot;sombre&quot;;IF([.B1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formula="of:=IF([.B124]=&quot;&quot;;&quot;&quot;;IF([.B124]=0;&quot;sombre&quot;;IF([.B1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formula="of:=IF([.B125]=&quot;&quot;;&quot;&quot;;IF([.B125]=0;&quot;sombre&quot;;IF([.B1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formula="of:=IF([.B126]=&quot;&quot;;&quot;&quot;;IF([.B126]=0;&quot;sombre&quot;;IF([.B1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formula="of:=IF([.B127]=&quot;&quot;;&quot;&quot;;IF([.B127]=0;&quot;sombre&quot;;IF([.B1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formula="of:=IF([.B128]=&quot;&quot;;&quot;&quot;;IF([.B128]=0;&quot;sombre&quot;;IF([.B1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formula="of:=IF([.B129]=&quot;&quot;;&quot;&quot;;IF([.B129]=0;&quot;sombre&quot;;IF([.B1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formula="of:=IF([.B130]=&quot;&quot;;&quot;&quot;;IF([.B130]=0;&quot;sombre&quot;;IF([.B1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formula="of:=IF([.B131]=&quot;&quot;;&quot;&quot;;IF([.B131]=0;&quot;sombre&quot;;IF([.B1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formula="of:=IF([.B132]=&quot;&quot;;&quot;&quot;;IF([.B132]=0;&quot;sombre&quot;;IF([.B1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formula="of:=IF([.B133]=&quot;&quot;;&quot;&quot;;IF([.B133]=0;&quot;sombre&quot;;IF([.B1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" calcext:value-type="float">
            <text:p>133</text:p>
          </table:table-cell>
          <table:table-cell table:style-name="ce2" office:value-type="float" office:value="0" calcext:value-type="float">
            <text:p>0</text:p>
          </table:table-cell>
          <table:table-cell table:formula="of:=IF([.B134]=&quot;&quot;;&quot;&quot;;IF([.B134]=0;&quot;sombre&quot;;IF([.B1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formula="of:=IF([.B135]=&quot;&quot;;&quot;&quot;;IF([.B135]=0;&quot;sombre&quot;;IF([.B1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formula="of:=IF([.B136]=&quot;&quot;;&quot;&quot;;IF([.B136]=0;&quot;sombre&quot;;IF([.B1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" calcext:value-type="float">
            <text:p>136</text:p>
          </table:table-cell>
          <table:table-cell table:style-name="ce2" office:value-type="float" office:value="1" calcext:value-type="float">
            <text:p>1</text:p>
          </table:table-cell>
          <table:table-cell table:formula="of:=IF([.B137]=&quot;&quot;;&quot;&quot;;IF([.B137]=0;&quot;sombre&quot;;IF([.B1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" calcext:value-type="float">
            <text:p>137</text:p>
          </table:table-cell>
          <table:table-cell table:style-name="ce2" office:value-type="float" office:value="1" calcext:value-type="float">
            <text:p>1</text:p>
          </table:table-cell>
          <table:table-cell table:formula="of:=IF([.B138]=&quot;&quot;;&quot;&quot;;IF([.B138]=0;&quot;sombre&quot;;IF([.B1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formula="of:=IF([.B139]=&quot;&quot;;&quot;&quot;;IF([.B139]=0;&quot;sombre&quot;;IF([.B1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" calcext:value-type="float">
            <text:p>139</text:p>
          </table:table-cell>
          <table:table-cell table:style-name="ce2" office:value-type="float" office:value="0" calcext:value-type="float">
            <text:p>0</text:p>
          </table:table-cell>
          <table:table-cell table:formula="of:=IF([.B140]=&quot;&quot;;&quot;&quot;;IF([.B140]=0;&quot;sombre&quot;;IF([.B1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" calcext:value-type="float">
            <text:p>140</text:p>
          </table:table-cell>
          <table:table-cell table:style-name="ce2" office:value-type="float" office:value="1" calcext:value-type="float">
            <text:p>1</text:p>
          </table:table-cell>
          <table:table-cell table:formula="of:=IF([.B141]=&quot;&quot;;&quot;&quot;;IF([.B141]=0;&quot;sombre&quot;;IF([.B1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" calcext:value-type="float">
            <text:p>141</text:p>
          </table:table-cell>
          <table:table-cell table:style-name="ce2" office:value-type="float" office:value="1" calcext:value-type="float">
            <text:p>1</text:p>
          </table:table-cell>
          <table:table-cell table:formula="of:=IF([.B142]=&quot;&quot;;&quot;&quot;;IF([.B142]=0;&quot;sombre&quot;;IF([.B1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" calcext:value-type="float">
            <text:p>142</text:p>
          </table:table-cell>
          <table:table-cell table:style-name="ce2" office:value-type="float" office:value="0" calcext:value-type="float">
            <text:p>0</text:p>
          </table:table-cell>
          <table:table-cell table:formula="of:=IF([.B143]=&quot;&quot;;&quot;&quot;;IF([.B143]=0;&quot;sombre&quot;;IF([.B1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formula="of:=IF([.B144]=&quot;&quot;;&quot;&quot;;IF([.B144]=0;&quot;sombre&quot;;IF([.B1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" calcext:value-type="float">
            <text:p>144</text:p>
          </table:table-cell>
          <table:table-cell table:style-name="ce2" office:value-type="float" office:value="1" calcext:value-type="float">
            <text:p>1</text:p>
          </table:table-cell>
          <table:table-cell table:formula="of:=IF([.B145]=&quot;&quot;;&quot;&quot;;IF([.B145]=0;&quot;sombre&quot;;IF([.B1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" calcext:value-type="float">
            <text:p>145</text:p>
          </table:table-cell>
          <table:table-cell table:style-name="ce2" office:value-type="float" office:value="0" calcext:value-type="float">
            <text:p>0</text:p>
          </table:table-cell>
          <table:table-cell table:formula="of:=IF([.B146]=&quot;&quot;;&quot;&quot;;IF([.B146]=0;&quot;sombre&quot;;IF([.B1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" calcext:value-type="float">
            <text:p>146</text:p>
          </table:table-cell>
          <table:table-cell table:style-name="ce2" office:value-type="float" office:value="1" calcext:value-type="float">
            <text:p>1</text:p>
          </table:table-cell>
          <table:table-cell table:formula="of:=IF([.B147]=&quot;&quot;;&quot;&quot;;IF([.B147]=0;&quot;sombre&quot;;IF([.B1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" calcext:value-type="float">
            <text:p>147</text:p>
          </table:table-cell>
          <table:table-cell table:style-name="ce2" office:value-type="float" office:value="1" calcext:value-type="float">
            <text:p>1</text:p>
          </table:table-cell>
          <table:table-cell table:formula="of:=IF([.B148]=&quot;&quot;;&quot;&quot;;IF([.B148]=0;&quot;sombre&quot;;IF([.B1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" calcext:value-type="float">
            <text:p>148</text:p>
          </table:table-cell>
          <table:table-cell table:style-name="ce2" office:value-type="float" office:value="0" calcext:value-type="float">
            <text:p>0</text:p>
          </table:table-cell>
          <table:table-cell table:formula="of:=IF([.B149]=&quot;&quot;;&quot;&quot;;IF([.B149]=0;&quot;sombre&quot;;IF([.B1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" calcext:value-type="float">
            <text:p>149</text:p>
          </table:table-cell>
          <table:table-cell table:style-name="ce2" office:value-type="float" office:value="0" calcext:value-type="float">
            <text:p>0</text:p>
          </table:table-cell>
          <table:table-cell table:formula="of:=IF([.B150]=&quot;&quot;;&quot;&quot;;IF([.B150]=0;&quot;sombre&quot;;IF([.B1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formula="of:=IF([.B151]=&quot;&quot;;&quot;&quot;;IF([.B151]=0;&quot;sombre&quot;;IF([.B15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formula="of:=IF([.B152]=&quot;&quot;;&quot;&quot;;IF([.B152]=0;&quot;sombre&quot;;IF([.B1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formula="of:=IF([.B153]=&quot;&quot;;&quot;&quot;;IF([.B153]=0;&quot;sombre&quot;;IF([.B1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formula="of:=IF([.B154]=&quot;&quot;;&quot;&quot;;IF([.B154]=0;&quot;sombre&quot;;IF([.B1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formula="of:=IF([.B155]=&quot;&quot;;&quot;&quot;;IF([.B155]=0;&quot;sombre&quot;;IF([.B1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5" calcext:value-type="float">
            <text:p>155</text:p>
          </table:table-cell>
          <table:table-cell table:style-name="ce2" office:value-type="float" office:value="1" calcext:value-type="float">
            <text:p>1</text:p>
          </table:table-cell>
          <table:table-cell table:formula="of:=IF([.B156]=&quot;&quot;;&quot;&quot;;IF([.B156]=0;&quot;sombre&quot;;IF([.B1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6" calcext:value-type="float">
            <text:p>156</text:p>
          </table:table-cell>
          <table:table-cell table:style-name="ce2" office:value-type="float" office:value="0" calcext:value-type="float">
            <text:p>0</text:p>
          </table:table-cell>
          <table:table-cell table:formula="of:=IF([.B157]=&quot;&quot;;&quot;&quot;;IF([.B157]=0;&quot;sombre&quot;;IF([.B1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7" calcext:value-type="float">
            <text:p>157</text:p>
          </table:table-cell>
          <table:table-cell table:style-name="ce2" office:value-type="float" office:value="0" calcext:value-type="float">
            <text:p>0</text:p>
          </table:table-cell>
          <table:table-cell table:formula="of:=IF([.B158]=&quot;&quot;;&quot;&quot;;IF([.B158]=0;&quot;sombre&quot;;IF([.B15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8" calcext:value-type="float">
            <text:p>158</text:p>
          </table:table-cell>
          <table:table-cell table:style-name="ce2" office:value-type="float" office:value="1" calcext:value-type="float">
            <text:p>1</text:p>
          </table:table-cell>
          <table:table-cell table:formula="of:=IF([.B159]=&quot;&quot;;&quot;&quot;;IF([.B159]=0;&quot;sombre&quot;;IF([.B1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9" calcext:value-type="float">
            <text:p>159</text:p>
          </table:table-cell>
          <table:table-cell table:style-name="ce2" office:value-type="float" office:value="1" calcext:value-type="float">
            <text:p>1</text:p>
          </table:table-cell>
          <table:table-cell table:formula="of:=IF([.B160]=&quot;&quot;;&quot;&quot;;IF([.B160]=0;&quot;sombre&quot;;IF([.B1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formula="of:=IF([.B161]=&quot;&quot;;&quot;&quot;;IF([.B161]=0;&quot;sombre&quot;;IF([.B1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1" calcext:value-type="float">
            <text:p>161</text:p>
          </table:table-cell>
          <table:table-cell table:style-name="ce2" office:value-type="float" office:value="0" calcext:value-type="float">
            <text:p>0</text:p>
          </table:table-cell>
          <table:table-cell table:formula="of:=IF([.B162]=&quot;&quot;;&quot;&quot;;IF([.B162]=0;&quot;sombre&quot;;IF([.B1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2" calcext:value-type="float">
            <text:p>162</text:p>
          </table:table-cell>
          <table:table-cell table:style-name="ce2" office:value-type="float" office:value="0" calcext:value-type="float">
            <text:p>0</text:p>
          </table:table-cell>
          <table:table-cell table:formula="of:=IF([.B163]=&quot;&quot;;&quot;&quot;;IF([.B163]=0;&quot;sombre&quot;;IF([.B1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formula="of:=IF([.B164]=&quot;&quot;;&quot;&quot;;IF([.B164]=0;&quot;sombre&quot;;IF([.B1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formula="of:=IF([.B165]=&quot;&quot;;&quot;&quot;;IF([.B165]=0;&quot;sombre&quot;;IF([.B1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5" calcext:value-type="float">
            <text:p>165</text:p>
          </table:table-cell>
          <table:table-cell table:style-name="ce2" office:value-type="float" office:value="1" calcext:value-type="float">
            <text:p>1</text:p>
          </table:table-cell>
          <table:table-cell table:formula="of:=IF([.B166]=&quot;&quot;;&quot;&quot;;IF([.B166]=0;&quot;sombre&quot;;IF([.B1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6" calcext:value-type="float">
            <text:p>166</text:p>
          </table:table-cell>
          <table:table-cell table:style-name="ce2" office:value-type="float" office:value="1" calcext:value-type="float">
            <text:p>1</text:p>
          </table:table-cell>
          <table:table-cell table:formula="of:=IF([.B167]=&quot;&quot;;&quot;&quot;;IF([.B167]=0;&quot;sombre&quot;;IF([.B1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7" calcext:value-type="float">
            <text:p>167</text:p>
          </table:table-cell>
          <table:table-cell table:style-name="ce2" office:value-type="float" office:value="1" calcext:value-type="float">
            <text:p>1</text:p>
          </table:table-cell>
          <table:table-cell table:formula="of:=IF([.B168]=&quot;&quot;;&quot;&quot;;IF([.B168]=0;&quot;sombre&quot;;IF([.B1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8" calcext:value-type="float">
            <text:p>168</text:p>
          </table:table-cell>
          <table:table-cell table:style-name="ce2" office:value-type="float" office:value="1" calcext:value-type="float">
            <text:p>1</text:p>
          </table:table-cell>
          <table:table-cell table:formula="of:=IF([.B169]=&quot;&quot;;&quot;&quot;;IF([.B169]=0;&quot;sombre&quot;;IF([.B1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formula="of:=IF([.B170]=&quot;&quot;;&quot;&quot;;IF([.B170]=0;&quot;sombre&quot;;IF([.B1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formula="of:=IF([.B171]=&quot;&quot;;&quot;&quot;;IF([.B171]=0;&quot;sombre&quot;;IF([.B1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1" calcext:value-type="float">
            <text:p>171</text:p>
          </table:table-cell>
          <table:table-cell table:style-name="ce2" office:value-type="float" office:value="1" calcext:value-type="float">
            <text:p>1</text:p>
          </table:table-cell>
          <table:table-cell table:formula="of:=IF([.B172]=&quot;&quot;;&quot;&quot;;IF([.B172]=0;&quot;sombre&quot;;IF([.B1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2" calcext:value-type="float">
            <text:p>172</text:p>
          </table:table-cell>
          <table:table-cell table:style-name="ce2" office:value-type="float" office:value="1" calcext:value-type="float">
            <text:p>1</text:p>
          </table:table-cell>
          <table:table-cell table:formula="of:=IF([.B173]=&quot;&quot;;&quot;&quot;;IF([.B173]=0;&quot;sombre&quot;;IF([.B1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formula="of:=IF([.B174]=&quot;&quot;;&quot;&quot;;IF([.B174]=0;&quot;sombre&quot;;IF([.B1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4" calcext:value-type="float">
            <text:p>174</text:p>
          </table:table-cell>
          <table:table-cell table:style-name="ce2" office:value-type="float" office:value="1" calcext:value-type="float">
            <text:p>1</text:p>
          </table:table-cell>
          <table:table-cell table:formula="of:=IF([.B175]=&quot;&quot;;&quot;&quot;;IF([.B175]=0;&quot;sombre&quot;;IF([.B1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formula="of:=IF([.B176]=&quot;&quot;;&quot;&quot;;IF([.B176]=0;&quot;sombre&quot;;IF([.B17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formula="of:=IF([.B177]=&quot;&quot;;&quot;&quot;;IF([.B177]=0;&quot;sombre&quot;;IF([.B1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7" calcext:value-type="float">
            <text:p>177</text:p>
          </table:table-cell>
          <table:table-cell table:style-name="ce2" office:value-type="float" office:value="0" calcext:value-type="float">
            <text:p>0</text:p>
          </table:table-cell>
          <table:table-cell table:formula="of:=IF([.B178]=&quot;&quot;;&quot;&quot;;IF([.B178]=0;&quot;sombre&quot;;IF([.B17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8" calcext:value-type="float">
            <text:p>178</text:p>
          </table:table-cell>
          <table:table-cell table:style-name="ce2" office:value-type="float" office:value="1" calcext:value-type="float">
            <text:p>1</text:p>
          </table:table-cell>
          <table:table-cell table:formula="of:=IF([.B179]=&quot;&quot;;&quot;&quot;;IF([.B179]=0;&quot;sombre&quot;;IF([.B1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79" calcext:value-type="float">
            <text:p>179</text:p>
          </table:table-cell>
          <table:table-cell table:style-name="ce2" office:value-type="float" office:value="1" calcext:value-type="float">
            <text:p>1</text:p>
          </table:table-cell>
          <table:table-cell table:formula="of:=IF([.B180]=&quot;&quot;;&quot;&quot;;IF([.B180]=0;&quot;sombre&quot;;IF([.B1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IF([.B181]=&quot;&quot;;&quot;&quot;;IF([.B181]=0;&quot;sombre&quot;;IF([.B1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1" calcext:value-type="float">
            <text:p>181</text:p>
          </table:table-cell>
          <table:table-cell table:style-name="ce2" office:value-type="float" office:value="0" calcext:value-type="float">
            <text:p>0</text:p>
          </table:table-cell>
          <table:table-cell table:formula="of:=IF([.B182]=&quot;&quot;;&quot;&quot;;IF([.B182]=0;&quot;sombre&quot;;IF([.B1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2" calcext:value-type="float">
            <text:p>182</text:p>
          </table:table-cell>
          <table:table-cell table:style-name="ce2" office:value-type="float" office:value="0" calcext:value-type="float">
            <text:p>0</text:p>
          </table:table-cell>
          <table:table-cell table:formula="of:=IF([.B183]=&quot;&quot;;&quot;&quot;;IF([.B183]=0;&quot;sombre&quot;;IF([.B1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3" calcext:value-type="float">
            <text:p>183</text:p>
          </table:table-cell>
          <table:table-cell table:style-name="ce2" office:value-type="float" office:value="1" calcext:value-type="float">
            <text:p>1</text:p>
          </table:table-cell>
          <table:table-cell table:formula="of:=IF([.B184]=&quot;&quot;;&quot;&quot;;IF([.B184]=0;&quot;sombre&quot;;IF([.B1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4" calcext:value-type="float">
            <text:p>184</text:p>
          </table:table-cell>
          <table:table-cell table:style-name="ce2" office:value-type="float" office:value="1" calcext:value-type="float">
            <text:p>1</text:p>
          </table:table-cell>
          <table:table-cell table:formula="of:=IF([.B185]=&quot;&quot;;&quot;&quot;;IF([.B185]=0;&quot;sombre&quot;;IF([.B1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formula="of:=IF([.B186]=&quot;&quot;;&quot;&quot;;IF([.B186]=0;&quot;sombre&quot;;IF([.B1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6" calcext:value-type="float">
            <text:p>186</text:p>
          </table:table-cell>
          <table:table-cell table:style-name="ce2" office:value-type="float" office:value="1" calcext:value-type="float">
            <text:p>1</text:p>
          </table:table-cell>
          <table:table-cell table:formula="of:=IF([.B187]=&quot;&quot;;&quot;&quot;;IF([.B187]=0;&quot;sombre&quot;;IF([.B1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7" calcext:value-type="float">
            <text:p>187</text:p>
          </table:table-cell>
          <table:table-cell table:style-name="ce2" office:value-type="float" office:value="0" calcext:value-type="float">
            <text:p>0</text:p>
          </table:table-cell>
          <table:table-cell table:formula="of:=IF([.B188]=&quot;&quot;;&quot;&quot;;IF([.B188]=0;&quot;sombre&quot;;IF([.B1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8" calcext:value-type="float">
            <text:p>188</text:p>
          </table:table-cell>
          <table:table-cell table:style-name="ce2" office:value-type="float" office:value="1" calcext:value-type="float">
            <text:p>1</text:p>
          </table:table-cell>
          <table:table-cell table:formula="of:=IF([.B189]=&quot;&quot;;&quot;&quot;;IF([.B189]=0;&quot;sombre&quot;;IF([.B1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89" calcext:value-type="float">
            <text:p>189</text:p>
          </table:table-cell>
          <table:table-cell table:style-name="ce2" office:value-type="float" office:value="0" calcext:value-type="float">
            <text:p>0</text:p>
          </table:table-cell>
          <table:table-cell table:formula="of:=IF([.B190]=&quot;&quot;;&quot;&quot;;IF([.B190]=0;&quot;sombre&quot;;IF([.B1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formula="of:=IF([.B191]=&quot;&quot;;&quot;&quot;;IF([.B191]=0;&quot;sombre&quot;;IF([.B19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1" calcext:value-type="float">
            <text:p>191</text:p>
          </table:table-cell>
          <table:table-cell table:style-name="ce2" office:value-type="float" office:value="1" calcext:value-type="float">
            <text:p>1</text:p>
          </table:table-cell>
          <table:table-cell table:formula="of:=IF([.B192]=&quot;&quot;;&quot;&quot;;IF([.B192]=0;&quot;sombre&quot;;IF([.B1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formula="of:=IF([.B193]=&quot;&quot;;&quot;&quot;;IF([.B193]=0;&quot;sombre&quot;;IF([.B1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3" calcext:value-type="float">
            <text:p>193</text:p>
          </table:table-cell>
          <table:table-cell table:style-name="ce2" office:value-type="float" office:value="1" calcext:value-type="float">
            <text:p>1</text:p>
          </table:table-cell>
          <table:table-cell table:formula="of:=IF([.B194]=&quot;&quot;;&quot;&quot;;IF([.B194]=0;&quot;sombre&quot;;IF([.B1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4" calcext:value-type="float">
            <text:p>194</text:p>
          </table:table-cell>
          <table:table-cell table:style-name="ce2" office:value-type="float" office:value="1" calcext:value-type="float">
            <text:p>1</text:p>
          </table:table-cell>
          <table:table-cell table:formula="of:=IF([.B195]=&quot;&quot;;&quot;&quot;;IF([.B195]=0;&quot;sombre&quot;;IF([.B1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5" calcext:value-type="float">
            <text:p>195</text:p>
          </table:table-cell>
          <table:table-cell table:style-name="ce2" office:value-type="float" office:value="1" calcext:value-type="float">
            <text:p>1</text:p>
          </table:table-cell>
          <table:table-cell table:formula="of:=IF([.B196]=&quot;&quot;;&quot;&quot;;IF([.B196]=0;&quot;sombre&quot;;IF([.B1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6" calcext:value-type="float">
            <text:p>196</text:p>
          </table:table-cell>
          <table:table-cell table:style-name="ce2" office:value-type="float" office:value="0" calcext:value-type="float">
            <text:p>0</text:p>
          </table:table-cell>
          <table:table-cell table:formula="of:=IF([.B197]=&quot;&quot;;&quot;&quot;;IF([.B197]=0;&quot;sombre&quot;;IF([.B1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formula="of:=IF([.B198]=&quot;&quot;;&quot;&quot;;IF([.B198]=0;&quot;sombre&quot;;IF([.B19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8" calcext:value-type="float">
            <text:p>198</text:p>
          </table:table-cell>
          <table:table-cell table:style-name="ce2" office:value-type="float" office:value="1" calcext:value-type="float">
            <text:p>1</text:p>
          </table:table-cell>
          <table:table-cell table:formula="of:=IF([.B199]=&quot;&quot;;&quot;&quot;;IF([.B199]=0;&quot;sombre&quot;;IF([.B1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99" calcext:value-type="float">
            <text:p>199</text:p>
          </table:table-cell>
          <table:table-cell table:style-name="ce2" office:value-type="float" office:value="1" calcext:value-type="float">
            <text:p>1</text:p>
          </table:table-cell>
          <table:table-cell table:formula="of:=IF([.B200]=&quot;&quot;;&quot;&quot;;IF([.B200]=0;&quot;sombre&quot;;IF([.B2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IF([.B201]=&quot;&quot;;&quot;&quot;;IF([.B201]=0;&quot;sombre&quot;;IF([.B2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1" calcext:value-type="float">
            <text:p>201</text:p>
          </table:table-cell>
          <table:table-cell table:style-name="ce2" office:value-type="float" office:value="0" calcext:value-type="float">
            <text:p>0</text:p>
          </table:table-cell>
          <table:table-cell table:formula="of:=IF([.B202]=&quot;&quot;;&quot;&quot;;IF([.B202]=0;&quot;sombre&quot;;IF([.B2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2" calcext:value-type="float">
            <text:p>202</text:p>
          </table:table-cell>
          <table:table-cell table:style-name="ce2" office:value-type="float" office:value="0" calcext:value-type="float">
            <text:p>0</text:p>
          </table:table-cell>
          <table:table-cell table:formula="of:=IF([.B203]=&quot;&quot;;&quot;&quot;;IF([.B203]=0;&quot;sombre&quot;;IF([.B2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3" calcext:value-type="float">
            <text:p>203</text:p>
          </table:table-cell>
          <table:table-cell table:style-name="ce2" office:value-type="float" office:value="1" calcext:value-type="float">
            <text:p>1</text:p>
          </table:table-cell>
          <table:table-cell table:formula="of:=IF([.B204]=&quot;&quot;;&quot;&quot;;IF([.B204]=0;&quot;sombre&quot;;IF([.B2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4" calcext:value-type="float">
            <text:p>204</text:p>
          </table:table-cell>
          <table:table-cell table:style-name="ce2" office:value-type="float" office:value="1" calcext:value-type="float">
            <text:p>1</text:p>
          </table:table-cell>
          <table:table-cell table:formula="of:=IF([.B205]=&quot;&quot;;&quot;&quot;;IF([.B205]=0;&quot;sombre&quot;;IF([.B2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5" calcext:value-type="float">
            <text:p>205</text:p>
          </table:table-cell>
          <table:table-cell table:style-name="ce2" office:value-type="float" office:value="0" calcext:value-type="float">
            <text:p>0</text:p>
          </table:table-cell>
          <table:table-cell table:formula="of:=IF([.B206]=&quot;&quot;;&quot;&quot;;IF([.B206]=0;&quot;sombre&quot;;IF([.B20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6" calcext:value-type="float">
            <text:p>206</text:p>
          </table:table-cell>
          <table:table-cell table:style-name="ce2" office:value-type="float" office:value="0" calcext:value-type="float">
            <text:p>0</text:p>
          </table:table-cell>
          <table:table-cell table:formula="of:=IF([.B207]=&quot;&quot;;&quot;&quot;;IF([.B207]=0;&quot;sombre&quot;;IF([.B2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7" calcext:value-type="float">
            <text:p>207</text:p>
          </table:table-cell>
          <table:table-cell table:style-name="ce2" office:value-type="float" office:value="1" calcext:value-type="float">
            <text:p>1</text:p>
          </table:table-cell>
          <table:table-cell table:formula="of:=IF([.B208]=&quot;&quot;;&quot;&quot;;IF([.B208]=0;&quot;sombre&quot;;IF([.B2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8" calcext:value-type="float">
            <text:p>208</text:p>
          </table:table-cell>
          <table:table-cell table:style-name="ce2" office:value-type="float" office:value="1" calcext:value-type="float">
            <text:p>1</text:p>
          </table:table-cell>
          <table:table-cell table:formula="of:=IF([.B209]=&quot;&quot;;&quot;&quot;;IF([.B209]=0;&quot;sombre&quot;;IF([.B2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09" calcext:value-type="float">
            <text:p>209</text:p>
          </table:table-cell>
          <table:table-cell table:style-name="ce2" office:value-type="float" office:value="0" calcext:value-type="float">
            <text:p>0</text:p>
          </table:table-cell>
          <table:table-cell table:formula="of:=IF([.B210]=&quot;&quot;;&quot;&quot;;IF([.B210]=0;&quot;sombre&quot;;IF([.B2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0" calcext:value-type="float">
            <text:p>210</text:p>
          </table:table-cell>
          <table:table-cell table:style-name="ce2" office:value-type="float" office:value="1" calcext:value-type="float">
            <text:p>1</text:p>
          </table:table-cell>
          <table:table-cell table:formula="of:=IF([.B211]=&quot;&quot;;&quot;&quot;;IF([.B211]=0;&quot;sombre&quot;;IF([.B2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1" calcext:value-type="float">
            <text:p>211</text:p>
          </table:table-cell>
          <table:table-cell table:style-name="ce2" office:value-type="float" office:value="1" calcext:value-type="float">
            <text:p>1</text:p>
          </table:table-cell>
          <table:table-cell table:formula="of:=IF([.B212]=&quot;&quot;;&quot;&quot;;IF([.B212]=0;&quot;sombre&quot;;IF([.B2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2" calcext:value-type="float">
            <text:p>212</text:p>
          </table:table-cell>
          <table:table-cell table:style-name="ce2" office:value-type="float" office:value="0" calcext:value-type="float">
            <text:p>0</text:p>
          </table:table-cell>
          <table:table-cell table:formula="of:=IF([.B213]=&quot;&quot;;&quot;&quot;;IF([.B213]=0;&quot;sombre&quot;;IF([.B2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3" calcext:value-type="float">
            <text:p>213</text:p>
          </table:table-cell>
          <table:table-cell table:style-name="ce2" office:value-type="float" office:value="0" calcext:value-type="float">
            <text:p>0</text:p>
          </table:table-cell>
          <table:table-cell table:formula="of:=IF([.B214]=&quot;&quot;;&quot;&quot;;IF([.B214]=0;&quot;sombre&quot;;IF([.B2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4" calcext:value-type="float">
            <text:p>214</text:p>
          </table:table-cell>
          <table:table-cell table:style-name="ce2" office:value-type="float" office:value="1" calcext:value-type="float">
            <text:p>1</text:p>
          </table:table-cell>
          <table:table-cell table:formula="of:=IF([.B215]=&quot;&quot;;&quot;&quot;;IF([.B215]=0;&quot;sombre&quot;;IF([.B2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5" calcext:value-type="float">
            <text:p>215</text:p>
          </table:table-cell>
          <table:table-cell table:style-name="ce2" office:value-type="float" office:value="0" calcext:value-type="float">
            <text:p>0</text:p>
          </table:table-cell>
          <table:table-cell table:formula="of:=IF([.B216]=&quot;&quot;;&quot;&quot;;IF([.B216]=0;&quot;sombre&quot;;IF([.B2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6" calcext:value-type="float">
            <text:p>216</text:p>
          </table:table-cell>
          <table:table-cell table:style-name="ce2" office:value-type="float" office:value="0" calcext:value-type="float">
            <text:p>0</text:p>
          </table:table-cell>
          <table:table-cell table:formula="of:=IF([.B217]=&quot;&quot;;&quot;&quot;;IF([.B217]=0;&quot;sombre&quot;;IF([.B2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7" calcext:value-type="float">
            <text:p>217</text:p>
          </table:table-cell>
          <table:table-cell table:style-name="ce2" office:value-type="float" office:value="1" calcext:value-type="float">
            <text:p>1</text:p>
          </table:table-cell>
          <table:table-cell table:formula="of:=IF([.B218]=&quot;&quot;;&quot;&quot;;IF([.B218]=0;&quot;sombre&quot;;IF([.B2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8" calcext:value-type="float">
            <text:p>218</text:p>
          </table:table-cell>
          <table:table-cell table:style-name="ce2" office:value-type="float" office:value="0" calcext:value-type="float">
            <text:p>0</text:p>
          </table:table-cell>
          <table:table-cell table:formula="of:=IF([.B219]=&quot;&quot;;&quot;&quot;;IF([.B219]=0;&quot;sombre&quot;;IF([.B2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19" calcext:value-type="float">
            <text:p>219</text:p>
          </table:table-cell>
          <table:table-cell table:style-name="ce2" office:value-type="float" office:value="0" calcext:value-type="float">
            <text:p>0</text:p>
          </table:table-cell>
          <table:table-cell table:formula="of:=IF([.B220]=&quot;&quot;;&quot;&quot;;IF([.B220]=0;&quot;sombre&quot;;IF([.B2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0" calcext:value-type="float">
            <text:p>220</text:p>
          </table:table-cell>
          <table:table-cell table:style-name="ce2" office:value-type="float" office:value="0" calcext:value-type="float">
            <text:p>0</text:p>
          </table:table-cell>
          <table:table-cell table:formula="of:=IF([.B221]=&quot;&quot;;&quot;&quot;;IF([.B221]=0;&quot;sombre&quot;;IF([.B2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1" calcext:value-type="float">
            <text:p>221</text:p>
          </table:table-cell>
          <table:table-cell table:style-name="ce2" office:value-type="float" office:value="1" calcext:value-type="float">
            <text:p>1</text:p>
          </table:table-cell>
          <table:table-cell table:formula="of:=IF([.B222]=&quot;&quot;;&quot;&quot;;IF([.B222]=0;&quot;sombre&quot;;IF([.B2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2" calcext:value-type="float">
            <text:p>222</text:p>
          </table:table-cell>
          <table:table-cell table:style-name="ce2" office:value-type="float" office:value="0" calcext:value-type="float">
            <text:p>0</text:p>
          </table:table-cell>
          <table:table-cell table:formula="of:=IF([.B223]=&quot;&quot;;&quot;&quot;;IF([.B223]=0;&quot;sombre&quot;;IF([.B22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3" calcext:value-type="float">
            <text:p>223</text:p>
          </table:table-cell>
          <table:table-cell table:style-name="ce2" office:value-type="float" office:value="1" calcext:value-type="float">
            <text:p>1</text:p>
          </table:table-cell>
          <table:table-cell table:formula="of:=IF([.B224]=&quot;&quot;;&quot;&quot;;IF([.B224]=0;&quot;sombre&quot;;IF([.B2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4" calcext:value-type="float">
            <text:p>224</text:p>
          </table:table-cell>
          <table:table-cell table:style-name="ce2" office:value-type="float" office:value="0" calcext:value-type="float">
            <text:p>0</text:p>
          </table:table-cell>
          <table:table-cell table:formula="of:=IF([.B225]=&quot;&quot;;&quot;&quot;;IF([.B225]=0;&quot;sombre&quot;;IF([.B22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5" calcext:value-type="float">
            <text:p>225</text:p>
          </table:table-cell>
          <table:table-cell table:style-name="ce2" office:value-type="float" office:value="1" calcext:value-type="float">
            <text:p>1</text:p>
          </table:table-cell>
          <table:table-cell table:formula="of:=IF([.B226]=&quot;&quot;;&quot;&quot;;IF([.B226]=0;&quot;sombre&quot;;IF([.B2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6" calcext:value-type="float">
            <text:p>226</text:p>
          </table:table-cell>
          <table:table-cell table:style-name="ce2" office:value-type="float" office:value="1" calcext:value-type="float">
            <text:p>1</text:p>
          </table:table-cell>
          <table:table-cell table:formula="of:=IF([.B227]=&quot;&quot;;&quot;&quot;;IF([.B227]=0;&quot;sombre&quot;;IF([.B2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7" calcext:value-type="float">
            <text:p>227</text:p>
          </table:table-cell>
          <table:table-cell table:style-name="ce2" office:value-type="float" office:value="0" calcext:value-type="float">
            <text:p>0</text:p>
          </table:table-cell>
          <table:table-cell table:formula="of:=IF([.B228]=&quot;&quot;;&quot;&quot;;IF([.B228]=0;&quot;sombre&quot;;IF([.B2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8" calcext:value-type="float">
            <text:p>228</text:p>
          </table:table-cell>
          <table:table-cell table:style-name="ce2" office:value-type="float" office:value="1" calcext:value-type="float">
            <text:p>1</text:p>
          </table:table-cell>
          <table:table-cell table:formula="of:=IF([.B229]=&quot;&quot;;&quot;&quot;;IF([.B229]=0;&quot;sombre&quot;;IF([.B2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29" calcext:value-type="float">
            <text:p>229</text:p>
          </table:table-cell>
          <table:table-cell table:style-name="ce2" office:value-type="float" office:value="1" calcext:value-type="float">
            <text:p>1</text:p>
          </table:table-cell>
          <table:table-cell table:formula="of:=IF([.B230]=&quot;&quot;;&quot;&quot;;IF([.B230]=0;&quot;sombre&quot;;IF([.B2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0" calcext:value-type="float">
            <text:p>230</text:p>
          </table:table-cell>
          <table:table-cell table:style-name="ce2" office:value-type="float" office:value="1" calcext:value-type="float">
            <text:p>1</text:p>
          </table:table-cell>
          <table:table-cell table:formula="of:=IF([.B231]=&quot;&quot;;&quot;&quot;;IF([.B231]=0;&quot;sombre&quot;;IF([.B2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1" calcext:value-type="float">
            <text:p>231</text:p>
          </table:table-cell>
          <table:table-cell table:style-name="ce2" office:value-type="float" office:value="0" calcext:value-type="float">
            <text:p>0</text:p>
          </table:table-cell>
          <table:table-cell table:formula="of:=IF([.B232]=&quot;&quot;;&quot;&quot;;IF([.B232]=0;&quot;sombre&quot;;IF([.B2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2" calcext:value-type="float">
            <text:p>232</text:p>
          </table:table-cell>
          <table:table-cell table:style-name="ce2" office:value-type="float" office:value="1" calcext:value-type="float">
            <text:p>1</text:p>
          </table:table-cell>
          <table:table-cell table:formula="of:=IF([.B233]=&quot;&quot;;&quot;&quot;;IF([.B233]=0;&quot;sombre&quot;;IF([.B2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3" calcext:value-type="float">
            <text:p>233</text:p>
          </table:table-cell>
          <table:table-cell table:style-name="ce2" office:value-type="float" office:value="0" calcext:value-type="float">
            <text:p>0</text:p>
          </table:table-cell>
          <table:table-cell table:formula="of:=IF([.B234]=&quot;&quot;;&quot;&quot;;IF([.B234]=0;&quot;sombre&quot;;IF([.B2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4" calcext:value-type="float">
            <text:p>234</text:p>
          </table:table-cell>
          <table:table-cell table:style-name="ce2" office:value-type="float" office:value="1" calcext:value-type="float">
            <text:p>1</text:p>
          </table:table-cell>
          <table:table-cell table:formula="of:=IF([.B235]=&quot;&quot;;&quot;&quot;;IF([.B235]=0;&quot;sombre&quot;;IF([.B2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5" calcext:value-type="float">
            <text:p>235</text:p>
          </table:table-cell>
          <table:table-cell table:style-name="ce2" office:value-type="float" office:value="0" calcext:value-type="float">
            <text:p>0</text:p>
          </table:table-cell>
          <table:table-cell table:formula="of:=IF([.B236]=&quot;&quot;;&quot;&quot;;IF([.B236]=0;&quot;sombre&quot;;IF([.B2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6" calcext:value-type="float">
            <text:p>236</text:p>
          </table:table-cell>
          <table:table-cell table:style-name="ce2" office:value-type="float" office:value="1" calcext:value-type="float">
            <text:p>1</text:p>
          </table:table-cell>
          <table:table-cell table:formula="of:=IF([.B237]=&quot;&quot;;&quot;&quot;;IF([.B237]=0;&quot;sombre&quot;;IF([.B2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7" calcext:value-type="float">
            <text:p>237</text:p>
          </table:table-cell>
          <table:table-cell table:style-name="ce2" office:value-type="float" office:value="0" calcext:value-type="float">
            <text:p>0</text:p>
          </table:table-cell>
          <table:table-cell table:formula="of:=IF([.B238]=&quot;&quot;;&quot;&quot;;IF([.B238]=0;&quot;sombre&quot;;IF([.B23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8" calcext:value-type="float">
            <text:p>238</text:p>
          </table:table-cell>
          <table:table-cell table:style-name="ce2" office:value-type="float" office:value="0" calcext:value-type="float">
            <text:p>0</text:p>
          </table:table-cell>
          <table:table-cell table:formula="of:=IF([.B239]=&quot;&quot;;&quot;&quot;;IF([.B239]=0;&quot;sombre&quot;;IF([.B2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39" calcext:value-type="float">
            <text:p>239</text:p>
          </table:table-cell>
          <table:table-cell table:style-name="ce2" office:value-type="float" office:value="1" calcext:value-type="float">
            <text:p>1</text:p>
          </table:table-cell>
          <table:table-cell table:formula="of:=IF([.B240]=&quot;&quot;;&quot;&quot;;IF([.B240]=0;&quot;sombre&quot;;IF([.B2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0" calcext:value-type="float">
            <text:p>240</text:p>
          </table:table-cell>
          <table:table-cell table:style-name="ce2" office:value-type="float" office:value="1" calcext:value-type="float">
            <text:p>1</text:p>
          </table:table-cell>
          <table:table-cell table:formula="of:=IF([.B241]=&quot;&quot;;&quot;&quot;;IF([.B241]=0;&quot;sombre&quot;;IF([.B2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1" calcext:value-type="float">
            <text:p>241</text:p>
          </table:table-cell>
          <table:table-cell table:style-name="ce2" office:value-type="float" office:value="1" calcext:value-type="float">
            <text:p>1</text:p>
          </table:table-cell>
          <table:table-cell table:formula="of:=IF([.B242]=&quot;&quot;;&quot;&quot;;IF([.B242]=0;&quot;sombre&quot;;IF([.B2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2" calcext:value-type="float">
            <text:p>242</text:p>
          </table:table-cell>
          <table:table-cell table:style-name="ce2" office:value-type="float" office:value="1" calcext:value-type="float">
            <text:p>1</text:p>
          </table:table-cell>
          <table:table-cell table:formula="of:=IF([.B243]=&quot;&quot;;&quot;&quot;;IF([.B243]=0;&quot;sombre&quot;;IF([.B2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 table:formula="of:=IF([.B244]=&quot;&quot;;&quot;&quot;;IF([.B244]=0;&quot;sombre&quot;;IF([.B2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4" calcext:value-type="float">
            <text:p>244</text:p>
          </table:table-cell>
          <table:table-cell table:style-name="ce2" office:value-type="float" office:value="0" calcext:value-type="float">
            <text:p>0</text:p>
          </table:table-cell>
          <table:table-cell table:formula="of:=IF([.B245]=&quot;&quot;;&quot;&quot;;IF([.B245]=0;&quot;sombre&quot;;IF([.B24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5" calcext:value-type="float">
            <text:p>245</text:p>
          </table:table-cell>
          <table:table-cell table:style-name="ce2" office:value-type="float" office:value="1" calcext:value-type="float">
            <text:p>1</text:p>
          </table:table-cell>
          <table:table-cell table:formula="of:=IF([.B246]=&quot;&quot;;&quot;&quot;;IF([.B246]=0;&quot;sombre&quot;;IF([.B2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6" calcext:value-type="float">
            <text:p>246</text:p>
          </table:table-cell>
          <table:table-cell table:style-name="ce2" office:value-type="float" office:value="1" calcext:value-type="float">
            <text:p>1</text:p>
          </table:table-cell>
          <table:table-cell table:formula="of:=IF([.B247]=&quot;&quot;;&quot;&quot;;IF([.B247]=0;&quot;sombre&quot;;IF([.B2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7" calcext:value-type="float">
            <text:p>247</text:p>
          </table:table-cell>
          <table:table-cell table:style-name="ce2" office:value-type="float" office:value="1" calcext:value-type="float">
            <text:p>1</text:p>
          </table:table-cell>
          <table:table-cell table:formula="of:=IF([.B248]=&quot;&quot;;&quot;&quot;;IF([.B248]=0;&quot;sombre&quot;;IF([.B2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8" calcext:value-type="float">
            <text:p>248</text:p>
          </table:table-cell>
          <table:table-cell table:style-name="ce2" office:value-type="float" office:value="0" calcext:value-type="float">
            <text:p>0</text:p>
          </table:table-cell>
          <table:table-cell table:formula="of:=IF([.B249]=&quot;&quot;;&quot;&quot;;IF([.B249]=0;&quot;sombre&quot;;IF([.B2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49" calcext:value-type="float">
            <text:p>249</text:p>
          </table:table-cell>
          <table:table-cell table:style-name="ce2" office:value-type="float" office:value="0" calcext:value-type="float">
            <text:p>0</text:p>
          </table:table-cell>
          <table:table-cell table:formula="of:=IF([.B250]=&quot;&quot;;&quot;&quot;;IF([.B250]=0;&quot;sombre&quot;;IF([.B2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formula="of:=IF([.B251]=&quot;&quot;;&quot;&quot;;IF([.B251]=0;&quot;sombre&quot;;IF([.B25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1" calcext:value-type="float">
            <text:p>251</text:p>
          </table:table-cell>
          <table:table-cell table:style-name="ce2" office:value-type="float" office:value="1" calcext:value-type="float">
            <text:p>1</text:p>
          </table:table-cell>
          <table:table-cell table:formula="of:=IF([.B252]=&quot;&quot;;&quot;&quot;;IF([.B252]=0;&quot;sombre&quot;;IF([.B2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2" calcext:value-type="float">
            <text:p>252</text:p>
          </table:table-cell>
          <table:table-cell table:style-name="ce2" office:value-type="float" office:value="1" calcext:value-type="float">
            <text:p>1</text:p>
          </table:table-cell>
          <table:table-cell table:formula="of:=IF([.B253]=&quot;&quot;;&quot;&quot;;IF([.B253]=0;&quot;sombre&quot;;IF([.B2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3" calcext:value-type="float">
            <text:p>253</text:p>
          </table:table-cell>
          <table:table-cell table:style-name="ce2" office:value-type="float" office:value="0" calcext:value-type="float">
            <text:p>0</text:p>
          </table:table-cell>
          <table:table-cell table:formula="of:=IF([.B254]=&quot;&quot;;&quot;&quot;;IF([.B254]=0;&quot;sombre&quot;;IF([.B25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4" calcext:value-type="float">
            <text:p>254</text:p>
          </table:table-cell>
          <table:table-cell table:style-name="ce2" office:value-type="float" office:value="1" calcext:value-type="float">
            <text:p>1</text:p>
          </table:table-cell>
          <table:table-cell table:formula="of:=IF([.B255]=&quot;&quot;;&quot;&quot;;IF([.B255]=0;&quot;sombre&quot;;IF([.B2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IF([.B256]=&quot;&quot;;&quot;&quot;;IF([.B256]=0;&quot;sombre&quot;;IF([.B2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6" calcext:value-type="float">
            <text:p>256</text:p>
          </table:table-cell>
          <table:table-cell table:style-name="ce2" office:value-type="float" office:value="0" calcext:value-type="float">
            <text:p>0</text:p>
          </table:table-cell>
          <table:table-cell table:formula="of:=IF([.B257]=&quot;&quot;;&quot;&quot;;IF([.B257]=0;&quot;sombre&quot;;IF([.B2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7" calcext:value-type="float">
            <text:p>257</text:p>
          </table:table-cell>
          <table:table-cell table:style-name="ce2" office:value-type="float" office:value="1" calcext:value-type="float">
            <text:p>1</text:p>
          </table:table-cell>
          <table:table-cell table:formula="of:=IF([.B258]=&quot;&quot;;&quot;&quot;;IF([.B258]=0;&quot;sombre&quot;;IF([.B2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8" calcext:value-type="float">
            <text:p>258</text:p>
          </table:table-cell>
          <table:table-cell table:style-name="ce2" office:value-type="float" office:value="0" calcext:value-type="float">
            <text:p>0</text:p>
          </table:table-cell>
          <table:table-cell table:formula="of:=IF([.B259]=&quot;&quot;;&quot;&quot;;IF([.B259]=0;&quot;sombre&quot;;IF([.B2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59" calcext:value-type="float">
            <text:p>259</text:p>
          </table:table-cell>
          <table:table-cell table:style-name="ce2" office:value-type="float" office:value="1" calcext:value-type="float">
            <text:p>1</text:p>
          </table:table-cell>
          <table:table-cell table:formula="of:=IF([.B260]=&quot;&quot;;&quot;&quot;;IF([.B260]=0;&quot;sombre&quot;;IF([.B2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0" calcext:value-type="float">
            <text:p>260</text:p>
          </table:table-cell>
          <table:table-cell table:style-name="ce2" office:value-type="float" office:value="0" calcext:value-type="float">
            <text:p>0</text:p>
          </table:table-cell>
          <table:table-cell table:formula="of:=IF([.B261]=&quot;&quot;;&quot;&quot;;IF([.B261]=0;&quot;sombre&quot;;IF([.B2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1" calcext:value-type="float">
            <text:p>261</text:p>
          </table:table-cell>
          <table:table-cell table:style-name="ce2" office:value-type="float" office:value="0" calcext:value-type="float">
            <text:p>0</text:p>
          </table:table-cell>
          <table:table-cell table:formula="of:=IF([.B262]=&quot;&quot;;&quot;&quot;;IF([.B262]=0;&quot;sombre&quot;;IF([.B2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2" calcext:value-type="float">
            <text:p>262</text:p>
          </table:table-cell>
          <table:table-cell table:style-name="ce2" office:value-type="float" office:value="1" calcext:value-type="float">
            <text:p>1</text:p>
          </table:table-cell>
          <table:table-cell table:formula="of:=IF([.B263]=&quot;&quot;;&quot;&quot;;IF([.B263]=0;&quot;sombre&quot;;IF([.B2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3" calcext:value-type="float">
            <text:p>263</text:p>
          </table:table-cell>
          <table:table-cell table:style-name="ce2" office:value-type="float" office:value="1" calcext:value-type="float">
            <text:p>1</text:p>
          </table:table-cell>
          <table:table-cell table:formula="of:=IF([.B264]=&quot;&quot;;&quot;&quot;;IF([.B264]=0;&quot;sombre&quot;;IF([.B2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4" calcext:value-type="float">
            <text:p>264</text:p>
          </table:table-cell>
          <table:table-cell table:style-name="ce2" office:value-type="float" office:value="1" calcext:value-type="float">
            <text:p>1</text:p>
          </table:table-cell>
          <table:table-cell table:formula="of:=IF([.B265]=&quot;&quot;;&quot;&quot;;IF([.B265]=0;&quot;sombre&quot;;IF([.B2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5" calcext:value-type="float">
            <text:p>265</text:p>
          </table:table-cell>
          <table:table-cell table:style-name="ce2" office:value-type="float" office:value="1" calcext:value-type="float">
            <text:p>1</text:p>
          </table:table-cell>
          <table:table-cell table:formula="of:=IF([.B266]=&quot;&quot;;&quot;&quot;;IF([.B266]=0;&quot;sombre&quot;;IF([.B2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6" calcext:value-type="float">
            <text:p>266</text:p>
          </table:table-cell>
          <table:table-cell table:style-name="ce2" office:value-type="float" office:value="1" calcext:value-type="float">
            <text:p>1</text:p>
          </table:table-cell>
          <table:table-cell table:formula="of:=IF([.B267]=&quot;&quot;;&quot;&quot;;IF([.B267]=0;&quot;sombre&quot;;IF([.B2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7" calcext:value-type="float">
            <text:p>267</text:p>
          </table:table-cell>
          <table:table-cell table:style-name="ce2" office:value-type="float" office:value="1" calcext:value-type="float">
            <text:p>1</text:p>
          </table:table-cell>
          <table:table-cell table:formula="of:=IF([.B268]=&quot;&quot;;&quot;&quot;;IF([.B268]=0;&quot;sombre&quot;;IF([.B2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formula="of:=IF([.B269]=&quot;&quot;;&quot;&quot;;IF([.B269]=0;&quot;sombre&quot;;IF([.B2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69" calcext:value-type="float">
            <text:p>269</text:p>
          </table:table-cell>
          <table:table-cell table:style-name="ce2" office:value-type="float" office:value="1" calcext:value-type="float">
            <text:p>1</text:p>
          </table:table-cell>
          <table:table-cell table:formula="of:=IF([.B270]=&quot;&quot;;&quot;&quot;;IF([.B270]=0;&quot;sombre&quot;;IF([.B2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formula="of:=IF([.B271]=&quot;&quot;;&quot;&quot;;IF([.B271]=0;&quot;sombre&quot;;IF([.B2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1" calcext:value-type="float">
            <text:p>271</text:p>
          </table:table-cell>
          <table:table-cell table:style-name="ce2" office:value-type="float" office:value="1" calcext:value-type="float">
            <text:p>1</text:p>
          </table:table-cell>
          <table:table-cell table:formula="of:=IF([.B272]=&quot;&quot;;&quot;&quot;;IF([.B272]=0;&quot;sombre&quot;;IF([.B2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2" calcext:value-type="float">
            <text:p>272</text:p>
          </table:table-cell>
          <table:table-cell table:style-name="ce2" office:value-type="float" office:value="1" calcext:value-type="float">
            <text:p>1</text:p>
          </table:table-cell>
          <table:table-cell table:formula="of:=IF([.B273]=&quot;&quot;;&quot;&quot;;IF([.B273]=0;&quot;sombre&quot;;IF([.B2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3" calcext:value-type="float">
            <text:p>273</text:p>
          </table:table-cell>
          <table:table-cell table:style-name="ce2" office:value-type="float" office:value="0" calcext:value-type="float">
            <text:p>0</text:p>
          </table:table-cell>
          <table:table-cell table:formula="of:=IF([.B274]=&quot;&quot;;&quot;&quot;;IF([.B274]=0;&quot;sombre&quot;;IF([.B2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4" calcext:value-type="float">
            <text:p>274</text:p>
          </table:table-cell>
          <table:table-cell table:style-name="ce2" office:value-type="float" office:value="0" calcext:value-type="float">
            <text:p>0</text:p>
          </table:table-cell>
          <table:table-cell table:formula="of:=IF([.B275]=&quot;&quot;;&quot;&quot;;IF([.B275]=0;&quot;sombre&quot;;IF([.B2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5" calcext:value-type="float">
            <text:p>275</text:p>
          </table:table-cell>
          <table:table-cell table:style-name="ce2" office:value-type="float" office:value="1" calcext:value-type="float">
            <text:p>1</text:p>
          </table:table-cell>
          <table:table-cell table:formula="of:=IF([.B276]=&quot;&quot;;&quot;&quot;;IF([.B276]=0;&quot;sombre&quot;;IF([.B2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6" calcext:value-type="float">
            <text:p>276</text:p>
          </table:table-cell>
          <table:table-cell table:style-name="ce2" office:value-type="float" office:value="0" calcext:value-type="float">
            <text:p>0</text:p>
          </table:table-cell>
          <table:table-cell table:formula="of:=IF([.B277]=&quot;&quot;;&quot;&quot;;IF([.B277]=0;&quot;sombre&quot;;IF([.B2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formula="of:=IF([.B278]=&quot;&quot;;&quot;&quot;;IF([.B278]=0;&quot;sombre&quot;;IF([.B2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8" calcext:value-type="float">
            <text:p>278</text:p>
          </table:table-cell>
          <table:table-cell table:style-name="ce2" office:value-type="float" office:value="1" calcext:value-type="float">
            <text:p>1</text:p>
          </table:table-cell>
          <table:table-cell table:formula="of:=IF([.B279]=&quot;&quot;;&quot;&quot;;IF([.B279]=0;&quot;sombre&quot;;IF([.B2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79" calcext:value-type="float">
            <text:p>279</text:p>
          </table:table-cell>
          <table:table-cell table:style-name="ce2" office:value-type="float" office:value="1" calcext:value-type="float">
            <text:p>1</text:p>
          </table:table-cell>
          <table:table-cell table:formula="of:=IF([.B280]=&quot;&quot;;&quot;&quot;;IF([.B280]=0;&quot;sombre&quot;;IF([.B2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0" calcext:value-type="float">
            <text:p>280</text:p>
          </table:table-cell>
          <table:table-cell table:style-name="ce2" office:value-type="float" office:value="1" calcext:value-type="float">
            <text:p>1</text:p>
          </table:table-cell>
          <table:table-cell table:formula="of:=IF([.B281]=&quot;&quot;;&quot;&quot;;IF([.B281]=0;&quot;sombre&quot;;IF([.B2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1" calcext:value-type="float">
            <text:p>281</text:p>
          </table:table-cell>
          <table:table-cell table:style-name="ce2" office:value-type="float" office:value="0" calcext:value-type="float">
            <text:p>0</text:p>
          </table:table-cell>
          <table:table-cell table:formula="of:=IF([.B282]=&quot;&quot;;&quot;&quot;;IF([.B282]=0;&quot;sombre&quot;;IF([.B2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2" calcext:value-type="float">
            <text:p>282</text:p>
          </table:table-cell>
          <table:table-cell table:style-name="ce2" office:value-type="float" office:value="1" calcext:value-type="float">
            <text:p>1</text:p>
          </table:table-cell>
          <table:table-cell table:formula="of:=IF([.B283]=&quot;&quot;;&quot;&quot;;IF([.B283]=0;&quot;sombre&quot;;IF([.B2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3" calcext:value-type="float">
            <text:p>283</text:p>
          </table:table-cell>
          <table:table-cell table:style-name="ce2" office:value-type="float" office:value="1" calcext:value-type="float">
            <text:p>1</text:p>
          </table:table-cell>
          <table:table-cell table:formula="of:=IF([.B284]=&quot;&quot;;&quot;&quot;;IF([.B284]=0;&quot;sombre&quot;;IF([.B2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 table:formula="of:=IF([.B285]=&quot;&quot;;&quot;&quot;;IF([.B285]=0;&quot;sombre&quot;;IF([.B2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5" calcext:value-type="float">
            <text:p>285</text:p>
          </table:table-cell>
          <table:table-cell table:style-name="ce2" office:value-type="float" office:value="1" calcext:value-type="float">
            <text:p>1</text:p>
          </table:table-cell>
          <table:table-cell table:formula="of:=IF([.B286]=&quot;&quot;;&quot;&quot;;IF([.B286]=0;&quot;sombre&quot;;IF([.B2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6" calcext:value-type="float">
            <text:p>286</text:p>
          </table:table-cell>
          <table:table-cell table:style-name="ce2" office:value-type="float" office:value="0" calcext:value-type="float">
            <text:p>0</text:p>
          </table:table-cell>
          <table:table-cell table:formula="of:=IF([.B287]=&quot;&quot;;&quot;&quot;;IF([.B287]=0;&quot;sombre&quot;;IF([.B2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7" calcext:value-type="float">
            <text:p>287</text:p>
          </table:table-cell>
          <table:table-cell table:style-name="ce2" office:value-type="float" office:value="0" calcext:value-type="float">
            <text:p>0</text:p>
          </table:table-cell>
          <table:table-cell table:formula="of:=IF([.B288]=&quot;&quot;;&quot;&quot;;IF([.B288]=0;&quot;sombre&quot;;IF([.B2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8" calcext:value-type="float">
            <text:p>288</text:p>
          </table:table-cell>
          <table:table-cell table:style-name="ce2" office:value-type="float" office:value="1" calcext:value-type="float">
            <text:p>1</text:p>
          </table:table-cell>
          <table:table-cell table:formula="of:=IF([.B289]=&quot;&quot;;&quot;&quot;;IF([.B289]=0;&quot;sombre&quot;;IF([.B2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89" calcext:value-type="float">
            <text:p>289</text:p>
          </table:table-cell>
          <table:table-cell table:style-name="ce2" office:value-type="float" office:value="1" calcext:value-type="float">
            <text:p>1</text:p>
          </table:table-cell>
          <table:table-cell table:formula="of:=IF([.B290]=&quot;&quot;;&quot;&quot;;IF([.B290]=0;&quot;sombre&quot;;IF([.B2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0" calcext:value-type="float">
            <text:p>290</text:p>
          </table:table-cell>
          <table:table-cell table:style-name="ce2" office:value-type="float" office:value="1" calcext:value-type="float">
            <text:p>1</text:p>
          </table:table-cell>
          <table:table-cell table:formula="of:=IF([.B291]=&quot;&quot;;&quot;&quot;;IF([.B291]=0;&quot;sombre&quot;;IF([.B2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1" calcext:value-type="float">
            <text:p>291</text:p>
          </table:table-cell>
          <table:table-cell table:style-name="ce2" office:value-type="float" office:value="1" calcext:value-type="float">
            <text:p>1</text:p>
          </table:table-cell>
          <table:table-cell table:formula="of:=IF([.B292]=&quot;&quot;;&quot;&quot;;IF([.B292]=0;&quot;sombre&quot;;IF([.B2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formula="of:=IF([.B293]=&quot;&quot;;&quot;&quot;;IF([.B293]=0;&quot;sombre&quot;;IF([.B2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formula="of:=IF([.B294]=&quot;&quot;;&quot;&quot;;IF([.B294]=0;&quot;sombre&quot;;IF([.B2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formula="of:=IF([.B295]=&quot;&quot;;&quot;&quot;;IF([.B295]=0;&quot;sombre&quot;;IF([.B2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5" calcext:value-type="float">
            <text:p>295</text:p>
          </table:table-cell>
          <table:table-cell table:style-name="ce2" office:value-type="float" office:value="0" calcext:value-type="float">
            <text:p>0</text:p>
          </table:table-cell>
          <table:table-cell table:formula="of:=IF([.B296]=&quot;&quot;;&quot;&quot;;IF([.B296]=0;&quot;sombre&quot;;IF([.B29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6" calcext:value-type="float">
            <text:p>296</text:p>
          </table:table-cell>
          <table:table-cell table:style-name="ce2" office:value-type="float" office:value="1" calcext:value-type="float">
            <text:p>1</text:p>
          </table:table-cell>
          <table:table-cell table:formula="of:=IF([.B297]=&quot;&quot;;&quot;&quot;;IF([.B297]=0;&quot;sombre&quot;;IF([.B2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7" calcext:value-type="float">
            <text:p>297</text:p>
          </table:table-cell>
          <table:table-cell table:style-name="ce2" office:value-type="float" office:value="1" calcext:value-type="float">
            <text:p>1</text:p>
          </table:table-cell>
          <table:table-cell table:formula="of:=IF([.B298]=&quot;&quot;;&quot;&quot;;IF([.B298]=0;&quot;sombre&quot;;IF([.B2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8" calcext:value-type="float">
            <text:p>298</text:p>
          </table:table-cell>
          <table:table-cell table:style-name="ce2" office:value-type="float" office:value="0" calcext:value-type="float">
            <text:p>0</text:p>
          </table:table-cell>
          <table:table-cell table:formula="of:=IF([.B299]=&quot;&quot;;&quot;&quot;;IF([.B299]=0;&quot;sombre&quot;;IF([.B2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299" calcext:value-type="float">
            <text:p>299</text:p>
          </table:table-cell>
          <table:table-cell table:style-name="ce2" office:value-type="float" office:value="1" calcext:value-type="float">
            <text:p>1</text:p>
          </table:table-cell>
          <table:table-cell table:formula="of:=IF([.B300]=&quot;&quot;;&quot;&quot;;IF([.B300]=0;&quot;sombre&quot;;IF([.B3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0" calcext:value-type="float">
            <text:p>300</text:p>
          </table:table-cell>
          <table:table-cell table:style-name="ce2" office:value-type="float" office:value="1" calcext:value-type="float">
            <text:p>1</text:p>
          </table:table-cell>
          <table:table-cell table:formula="of:=IF([.B301]=&quot;&quot;;&quot;&quot;;IF([.B301]=0;&quot;sombre&quot;;IF([.B3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1" calcext:value-type="float">
            <text:p>301</text:p>
          </table:table-cell>
          <table:table-cell table:style-name="ce2" office:value-type="float" office:value="0" calcext:value-type="float">
            <text:p>0</text:p>
          </table:table-cell>
          <table:table-cell table:formula="of:=IF([.B302]=&quot;&quot;;&quot;&quot;;IF([.B302]=0;&quot;sombre&quot;;IF([.B3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2" calcext:value-type="float">
            <text:p>302</text:p>
          </table:table-cell>
          <table:table-cell table:style-name="ce2" office:value-type="float" office:value="1" calcext:value-type="float">
            <text:p>1</text:p>
          </table:table-cell>
          <table:table-cell table:formula="of:=IF([.B303]=&quot;&quot;;&quot;&quot;;IF([.B303]=0;&quot;sombre&quot;;IF([.B3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formula="of:=IF([.B304]=&quot;&quot;;&quot;&quot;;IF([.B304]=0;&quot;sombre&quot;;IF([.B3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4" calcext:value-type="float">
            <text:p>304</text:p>
          </table:table-cell>
          <table:table-cell table:style-name="ce2" office:value-type="float" office:value="1" calcext:value-type="float">
            <text:p>1</text:p>
          </table:table-cell>
          <table:table-cell table:formula="of:=IF([.B305]=&quot;&quot;;&quot;&quot;;IF([.B305]=0;&quot;sombre&quot;;IF([.B3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5" calcext:value-type="float">
            <text:p>305</text:p>
          </table:table-cell>
          <table:table-cell table:style-name="ce2" office:value-type="float" office:value="1" calcext:value-type="float">
            <text:p>1</text:p>
          </table:table-cell>
          <table:table-cell table:formula="of:=IF([.B306]=&quot;&quot;;&quot;&quot;;IF([.B306]=0;&quot;sombre&quot;;IF([.B3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6" calcext:value-type="float">
            <text:p>306</text:p>
          </table:table-cell>
          <table:table-cell table:style-name="ce2" office:value-type="float" office:value="1" calcext:value-type="float">
            <text:p>1</text:p>
          </table:table-cell>
          <table:table-cell table:formula="of:=IF([.B307]=&quot;&quot;;&quot;&quot;;IF([.B307]=0;&quot;sombre&quot;;IF([.B3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 table:formula="of:=IF([.B308]=&quot;&quot;;&quot;&quot;;IF([.B308]=0;&quot;sombre&quot;;IF([.B3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8" calcext:value-type="float">
            <text:p>308</text:p>
          </table:table-cell>
          <table:table-cell table:style-name="ce2" office:value-type="float" office:value="1" calcext:value-type="float">
            <text:p>1</text:p>
          </table:table-cell>
          <table:table-cell table:formula="of:=IF([.B309]=&quot;&quot;;&quot;&quot;;IF([.B309]=0;&quot;sombre&quot;;IF([.B3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09" calcext:value-type="float">
            <text:p>309</text:p>
          </table:table-cell>
          <table:table-cell table:style-name="ce2" office:value-type="float" office:value="1" calcext:value-type="float">
            <text:p>1</text:p>
          </table:table-cell>
          <table:table-cell table:formula="of:=IF([.B310]=&quot;&quot;;&quot;&quot;;IF([.B310]=0;&quot;sombre&quot;;IF([.B3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0" calcext:value-type="float">
            <text:p>310</text:p>
          </table:table-cell>
          <table:table-cell table:style-name="ce2" office:value-type="float" office:value="0" calcext:value-type="float">
            <text:p>0</text:p>
          </table:table-cell>
          <table:table-cell table:formula="of:=IF([.B311]=&quot;&quot;;&quot;&quot;;IF([.B311]=0;&quot;sombre&quot;;IF([.B31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1" calcext:value-type="float">
            <text:p>311</text:p>
          </table:table-cell>
          <table:table-cell table:style-name="ce2" office:value-type="float" office:value="0" calcext:value-type="float">
            <text:p>0</text:p>
          </table:table-cell>
          <table:table-cell table:formula="of:=IF([.B312]=&quot;&quot;;&quot;&quot;;IF([.B312]=0;&quot;sombre&quot;;IF([.B3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2" calcext:value-type="float">
            <text:p>312</text:p>
          </table:table-cell>
          <table:table-cell table:style-name="ce2" office:value-type="float" office:value="1" calcext:value-type="float">
            <text:p>1</text:p>
          </table:table-cell>
          <table:table-cell table:formula="of:=IF([.B313]=&quot;&quot;;&quot;&quot;;IF([.B313]=0;&quot;sombre&quot;;IF([.B3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3" calcext:value-type="float">
            <text:p>313</text:p>
          </table:table-cell>
          <table:table-cell table:style-name="ce2" office:value-type="float" office:value="0" calcext:value-type="float">
            <text:p>0</text:p>
          </table:table-cell>
          <table:table-cell table:formula="of:=IF([.B314]=&quot;&quot;;&quot;&quot;;IF([.B314]=0;&quot;sombre&quot;;IF([.B3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4" calcext:value-type="float">
            <text:p>314</text:p>
          </table:table-cell>
          <table:table-cell table:style-name="ce2" office:value-type="float" office:value="0" calcext:value-type="float">
            <text:p>0</text:p>
          </table:table-cell>
          <table:table-cell table:formula="of:=IF([.B315]=&quot;&quot;;&quot;&quot;;IF([.B315]=0;&quot;sombre&quot;;IF([.B3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5" calcext:value-type="float">
            <text:p>315</text:p>
          </table:table-cell>
          <table:table-cell table:style-name="ce2" office:value-type="float" office:value="1" calcext:value-type="float">
            <text:p>1</text:p>
          </table:table-cell>
          <table:table-cell table:formula="of:=IF([.B316]=&quot;&quot;;&quot;&quot;;IF([.B316]=0;&quot;sombre&quot;;IF([.B3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6" calcext:value-type="float">
            <text:p>316</text:p>
          </table:table-cell>
          <table:table-cell table:style-name="ce2" office:value-type="float" office:value="0" calcext:value-type="float">
            <text:p>0</text:p>
          </table:table-cell>
          <table:table-cell table:formula="of:=IF([.B317]=&quot;&quot;;&quot;&quot;;IF([.B317]=0;&quot;sombre&quot;;IF([.B3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formula="of:=IF([.B318]=&quot;&quot;;&quot;&quot;;IF([.B318]=0;&quot;sombre&quot;;IF([.B3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8" calcext:value-type="float">
            <text:p>318</text:p>
          </table:table-cell>
          <table:table-cell table:style-name="ce2" office:value-type="float" office:value="0" calcext:value-type="float">
            <text:p>0</text:p>
          </table:table-cell>
          <table:table-cell table:formula="of:=IF([.B319]=&quot;&quot;;&quot;&quot;;IF([.B319]=0;&quot;sombre&quot;;IF([.B3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19" calcext:value-type="float">
            <text:p>319</text:p>
          </table:table-cell>
          <table:table-cell table:style-name="ce2" office:value-type="float" office:value="1" calcext:value-type="float">
            <text:p>1</text:p>
          </table:table-cell>
          <table:table-cell table:formula="of:=IF([.B320]=&quot;&quot;;&quot;&quot;;IF([.B320]=0;&quot;sombre&quot;;IF([.B3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0" calcext:value-type="float">
            <text:p>320</text:p>
          </table:table-cell>
          <table:table-cell table:style-name="ce2" office:value-type="float" office:value="0" calcext:value-type="float">
            <text:p>0</text:p>
          </table:table-cell>
          <table:table-cell table:formula="of:=IF([.B321]=&quot;&quot;;&quot;&quot;;IF([.B321]=0;&quot;sombre&quot;;IF([.B3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1" calcext:value-type="float">
            <text:p>321</text:p>
          </table:table-cell>
          <table:table-cell table:style-name="ce2" office:value-type="float" office:value="1" calcext:value-type="float">
            <text:p>1</text:p>
          </table:table-cell>
          <table:table-cell table:formula="of:=IF([.B322]=&quot;&quot;;&quot;&quot;;IF([.B322]=0;&quot;sombre&quot;;IF([.B3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2" calcext:value-type="float">
            <text:p>322</text:p>
          </table:table-cell>
          <table:table-cell table:style-name="ce2" office:value-type="float" office:value="1" calcext:value-type="float">
            <text:p>1</text:p>
          </table:table-cell>
          <table:table-cell table:formula="of:=IF([.B323]=&quot;&quot;;&quot;&quot;;IF([.B323]=0;&quot;sombre&quot;;IF([.B3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formula="of:=IF([.B324]=&quot;&quot;;&quot;&quot;;IF([.B324]=0;&quot;sombre&quot;;IF([.B3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4" calcext:value-type="float">
            <text:p>324</text:p>
          </table:table-cell>
          <table:table-cell table:style-name="ce2" office:value-type="float" office:value="0" calcext:value-type="float">
            <text:p>0</text:p>
          </table:table-cell>
          <table:table-cell table:formula="of:=IF([.B325]=&quot;&quot;;&quot;&quot;;IF([.B325]=0;&quot;sombre&quot;;IF([.B32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5" calcext:value-type="float">
            <text:p>325</text:p>
          </table:table-cell>
          <table:table-cell table:style-name="ce2" office:value-type="float" office:value="0" calcext:value-type="float">
            <text:p>0</text:p>
          </table:table-cell>
          <table:table-cell table:formula="of:=IF([.B326]=&quot;&quot;;&quot;&quot;;IF([.B326]=0;&quot;sombre&quot;;IF([.B3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6" calcext:value-type="float">
            <text:p>326</text:p>
          </table:table-cell>
          <table:table-cell table:style-name="ce2" office:value-type="float" office:value="1" calcext:value-type="float">
            <text:p>1</text:p>
          </table:table-cell>
          <table:table-cell table:formula="of:=IF([.B327]=&quot;&quot;;&quot;&quot;;IF([.B327]=0;&quot;sombre&quot;;IF([.B3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7" calcext:value-type="float">
            <text:p>327</text:p>
          </table:table-cell>
          <table:table-cell table:style-name="ce2" office:value-type="float" office:value="1" calcext:value-type="float">
            <text:p>1</text:p>
          </table:table-cell>
          <table:table-cell table:formula="of:=IF([.B328]=&quot;&quot;;&quot;&quot;;IF([.B328]=0;&quot;sombre&quot;;IF([.B3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8" calcext:value-type="float">
            <text:p>328</text:p>
          </table:table-cell>
          <table:table-cell table:style-name="ce2" office:value-type="float" office:value="0" calcext:value-type="float">
            <text:p>0</text:p>
          </table:table-cell>
          <table:table-cell table:formula="of:=IF([.B329]=&quot;&quot;;&quot;&quot;;IF([.B329]=0;&quot;sombre&quot;;IF([.B3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29" calcext:value-type="float">
            <text:p>329</text:p>
          </table:table-cell>
          <table:table-cell table:style-name="ce2" office:value-type="float" office:value="1" calcext:value-type="float">
            <text:p>1</text:p>
          </table:table-cell>
          <table:table-cell table:formula="of:=IF([.B330]=&quot;&quot;;&quot;&quot;;IF([.B330]=0;&quot;sombre&quot;;IF([.B3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0" calcext:value-type="float">
            <text:p>330</text:p>
          </table:table-cell>
          <table:table-cell table:style-name="ce2" office:value-type="float" office:value="1" calcext:value-type="float">
            <text:p>1</text:p>
          </table:table-cell>
          <table:table-cell table:formula="of:=IF([.B331]=&quot;&quot;;&quot;&quot;;IF([.B331]=0;&quot;sombre&quot;;IF([.B3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1" calcext:value-type="float">
            <text:p>331</text:p>
          </table:table-cell>
          <table:table-cell table:style-name="ce2" office:value-type="float" office:value="1" calcext:value-type="float">
            <text:p>1</text:p>
          </table:table-cell>
          <table:table-cell table:formula="of:=IF([.B332]=&quot;&quot;;&quot;&quot;;IF([.B332]=0;&quot;sombre&quot;;IF([.B3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2" calcext:value-type="float">
            <text:p>332</text:p>
          </table:table-cell>
          <table:table-cell table:style-name="ce2" office:value-type="float" office:value="1" calcext:value-type="float">
            <text:p>1</text:p>
          </table:table-cell>
          <table:table-cell table:formula="of:=IF([.B333]=&quot;&quot;;&quot;&quot;;IF([.B333]=0;&quot;sombre&quot;;IF([.B3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3" calcext:value-type="float">
            <text:p>333</text:p>
          </table:table-cell>
          <table:table-cell table:style-name="ce2" office:value-type="float" office:value="0" calcext:value-type="float">
            <text:p>0</text:p>
          </table:table-cell>
          <table:table-cell table:formula="of:=IF([.B334]=&quot;&quot;;&quot;&quot;;IF([.B334]=0;&quot;sombre&quot;;IF([.B3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4" calcext:value-type="float">
            <text:p>334</text:p>
          </table:table-cell>
          <table:table-cell table:style-name="ce2" office:value-type="float" office:value="0" calcext:value-type="float">
            <text:p>0</text:p>
          </table:table-cell>
          <table:table-cell table:formula="of:=IF([.B335]=&quot;&quot;;&quot;&quot;;IF([.B335]=0;&quot;sombre&quot;;IF([.B3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5" calcext:value-type="float">
            <text:p>335</text:p>
          </table:table-cell>
          <table:table-cell table:style-name="ce2" office:value-type="float" office:value="0" calcext:value-type="float">
            <text:p>0</text:p>
          </table:table-cell>
          <table:table-cell table:formula="of:=IF([.B336]=&quot;&quot;;&quot;&quot;;IF([.B336]=0;&quot;sombre&quot;;IF([.B3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6" calcext:value-type="float">
            <text:p>336</text:p>
          </table:table-cell>
          <table:table-cell table:style-name="ce2" office:value-type="float" office:value="1" calcext:value-type="float">
            <text:p>1</text:p>
          </table:table-cell>
          <table:table-cell table:formula="of:=IF([.B337]=&quot;&quot;;&quot;&quot;;IF([.B337]=0;&quot;sombre&quot;;IF([.B3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7" calcext:value-type="float">
            <text:p>337</text:p>
          </table:table-cell>
          <table:table-cell table:style-name="ce2" office:value-type="float" office:value="1" calcext:value-type="float">
            <text:p>1</text:p>
          </table:table-cell>
          <table:table-cell table:formula="of:=IF([.B338]=&quot;&quot;;&quot;&quot;;IF([.B338]=0;&quot;sombre&quot;;IF([.B3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8" calcext:value-type="float">
            <text:p>338</text:p>
          </table:table-cell>
          <table:table-cell table:style-name="ce2" office:value-type="float" office:value="1" calcext:value-type="float">
            <text:p>1</text:p>
          </table:table-cell>
          <table:table-cell table:formula="of:=IF([.B339]=&quot;&quot;;&quot;&quot;;IF([.B339]=0;&quot;sombre&quot;;IF([.B3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39" calcext:value-type="float">
            <text:p>339</text:p>
          </table:table-cell>
          <table:table-cell table:style-name="ce2" office:value-type="float" office:value="1" calcext:value-type="float">
            <text:p>1</text:p>
          </table:table-cell>
          <table:table-cell table:formula="of:=IF([.B340]=&quot;&quot;;&quot;&quot;;IF([.B340]=0;&quot;sombre&quot;;IF([.B3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0" calcext:value-type="float">
            <text:p>340</text:p>
          </table:table-cell>
          <table:table-cell table:style-name="ce2" office:value-type="float" office:value="1" calcext:value-type="float">
            <text:p>1</text:p>
          </table:table-cell>
          <table:table-cell table:formula="of:=IF([.B341]=&quot;&quot;;&quot;&quot;;IF([.B341]=0;&quot;sombre&quot;;IF([.B3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1" calcext:value-type="float">
            <text:p>341</text:p>
          </table:table-cell>
          <table:table-cell table:style-name="ce2" office:value-type="float" office:value="0" calcext:value-type="float">
            <text:p>0</text:p>
          </table:table-cell>
          <table:table-cell table:formula="of:=IF([.B342]=&quot;&quot;;&quot;&quot;;IF([.B342]=0;&quot;sombre&quot;;IF([.B3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2" calcext:value-type="float">
            <text:p>342</text:p>
          </table:table-cell>
          <table:table-cell table:style-name="ce2" office:value-type="float" office:value="1" calcext:value-type="float">
            <text:p>1</text:p>
          </table:table-cell>
          <table:table-cell table:formula="of:=IF([.B343]=&quot;&quot;;&quot;&quot;;IF([.B343]=0;&quot;sombre&quot;;IF([.B3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3" calcext:value-type="float">
            <text:p>343</text:p>
          </table:table-cell>
          <table:table-cell table:style-name="ce2" office:value-type="float" office:value="1" calcext:value-type="float">
            <text:p>1</text:p>
          </table:table-cell>
          <table:table-cell table:formula="of:=IF([.B344]=&quot;&quot;;&quot;&quot;;IF([.B344]=0;&quot;sombre&quot;;IF([.B3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4" calcext:value-type="float">
            <text:p>344</text:p>
          </table:table-cell>
          <table:table-cell table:style-name="ce2" office:value-type="float" office:value="0" calcext:value-type="float">
            <text:p>0</text:p>
          </table:table-cell>
          <table:table-cell table:formula="of:=IF([.B345]=&quot;&quot;;&quot;&quot;;IF([.B345]=0;&quot;sombre&quot;;IF([.B34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5" calcext:value-type="float">
            <text:p>345</text:p>
          </table:table-cell>
          <table:table-cell table:style-name="ce2" office:value-type="float" office:value="1" calcext:value-type="float">
            <text:p>1</text:p>
          </table:table-cell>
          <table:table-cell table:formula="of:=IF([.B346]=&quot;&quot;;&quot;&quot;;IF([.B346]=0;&quot;sombre&quot;;IF([.B3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6" calcext:value-type="float">
            <text:p>346</text:p>
          </table:table-cell>
          <table:table-cell table:style-name="ce2" office:value-type="float" office:value="1" calcext:value-type="float">
            <text:p>1</text:p>
          </table:table-cell>
          <table:table-cell table:formula="of:=IF([.B347]=&quot;&quot;;&quot;&quot;;IF([.B347]=0;&quot;sombre&quot;;IF([.B3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7" calcext:value-type="float">
            <text:p>347</text:p>
          </table:table-cell>
          <table:table-cell table:style-name="ce2" office:value-type="float" office:value="1" calcext:value-type="float">
            <text:p>1</text:p>
          </table:table-cell>
          <table:table-cell table:formula="of:=IF([.B348]=&quot;&quot;;&quot;&quot;;IF([.B348]=0;&quot;sombre&quot;;IF([.B3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8" calcext:value-type="float">
            <text:p>348</text:p>
          </table:table-cell>
          <table:table-cell table:style-name="ce2" office:value-type="float" office:value="0" calcext:value-type="float">
            <text:p>0</text:p>
          </table:table-cell>
          <table:table-cell table:formula="of:=IF([.B349]=&quot;&quot;;&quot;&quot;;IF([.B349]=0;&quot;sombre&quot;;IF([.B3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49" calcext:value-type="float">
            <text:p>349</text:p>
          </table:table-cell>
          <table:table-cell table:style-name="ce2" office:value-type="float" office:value="0" calcext:value-type="float">
            <text:p>0</text:p>
          </table:table-cell>
          <table:table-cell table:formula="of:=IF([.B350]=&quot;&quot;;&quot;&quot;;IF([.B350]=0;&quot;sombre&quot;;IF([.B3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0" calcext:value-type="float">
            <text:p>350</text:p>
          </table:table-cell>
          <table:table-cell table:style-name="ce2" office:value-type="float" office:value="1" calcext:value-type="float">
            <text:p>1</text:p>
          </table:table-cell>
          <table:table-cell table:formula="of:=IF([.B351]=&quot;&quot;;&quot;&quot;;IF([.B351]=0;&quot;sombre&quot;;IF([.B3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1" calcext:value-type="float">
            <text:p>351</text:p>
          </table:table-cell>
          <table:table-cell table:style-name="ce2" office:value-type="float" office:value="1" calcext:value-type="float">
            <text:p>1</text:p>
          </table:table-cell>
          <table:table-cell table:formula="of:=IF([.B352]=&quot;&quot;;&quot;&quot;;IF([.B352]=0;&quot;sombre&quot;;IF([.B3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2" calcext:value-type="float">
            <text:p>352</text:p>
          </table:table-cell>
          <table:table-cell table:style-name="ce2" office:value-type="float" office:value="1" calcext:value-type="float">
            <text:p>1</text:p>
          </table:table-cell>
          <table:table-cell table:formula="of:=IF([.B353]=&quot;&quot;;&quot;&quot;;IF([.B353]=0;&quot;sombre&quot;;IF([.B3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3" calcext:value-type="float">
            <text:p>353</text:p>
          </table:table-cell>
          <table:table-cell table:style-name="ce2" office:value-type="float" office:value="1" calcext:value-type="float">
            <text:p>1</text:p>
          </table:table-cell>
          <table:table-cell table:formula="of:=IF([.B354]=&quot;&quot;;&quot;&quot;;IF([.B354]=0;&quot;sombre&quot;;IF([.B3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4" calcext:value-type="float">
            <text:p>354</text:p>
          </table:table-cell>
          <table:table-cell table:style-name="ce2" office:value-type="float" office:value="1" calcext:value-type="float">
            <text:p>1</text:p>
          </table:table-cell>
          <table:table-cell table:formula="of:=IF([.B355]=&quot;&quot;;&quot;&quot;;IF([.B355]=0;&quot;sombre&quot;;IF([.B3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5" calcext:value-type="float">
            <text:p>355</text:p>
          </table:table-cell>
          <table:table-cell table:style-name="ce2" office:value-type="float" office:value="0" calcext:value-type="float">
            <text:p>0</text:p>
          </table:table-cell>
          <table:table-cell table:formula="of:=IF([.B356]=&quot;&quot;;&quot;&quot;;IF([.B356]=0;&quot;sombre&quot;;IF([.B3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6" calcext:value-type="float">
            <text:p>356</text:p>
          </table:table-cell>
          <table:table-cell table:style-name="ce2" office:value-type="float" office:value="0" calcext:value-type="float">
            <text:p>0</text:p>
          </table:table-cell>
          <table:table-cell table:formula="of:=IF([.B357]=&quot;&quot;;&quot;&quot;;IF([.B357]=0;&quot;sombre&quot;;IF([.B3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7" calcext:value-type="float">
            <text:p>357</text:p>
          </table:table-cell>
          <table:table-cell table:style-name="ce2" office:value-type="float" office:value="0" calcext:value-type="float">
            <text:p>0</text:p>
          </table:table-cell>
          <table:table-cell table:formula="of:=IF([.B358]=&quot;&quot;;&quot;&quot;;IF([.B358]=0;&quot;sombre&quot;;IF([.B35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8" calcext:value-type="float">
            <text:p>358</text:p>
          </table:table-cell>
          <table:table-cell table:style-name="ce2" office:value-type="float" office:value="0" calcext:value-type="float">
            <text:p>0</text:p>
          </table:table-cell>
          <table:table-cell table:formula="of:=IF([.B359]=&quot;&quot;;&quot;&quot;;IF([.B359]=0;&quot;sombre&quot;;IF([.B3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59" calcext:value-type="float">
            <text:p>359</text:p>
          </table:table-cell>
          <table:table-cell table:style-name="ce2" office:value-type="float" office:value="0" calcext:value-type="float">
            <text:p>0</text:p>
          </table:table-cell>
          <table:table-cell table:formula="of:=IF([.B360]=&quot;&quot;;&quot;&quot;;IF([.B360]=0;&quot;sombre&quot;;IF([.B3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0" calcext:value-type="float">
            <text:p>360</text:p>
          </table:table-cell>
          <table:table-cell table:style-name="ce2" office:value-type="float" office:value="1" calcext:value-type="float">
            <text:p>1</text:p>
          </table:table-cell>
          <table:table-cell table:formula="of:=IF([.B361]=&quot;&quot;;&quot;&quot;;IF([.B361]=0;&quot;sombre&quot;;IF([.B3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1" calcext:value-type="float">
            <text:p>361</text:p>
          </table:table-cell>
          <table:table-cell table:style-name="ce2" office:value-type="float" office:value="0" calcext:value-type="float">
            <text:p>0</text:p>
          </table:table-cell>
          <table:table-cell table:formula="of:=IF([.B362]=&quot;&quot;;&quot;&quot;;IF([.B362]=0;&quot;sombre&quot;;IF([.B3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2" calcext:value-type="float">
            <text:p>362</text:p>
          </table:table-cell>
          <table:table-cell table:style-name="ce2" office:value-type="float" office:value="0" calcext:value-type="float">
            <text:p>0</text:p>
          </table:table-cell>
          <table:table-cell table:formula="of:=IF([.B363]=&quot;&quot;;&quot;&quot;;IF([.B363]=0;&quot;sombre&quot;;IF([.B3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3" calcext:value-type="float">
            <text:p>363</text:p>
          </table:table-cell>
          <table:table-cell table:style-name="ce2" office:value-type="float" office:value="0" calcext:value-type="float">
            <text:p>0</text:p>
          </table:table-cell>
          <table:table-cell table:formula="of:=IF([.B364]=&quot;&quot;;&quot;&quot;;IF([.B364]=0;&quot;sombre&quot;;IF([.B36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4" calcext:value-type="float">
            <text:p>364</text:p>
          </table:table-cell>
          <table:table-cell table:style-name="ce2" office:value-type="float" office:value="1" calcext:value-type="float">
            <text:p>1</text:p>
          </table:table-cell>
          <table:table-cell table:formula="of:=IF([.B365]=&quot;&quot;;&quot;&quot;;IF([.B365]=0;&quot;sombre&quot;;IF([.B3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5" calcext:value-type="float">
            <text:p>365</text:p>
          </table:table-cell>
          <table:table-cell table:style-name="ce2" office:value-type="float" office:value="0" calcext:value-type="float">
            <text:p>0</text:p>
          </table:table-cell>
          <table:table-cell table:formula="of:=IF([.B366]=&quot;&quot;;&quot;&quot;;IF([.B366]=0;&quot;sombre&quot;;IF([.B3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6" calcext:value-type="float">
            <text:p>366</text:p>
          </table:table-cell>
          <table:table-cell table:style-name="ce2" office:value-type="float" office:value="1" calcext:value-type="float">
            <text:p>1</text:p>
          </table:table-cell>
          <table:table-cell table:formula="of:=IF([.B367]=&quot;&quot;;&quot;&quot;;IF([.B367]=0;&quot;sombre&quot;;IF([.B3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7" calcext:value-type="float">
            <text:p>367</text:p>
          </table:table-cell>
          <table:table-cell table:style-name="ce2" office:value-type="float" office:value="0" calcext:value-type="float">
            <text:p>0</text:p>
          </table:table-cell>
          <table:table-cell table:formula="of:=IF([.B368]=&quot;&quot;;&quot;&quot;;IF([.B368]=0;&quot;sombre&quot;;IF([.B3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8" calcext:value-type="float">
            <text:p>368</text:p>
          </table:table-cell>
          <table:table-cell table:style-name="ce2" office:value-type="float" office:value="0" calcext:value-type="float">
            <text:p>0</text:p>
          </table:table-cell>
          <table:table-cell table:formula="of:=IF([.B369]=&quot;&quot;;&quot;&quot;;IF([.B369]=0;&quot;sombre&quot;;IF([.B3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69" calcext:value-type="float">
            <text:p>369</text:p>
          </table:table-cell>
          <table:table-cell table:style-name="ce2" office:value-type="float" office:value="1" calcext:value-type="float">
            <text:p>1</text:p>
          </table:table-cell>
          <table:table-cell table:formula="of:=IF([.B370]=&quot;&quot;;&quot;&quot;;IF([.B370]=0;&quot;sombre&quot;;IF([.B3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0" calcext:value-type="float">
            <text:p>370</text:p>
          </table:table-cell>
          <table:table-cell table:style-name="ce2" office:value-type="float" office:value="0" calcext:value-type="float">
            <text:p>0</text:p>
          </table:table-cell>
          <table:table-cell table:formula="of:=IF([.B371]=&quot;&quot;;&quot;&quot;;IF([.B371]=0;&quot;sombre&quot;;IF([.B3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1" calcext:value-type="float">
            <text:p>371</text:p>
          </table:table-cell>
          <table:table-cell table:style-name="ce2" office:value-type="float" office:value="1" calcext:value-type="float">
            <text:p>1</text:p>
          </table:table-cell>
          <table:table-cell table:formula="of:=IF([.B372]=&quot;&quot;;&quot;&quot;;IF([.B372]=0;&quot;sombre&quot;;IF([.B3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2" calcext:value-type="float">
            <text:p>372</text:p>
          </table:table-cell>
          <table:table-cell table:style-name="ce2" office:value-type="float" office:value="0" calcext:value-type="float">
            <text:p>0</text:p>
          </table:table-cell>
          <table:table-cell table:formula="of:=IF([.B373]=&quot;&quot;;&quot;&quot;;IF([.B373]=0;&quot;sombre&quot;;IF([.B3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3" calcext:value-type="float">
            <text:p>373</text:p>
          </table:table-cell>
          <table:table-cell table:style-name="ce2" office:value-type="float" office:value="0" calcext:value-type="float">
            <text:p>0</text:p>
          </table:table-cell>
          <table:table-cell table:formula="of:=IF([.B374]=&quot;&quot;;&quot;&quot;;IF([.B374]=0;&quot;sombre&quot;;IF([.B3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4" calcext:value-type="float">
            <text:p>374</text:p>
          </table:table-cell>
          <table:table-cell table:style-name="ce2" office:value-type="float" office:value="1" calcext:value-type="float">
            <text:p>1</text:p>
          </table:table-cell>
          <table:table-cell table:formula="of:=IF([.B375]=&quot;&quot;;&quot;&quot;;IF([.B375]=0;&quot;sombre&quot;;IF([.B3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5" calcext:value-type="float">
            <text:p>375</text:p>
          </table:table-cell>
          <table:table-cell table:style-name="ce2" office:value-type="float" office:value="1" calcext:value-type="float">
            <text:p>1</text:p>
          </table:table-cell>
          <table:table-cell table:formula="of:=IF([.B376]=&quot;&quot;;&quot;&quot;;IF([.B376]=0;&quot;sombre&quot;;IF([.B3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6" calcext:value-type="float">
            <text:p>376</text:p>
          </table:table-cell>
          <table:table-cell table:style-name="ce2" office:value-type="float" office:value="0" calcext:value-type="float">
            <text:p>0</text:p>
          </table:table-cell>
          <table:table-cell table:formula="of:=IF([.B377]=&quot;&quot;;&quot;&quot;;IF([.B377]=0;&quot;sombre&quot;;IF([.B3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7" calcext:value-type="float">
            <text:p>377</text:p>
          </table:table-cell>
          <table:table-cell table:style-name="ce2" office:value-type="float" office:value="1" calcext:value-type="float">
            <text:p>1</text:p>
          </table:table-cell>
          <table:table-cell table:formula="of:=IF([.B378]=&quot;&quot;;&quot;&quot;;IF([.B378]=0;&quot;sombre&quot;;IF([.B3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8" calcext:value-type="float">
            <text:p>378</text:p>
          </table:table-cell>
          <table:table-cell table:style-name="ce2" office:value-type="float" office:value="0" calcext:value-type="float">
            <text:p>0</text:p>
          </table:table-cell>
          <table:table-cell table:formula="of:=IF([.B379]=&quot;&quot;;&quot;&quot;;IF([.B379]=0;&quot;sombre&quot;;IF([.B3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79" calcext:value-type="float">
            <text:p>379</text:p>
          </table:table-cell>
          <table:table-cell table:style-name="ce2" office:value-type="float" office:value="0" calcext:value-type="float">
            <text:p>0</text:p>
          </table:table-cell>
          <table:table-cell table:formula="of:=IF([.B380]=&quot;&quot;;&quot;&quot;;IF([.B380]=0;&quot;sombre&quot;;IF([.B38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0" calcext:value-type="float">
            <text:p>380</text:p>
          </table:table-cell>
          <table:table-cell table:style-name="ce2" office:value-type="float" office:value="1" calcext:value-type="float">
            <text:p>1</text:p>
          </table:table-cell>
          <table:table-cell table:formula="of:=IF([.B381]=&quot;&quot;;&quot;&quot;;IF([.B381]=0;&quot;sombre&quot;;IF([.B3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1" calcext:value-type="float">
            <text:p>381</text:p>
          </table:table-cell>
          <table:table-cell table:style-name="ce2" office:value-type="float" office:value="0" calcext:value-type="float">
            <text:p>0</text:p>
          </table:table-cell>
          <table:table-cell table:formula="of:=IF([.B382]=&quot;&quot;;&quot;&quot;;IF([.B382]=0;&quot;sombre&quot;;IF([.B3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2" calcext:value-type="float">
            <text:p>382</text:p>
          </table:table-cell>
          <table:table-cell table:style-name="ce2" office:value-type="float" office:value="0" calcext:value-type="float">
            <text:p>0</text:p>
          </table:table-cell>
          <table:table-cell table:formula="of:=IF([.B383]=&quot;&quot;;&quot;&quot;;IF([.B383]=0;&quot;sombre&quot;;IF([.B3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3" calcext:value-type="float">
            <text:p>383</text:p>
          </table:table-cell>
          <table:table-cell table:style-name="ce2" office:value-type="float" office:value="0" calcext:value-type="float">
            <text:p>0</text:p>
          </table:table-cell>
          <table:table-cell table:formula="of:=IF([.B384]=&quot;&quot;;&quot;&quot;;IF([.B384]=0;&quot;sombre&quot;;IF([.B3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formula="of:=IF([.B385]=&quot;&quot;;&quot;&quot;;IF([.B385]=0;&quot;sombre&quot;;IF([.B3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5" calcext:value-type="float">
            <text:p>385</text:p>
          </table:table-cell>
          <table:table-cell table:style-name="ce2" office:value-type="float" office:value="0" calcext:value-type="float">
            <text:p>0</text:p>
          </table:table-cell>
          <table:table-cell table:formula="of:=IF([.B386]=&quot;&quot;;&quot;&quot;;IF([.B386]=0;&quot;sombre&quot;;IF([.B3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formula="of:=IF([.B387]=&quot;&quot;;&quot;&quot;;IF([.B387]=0;&quot;sombre&quot;;IF([.B3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7" calcext:value-type="float">
            <text:p>387</text:p>
          </table:table-cell>
          <table:table-cell table:style-name="ce2" office:value-type="float" office:value="0" calcext:value-type="float">
            <text:p>0</text:p>
          </table:table-cell>
          <table:table-cell table:formula="of:=IF([.B388]=&quot;&quot;;&quot;&quot;;IF([.B388]=0;&quot;sombre&quot;;IF([.B3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8" calcext:value-type="float">
            <text:p>388</text:p>
          </table:table-cell>
          <table:table-cell table:style-name="ce2" office:value-type="float" office:value="1" calcext:value-type="float">
            <text:p>1</text:p>
          </table:table-cell>
          <table:table-cell table:formula="of:=IF([.B389]=&quot;&quot;;&quot;&quot;;IF([.B389]=0;&quot;sombre&quot;;IF([.B3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89" calcext:value-type="float">
            <text:p>389</text:p>
          </table:table-cell>
          <table:table-cell table:style-name="ce2" office:value-type="float" office:value="1" calcext:value-type="float">
            <text:p>1</text:p>
          </table:table-cell>
          <table:table-cell table:formula="of:=IF([.B390]=&quot;&quot;;&quot;&quot;;IF([.B390]=0;&quot;sombre&quot;;IF([.B3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0" calcext:value-type="float">
            <text:p>390</text:p>
          </table:table-cell>
          <table:table-cell table:style-name="ce2" office:value-type="float" office:value="1" calcext:value-type="float">
            <text:p>1</text:p>
          </table:table-cell>
          <table:table-cell table:formula="of:=IF([.B391]=&quot;&quot;;&quot;&quot;;IF([.B391]=0;&quot;sombre&quot;;IF([.B3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1" calcext:value-type="float">
            <text:p>391</text:p>
          </table:table-cell>
          <table:table-cell table:style-name="ce2" office:value-type="float" office:value="1" calcext:value-type="float">
            <text:p>1</text:p>
          </table:table-cell>
          <table:table-cell table:formula="of:=IF([.B392]=&quot;&quot;;&quot;&quot;;IF([.B392]=0;&quot;sombre&quot;;IF([.B3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2" calcext:value-type="float">
            <text:p>392</text:p>
          </table:table-cell>
          <table:table-cell table:style-name="ce2" office:value-type="float" office:value="1" calcext:value-type="float">
            <text:p>1</text:p>
          </table:table-cell>
          <table:table-cell table:formula="of:=IF([.B393]=&quot;&quot;;&quot;&quot;;IF([.B393]=0;&quot;sombre&quot;;IF([.B3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3" calcext:value-type="float">
            <text:p>393</text:p>
          </table:table-cell>
          <table:table-cell table:style-name="ce2" office:value-type="float" office:value="1" calcext:value-type="float">
            <text:p>1</text:p>
          </table:table-cell>
          <table:table-cell table:formula="of:=IF([.B394]=&quot;&quot;;&quot;&quot;;IF([.B394]=0;&quot;sombre&quot;;IF([.B3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4" calcext:value-type="float">
            <text:p>394</text:p>
          </table:table-cell>
          <table:table-cell table:style-name="ce2" office:value-type="float" office:value="0" calcext:value-type="float">
            <text:p>0</text:p>
          </table:table-cell>
          <table:table-cell table:formula="of:=IF([.B395]=&quot;&quot;;&quot;&quot;;IF([.B395]=0;&quot;sombre&quot;;IF([.B3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5" calcext:value-type="float">
            <text:p>395</text:p>
          </table:table-cell>
          <table:table-cell table:style-name="ce2" office:value-type="float" office:value="1" calcext:value-type="float">
            <text:p>1</text:p>
          </table:table-cell>
          <table:table-cell table:formula="of:=IF([.B396]=&quot;&quot;;&quot;&quot;;IF([.B396]=0;&quot;sombre&quot;;IF([.B3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6" calcext:value-type="float">
            <text:p>396</text:p>
          </table:table-cell>
          <table:table-cell table:style-name="ce2" office:value-type="float" office:value="0" calcext:value-type="float">
            <text:p>0</text:p>
          </table:table-cell>
          <table:table-cell table:formula="of:=IF([.B397]=&quot;&quot;;&quot;&quot;;IF([.B397]=0;&quot;sombre&quot;;IF([.B3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7" calcext:value-type="float">
            <text:p>397</text:p>
          </table:table-cell>
          <table:table-cell table:style-name="ce2" office:value-type="float" office:value="1" calcext:value-type="float">
            <text:p>1</text:p>
          </table:table-cell>
          <table:table-cell table:formula="of:=IF([.B398]=&quot;&quot;;&quot;&quot;;IF([.B398]=0;&quot;sombre&quot;;IF([.B3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8" calcext:value-type="float">
            <text:p>398</text:p>
          </table:table-cell>
          <table:table-cell table:style-name="ce2" office:value-type="float" office:value="0" calcext:value-type="float">
            <text:p>0</text:p>
          </table:table-cell>
          <table:table-cell table:formula="of:=IF([.B399]=&quot;&quot;;&quot;&quot;;IF([.B399]=0;&quot;sombre&quot;;IF([.B3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399" calcext:value-type="float">
            <text:p>399</text:p>
          </table:table-cell>
          <table:table-cell table:style-name="ce2" office:value-type="float" office:value="0" calcext:value-type="float">
            <text:p>0</text:p>
          </table:table-cell>
          <table:table-cell table:formula="of:=IF([.B400]=&quot;&quot;;&quot;&quot;;IF([.B400]=0;&quot;sombre&quot;;IF([.B4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0" calcext:value-type="float">
            <text:p>400</text:p>
          </table:table-cell>
          <table:table-cell table:style-name="ce2" office:value-type="float" office:value="1" calcext:value-type="float">
            <text:p>1</text:p>
          </table:table-cell>
          <table:table-cell table:formula="of:=IF([.B401]=&quot;&quot;;&quot;&quot;;IF([.B401]=0;&quot;sombre&quot;;IF([.B4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1" calcext:value-type="float">
            <text:p>401</text:p>
          </table:table-cell>
          <table:table-cell table:style-name="ce2" office:value-type="float" office:value="0" calcext:value-type="float">
            <text:p>0</text:p>
          </table:table-cell>
          <table:table-cell table:formula="of:=IF([.B402]=&quot;&quot;;&quot;&quot;;IF([.B402]=0;&quot;sombre&quot;;IF([.B4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2" calcext:value-type="float">
            <text:p>402</text:p>
          </table:table-cell>
          <table:table-cell table:style-name="ce2" office:value-type="float" office:value="1" calcext:value-type="float">
            <text:p>1</text:p>
          </table:table-cell>
          <table:table-cell table:formula="of:=IF([.B403]=&quot;&quot;;&quot;&quot;;IF([.B403]=0;&quot;sombre&quot;;IF([.B4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3" calcext:value-type="float">
            <text:p>403</text:p>
          </table:table-cell>
          <table:table-cell table:style-name="ce2" office:value-type="float" office:value="1" calcext:value-type="float">
            <text:p>1</text:p>
          </table:table-cell>
          <table:table-cell table:formula="of:=IF([.B404]=&quot;&quot;;&quot;&quot;;IF([.B404]=0;&quot;sombre&quot;;IF([.B4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4" calcext:value-type="float">
            <text:p>404</text:p>
          </table:table-cell>
          <table:table-cell table:style-name="ce2" office:value-type="float" office:value="1" calcext:value-type="float">
            <text:p>1</text:p>
          </table:table-cell>
          <table:table-cell table:formula="of:=IF([.B405]=&quot;&quot;;&quot;&quot;;IF([.B405]=0;&quot;sombre&quot;;IF([.B4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5" calcext:value-type="float">
            <text:p>405</text:p>
          </table:table-cell>
          <table:table-cell table:style-name="ce2" office:value-type="float" office:value="0" calcext:value-type="float">
            <text:p>0</text:p>
          </table:table-cell>
          <table:table-cell table:formula="of:=IF([.B406]=&quot;&quot;;&quot;&quot;;IF([.B406]=0;&quot;sombre&quot;;IF([.B40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6" calcext:value-type="float">
            <text:p>406</text:p>
          </table:table-cell>
          <table:table-cell table:style-name="ce2" office:value-type="float" office:value="1" calcext:value-type="float">
            <text:p>1</text:p>
          </table:table-cell>
          <table:table-cell table:formula="of:=IF([.B407]=&quot;&quot;;&quot;&quot;;IF([.B407]=0;&quot;sombre&quot;;IF([.B4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7" calcext:value-type="float">
            <text:p>407</text:p>
          </table:table-cell>
          <table:table-cell table:style-name="ce2" office:value-type="float" office:value="1" calcext:value-type="float">
            <text:p>1</text:p>
          </table:table-cell>
          <table:table-cell table:formula="of:=IF([.B408]=&quot;&quot;;&quot;&quot;;IF([.B408]=0;&quot;sombre&quot;;IF([.B4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8" calcext:value-type="float">
            <text:p>408</text:p>
          </table:table-cell>
          <table:table-cell table:style-name="ce2" office:value-type="float" office:value="1" calcext:value-type="float">
            <text:p>1</text:p>
          </table:table-cell>
          <table:table-cell table:formula="of:=IF([.B409]=&quot;&quot;;&quot;&quot;;IF([.B409]=0;&quot;sombre&quot;;IF([.B4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09" calcext:value-type="float">
            <text:p>409</text:p>
          </table:table-cell>
          <table:table-cell table:style-name="ce2" office:value-type="float" office:value="0" calcext:value-type="float">
            <text:p>0</text:p>
          </table:table-cell>
          <table:table-cell table:formula="of:=IF([.B410]=&quot;&quot;;&quot;&quot;;IF([.B410]=0;&quot;sombre&quot;;IF([.B4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0" calcext:value-type="float">
            <text:p>410</text:p>
          </table:table-cell>
          <table:table-cell table:style-name="ce2" office:value-type="float" office:value="0" calcext:value-type="float">
            <text:p>0</text:p>
          </table:table-cell>
          <table:table-cell table:formula="of:=IF([.B411]=&quot;&quot;;&quot;&quot;;IF([.B411]=0;&quot;sombre&quot;;IF([.B41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1" calcext:value-type="float">
            <text:p>411</text:p>
          </table:table-cell>
          <table:table-cell table:style-name="ce2" office:value-type="float" office:value="1" calcext:value-type="float">
            <text:p>1</text:p>
          </table:table-cell>
          <table:table-cell table:formula="of:=IF([.B412]=&quot;&quot;;&quot;&quot;;IF([.B412]=0;&quot;sombre&quot;;IF([.B4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2" calcext:value-type="float">
            <text:p>412</text:p>
          </table:table-cell>
          <table:table-cell table:style-name="ce2" office:value-type="float" office:value="0" calcext:value-type="float">
            <text:p>0</text:p>
          </table:table-cell>
          <table:table-cell table:formula="of:=IF([.B413]=&quot;&quot;;&quot;&quot;;IF([.B413]=0;&quot;sombre&quot;;IF([.B4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3" calcext:value-type="float">
            <text:p>413</text:p>
          </table:table-cell>
          <table:table-cell table:style-name="ce2" office:value-type="float" office:value="1" calcext:value-type="float">
            <text:p>1</text:p>
          </table:table-cell>
          <table:table-cell table:formula="of:=IF([.B414]=&quot;&quot;;&quot;&quot;;IF([.B414]=0;&quot;sombre&quot;;IF([.B4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4" calcext:value-type="float">
            <text:p>414</text:p>
          </table:table-cell>
          <table:table-cell table:style-name="ce2" office:value-type="float" office:value="0" calcext:value-type="float">
            <text:p>0</text:p>
          </table:table-cell>
          <table:table-cell table:formula="of:=IF([.B415]=&quot;&quot;;&quot;&quot;;IF([.B415]=0;&quot;sombre&quot;;IF([.B4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5" calcext:value-type="float">
            <text:p>415</text:p>
          </table:table-cell>
          <table:table-cell table:style-name="ce2" office:value-type="float" office:value="1" calcext:value-type="float">
            <text:p>1</text:p>
          </table:table-cell>
          <table:table-cell table:formula="of:=IF([.B416]=&quot;&quot;;&quot;&quot;;IF([.B416]=0;&quot;sombre&quot;;IF([.B4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6" calcext:value-type="float">
            <text:p>416</text:p>
          </table:table-cell>
          <table:table-cell table:style-name="ce2" office:value-type="float" office:value="0" calcext:value-type="float">
            <text:p>0</text:p>
          </table:table-cell>
          <table:table-cell table:formula="of:=IF([.B417]=&quot;&quot;;&quot;&quot;;IF([.B417]=0;&quot;sombre&quot;;IF([.B4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7" calcext:value-type="float">
            <text:p>417</text:p>
          </table:table-cell>
          <table:table-cell table:style-name="ce2" office:value-type="float" office:value="0" calcext:value-type="float">
            <text:p>0</text:p>
          </table:table-cell>
          <table:table-cell table:formula="of:=IF([.B418]=&quot;&quot;;&quot;&quot;;IF([.B418]=0;&quot;sombre&quot;;IF([.B4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8" calcext:value-type="float">
            <text:p>418</text:p>
          </table:table-cell>
          <table:table-cell table:style-name="ce2" office:value-type="float" office:value="0" calcext:value-type="float">
            <text:p>0</text:p>
          </table:table-cell>
          <table:table-cell table:formula="of:=IF([.B419]=&quot;&quot;;&quot;&quot;;IF([.B419]=0;&quot;sombre&quot;;IF([.B4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19" calcext:value-type="float">
            <text:p>419</text:p>
          </table:table-cell>
          <table:table-cell table:style-name="ce2" office:value-type="float" office:value="0" calcext:value-type="float">
            <text:p>0</text:p>
          </table:table-cell>
          <table:table-cell table:formula="of:=IF([.B420]=&quot;&quot;;&quot;&quot;;IF([.B420]=0;&quot;sombre&quot;;IF([.B4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0" calcext:value-type="float">
            <text:p>420</text:p>
          </table:table-cell>
          <table:table-cell table:style-name="ce2" office:value-type="float" office:value="1" calcext:value-type="float">
            <text:p>1</text:p>
          </table:table-cell>
          <table:table-cell table:formula="of:=IF([.B421]=&quot;&quot;;&quot;&quot;;IF([.B421]=0;&quot;sombre&quot;;IF([.B4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1" calcext:value-type="float">
            <text:p>421</text:p>
          </table:table-cell>
          <table:table-cell table:style-name="ce2" office:value-type="float" office:value="1" calcext:value-type="float">
            <text:p>1</text:p>
          </table:table-cell>
          <table:table-cell table:formula="of:=IF([.B422]=&quot;&quot;;&quot;&quot;;IF([.B422]=0;&quot;sombre&quot;;IF([.B4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2" calcext:value-type="float">
            <text:p>422</text:p>
          </table:table-cell>
          <table:table-cell table:style-name="ce2" office:value-type="float" office:value="1" calcext:value-type="float">
            <text:p>1</text:p>
          </table:table-cell>
          <table:table-cell table:formula="of:=IF([.B423]=&quot;&quot;;&quot;&quot;;IF([.B423]=0;&quot;sombre&quot;;IF([.B4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3" calcext:value-type="float">
            <text:p>423</text:p>
          </table:table-cell>
          <table:table-cell table:style-name="ce2" office:value-type="float" office:value="1" calcext:value-type="float">
            <text:p>1</text:p>
          </table:table-cell>
          <table:table-cell table:formula="of:=IF([.B424]=&quot;&quot;;&quot;&quot;;IF([.B424]=0;&quot;sombre&quot;;IF([.B4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4" calcext:value-type="float">
            <text:p>424</text:p>
          </table:table-cell>
          <table:table-cell table:style-name="ce2" office:value-type="float" office:value="1" calcext:value-type="float">
            <text:p>1</text:p>
          </table:table-cell>
          <table:table-cell table:formula="of:=IF([.B425]=&quot;&quot;;&quot;&quot;;IF([.B425]=0;&quot;sombre&quot;;IF([.B4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5" calcext:value-type="float">
            <text:p>425</text:p>
          </table:table-cell>
          <table:table-cell table:style-name="ce2" office:value-type="float" office:value="1" calcext:value-type="float">
            <text:p>1</text:p>
          </table:table-cell>
          <table:table-cell table:formula="of:=IF([.B426]=&quot;&quot;;&quot;&quot;;IF([.B426]=0;&quot;sombre&quot;;IF([.B4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6" calcext:value-type="float">
            <text:p>426</text:p>
          </table:table-cell>
          <table:table-cell table:style-name="ce2" office:value-type="float" office:value="0" calcext:value-type="float">
            <text:p>0</text:p>
          </table:table-cell>
          <table:table-cell table:formula="of:=IF([.B427]=&quot;&quot;;&quot;&quot;;IF([.B427]=0;&quot;sombre&quot;;IF([.B4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7" calcext:value-type="float">
            <text:p>427</text:p>
          </table:table-cell>
          <table:table-cell table:style-name="ce2" office:value-type="float" office:value="0" calcext:value-type="float">
            <text:p>0</text:p>
          </table:table-cell>
          <table:table-cell table:formula="of:=IF([.B428]=&quot;&quot;;&quot;&quot;;IF([.B428]=0;&quot;sombre&quot;;IF([.B4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8" calcext:value-type="float">
            <text:p>428</text:p>
          </table:table-cell>
          <table:table-cell table:style-name="ce2" office:value-type="float" office:value="0" calcext:value-type="float">
            <text:p>0</text:p>
          </table:table-cell>
          <table:table-cell table:formula="of:=IF([.B429]=&quot;&quot;;&quot;&quot;;IF([.B429]=0;&quot;sombre&quot;;IF([.B4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29" calcext:value-type="float">
            <text:p>429</text:p>
          </table:table-cell>
          <table:table-cell table:style-name="ce2" office:value-type="float" office:value="1" calcext:value-type="float">
            <text:p>1</text:p>
          </table:table-cell>
          <table:table-cell table:formula="of:=IF([.B430]=&quot;&quot;;&quot;&quot;;IF([.B430]=0;&quot;sombre&quot;;IF([.B4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0" calcext:value-type="float">
            <text:p>430</text:p>
          </table:table-cell>
          <table:table-cell table:style-name="ce2" office:value-type="float" office:value="0" calcext:value-type="float">
            <text:p>0</text:p>
          </table:table-cell>
          <table:table-cell table:formula="of:=IF([.B431]=&quot;&quot;;&quot;&quot;;IF([.B431]=0;&quot;sombre&quot;;IF([.B4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1" calcext:value-type="float">
            <text:p>431</text:p>
          </table:table-cell>
          <table:table-cell table:style-name="ce2" office:value-type="float" office:value="1" calcext:value-type="float">
            <text:p>1</text:p>
          </table:table-cell>
          <table:table-cell table:formula="of:=IF([.B432]=&quot;&quot;;&quot;&quot;;IF([.B432]=0;&quot;sombre&quot;;IF([.B4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2" calcext:value-type="float">
            <text:p>432</text:p>
          </table:table-cell>
          <table:table-cell table:style-name="ce2" office:value-type="float" office:value="1" calcext:value-type="float">
            <text:p>1</text:p>
          </table:table-cell>
          <table:table-cell table:formula="of:=IF([.B433]=&quot;&quot;;&quot;&quot;;IF([.B433]=0;&quot;sombre&quot;;IF([.B4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3" calcext:value-type="float">
            <text:p>433</text:p>
          </table:table-cell>
          <table:table-cell table:style-name="ce2" office:value-type="float" office:value="0" calcext:value-type="float">
            <text:p>0</text:p>
          </table:table-cell>
          <table:table-cell table:formula="of:=IF([.B434]=&quot;&quot;;&quot;&quot;;IF([.B434]=0;&quot;sombre&quot;;IF([.B4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4" calcext:value-type="float">
            <text:p>434</text:p>
          </table:table-cell>
          <table:table-cell table:style-name="ce2" office:value-type="float" office:value="0" calcext:value-type="float">
            <text:p>0</text:p>
          </table:table-cell>
          <table:table-cell table:formula="of:=IF([.B435]=&quot;&quot;;&quot;&quot;;IF([.B435]=0;&quot;sombre&quot;;IF([.B4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5" calcext:value-type="float">
            <text:p>435</text:p>
          </table:table-cell>
          <table:table-cell table:style-name="ce2" office:value-type="float" office:value="1" calcext:value-type="float">
            <text:p>1</text:p>
          </table:table-cell>
          <table:table-cell table:formula="of:=IF([.B436]=&quot;&quot;;&quot;&quot;;IF([.B436]=0;&quot;sombre&quot;;IF([.B4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6" calcext:value-type="float">
            <text:p>436</text:p>
          </table:table-cell>
          <table:table-cell table:style-name="ce2" office:value-type="float" office:value="0" calcext:value-type="float">
            <text:p>0</text:p>
          </table:table-cell>
          <table:table-cell table:formula="of:=IF([.B437]=&quot;&quot;;&quot;&quot;;IF([.B437]=0;&quot;sombre&quot;;IF([.B43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7" calcext:value-type="float">
            <text:p>437</text:p>
          </table:table-cell>
          <table:table-cell table:style-name="ce2" office:value-type="float" office:value="1" calcext:value-type="float">
            <text:p>1</text:p>
          </table:table-cell>
          <table:table-cell table:formula="of:=IF([.B438]=&quot;&quot;;&quot;&quot;;IF([.B438]=0;&quot;sombre&quot;;IF([.B4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8" calcext:value-type="float">
            <text:p>438</text:p>
          </table:table-cell>
          <table:table-cell table:style-name="ce2" office:value-type="float" office:value="0" calcext:value-type="float">
            <text:p>0</text:p>
          </table:table-cell>
          <table:table-cell table:formula="of:=IF([.B439]=&quot;&quot;;&quot;&quot;;IF([.B439]=0;&quot;sombre&quot;;IF([.B4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39" calcext:value-type="float">
            <text:p>439</text:p>
          </table:table-cell>
          <table:table-cell table:style-name="ce2" office:value-type="float" office:value="1" calcext:value-type="float">
            <text:p>1</text:p>
          </table:table-cell>
          <table:table-cell table:formula="of:=IF([.B440]=&quot;&quot;;&quot;&quot;;IF([.B440]=0;&quot;sombre&quot;;IF([.B4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0" calcext:value-type="float">
            <text:p>440</text:p>
          </table:table-cell>
          <table:table-cell table:style-name="ce2" office:value-type="float" office:value="1" calcext:value-type="float">
            <text:p>1</text:p>
          </table:table-cell>
          <table:table-cell table:formula="of:=IF([.B441]=&quot;&quot;;&quot;&quot;;IF([.B441]=0;&quot;sombre&quot;;IF([.B4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1" calcext:value-type="float">
            <text:p>441</text:p>
          </table:table-cell>
          <table:table-cell table:style-name="ce2" office:value-type="float" office:value="1" calcext:value-type="float">
            <text:p>1</text:p>
          </table:table-cell>
          <table:table-cell table:formula="of:=IF([.B442]=&quot;&quot;;&quot;&quot;;IF([.B442]=0;&quot;sombre&quot;;IF([.B4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2" calcext:value-type="float">
            <text:p>442</text:p>
          </table:table-cell>
          <table:table-cell table:style-name="ce2" office:value-type="float" office:value="1" calcext:value-type="float">
            <text:p>1</text:p>
          </table:table-cell>
          <table:table-cell table:formula="of:=IF([.B443]=&quot;&quot;;&quot;&quot;;IF([.B443]=0;&quot;sombre&quot;;IF([.B4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3" calcext:value-type="float">
            <text:p>443</text:p>
          </table:table-cell>
          <table:table-cell table:style-name="ce2" office:value-type="float" office:value="1" calcext:value-type="float">
            <text:p>1</text:p>
          </table:table-cell>
          <table:table-cell table:formula="of:=IF([.B444]=&quot;&quot;;&quot;&quot;;IF([.B444]=0;&quot;sombre&quot;;IF([.B4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4" calcext:value-type="float">
            <text:p>444</text:p>
          </table:table-cell>
          <table:table-cell table:style-name="ce2" office:value-type="float" office:value="1" calcext:value-type="float">
            <text:p>1</text:p>
          </table:table-cell>
          <table:table-cell table:formula="of:=IF([.B445]=&quot;&quot;;&quot;&quot;;IF([.B445]=0;&quot;sombre&quot;;IF([.B4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5" calcext:value-type="float">
            <text:p>445</text:p>
          </table:table-cell>
          <table:table-cell table:style-name="ce2" office:value-type="float" office:value="0" calcext:value-type="float">
            <text:p>0</text:p>
          </table:table-cell>
          <table:table-cell table:formula="of:=IF([.B446]=&quot;&quot;;&quot;&quot;;IF([.B446]=0;&quot;sombre&quot;;IF([.B4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6" calcext:value-type="float">
            <text:p>446</text:p>
          </table:table-cell>
          <table:table-cell table:style-name="ce2" office:value-type="float" office:value="1" calcext:value-type="float">
            <text:p>1</text:p>
          </table:table-cell>
          <table:table-cell table:formula="of:=IF([.B447]=&quot;&quot;;&quot;&quot;;IF([.B447]=0;&quot;sombre&quot;;IF([.B4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7" calcext:value-type="float">
            <text:p>447</text:p>
          </table:table-cell>
          <table:table-cell table:style-name="ce2" office:value-type="float" office:value="1" calcext:value-type="float">
            <text:p>1</text:p>
          </table:table-cell>
          <table:table-cell table:formula="of:=IF([.B448]=&quot;&quot;;&quot;&quot;;IF([.B448]=0;&quot;sombre&quot;;IF([.B4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8" calcext:value-type="float">
            <text:p>448</text:p>
          </table:table-cell>
          <table:table-cell table:style-name="ce2" office:value-type="float" office:value="1" calcext:value-type="float">
            <text:p>1</text:p>
          </table:table-cell>
          <table:table-cell table:formula="of:=IF([.B449]=&quot;&quot;;&quot;&quot;;IF([.B449]=0;&quot;sombre&quot;;IF([.B4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49" calcext:value-type="float">
            <text:p>449</text:p>
          </table:table-cell>
          <table:table-cell table:style-name="ce2" office:value-type="float" office:value="1" calcext:value-type="float">
            <text:p>1</text:p>
          </table:table-cell>
          <table:table-cell table:formula="of:=IF([.B450]=&quot;&quot;;&quot;&quot;;IF([.B450]=0;&quot;sombre&quot;;IF([.B4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0" calcext:value-type="float">
            <text:p>450</text:p>
          </table:table-cell>
          <table:table-cell table:style-name="ce2" office:value-type="float" office:value="1" calcext:value-type="float">
            <text:p>1</text:p>
          </table:table-cell>
          <table:table-cell table:formula="of:=IF([.B451]=&quot;&quot;;&quot;&quot;;IF([.B451]=0;&quot;sombre&quot;;IF([.B4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1" calcext:value-type="float">
            <text:p>451</text:p>
          </table:table-cell>
          <table:table-cell table:style-name="ce2" office:value-type="float" office:value="0" calcext:value-type="float">
            <text:p>0</text:p>
          </table:table-cell>
          <table:table-cell table:formula="of:=IF([.B452]=&quot;&quot;;&quot;&quot;;IF([.B452]=0;&quot;sombre&quot;;IF([.B4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2" calcext:value-type="float">
            <text:p>452</text:p>
          </table:table-cell>
          <table:table-cell table:style-name="ce2" office:value-type="float" office:value="1" calcext:value-type="float">
            <text:p>1</text:p>
          </table:table-cell>
          <table:table-cell table:formula="of:=IF([.B453]=&quot;&quot;;&quot;&quot;;IF([.B453]=0;&quot;sombre&quot;;IF([.B4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3" calcext:value-type="float">
            <text:p>453</text:p>
          </table:table-cell>
          <table:table-cell table:style-name="ce2" office:value-type="float" office:value="0" calcext:value-type="float">
            <text:p>0</text:p>
          </table:table-cell>
          <table:table-cell table:formula="of:=IF([.B454]=&quot;&quot;;&quot;&quot;;IF([.B454]=0;&quot;sombre&quot;;IF([.B45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4" calcext:value-type="float">
            <text:p>454</text:p>
          </table:table-cell>
          <table:table-cell table:style-name="ce2" office:value-type="float" office:value="0" calcext:value-type="float">
            <text:p>0</text:p>
          </table:table-cell>
          <table:table-cell table:formula="of:=IF([.B455]=&quot;&quot;;&quot;&quot;;IF([.B455]=0;&quot;sombre&quot;;IF([.B4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5" calcext:value-type="float">
            <text:p>455</text:p>
          </table:table-cell>
          <table:table-cell table:style-name="ce2" office:value-type="float" office:value="0" calcext:value-type="float">
            <text:p>0</text:p>
          </table:table-cell>
          <table:table-cell table:formula="of:=IF([.B456]=&quot;&quot;;&quot;&quot;;IF([.B456]=0;&quot;sombre&quot;;IF([.B4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6" calcext:value-type="float">
            <text:p>456</text:p>
          </table:table-cell>
          <table:table-cell table:style-name="ce2" office:value-type="float" office:value="0" calcext:value-type="float">
            <text:p>0</text:p>
          </table:table-cell>
          <table:table-cell table:formula="of:=IF([.B457]=&quot;&quot;;&quot;&quot;;IF([.B457]=0;&quot;sombre&quot;;IF([.B4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7" calcext:value-type="float">
            <text:p>457</text:p>
          </table:table-cell>
          <table:table-cell table:style-name="ce2" office:value-type="float" office:value="1" calcext:value-type="float">
            <text:p>1</text:p>
          </table:table-cell>
          <table:table-cell table:formula="of:=IF([.B458]=&quot;&quot;;&quot;&quot;;IF([.B458]=0;&quot;sombre&quot;;IF([.B4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8" calcext:value-type="float">
            <text:p>458</text:p>
          </table:table-cell>
          <table:table-cell table:style-name="ce2" office:value-type="float" office:value="1" calcext:value-type="float">
            <text:p>1</text:p>
          </table:table-cell>
          <table:table-cell table:formula="of:=IF([.B459]=&quot;&quot;;&quot;&quot;;IF([.B459]=0;&quot;sombre&quot;;IF([.B4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59" calcext:value-type="float">
            <text:p>459</text:p>
          </table:table-cell>
          <table:table-cell table:style-name="ce2" office:value-type="float" office:value="1" calcext:value-type="float">
            <text:p>1</text:p>
          </table:table-cell>
          <table:table-cell table:formula="of:=IF([.B460]=&quot;&quot;;&quot;&quot;;IF([.B460]=0;&quot;sombre&quot;;IF([.B4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0" calcext:value-type="float">
            <text:p>460</text:p>
          </table:table-cell>
          <table:table-cell table:style-name="ce2" office:value-type="float" office:value="1" calcext:value-type="float">
            <text:p>1</text:p>
          </table:table-cell>
          <table:table-cell table:formula="of:=IF([.B461]=&quot;&quot;;&quot;&quot;;IF([.B461]=0;&quot;sombre&quot;;IF([.B4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1" calcext:value-type="float">
            <text:p>461</text:p>
          </table:table-cell>
          <table:table-cell table:style-name="ce2" office:value-type="float" office:value="0" calcext:value-type="float">
            <text:p>0</text:p>
          </table:table-cell>
          <table:table-cell table:formula="of:=IF([.B462]=&quot;&quot;;&quot;&quot;;IF([.B462]=0;&quot;sombre&quot;;IF([.B4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2" calcext:value-type="float">
            <text:p>462</text:p>
          </table:table-cell>
          <table:table-cell table:style-name="ce2" office:value-type="float" office:value="0" calcext:value-type="float">
            <text:p>0</text:p>
          </table:table-cell>
          <table:table-cell table:formula="of:=IF([.B463]=&quot;&quot;;&quot;&quot;;IF([.B463]=0;&quot;sombre&quot;;IF([.B4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3" calcext:value-type="float">
            <text:p>463</text:p>
          </table:table-cell>
          <table:table-cell table:style-name="ce2" office:value-type="float" office:value="1" calcext:value-type="float">
            <text:p>1</text:p>
          </table:table-cell>
          <table:table-cell table:formula="of:=IF([.B464]=&quot;&quot;;&quot;&quot;;IF([.B464]=0;&quot;sombre&quot;;IF([.B4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4" calcext:value-type="float">
            <text:p>464</text:p>
          </table:table-cell>
          <table:table-cell table:style-name="ce2" office:value-type="float" office:value="0" calcext:value-type="float">
            <text:p>0</text:p>
          </table:table-cell>
          <table:table-cell table:formula="of:=IF([.B465]=&quot;&quot;;&quot;&quot;;IF([.B465]=0;&quot;sombre&quot;;IF([.B4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5" calcext:value-type="float">
            <text:p>465</text:p>
          </table:table-cell>
          <table:table-cell table:style-name="ce2" office:value-type="float" office:value="0" calcext:value-type="float">
            <text:p>0</text:p>
          </table:table-cell>
          <table:table-cell table:formula="of:=IF([.B466]=&quot;&quot;;&quot;&quot;;IF([.B466]=0;&quot;sombre&quot;;IF([.B4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6" calcext:value-type="float">
            <text:p>466</text:p>
          </table:table-cell>
          <table:table-cell table:style-name="ce2" office:value-type="float" office:value="0" calcext:value-type="float">
            <text:p>0</text:p>
          </table:table-cell>
          <table:table-cell table:formula="of:=IF([.B467]=&quot;&quot;;&quot;&quot;;IF([.B467]=0;&quot;sombre&quot;;IF([.B4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7" calcext:value-type="float">
            <text:p>467</text:p>
          </table:table-cell>
          <table:table-cell table:style-name="ce2" office:value-type="float" office:value="1" calcext:value-type="float">
            <text:p>1</text:p>
          </table:table-cell>
          <table:table-cell table:formula="of:=IF([.B468]=&quot;&quot;;&quot;&quot;;IF([.B468]=0;&quot;sombre&quot;;IF([.B4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8" calcext:value-type="float">
            <text:p>468</text:p>
          </table:table-cell>
          <table:table-cell table:style-name="ce2" office:value-type="float" office:value="1" calcext:value-type="float">
            <text:p>1</text:p>
          </table:table-cell>
          <table:table-cell table:formula="of:=IF([.B469]=&quot;&quot;;&quot;&quot;;IF([.B469]=0;&quot;sombre&quot;;IF([.B4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69" calcext:value-type="float">
            <text:p>469</text:p>
          </table:table-cell>
          <table:table-cell table:style-name="ce2" office:value-type="float" office:value="0" calcext:value-type="float">
            <text:p>0</text:p>
          </table:table-cell>
          <table:table-cell table:formula="of:=IF([.B470]=&quot;&quot;;&quot;&quot;;IF([.B470]=0;&quot;sombre&quot;;IF([.B4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0" calcext:value-type="float">
            <text:p>470</text:p>
          </table:table-cell>
          <table:table-cell table:style-name="ce2" office:value-type="float" office:value="1" calcext:value-type="float">
            <text:p>1</text:p>
          </table:table-cell>
          <table:table-cell table:formula="of:=IF([.B471]=&quot;&quot;;&quot;&quot;;IF([.B471]=0;&quot;sombre&quot;;IF([.B4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1" calcext:value-type="float">
            <text:p>471</text:p>
          </table:table-cell>
          <table:table-cell table:style-name="ce2" office:value-type="float" office:value="1" calcext:value-type="float">
            <text:p>1</text:p>
          </table:table-cell>
          <table:table-cell table:formula="of:=IF([.B472]=&quot;&quot;;&quot;&quot;;IF([.B472]=0;&quot;sombre&quot;;IF([.B4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2" calcext:value-type="float">
            <text:p>472</text:p>
          </table:table-cell>
          <table:table-cell table:style-name="ce2" office:value-type="float" office:value="1" calcext:value-type="float">
            <text:p>1</text:p>
          </table:table-cell>
          <table:table-cell table:formula="of:=IF([.B473]=&quot;&quot;;&quot;&quot;;IF([.B473]=0;&quot;sombre&quot;;IF([.B4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3" calcext:value-type="float">
            <text:p>473</text:p>
          </table:table-cell>
          <table:table-cell table:style-name="ce2" office:value-type="float" office:value="1" calcext:value-type="float">
            <text:p>1</text:p>
          </table:table-cell>
          <table:table-cell table:formula="of:=IF([.B474]=&quot;&quot;;&quot;&quot;;IF([.B474]=0;&quot;sombre&quot;;IF([.B47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4" calcext:value-type="float">
            <text:p>474</text:p>
          </table:table-cell>
          <table:table-cell table:style-name="ce2" office:value-type="float" office:value="0" calcext:value-type="float">
            <text:p>0</text:p>
          </table:table-cell>
          <table:table-cell table:formula="of:=IF([.B475]=&quot;&quot;;&quot;&quot;;IF([.B475]=0;&quot;sombre&quot;;IF([.B4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5" calcext:value-type="float">
            <text:p>475</text:p>
          </table:table-cell>
          <table:table-cell table:style-name="ce2" office:value-type="float" office:value="0" calcext:value-type="float">
            <text:p>0</text:p>
          </table:table-cell>
          <table:table-cell table:formula="of:=IF([.B476]=&quot;&quot;;&quot;&quot;;IF([.B476]=0;&quot;sombre&quot;;IF([.B47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formula="of:=IF([.B477]=&quot;&quot;;&quot;&quot;;IF([.B477]=0;&quot;sombre&quot;;IF([.B4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7" calcext:value-type="float">
            <text:p>477</text:p>
          </table:table-cell>
          <table:table-cell table:style-name="ce2" office:value-type="float" office:value="1" calcext:value-type="float">
            <text:p>1</text:p>
          </table:table-cell>
          <table:table-cell table:formula="of:=IF([.B478]=&quot;&quot;;&quot;&quot;;IF([.B478]=0;&quot;sombre&quot;;IF([.B4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8" calcext:value-type="float">
            <text:p>478</text:p>
          </table:table-cell>
          <table:table-cell table:style-name="ce2" office:value-type="float" office:value="0" calcext:value-type="float">
            <text:p>0</text:p>
          </table:table-cell>
          <table:table-cell table:formula="of:=IF([.B479]=&quot;&quot;;&quot;&quot;;IF([.B479]=0;&quot;sombre&quot;;IF([.B4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79" calcext:value-type="float">
            <text:p>479</text:p>
          </table:table-cell>
          <table:table-cell table:style-name="ce2" office:value-type="float" office:value="1" calcext:value-type="float">
            <text:p>1</text:p>
          </table:table-cell>
          <table:table-cell table:formula="of:=IF([.B480]=&quot;&quot;;&quot;&quot;;IF([.B480]=0;&quot;sombre&quot;;IF([.B4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0" calcext:value-type="float">
            <text:p>480</text:p>
          </table:table-cell>
          <table:table-cell table:style-name="ce2" office:value-type="float" office:value="0" calcext:value-type="float">
            <text:p>0</text:p>
          </table:table-cell>
          <table:table-cell table:formula="of:=IF([.B481]=&quot;&quot;;&quot;&quot;;IF([.B481]=0;&quot;sombre&quot;;IF([.B4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1" calcext:value-type="float">
            <text:p>481</text:p>
          </table:table-cell>
          <table:table-cell table:style-name="ce2" office:value-type="float" office:value="1" calcext:value-type="float">
            <text:p>1</text:p>
          </table:table-cell>
          <table:table-cell table:formula="of:=IF([.B482]=&quot;&quot;;&quot;&quot;;IF([.B482]=0;&quot;sombre&quot;;IF([.B4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2" calcext:value-type="float">
            <text:p>482</text:p>
          </table:table-cell>
          <table:table-cell table:style-name="ce2" office:value-type="float" office:value="1" calcext:value-type="float">
            <text:p>1</text:p>
          </table:table-cell>
          <table:table-cell table:formula="of:=IF([.B483]=&quot;&quot;;&quot;&quot;;IF([.B483]=0;&quot;sombre&quot;;IF([.B4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3" calcext:value-type="float">
            <text:p>483</text:p>
          </table:table-cell>
          <table:table-cell table:style-name="ce2" office:value-type="float" office:value="0" calcext:value-type="float">
            <text:p>0</text:p>
          </table:table-cell>
          <table:table-cell table:formula="of:=IF([.B484]=&quot;&quot;;&quot;&quot;;IF([.B484]=0;&quot;sombre&quot;;IF([.B4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4" calcext:value-type="float">
            <text:p>484</text:p>
          </table:table-cell>
          <table:table-cell table:style-name="ce2" office:value-type="float" office:value="0" calcext:value-type="float">
            <text:p>0</text:p>
          </table:table-cell>
          <table:table-cell table:formula="of:=IF([.B485]=&quot;&quot;;&quot;&quot;;IF([.B485]=0;&quot;sombre&quot;;IF([.B4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5" calcext:value-type="float">
            <text:p>485</text:p>
          </table:table-cell>
          <table:table-cell table:style-name="ce2" office:value-type="float" office:value="1" calcext:value-type="float">
            <text:p>1</text:p>
          </table:table-cell>
          <table:table-cell table:formula="of:=IF([.B486]=&quot;&quot;;&quot;&quot;;IF([.B486]=0;&quot;sombre&quot;;IF([.B4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6" calcext:value-type="float">
            <text:p>486</text:p>
          </table:table-cell>
          <table:table-cell table:style-name="ce2" office:value-type="float" office:value="0" calcext:value-type="float">
            <text:p>0</text:p>
          </table:table-cell>
          <table:table-cell table:formula="of:=IF([.B487]=&quot;&quot;;&quot;&quot;;IF([.B487]=0;&quot;sombre&quot;;IF([.B4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7" calcext:value-type="float">
            <text:p>487</text:p>
          </table:table-cell>
          <table:table-cell table:style-name="ce2" office:value-type="float" office:value="1" calcext:value-type="float">
            <text:p>1</text:p>
          </table:table-cell>
          <table:table-cell table:formula="of:=IF([.B488]=&quot;&quot;;&quot;&quot;;IF([.B488]=0;&quot;sombre&quot;;IF([.B4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8" calcext:value-type="float">
            <text:p>488</text:p>
          </table:table-cell>
          <table:table-cell table:style-name="ce2" office:value-type="float" office:value="0" calcext:value-type="float">
            <text:p>0</text:p>
          </table:table-cell>
          <table:table-cell table:formula="of:=IF([.B489]=&quot;&quot;;&quot;&quot;;IF([.B489]=0;&quot;sombre&quot;;IF([.B48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89" calcext:value-type="float">
            <text:p>489</text:p>
          </table:table-cell>
          <table:table-cell table:style-name="ce2" office:value-type="float" office:value="0" calcext:value-type="float">
            <text:p>0</text:p>
          </table:table-cell>
          <table:table-cell table:formula="of:=IF([.B490]=&quot;&quot;;&quot;&quot;;IF([.B490]=0;&quot;sombre&quot;;IF([.B4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0" calcext:value-type="float">
            <text:p>490</text:p>
          </table:table-cell>
          <table:table-cell table:style-name="ce2" office:value-type="float" office:value="1" calcext:value-type="float">
            <text:p>1</text:p>
          </table:table-cell>
          <table:table-cell table:formula="of:=IF([.B491]=&quot;&quot;;&quot;&quot;;IF([.B491]=0;&quot;sombre&quot;;IF([.B4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1" calcext:value-type="float">
            <text:p>491</text:p>
          </table:table-cell>
          <table:table-cell table:style-name="ce2" office:value-type="float" office:value="0" calcext:value-type="float">
            <text:p>0</text:p>
          </table:table-cell>
          <table:table-cell table:formula="of:=IF([.B492]=&quot;&quot;;&quot;&quot;;IF([.B492]=0;&quot;sombre&quot;;IF([.B4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2" calcext:value-type="float">
            <text:p>492</text:p>
          </table:table-cell>
          <table:table-cell table:style-name="ce2" office:value-type="float" office:value="0" calcext:value-type="float">
            <text:p>0</text:p>
          </table:table-cell>
          <table:table-cell table:formula="of:=IF([.B493]=&quot;&quot;;&quot;&quot;;IF([.B493]=0;&quot;sombre&quot;;IF([.B4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3" calcext:value-type="float">
            <text:p>493</text:p>
          </table:table-cell>
          <table:table-cell table:style-name="ce2" office:value-type="float" office:value="1" calcext:value-type="float">
            <text:p>1</text:p>
          </table:table-cell>
          <table:table-cell table:formula="of:=IF([.B494]=&quot;&quot;;&quot;&quot;;IF([.B494]=0;&quot;sombre&quot;;IF([.B4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4" calcext:value-type="float">
            <text:p>494</text:p>
          </table:table-cell>
          <table:table-cell table:style-name="ce2" office:value-type="float" office:value="1" calcext:value-type="float">
            <text:p>1</text:p>
          </table:table-cell>
          <table:table-cell table:formula="of:=IF([.B495]=&quot;&quot;;&quot;&quot;;IF([.B495]=0;&quot;sombre&quot;;IF([.B4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5" calcext:value-type="float">
            <text:p>495</text:p>
          </table:table-cell>
          <table:table-cell table:style-name="ce2" office:value-type="float" office:value="1" calcext:value-type="float">
            <text:p>1</text:p>
          </table:table-cell>
          <table:table-cell table:formula="of:=IF([.B496]=&quot;&quot;;&quot;&quot;;IF([.B496]=0;&quot;sombre&quot;;IF([.B4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6" calcext:value-type="float">
            <text:p>496</text:p>
          </table:table-cell>
          <table:table-cell table:style-name="ce2" office:value-type="float" office:value="0" calcext:value-type="float">
            <text:p>0</text:p>
          </table:table-cell>
          <table:table-cell table:formula="of:=IF([.B497]=&quot;&quot;;&quot;&quot;;IF([.B497]=0;&quot;sombre&quot;;IF([.B4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7" calcext:value-type="float">
            <text:p>497</text:p>
          </table:table-cell>
          <table:table-cell table:style-name="ce2" office:value-type="float" office:value="0" calcext:value-type="float">
            <text:p>0</text:p>
          </table:table-cell>
          <table:table-cell table:formula="of:=IF([.B498]=&quot;&quot;;&quot;&quot;;IF([.B498]=0;&quot;sombre&quot;;IF([.B49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8" calcext:value-type="float">
            <text:p>498</text:p>
          </table:table-cell>
          <table:table-cell table:style-name="ce2" office:value-type="float" office:value="0" calcext:value-type="float">
            <text:p>0</text:p>
          </table:table-cell>
          <table:table-cell table:formula="of:=IF([.B499]=&quot;&quot;;&quot;&quot;;IF([.B499]=0;&quot;sombre&quot;;IF([.B4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499" calcext:value-type="float">
            <text:p>499</text:p>
          </table:table-cell>
          <table:table-cell table:style-name="ce2" office:value-type="float" office:value="1" calcext:value-type="float">
            <text:p>1</text:p>
          </table:table-cell>
          <table:table-cell table:formula="of:=IF([.B500]=&quot;&quot;;&quot;&quot;;IF([.B500]=0;&quot;sombre&quot;;IF([.B5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formula="of:=IF([.B501]=&quot;&quot;;&quot;&quot;;IF([.B501]=0;&quot;sombre&quot;;IF([.B5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1" calcext:value-type="float">
            <text:p>501</text:p>
          </table:table-cell>
          <table:table-cell table:style-name="ce2" office:value-type="float" office:value="1" calcext:value-type="float">
            <text:p>1</text:p>
          </table:table-cell>
          <table:table-cell table:formula="of:=IF([.B502]=&quot;&quot;;&quot;&quot;;IF([.B502]=0;&quot;sombre&quot;;IF([.B5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2" calcext:value-type="float">
            <text:p>502</text:p>
          </table:table-cell>
          <table:table-cell table:style-name="ce2" office:value-type="float" office:value="0" calcext:value-type="float">
            <text:p>0</text:p>
          </table:table-cell>
          <table:table-cell table:formula="of:=IF([.B503]=&quot;&quot;;&quot;&quot;;IF([.B503]=0;&quot;sombre&quot;;IF([.B5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3" calcext:value-type="float">
            <text:p>503</text:p>
          </table:table-cell>
          <table:table-cell table:style-name="ce2" office:value-type="float" office:value="0" calcext:value-type="float">
            <text:p>0</text:p>
          </table:table-cell>
          <table:table-cell table:formula="of:=IF([.B504]=&quot;&quot;;&quot;&quot;;IF([.B504]=0;&quot;sombre&quot;;IF([.B50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4" calcext:value-type="float">
            <text:p>504</text:p>
          </table:table-cell>
          <table:table-cell table:style-name="ce2" office:value-type="float" office:value="0" calcext:value-type="float">
            <text:p>0</text:p>
          </table:table-cell>
          <table:table-cell table:formula="of:=IF([.B505]=&quot;&quot;;&quot;&quot;;IF([.B505]=0;&quot;sombre&quot;;IF([.B5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5" calcext:value-type="float">
            <text:p>505</text:p>
          </table:table-cell>
          <table:table-cell table:style-name="ce2" office:value-type="float" office:value="1" calcext:value-type="float">
            <text:p>1</text:p>
          </table:table-cell>
          <table:table-cell table:formula="of:=IF([.B506]=&quot;&quot;;&quot;&quot;;IF([.B506]=0;&quot;sombre&quot;;IF([.B5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6" calcext:value-type="float">
            <text:p>506</text:p>
          </table:table-cell>
          <table:table-cell table:style-name="ce2" office:value-type="float" office:value="0" calcext:value-type="float">
            <text:p>0</text:p>
          </table:table-cell>
          <table:table-cell table:formula="of:=IF([.B507]=&quot;&quot;;&quot;&quot;;IF([.B507]=0;&quot;sombre&quot;;IF([.B5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formula="of:=IF([.B508]=&quot;&quot;;&quot;&quot;;IF([.B508]=0;&quot;sombre&quot;;IF([.B5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8" calcext:value-type="float">
            <text:p>508</text:p>
          </table:table-cell>
          <table:table-cell table:style-name="ce2" office:value-type="float" office:value="1" calcext:value-type="float">
            <text:p>1</text:p>
          </table:table-cell>
          <table:table-cell table:formula="of:=IF([.B509]=&quot;&quot;;&quot;&quot;;IF([.B509]=0;&quot;sombre&quot;;IF([.B5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09" calcext:value-type="float">
            <text:p>509</text:p>
          </table:table-cell>
          <table:table-cell table:style-name="ce2" office:value-type="float" office:value="0" calcext:value-type="float">
            <text:p>0</text:p>
          </table:table-cell>
          <table:table-cell table:formula="of:=IF([.B510]=&quot;&quot;;&quot;&quot;;IF([.B510]=0;&quot;sombre&quot;;IF([.B5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0" calcext:value-type="float">
            <text:p>510</text:p>
          </table:table-cell>
          <table:table-cell table:style-name="ce2" office:value-type="float" office:value="1" calcext:value-type="float">
            <text:p>1</text:p>
          </table:table-cell>
          <table:table-cell table:formula="of:=IF([.B511]=&quot;&quot;;&quot;&quot;;IF([.B511]=0;&quot;sombre&quot;;IF([.B5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1" calcext:value-type="float">
            <text:p>511</text:p>
          </table:table-cell>
          <table:table-cell table:style-name="ce2" office:value-type="float" office:value="0" calcext:value-type="float">
            <text:p>0</text:p>
          </table:table-cell>
          <table:table-cell table:formula="of:=IF([.B512]=&quot;&quot;;&quot;&quot;;IF([.B512]=0;&quot;sombre&quot;;IF([.B5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2" calcext:value-type="float">
            <text:p>512</text:p>
          </table:table-cell>
          <table:table-cell table:style-name="ce2" office:value-type="float" office:value="0" calcext:value-type="float">
            <text:p>0</text:p>
          </table:table-cell>
          <table:table-cell table:formula="of:=IF([.B513]=&quot;&quot;;&quot;&quot;;IF([.B513]=0;&quot;sombre&quot;;IF([.B5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3" calcext:value-type="float">
            <text:p>513</text:p>
          </table:table-cell>
          <table:table-cell table:style-name="ce2" office:value-type="float" office:value="1" calcext:value-type="float">
            <text:p>1</text:p>
          </table:table-cell>
          <table:table-cell table:formula="of:=IF([.B514]=&quot;&quot;;&quot;&quot;;IF([.B514]=0;&quot;sombre&quot;;IF([.B5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4" calcext:value-type="float">
            <text:p>514</text:p>
          </table:table-cell>
          <table:table-cell table:style-name="ce2" office:value-type="float" office:value="1" calcext:value-type="float">
            <text:p>1</text:p>
          </table:table-cell>
          <table:table-cell table:formula="of:=IF([.B515]=&quot;&quot;;&quot;&quot;;IF([.B515]=0;&quot;sombre&quot;;IF([.B5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5" calcext:value-type="float">
            <text:p>515</text:p>
          </table:table-cell>
          <table:table-cell table:style-name="ce2" office:value-type="float" office:value="1" calcext:value-type="float">
            <text:p>1</text:p>
          </table:table-cell>
          <table:table-cell table:formula="of:=IF([.B516]=&quot;&quot;;&quot;&quot;;IF([.B516]=0;&quot;sombre&quot;;IF([.B5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6" calcext:value-type="float">
            <text:p>516</text:p>
          </table:table-cell>
          <table:table-cell table:style-name="ce2" office:value-type="float" office:value="1" calcext:value-type="float">
            <text:p>1</text:p>
          </table:table-cell>
          <table:table-cell table:formula="of:=IF([.B517]=&quot;&quot;;&quot;&quot;;IF([.B517]=0;&quot;sombre&quot;;IF([.B5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7" calcext:value-type="float">
            <text:p>517</text:p>
          </table:table-cell>
          <table:table-cell table:style-name="ce2" office:value-type="float" office:value="0" calcext:value-type="float">
            <text:p>0</text:p>
          </table:table-cell>
          <table:table-cell table:formula="of:=IF([.B518]=&quot;&quot;;&quot;&quot;;IF([.B518]=0;&quot;sombre&quot;;IF([.B5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8" calcext:value-type="float">
            <text:p>518</text:p>
          </table:table-cell>
          <table:table-cell table:style-name="ce2" office:value-type="float" office:value="1" calcext:value-type="float">
            <text:p>1</text:p>
          </table:table-cell>
          <table:table-cell table:formula="of:=IF([.B519]=&quot;&quot;;&quot;&quot;;IF([.B519]=0;&quot;sombre&quot;;IF([.B5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19" calcext:value-type="float">
            <text:p>519</text:p>
          </table:table-cell>
          <table:table-cell table:style-name="ce2" office:value-type="float" office:value="0" calcext:value-type="float">
            <text:p>0</text:p>
          </table:table-cell>
          <table:table-cell table:formula="of:=IF([.B520]=&quot;&quot;;&quot;&quot;;IF([.B520]=0;&quot;sombre&quot;;IF([.B5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0" calcext:value-type="float">
            <text:p>520</text:p>
          </table:table-cell>
          <table:table-cell table:style-name="ce2" office:value-type="float" office:value="1" calcext:value-type="float">
            <text:p>1</text:p>
          </table:table-cell>
          <table:table-cell table:formula="of:=IF([.B521]=&quot;&quot;;&quot;&quot;;IF([.B521]=0;&quot;sombre&quot;;IF([.B5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1" calcext:value-type="float">
            <text:p>521</text:p>
          </table:table-cell>
          <table:table-cell table:style-name="ce2" office:value-type="float" office:value="1" calcext:value-type="float">
            <text:p>1</text:p>
          </table:table-cell>
          <table:table-cell table:formula="of:=IF([.B522]=&quot;&quot;;&quot;&quot;;IF([.B522]=0;&quot;sombre&quot;;IF([.B5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2" calcext:value-type="float">
            <text:p>522</text:p>
          </table:table-cell>
          <table:table-cell table:style-name="ce2" office:value-type="float" office:value="1" calcext:value-type="float">
            <text:p>1</text:p>
          </table:table-cell>
          <table:table-cell table:formula="of:=IF([.B523]=&quot;&quot;;&quot;&quot;;IF([.B523]=0;&quot;sombre&quot;;IF([.B5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3" calcext:value-type="float">
            <text:p>523</text:p>
          </table:table-cell>
          <table:table-cell table:style-name="ce2" office:value-type="float" office:value="1" calcext:value-type="float">
            <text:p>1</text:p>
          </table:table-cell>
          <table:table-cell table:formula="of:=IF([.B524]=&quot;&quot;;&quot;&quot;;IF([.B524]=0;&quot;sombre&quot;;IF([.B5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4" calcext:value-type="float">
            <text:p>524</text:p>
          </table:table-cell>
          <table:table-cell table:style-name="ce2" office:value-type="float" office:value="1" calcext:value-type="float">
            <text:p>1</text:p>
          </table:table-cell>
          <table:table-cell table:formula="of:=IF([.B525]=&quot;&quot;;&quot;&quot;;IF([.B525]=0;&quot;sombre&quot;;IF([.B5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5" calcext:value-type="float">
            <text:p>525</text:p>
          </table:table-cell>
          <table:table-cell table:style-name="ce2" office:value-type="float" office:value="1" calcext:value-type="float">
            <text:p>1</text:p>
          </table:table-cell>
          <table:table-cell table:formula="of:=IF([.B526]=&quot;&quot;;&quot;&quot;;IF([.B526]=0;&quot;sombre&quot;;IF([.B5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6" calcext:value-type="float">
            <text:p>526</text:p>
          </table:table-cell>
          <table:table-cell table:style-name="ce2" office:value-type="float" office:value="1" calcext:value-type="float">
            <text:p>1</text:p>
          </table:table-cell>
          <table:table-cell table:formula="of:=IF([.B527]=&quot;&quot;;&quot;&quot;;IF([.B527]=0;&quot;sombre&quot;;IF([.B5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7" calcext:value-type="float">
            <text:p>527</text:p>
          </table:table-cell>
          <table:table-cell table:style-name="ce2" office:value-type="float" office:value="1" calcext:value-type="float">
            <text:p>1</text:p>
          </table:table-cell>
          <table:table-cell table:formula="of:=IF([.B528]=&quot;&quot;;&quot;&quot;;IF([.B528]=0;&quot;sombre&quot;;IF([.B5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8" calcext:value-type="float">
            <text:p>528</text:p>
          </table:table-cell>
          <table:table-cell table:style-name="ce2" office:value-type="float" office:value="1" calcext:value-type="float">
            <text:p>1</text:p>
          </table:table-cell>
          <table:table-cell table:formula="of:=IF([.B529]=&quot;&quot;;&quot;&quot;;IF([.B529]=0;&quot;sombre&quot;;IF([.B5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29" calcext:value-type="float">
            <text:p>529</text:p>
          </table:table-cell>
          <table:table-cell table:style-name="ce2" office:value-type="float" office:value="0" calcext:value-type="float">
            <text:p>0</text:p>
          </table:table-cell>
          <table:table-cell table:formula="of:=IF([.B530]=&quot;&quot;;&quot;&quot;;IF([.B530]=0;&quot;sombre&quot;;IF([.B5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0" calcext:value-type="float">
            <text:p>530</text:p>
          </table:table-cell>
          <table:table-cell table:style-name="ce2" office:value-type="float" office:value="0" calcext:value-type="float">
            <text:p>0</text:p>
          </table:table-cell>
          <table:table-cell table:formula="of:=IF([.B531]=&quot;&quot;;&quot;&quot;;IF([.B531]=0;&quot;sombre&quot;;IF([.B5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1" calcext:value-type="float">
            <text:p>531</text:p>
          </table:table-cell>
          <table:table-cell table:style-name="ce2" office:value-type="float" office:value="1" calcext:value-type="float">
            <text:p>1</text:p>
          </table:table-cell>
          <table:table-cell table:formula="of:=IF([.B532]=&quot;&quot;;&quot;&quot;;IF([.B532]=0;&quot;sombre&quot;;IF([.B5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2" calcext:value-type="float">
            <text:p>532</text:p>
          </table:table-cell>
          <table:table-cell table:style-name="ce2" office:value-type="float" office:value="1" calcext:value-type="float">
            <text:p>1</text:p>
          </table:table-cell>
          <table:table-cell table:formula="of:=IF([.B533]=&quot;&quot;;&quot;&quot;;IF([.B533]=0;&quot;sombre&quot;;IF([.B5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3" calcext:value-type="float">
            <text:p>533</text:p>
          </table:table-cell>
          <table:table-cell table:style-name="ce2" office:value-type="float" office:value="0" calcext:value-type="float">
            <text:p>0</text:p>
          </table:table-cell>
          <table:table-cell table:formula="of:=IF([.B534]=&quot;&quot;;&quot;&quot;;IF([.B534]=0;&quot;sombre&quot;;IF([.B5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4" calcext:value-type="float">
            <text:p>534</text:p>
          </table:table-cell>
          <table:table-cell table:style-name="ce2" office:value-type="float" office:value="0" calcext:value-type="float">
            <text:p>0</text:p>
          </table:table-cell>
          <table:table-cell table:formula="of:=IF([.B535]=&quot;&quot;;&quot;&quot;;IF([.B535]=0;&quot;sombre&quot;;IF([.B5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5" calcext:value-type="float">
            <text:p>535</text:p>
          </table:table-cell>
          <table:table-cell table:style-name="ce2" office:value-type="float" office:value="0" calcext:value-type="float">
            <text:p>0</text:p>
          </table:table-cell>
          <table:table-cell table:formula="of:=IF([.B536]=&quot;&quot;;&quot;&quot;;IF([.B536]=0;&quot;sombre&quot;;IF([.B5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6" calcext:value-type="float">
            <text:p>536</text:p>
          </table:table-cell>
          <table:table-cell table:style-name="ce2" office:value-type="float" office:value="1" calcext:value-type="float">
            <text:p>1</text:p>
          </table:table-cell>
          <table:table-cell table:formula="of:=IF([.B537]=&quot;&quot;;&quot;&quot;;IF([.B537]=0;&quot;sombre&quot;;IF([.B5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7" calcext:value-type="float">
            <text:p>537</text:p>
          </table:table-cell>
          <table:table-cell table:style-name="ce2" office:value-type="float" office:value="1" calcext:value-type="float">
            <text:p>1</text:p>
          </table:table-cell>
          <table:table-cell table:formula="of:=IF([.B538]=&quot;&quot;;&quot;&quot;;IF([.B538]=0;&quot;sombre&quot;;IF([.B5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8" calcext:value-type="float">
            <text:p>538</text:p>
          </table:table-cell>
          <table:table-cell table:style-name="ce2" office:value-type="float" office:value="0" calcext:value-type="float">
            <text:p>0</text:p>
          </table:table-cell>
          <table:table-cell table:formula="of:=IF([.B539]=&quot;&quot;;&quot;&quot;;IF([.B539]=0;&quot;sombre&quot;;IF([.B5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39" calcext:value-type="float">
            <text:p>539</text:p>
          </table:table-cell>
          <table:table-cell table:style-name="ce2" office:value-type="float" office:value="1" calcext:value-type="float">
            <text:p>1</text:p>
          </table:table-cell>
          <table:table-cell table:formula="of:=IF([.B540]=&quot;&quot;;&quot;&quot;;IF([.B540]=0;&quot;sombre&quot;;IF([.B5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0" calcext:value-type="float">
            <text:p>540</text:p>
          </table:table-cell>
          <table:table-cell table:style-name="ce2" office:value-type="float" office:value="0" calcext:value-type="float">
            <text:p>0</text:p>
          </table:table-cell>
          <table:table-cell table:formula="of:=IF([.B541]=&quot;&quot;;&quot;&quot;;IF([.B541]=0;&quot;sombre&quot;;IF([.B5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1" calcext:value-type="float">
            <text:p>541</text:p>
          </table:table-cell>
          <table:table-cell table:style-name="ce2" office:value-type="float" office:value="1" calcext:value-type="float">
            <text:p>1</text:p>
          </table:table-cell>
          <table:table-cell table:formula="of:=IF([.B542]=&quot;&quot;;&quot;&quot;;IF([.B542]=0;&quot;sombre&quot;;IF([.B5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2" calcext:value-type="float">
            <text:p>542</text:p>
          </table:table-cell>
          <table:table-cell table:style-name="ce2" office:value-type="float" office:value="1" calcext:value-type="float">
            <text:p>1</text:p>
          </table:table-cell>
          <table:table-cell table:formula="of:=IF([.B543]=&quot;&quot;;&quot;&quot;;IF([.B543]=0;&quot;sombre&quot;;IF([.B5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3" calcext:value-type="float">
            <text:p>543</text:p>
          </table:table-cell>
          <table:table-cell table:style-name="ce2" office:value-type="float" office:value="1" calcext:value-type="float">
            <text:p>1</text:p>
          </table:table-cell>
          <table:table-cell table:formula="of:=IF([.B544]=&quot;&quot;;&quot;&quot;;IF([.B544]=0;&quot;sombre&quot;;IF([.B5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4" calcext:value-type="float">
            <text:p>544</text:p>
          </table:table-cell>
          <table:table-cell table:style-name="ce2" office:value-type="float" office:value="1" calcext:value-type="float">
            <text:p>1</text:p>
          </table:table-cell>
          <table:table-cell table:formula="of:=IF([.B545]=&quot;&quot;;&quot;&quot;;IF([.B545]=0;&quot;sombre&quot;;IF([.B5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5" calcext:value-type="float">
            <text:p>545</text:p>
          </table:table-cell>
          <table:table-cell table:style-name="ce2" office:value-type="float" office:value="1" calcext:value-type="float">
            <text:p>1</text:p>
          </table:table-cell>
          <table:table-cell table:formula="of:=IF([.B546]=&quot;&quot;;&quot;&quot;;IF([.B546]=0;&quot;sombre&quot;;IF([.B5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6" calcext:value-type="float">
            <text:p>546</text:p>
          </table:table-cell>
          <table:table-cell table:style-name="ce2" office:value-type="float" office:value="1" calcext:value-type="float">
            <text:p>1</text:p>
          </table:table-cell>
          <table:table-cell table:formula="of:=IF([.B547]=&quot;&quot;;&quot;&quot;;IF([.B547]=0;&quot;sombre&quot;;IF([.B5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7" calcext:value-type="float">
            <text:p>547</text:p>
          </table:table-cell>
          <table:table-cell table:style-name="ce2" office:value-type="float" office:value="0" calcext:value-type="float">
            <text:p>0</text:p>
          </table:table-cell>
          <table:table-cell table:formula="of:=IF([.B548]=&quot;&quot;;&quot;&quot;;IF([.B548]=0;&quot;sombre&quot;;IF([.B54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8" calcext:value-type="float">
            <text:p>548</text:p>
          </table:table-cell>
          <table:table-cell table:style-name="ce2" office:value-type="float" office:value="0" calcext:value-type="float">
            <text:p>0</text:p>
          </table:table-cell>
          <table:table-cell table:formula="of:=IF([.B549]=&quot;&quot;;&quot;&quot;;IF([.B549]=0;&quot;sombre&quot;;IF([.B5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49" calcext:value-type="float">
            <text:p>549</text:p>
          </table:table-cell>
          <table:table-cell table:style-name="ce2" office:value-type="float" office:value="0" calcext:value-type="float">
            <text:p>0</text:p>
          </table:table-cell>
          <table:table-cell table:formula="of:=IF([.B550]=&quot;&quot;;&quot;&quot;;IF([.B550]=0;&quot;sombre&quot;;IF([.B5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0" calcext:value-type="float">
            <text:p>550</text:p>
          </table:table-cell>
          <table:table-cell table:style-name="ce2" office:value-type="float" office:value="1" calcext:value-type="float">
            <text:p>1</text:p>
          </table:table-cell>
          <table:table-cell table:formula="of:=IF([.B551]=&quot;&quot;;&quot;&quot;;IF([.B551]=0;&quot;sombre&quot;;IF([.B5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1" calcext:value-type="float">
            <text:p>551</text:p>
          </table:table-cell>
          <table:table-cell table:style-name="ce2" office:value-type="float" office:value="0" calcext:value-type="float">
            <text:p>0</text:p>
          </table:table-cell>
          <table:table-cell table:formula="of:=IF([.B552]=&quot;&quot;;&quot;&quot;;IF([.B552]=0;&quot;sombre&quot;;IF([.B5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2" calcext:value-type="float">
            <text:p>552</text:p>
          </table:table-cell>
          <table:table-cell table:style-name="ce2" office:value-type="float" office:value="1" calcext:value-type="float">
            <text:p>1</text:p>
          </table:table-cell>
          <table:table-cell table:formula="of:=IF([.B553]=&quot;&quot;;&quot;&quot;;IF([.B553]=0;&quot;sombre&quot;;IF([.B5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3" calcext:value-type="float">
            <text:p>553</text:p>
          </table:table-cell>
          <table:table-cell table:style-name="ce2" office:value-type="float" office:value="1" calcext:value-type="float">
            <text:p>1</text:p>
          </table:table-cell>
          <table:table-cell table:formula="of:=IF([.B554]=&quot;&quot;;&quot;&quot;;IF([.B554]=0;&quot;sombre&quot;;IF([.B5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4" calcext:value-type="float">
            <text:p>554</text:p>
          </table:table-cell>
          <table:table-cell table:style-name="ce2" office:value-type="float" office:value="0" calcext:value-type="float">
            <text:p>0</text:p>
          </table:table-cell>
          <table:table-cell table:formula="of:=IF([.B555]=&quot;&quot;;&quot;&quot;;IF([.B555]=0;&quot;sombre&quot;;IF([.B5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5" calcext:value-type="float">
            <text:p>555</text:p>
          </table:table-cell>
          <table:table-cell table:style-name="ce2" office:value-type="float" office:value="1" calcext:value-type="float">
            <text:p>1</text:p>
          </table:table-cell>
          <table:table-cell table:formula="of:=IF([.B556]=&quot;&quot;;&quot;&quot;;IF([.B556]=0;&quot;sombre&quot;;IF([.B5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6" calcext:value-type="float">
            <text:p>556</text:p>
          </table:table-cell>
          <table:table-cell table:style-name="ce2" office:value-type="float" office:value="1" calcext:value-type="float">
            <text:p>1</text:p>
          </table:table-cell>
          <table:table-cell table:formula="of:=IF([.B557]=&quot;&quot;;&quot;&quot;;IF([.B557]=0;&quot;sombre&quot;;IF([.B5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formula="of:=IF([.B558]=&quot;&quot;;&quot;&quot;;IF([.B558]=0;&quot;sombre&quot;;IF([.B5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8" calcext:value-type="float">
            <text:p>558</text:p>
          </table:table-cell>
          <table:table-cell table:style-name="ce2" office:value-type="float" office:value="1" calcext:value-type="float">
            <text:p>1</text:p>
          </table:table-cell>
          <table:table-cell table:formula="of:=IF([.B559]=&quot;&quot;;&quot;&quot;;IF([.B559]=0;&quot;sombre&quot;;IF([.B5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59" calcext:value-type="float">
            <text:p>559</text:p>
          </table:table-cell>
          <table:table-cell table:style-name="ce2" office:value-type="float" office:value="0" calcext:value-type="float">
            <text:p>0</text:p>
          </table:table-cell>
          <table:table-cell table:formula="of:=IF([.B560]=&quot;&quot;;&quot;&quot;;IF([.B560]=0;&quot;sombre&quot;;IF([.B5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0" calcext:value-type="float">
            <text:p>560</text:p>
          </table:table-cell>
          <table:table-cell table:style-name="ce2" office:value-type="float" office:value="0" calcext:value-type="float">
            <text:p>0</text:p>
          </table:table-cell>
          <table:table-cell table:formula="of:=IF([.B561]=&quot;&quot;;&quot;&quot;;IF([.B561]=0;&quot;sombre&quot;;IF([.B5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1" calcext:value-type="float">
            <text:p>561</text:p>
          </table:table-cell>
          <table:table-cell table:style-name="ce2" office:value-type="float" office:value="1" calcext:value-type="float">
            <text:p>1</text:p>
          </table:table-cell>
          <table:table-cell table:formula="of:=IF([.B562]=&quot;&quot;;&quot;&quot;;IF([.B562]=0;&quot;sombre&quot;;IF([.B5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2" calcext:value-type="float">
            <text:p>562</text:p>
          </table:table-cell>
          <table:table-cell table:style-name="ce2" office:value-type="float" office:value="0" calcext:value-type="float">
            <text:p>0</text:p>
          </table:table-cell>
          <table:table-cell table:formula="of:=IF([.B563]=&quot;&quot;;&quot;&quot;;IF([.B563]=0;&quot;sombre&quot;;IF([.B5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3" calcext:value-type="float">
            <text:p>563</text:p>
          </table:table-cell>
          <table:table-cell table:style-name="ce2" office:value-type="float" office:value="0" calcext:value-type="float">
            <text:p>0</text:p>
          </table:table-cell>
          <table:table-cell table:formula="of:=IF([.B564]=&quot;&quot;;&quot;&quot;;IF([.B564]=0;&quot;sombre&quot;;IF([.B56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4" calcext:value-type="float">
            <text:p>564</text:p>
          </table:table-cell>
          <table:table-cell table:style-name="ce2" office:value-type="float" office:value="1" calcext:value-type="float">
            <text:p>1</text:p>
          </table:table-cell>
          <table:table-cell table:formula="of:=IF([.B565]=&quot;&quot;;&quot;&quot;;IF([.B565]=0;&quot;sombre&quot;;IF([.B5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5" calcext:value-type="float">
            <text:p>565</text:p>
          </table:table-cell>
          <table:table-cell table:style-name="ce2" office:value-type="float" office:value="0" calcext:value-type="float">
            <text:p>0</text:p>
          </table:table-cell>
          <table:table-cell table:formula="of:=IF([.B566]=&quot;&quot;;&quot;&quot;;IF([.B566]=0;&quot;sombre&quot;;IF([.B5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6" calcext:value-type="float">
            <text:p>566</text:p>
          </table:table-cell>
          <table:table-cell table:style-name="ce2" office:value-type="float" office:value="1" calcext:value-type="float">
            <text:p>1</text:p>
          </table:table-cell>
          <table:table-cell table:formula="of:=IF([.B567]=&quot;&quot;;&quot;&quot;;IF([.B567]=0;&quot;sombre&quot;;IF([.B5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7" calcext:value-type="float">
            <text:p>567</text:p>
          </table:table-cell>
          <table:table-cell table:style-name="ce2" office:value-type="float" office:value="0" calcext:value-type="float">
            <text:p>0</text:p>
          </table:table-cell>
          <table:table-cell table:formula="of:=IF([.B568]=&quot;&quot;;&quot;&quot;;IF([.B568]=0;&quot;sombre&quot;;IF([.B5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8" calcext:value-type="float">
            <text:p>568</text:p>
          </table:table-cell>
          <table:table-cell table:style-name="ce2" office:value-type="float" office:value="0" calcext:value-type="float">
            <text:p>0</text:p>
          </table:table-cell>
          <table:table-cell table:formula="of:=IF([.B569]=&quot;&quot;;&quot;&quot;;IF([.B569]=0;&quot;sombre&quot;;IF([.B5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69" calcext:value-type="float">
            <text:p>569</text:p>
          </table:table-cell>
          <table:table-cell table:style-name="ce2" office:value-type="float" office:value="1" calcext:value-type="float">
            <text:p>1</text:p>
          </table:table-cell>
          <table:table-cell table:formula="of:=IF([.B570]=&quot;&quot;;&quot;&quot;;IF([.B570]=0;&quot;sombre&quot;;IF([.B5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0" calcext:value-type="float">
            <text:p>570</text:p>
          </table:table-cell>
          <table:table-cell table:style-name="ce2" office:value-type="float" office:value="1" calcext:value-type="float">
            <text:p>1</text:p>
          </table:table-cell>
          <table:table-cell table:formula="of:=IF([.B571]=&quot;&quot;;&quot;&quot;;IF([.B571]=0;&quot;sombre&quot;;IF([.B5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1" calcext:value-type="float">
            <text:p>571</text:p>
          </table:table-cell>
          <table:table-cell table:style-name="ce2" office:value-type="float" office:value="0" calcext:value-type="float">
            <text:p>0</text:p>
          </table:table-cell>
          <table:table-cell table:formula="of:=IF([.B572]=&quot;&quot;;&quot;&quot;;IF([.B572]=0;&quot;sombre&quot;;IF([.B5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2" calcext:value-type="float">
            <text:p>572</text:p>
          </table:table-cell>
          <table:table-cell table:style-name="ce2" office:value-type="float" office:value="0" calcext:value-type="float">
            <text:p>0</text:p>
          </table:table-cell>
          <table:table-cell table:formula="of:=IF([.B573]=&quot;&quot;;&quot;&quot;;IF([.B573]=0;&quot;sombre&quot;;IF([.B5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3" calcext:value-type="float">
            <text:p>573</text:p>
          </table:table-cell>
          <table:table-cell table:style-name="ce2" office:value-type="float" office:value="1" calcext:value-type="float">
            <text:p>1</text:p>
          </table:table-cell>
          <table:table-cell table:formula="of:=IF([.B574]=&quot;&quot;;&quot;&quot;;IF([.B574]=0;&quot;sombre&quot;;IF([.B57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4" calcext:value-type="float">
            <text:p>574</text:p>
          </table:table-cell>
          <table:table-cell table:style-name="ce2" office:value-type="float" office:value="1" calcext:value-type="float">
            <text:p>1</text:p>
          </table:table-cell>
          <table:table-cell table:formula="of:=IF([.B575]=&quot;&quot;;&quot;&quot;;IF([.B575]=0;&quot;sombre&quot;;IF([.B5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5" calcext:value-type="float">
            <text:p>575</text:p>
          </table:table-cell>
          <table:table-cell table:style-name="ce2" office:value-type="float" office:value="1" calcext:value-type="float">
            <text:p>1</text:p>
          </table:table-cell>
          <table:table-cell table:formula="of:=IF([.B576]=&quot;&quot;;&quot;&quot;;IF([.B576]=0;&quot;sombre&quot;;IF([.B5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6" calcext:value-type="float">
            <text:p>576</text:p>
          </table:table-cell>
          <table:table-cell table:style-name="ce2" office:value-type="float" office:value="1" calcext:value-type="float">
            <text:p>1</text:p>
          </table:table-cell>
          <table:table-cell table:formula="of:=IF([.B577]=&quot;&quot;;&quot;&quot;;IF([.B577]=0;&quot;sombre&quot;;IF([.B5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7" calcext:value-type="float">
            <text:p>577</text:p>
          </table:table-cell>
          <table:table-cell table:style-name="ce2" office:value-type="float" office:value="1" calcext:value-type="float">
            <text:p>1</text:p>
          </table:table-cell>
          <table:table-cell table:formula="of:=IF([.B578]=&quot;&quot;;&quot;&quot;;IF([.B578]=0;&quot;sombre&quot;;IF([.B5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8" calcext:value-type="float">
            <text:p>578</text:p>
          </table:table-cell>
          <table:table-cell table:style-name="ce2" office:value-type="float" office:value="0" calcext:value-type="float">
            <text:p>0</text:p>
          </table:table-cell>
          <table:table-cell table:formula="of:=IF([.B579]=&quot;&quot;;&quot;&quot;;IF([.B579]=0;&quot;sombre&quot;;IF([.B5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79" calcext:value-type="float">
            <text:p>579</text:p>
          </table:table-cell>
          <table:table-cell table:style-name="ce2" office:value-type="float" office:value="1" calcext:value-type="float">
            <text:p>1</text:p>
          </table:table-cell>
          <table:table-cell table:formula="of:=IF([.B580]=&quot;&quot;;&quot;&quot;;IF([.B580]=0;&quot;sombre&quot;;IF([.B5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0" calcext:value-type="float">
            <text:p>580</text:p>
          </table:table-cell>
          <table:table-cell table:style-name="ce2" office:value-type="float" office:value="0" calcext:value-type="float">
            <text:p>0</text:p>
          </table:table-cell>
          <table:table-cell table:formula="of:=IF([.B581]=&quot;&quot;;&quot;&quot;;IF([.B581]=0;&quot;sombre&quot;;IF([.B5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1" calcext:value-type="float">
            <text:p>581</text:p>
          </table:table-cell>
          <table:table-cell table:style-name="ce2" office:value-type="float" office:value="0" calcext:value-type="float">
            <text:p>0</text:p>
          </table:table-cell>
          <table:table-cell table:formula="of:=IF([.B582]=&quot;&quot;;&quot;&quot;;IF([.B582]=0;&quot;sombre&quot;;IF([.B5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2" calcext:value-type="float">
            <text:p>582</text:p>
          </table:table-cell>
          <table:table-cell table:style-name="ce2" office:value-type="float" office:value="0" calcext:value-type="float">
            <text:p>0</text:p>
          </table:table-cell>
          <table:table-cell table:formula="of:=IF([.B583]=&quot;&quot;;&quot;&quot;;IF([.B583]=0;&quot;sombre&quot;;IF([.B5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3" calcext:value-type="float">
            <text:p>583</text:p>
          </table:table-cell>
          <table:table-cell table:style-name="ce2" office:value-type="float" office:value="1" calcext:value-type="float">
            <text:p>1</text:p>
          </table:table-cell>
          <table:table-cell table:formula="of:=IF([.B584]=&quot;&quot;;&quot;&quot;;IF([.B584]=0;&quot;sombre&quot;;IF([.B5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4" calcext:value-type="float">
            <text:p>584</text:p>
          </table:table-cell>
          <table:table-cell table:style-name="ce2" office:value-type="float" office:value="0" calcext:value-type="float">
            <text:p>0</text:p>
          </table:table-cell>
          <table:table-cell table:formula="of:=IF([.B585]=&quot;&quot;;&quot;&quot;;IF([.B585]=0;&quot;sombre&quot;;IF([.B5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5" calcext:value-type="float">
            <text:p>585</text:p>
          </table:table-cell>
          <table:table-cell table:style-name="ce2" office:value-type="float" office:value="1" calcext:value-type="float">
            <text:p>1</text:p>
          </table:table-cell>
          <table:table-cell table:formula="of:=IF([.B586]=&quot;&quot;;&quot;&quot;;IF([.B586]=0;&quot;sombre&quot;;IF([.B5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6" calcext:value-type="float">
            <text:p>586</text:p>
          </table:table-cell>
          <table:table-cell table:style-name="ce2" office:value-type="float" office:value="0" calcext:value-type="float">
            <text:p>0</text:p>
          </table:table-cell>
          <table:table-cell table:formula="of:=IF([.B587]=&quot;&quot;;&quot;&quot;;IF([.B587]=0;&quot;sombre&quot;;IF([.B5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7" calcext:value-type="float">
            <text:p>587</text:p>
          </table:table-cell>
          <table:table-cell table:style-name="ce2" office:value-type="float" office:value="1" calcext:value-type="float">
            <text:p>1</text:p>
          </table:table-cell>
          <table:table-cell table:formula="of:=IF([.B588]=&quot;&quot;;&quot;&quot;;IF([.B588]=0;&quot;sombre&quot;;IF([.B5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8" calcext:value-type="float">
            <text:p>588</text:p>
          </table:table-cell>
          <table:table-cell table:style-name="ce2" office:value-type="float" office:value="1" calcext:value-type="float">
            <text:p>1</text:p>
          </table:table-cell>
          <table:table-cell table:formula="of:=IF([.B589]=&quot;&quot;;&quot;&quot;;IF([.B589]=0;&quot;sombre&quot;;IF([.B5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89" calcext:value-type="float">
            <text:p>589</text:p>
          </table:table-cell>
          <table:table-cell table:style-name="ce2" office:value-type="float" office:value="1" calcext:value-type="float">
            <text:p>1</text:p>
          </table:table-cell>
          <table:table-cell table:formula="of:=IF([.B590]=&quot;&quot;;&quot;&quot;;IF([.B590]=0;&quot;sombre&quot;;IF([.B5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0" calcext:value-type="float">
            <text:p>590</text:p>
          </table:table-cell>
          <table:table-cell table:style-name="ce2" office:value-type="float" office:value="1" calcext:value-type="float">
            <text:p>1</text:p>
          </table:table-cell>
          <table:table-cell table:formula="of:=IF([.B591]=&quot;&quot;;&quot;&quot;;IF([.B591]=0;&quot;sombre&quot;;IF([.B5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1" calcext:value-type="float">
            <text:p>591</text:p>
          </table:table-cell>
          <table:table-cell table:style-name="ce2" office:value-type="float" office:value="0" calcext:value-type="float">
            <text:p>0</text:p>
          </table:table-cell>
          <table:table-cell table:formula="of:=IF([.B592]=&quot;&quot;;&quot;&quot;;IF([.B592]=0;&quot;sombre&quot;;IF([.B5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2" calcext:value-type="float">
            <text:p>592</text:p>
          </table:table-cell>
          <table:table-cell table:style-name="ce2" office:value-type="float" office:value="1" calcext:value-type="float">
            <text:p>1</text:p>
          </table:table-cell>
          <table:table-cell table:formula="of:=IF([.B593]=&quot;&quot;;&quot;&quot;;IF([.B593]=0;&quot;sombre&quot;;IF([.B5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3" calcext:value-type="float">
            <text:p>593</text:p>
          </table:table-cell>
          <table:table-cell table:style-name="ce2" office:value-type="float" office:value="1" calcext:value-type="float">
            <text:p>1</text:p>
          </table:table-cell>
          <table:table-cell table:formula="of:=IF([.B594]=&quot;&quot;;&quot;&quot;;IF([.B594]=0;&quot;sombre&quot;;IF([.B5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4" calcext:value-type="float">
            <text:p>594</text:p>
          </table:table-cell>
          <table:table-cell table:style-name="ce2" office:value-type="float" office:value="1" calcext:value-type="float">
            <text:p>1</text:p>
          </table:table-cell>
          <table:table-cell table:formula="of:=IF([.B595]=&quot;&quot;;&quot;&quot;;IF([.B595]=0;&quot;sombre&quot;;IF([.B5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5" calcext:value-type="float">
            <text:p>595</text:p>
          </table:table-cell>
          <table:table-cell table:style-name="ce2" office:value-type="float" office:value="1" calcext:value-type="float">
            <text:p>1</text:p>
          </table:table-cell>
          <table:table-cell table:formula="of:=IF([.B596]=&quot;&quot;;&quot;&quot;;IF([.B596]=0;&quot;sombre&quot;;IF([.B5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6" calcext:value-type="float">
            <text:p>596</text:p>
          </table:table-cell>
          <table:table-cell table:style-name="ce2" office:value-type="float" office:value="1" calcext:value-type="float">
            <text:p>1</text:p>
          </table:table-cell>
          <table:table-cell table:formula="of:=IF([.B597]=&quot;&quot;;&quot;&quot;;IF([.B597]=0;&quot;sombre&quot;;IF([.B5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7" calcext:value-type="float">
            <text:p>597</text:p>
          </table:table-cell>
          <table:table-cell table:style-name="ce2" office:value-type="float" office:value="1" calcext:value-type="float">
            <text:p>1</text:p>
          </table:table-cell>
          <table:table-cell table:formula="of:=IF([.B598]=&quot;&quot;;&quot;&quot;;IF([.B598]=0;&quot;sombre&quot;;IF([.B5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8" calcext:value-type="float">
            <text:p>598</text:p>
          </table:table-cell>
          <table:table-cell table:style-name="ce2" office:value-type="float" office:value="1" calcext:value-type="float">
            <text:p>1</text:p>
          </table:table-cell>
          <table:table-cell table:formula="of:=IF([.B599]=&quot;&quot;;&quot;&quot;;IF([.B599]=0;&quot;sombre&quot;;IF([.B5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599" calcext:value-type="float">
            <text:p>599</text:p>
          </table:table-cell>
          <table:table-cell table:style-name="ce2" office:value-type="float" office:value="0" calcext:value-type="float">
            <text:p>0</text:p>
          </table:table-cell>
          <table:table-cell table:formula="of:=IF([.B600]=&quot;&quot;;&quot;&quot;;IF([.B600]=0;&quot;sombre&quot;;IF([.B6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formula="of:=IF([.B601]=&quot;&quot;;&quot;&quot;;IF([.B601]=0;&quot;sombre&quot;;IF([.B6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1" calcext:value-type="float">
            <text:p>601</text:p>
          </table:table-cell>
          <table:table-cell table:style-name="ce2" office:value-type="float" office:value="1" calcext:value-type="float">
            <text:p>1</text:p>
          </table:table-cell>
          <table:table-cell table:formula="of:=IF([.B602]=&quot;&quot;;&quot;&quot;;IF([.B602]=0;&quot;sombre&quot;;IF([.B6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2" calcext:value-type="float">
            <text:p>602</text:p>
          </table:table-cell>
          <table:table-cell table:style-name="ce2" office:value-type="float" office:value="1" calcext:value-type="float">
            <text:p>1</text:p>
          </table:table-cell>
          <table:table-cell table:formula="of:=IF([.B603]=&quot;&quot;;&quot;&quot;;IF([.B603]=0;&quot;sombre&quot;;IF([.B6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3" calcext:value-type="float">
            <text:p>603</text:p>
          </table:table-cell>
          <table:table-cell table:style-name="ce2" office:value-type="float" office:value="0" calcext:value-type="float">
            <text:p>0</text:p>
          </table:table-cell>
          <table:table-cell table:formula="of:=IF([.B604]=&quot;&quot;;&quot;&quot;;IF([.B604]=0;&quot;sombre&quot;;IF([.B60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4" calcext:value-type="float">
            <text:p>604</text:p>
          </table:table-cell>
          <table:table-cell table:style-name="ce2" office:value-type="float" office:value="1" calcext:value-type="float">
            <text:p>1</text:p>
          </table:table-cell>
          <table:table-cell table:formula="of:=IF([.B605]=&quot;&quot;;&quot;&quot;;IF([.B605]=0;&quot;sombre&quot;;IF([.B6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5" calcext:value-type="float">
            <text:p>605</text:p>
          </table:table-cell>
          <table:table-cell table:style-name="ce2" office:value-type="float" office:value="1" calcext:value-type="float">
            <text:p>1</text:p>
          </table:table-cell>
          <table:table-cell table:formula="of:=IF([.B606]=&quot;&quot;;&quot;&quot;;IF([.B606]=0;&quot;sombre&quot;;IF([.B6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6" calcext:value-type="float">
            <text:p>606</text:p>
          </table:table-cell>
          <table:table-cell table:style-name="ce2" office:value-type="float" office:value="1" calcext:value-type="float">
            <text:p>1</text:p>
          </table:table-cell>
          <table:table-cell table:formula="of:=IF([.B607]=&quot;&quot;;&quot;&quot;;IF([.B607]=0;&quot;sombre&quot;;IF([.B6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7" calcext:value-type="float">
            <text:p>607</text:p>
          </table:table-cell>
          <table:table-cell table:style-name="ce2" office:value-type="float" office:value="1" calcext:value-type="float">
            <text:p>1</text:p>
          </table:table-cell>
          <table:table-cell table:formula="of:=IF([.B608]=&quot;&quot;;&quot;&quot;;IF([.B608]=0;&quot;sombre&quot;;IF([.B6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8" calcext:value-type="float">
            <text:p>608</text:p>
          </table:table-cell>
          <table:table-cell table:style-name="ce2" office:value-type="float" office:value="0" calcext:value-type="float">
            <text:p>0</text:p>
          </table:table-cell>
          <table:table-cell table:formula="of:=IF([.B609]=&quot;&quot;;&quot;&quot;;IF([.B609]=0;&quot;sombre&quot;;IF([.B60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09" calcext:value-type="float">
            <text:p>609</text:p>
          </table:table-cell>
          <table:table-cell table:style-name="ce2" office:value-type="float" office:value="0" calcext:value-type="float">
            <text:p>0</text:p>
          </table:table-cell>
          <table:table-cell table:formula="of:=IF([.B610]=&quot;&quot;;&quot;&quot;;IF([.B610]=0;&quot;sombre&quot;;IF([.B6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0" calcext:value-type="float">
            <text:p>610</text:p>
          </table:table-cell>
          <table:table-cell table:style-name="ce2" office:value-type="float" office:value="1" calcext:value-type="float">
            <text:p>1</text:p>
          </table:table-cell>
          <table:table-cell table:formula="of:=IF([.B611]=&quot;&quot;;&quot;&quot;;IF([.B611]=0;&quot;sombre&quot;;IF([.B6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1" calcext:value-type="float">
            <text:p>611</text:p>
          </table:table-cell>
          <table:table-cell table:style-name="ce2" office:value-type="float" office:value="0" calcext:value-type="float">
            <text:p>0</text:p>
          </table:table-cell>
          <table:table-cell table:formula="of:=IF([.B612]=&quot;&quot;;&quot;&quot;;IF([.B612]=0;&quot;sombre&quot;;IF([.B6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2" calcext:value-type="float">
            <text:p>612</text:p>
          </table:table-cell>
          <table:table-cell table:style-name="ce2" office:value-type="float" office:value="1" calcext:value-type="float">
            <text:p>1</text:p>
          </table:table-cell>
          <table:table-cell table:formula="of:=IF([.B613]=&quot;&quot;;&quot;&quot;;IF([.B613]=0;&quot;sombre&quot;;IF([.B6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3" calcext:value-type="float">
            <text:p>613</text:p>
          </table:table-cell>
          <table:table-cell table:style-name="ce2" office:value-type="float" office:value="1" calcext:value-type="float">
            <text:p>1</text:p>
          </table:table-cell>
          <table:table-cell table:formula="of:=IF([.B614]=&quot;&quot;;&quot;&quot;;IF([.B614]=0;&quot;sombre&quot;;IF([.B6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4" calcext:value-type="float">
            <text:p>614</text:p>
          </table:table-cell>
          <table:table-cell table:style-name="ce2" office:value-type="float" office:value="1" calcext:value-type="float">
            <text:p>1</text:p>
          </table:table-cell>
          <table:table-cell table:formula="of:=IF([.B615]=&quot;&quot;;&quot;&quot;;IF([.B615]=0;&quot;sombre&quot;;IF([.B6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5" calcext:value-type="float">
            <text:p>615</text:p>
          </table:table-cell>
          <table:table-cell table:style-name="ce2" office:value-type="float" office:value="0" calcext:value-type="float">
            <text:p>0</text:p>
          </table:table-cell>
          <table:table-cell table:formula="of:=IF([.B616]=&quot;&quot;;&quot;&quot;;IF([.B616]=0;&quot;sombre&quot;;IF([.B6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6" calcext:value-type="float">
            <text:p>616</text:p>
          </table:table-cell>
          <table:table-cell table:style-name="ce2" office:value-type="float" office:value="1" calcext:value-type="float">
            <text:p>1</text:p>
          </table:table-cell>
          <table:table-cell table:formula="of:=IF([.B617]=&quot;&quot;;&quot;&quot;;IF([.B617]=0;&quot;sombre&quot;;IF([.B6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7" calcext:value-type="float">
            <text:p>617</text:p>
          </table:table-cell>
          <table:table-cell table:style-name="ce2" office:value-type="float" office:value="0" calcext:value-type="float">
            <text:p>0</text:p>
          </table:table-cell>
          <table:table-cell table:formula="of:=IF([.B618]=&quot;&quot;;&quot;&quot;;IF([.B618]=0;&quot;sombre&quot;;IF([.B6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8" calcext:value-type="float">
            <text:p>618</text:p>
          </table:table-cell>
          <table:table-cell table:style-name="ce2" office:value-type="float" office:value="1" calcext:value-type="float">
            <text:p>1</text:p>
          </table:table-cell>
          <table:table-cell table:formula="of:=IF([.B619]=&quot;&quot;;&quot;&quot;;IF([.B619]=0;&quot;sombre&quot;;IF([.B6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19" calcext:value-type="float">
            <text:p>619</text:p>
          </table:table-cell>
          <table:table-cell table:style-name="ce2" office:value-type="float" office:value="0" calcext:value-type="float">
            <text:p>0</text:p>
          </table:table-cell>
          <table:table-cell table:formula="of:=IF([.B620]=&quot;&quot;;&quot;&quot;;IF([.B620]=0;&quot;sombre&quot;;IF([.B6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0" calcext:value-type="float">
            <text:p>620</text:p>
          </table:table-cell>
          <table:table-cell table:style-name="ce2" office:value-type="float" office:value="0" calcext:value-type="float">
            <text:p>0</text:p>
          </table:table-cell>
          <table:table-cell table:formula="of:=IF([.B621]=&quot;&quot;;&quot;&quot;;IF([.B621]=0;&quot;sombre&quot;;IF([.B6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1" calcext:value-type="float">
            <text:p>621</text:p>
          </table:table-cell>
          <table:table-cell table:style-name="ce2" office:value-type="float" office:value="1" calcext:value-type="float">
            <text:p>1</text:p>
          </table:table-cell>
          <table:table-cell table:formula="of:=IF([.B622]=&quot;&quot;;&quot;&quot;;IF([.B622]=0;&quot;sombre&quot;;IF([.B6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2" calcext:value-type="float">
            <text:p>622</text:p>
          </table:table-cell>
          <table:table-cell table:style-name="ce2" office:value-type="float" office:value="0" calcext:value-type="float">
            <text:p>0</text:p>
          </table:table-cell>
          <table:table-cell table:formula="of:=IF([.B623]=&quot;&quot;;&quot;&quot;;IF([.B623]=0;&quot;sombre&quot;;IF([.B62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3" calcext:value-type="float">
            <text:p>623</text:p>
          </table:table-cell>
          <table:table-cell table:style-name="ce2" office:value-type="float" office:value="0" calcext:value-type="float">
            <text:p>0</text:p>
          </table:table-cell>
          <table:table-cell table:formula="of:=IF([.B624]=&quot;&quot;;&quot;&quot;;IF([.B624]=0;&quot;sombre&quot;;IF([.B6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4" calcext:value-type="float">
            <text:p>624</text:p>
          </table:table-cell>
          <table:table-cell table:style-name="ce2" office:value-type="float" office:value="1" calcext:value-type="float">
            <text:p>1</text:p>
          </table:table-cell>
          <table:table-cell table:formula="of:=IF([.B625]=&quot;&quot;;&quot;&quot;;IF([.B625]=0;&quot;sombre&quot;;IF([.B6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5" calcext:value-type="float">
            <text:p>625</text:p>
          </table:table-cell>
          <table:table-cell table:style-name="ce2" office:value-type="float" office:value="1" calcext:value-type="float">
            <text:p>1</text:p>
          </table:table-cell>
          <table:table-cell table:formula="of:=IF([.B626]=&quot;&quot;;&quot;&quot;;IF([.B626]=0;&quot;sombre&quot;;IF([.B6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6" calcext:value-type="float">
            <text:p>626</text:p>
          </table:table-cell>
          <table:table-cell table:style-name="ce2" office:value-type="float" office:value="0" calcext:value-type="float">
            <text:p>0</text:p>
          </table:table-cell>
          <table:table-cell table:formula="of:=IF([.B627]=&quot;&quot;;&quot;&quot;;IF([.B627]=0;&quot;sombre&quot;;IF([.B6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7" calcext:value-type="float">
            <text:p>627</text:p>
          </table:table-cell>
          <table:table-cell table:style-name="ce2" office:value-type="float" office:value="1" calcext:value-type="float">
            <text:p>1</text:p>
          </table:table-cell>
          <table:table-cell table:formula="of:=IF([.B628]=&quot;&quot;;&quot;&quot;;IF([.B628]=0;&quot;sombre&quot;;IF([.B6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8" calcext:value-type="float">
            <text:p>628</text:p>
          </table:table-cell>
          <table:table-cell table:style-name="ce2" office:value-type="float" office:value="1" calcext:value-type="float">
            <text:p>1</text:p>
          </table:table-cell>
          <table:table-cell table:formula="of:=IF([.B629]=&quot;&quot;;&quot;&quot;;IF([.B629]=0;&quot;sombre&quot;;IF([.B6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29" calcext:value-type="float">
            <text:p>629</text:p>
          </table:table-cell>
          <table:table-cell table:style-name="ce2" office:value-type="float" office:value="0" calcext:value-type="float">
            <text:p>0</text:p>
          </table:table-cell>
          <table:table-cell table:formula="of:=IF([.B630]=&quot;&quot;;&quot;&quot;;IF([.B630]=0;&quot;sombre&quot;;IF([.B6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0" calcext:value-type="float">
            <text:p>630</text:p>
          </table:table-cell>
          <table:table-cell table:style-name="ce2" office:value-type="float" office:value="1" calcext:value-type="float">
            <text:p>1</text:p>
          </table:table-cell>
          <table:table-cell table:formula="of:=IF([.B631]=&quot;&quot;;&quot;&quot;;IF([.B631]=0;&quot;sombre&quot;;IF([.B6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1" calcext:value-type="float">
            <text:p>631</text:p>
          </table:table-cell>
          <table:table-cell table:style-name="ce2" office:value-type="float" office:value="1" calcext:value-type="float">
            <text:p>1</text:p>
          </table:table-cell>
          <table:table-cell table:formula="of:=IF([.B632]=&quot;&quot;;&quot;&quot;;IF([.B632]=0;&quot;sombre&quot;;IF([.B6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2" calcext:value-type="float">
            <text:p>632</text:p>
          </table:table-cell>
          <table:table-cell table:style-name="ce2" office:value-type="float" office:value="1" calcext:value-type="float">
            <text:p>1</text:p>
          </table:table-cell>
          <table:table-cell table:formula="of:=IF([.B633]=&quot;&quot;;&quot;&quot;;IF([.B633]=0;&quot;sombre&quot;;IF([.B6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3" calcext:value-type="float">
            <text:p>633</text:p>
          </table:table-cell>
          <table:table-cell table:style-name="ce2" office:value-type="float" office:value="1" calcext:value-type="float">
            <text:p>1</text:p>
          </table:table-cell>
          <table:table-cell table:formula="of:=IF([.B634]=&quot;&quot;;&quot;&quot;;IF([.B634]=0;&quot;sombre&quot;;IF([.B63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4" calcext:value-type="float">
            <text:p>634</text:p>
          </table:table-cell>
          <table:table-cell table:style-name="ce2" office:value-type="float" office:value="0" calcext:value-type="float">
            <text:p>0</text:p>
          </table:table-cell>
          <table:table-cell table:formula="of:=IF([.B635]=&quot;&quot;;&quot;&quot;;IF([.B635]=0;&quot;sombre&quot;;IF([.B6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5" calcext:value-type="float">
            <text:p>635</text:p>
          </table:table-cell>
          <table:table-cell table:style-name="ce2" office:value-type="float" office:value="1" calcext:value-type="float">
            <text:p>1</text:p>
          </table:table-cell>
          <table:table-cell table:formula="of:=IF([.B636]=&quot;&quot;;&quot;&quot;;IF([.B636]=0;&quot;sombre&quot;;IF([.B6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6" calcext:value-type="float">
            <text:p>636</text:p>
          </table:table-cell>
          <table:table-cell table:style-name="ce2" office:value-type="float" office:value="1" calcext:value-type="float">
            <text:p>1</text:p>
          </table:table-cell>
          <table:table-cell table:formula="of:=IF([.B637]=&quot;&quot;;&quot;&quot;;IF([.B637]=0;&quot;sombre&quot;;IF([.B6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7" calcext:value-type="float">
            <text:p>637</text:p>
          </table:table-cell>
          <table:table-cell table:style-name="ce2" office:value-type="float" office:value="1" calcext:value-type="float">
            <text:p>1</text:p>
          </table:table-cell>
          <table:table-cell table:formula="of:=IF([.B638]=&quot;&quot;;&quot;&quot;;IF([.B638]=0;&quot;sombre&quot;;IF([.B6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8" calcext:value-type="float">
            <text:p>638</text:p>
          </table:table-cell>
          <table:table-cell table:style-name="ce2" office:value-type="float" office:value="0" calcext:value-type="float">
            <text:p>0</text:p>
          </table:table-cell>
          <table:table-cell table:formula="of:=IF([.B639]=&quot;&quot;;&quot;&quot;;IF([.B639]=0;&quot;sombre&quot;;IF([.B6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39" calcext:value-type="float">
            <text:p>639</text:p>
          </table:table-cell>
          <table:table-cell table:style-name="ce2" office:value-type="float" office:value="1" calcext:value-type="float">
            <text:p>1</text:p>
          </table:table-cell>
          <table:table-cell table:formula="of:=IF([.B640]=&quot;&quot;;&quot;&quot;;IF([.B640]=0;&quot;sombre&quot;;IF([.B6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0" calcext:value-type="float">
            <text:p>640</text:p>
          </table:table-cell>
          <table:table-cell table:style-name="ce2" office:value-type="float" office:value="0" calcext:value-type="float">
            <text:p>0</text:p>
          </table:table-cell>
          <table:table-cell table:formula="of:=IF([.B641]=&quot;&quot;;&quot;&quot;;IF([.B641]=0;&quot;sombre&quot;;IF([.B6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1" calcext:value-type="float">
            <text:p>641</text:p>
          </table:table-cell>
          <table:table-cell table:style-name="ce2" office:value-type="float" office:value="1" calcext:value-type="float">
            <text:p>1</text:p>
          </table:table-cell>
          <table:table-cell table:formula="of:=IF([.B642]=&quot;&quot;;&quot;&quot;;IF([.B642]=0;&quot;sombre&quot;;IF([.B6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2" calcext:value-type="float">
            <text:p>642</text:p>
          </table:table-cell>
          <table:table-cell table:style-name="ce2" office:value-type="float" office:value="1" calcext:value-type="float">
            <text:p>1</text:p>
          </table:table-cell>
          <table:table-cell table:formula="of:=IF([.B643]=&quot;&quot;;&quot;&quot;;IF([.B643]=0;&quot;sombre&quot;;IF([.B6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3" calcext:value-type="float">
            <text:p>643</text:p>
          </table:table-cell>
          <table:table-cell table:style-name="ce2" office:value-type="float" office:value="0" calcext:value-type="float">
            <text:p>0</text:p>
          </table:table-cell>
          <table:table-cell table:formula="of:=IF([.B644]=&quot;&quot;;&quot;&quot;;IF([.B644]=0;&quot;sombre&quot;;IF([.B6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4" calcext:value-type="float">
            <text:p>644</text:p>
          </table:table-cell>
          <table:table-cell table:style-name="ce2" office:value-type="float" office:value="1" calcext:value-type="float">
            <text:p>1</text:p>
          </table:table-cell>
          <table:table-cell table:formula="of:=IF([.B645]=&quot;&quot;;&quot;&quot;;IF([.B645]=0;&quot;sombre&quot;;IF([.B6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5" calcext:value-type="float">
            <text:p>645</text:p>
          </table:table-cell>
          <table:table-cell table:style-name="ce2" office:value-type="float" office:value="1" calcext:value-type="float">
            <text:p>1</text:p>
          </table:table-cell>
          <table:table-cell table:formula="of:=IF([.B646]=&quot;&quot;;&quot;&quot;;IF([.B646]=0;&quot;sombre&quot;;IF([.B6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6" calcext:value-type="float">
            <text:p>646</text:p>
          </table:table-cell>
          <table:table-cell table:style-name="ce2" office:value-type="float" office:value="0" calcext:value-type="float">
            <text:p>0</text:p>
          </table:table-cell>
          <table:table-cell table:formula="of:=IF([.B647]=&quot;&quot;;&quot;&quot;;IF([.B647]=0;&quot;sombre&quot;;IF([.B6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7" calcext:value-type="float">
            <text:p>647</text:p>
          </table:table-cell>
          <table:table-cell table:style-name="ce2" office:value-type="float" office:value="1" calcext:value-type="float">
            <text:p>1</text:p>
          </table:table-cell>
          <table:table-cell table:formula="of:=IF([.B648]=&quot;&quot;;&quot;&quot;;IF([.B648]=0;&quot;sombre&quot;;IF([.B6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formula="of:=IF([.B649]=&quot;&quot;;&quot;&quot;;IF([.B649]=0;&quot;sombre&quot;;IF([.B6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49" calcext:value-type="float">
            <text:p>649</text:p>
          </table:table-cell>
          <table:table-cell table:style-name="ce2" office:value-type="float" office:value="0" calcext:value-type="float">
            <text:p>0</text:p>
          </table:table-cell>
          <table:table-cell table:formula="of:=IF([.B650]=&quot;&quot;;&quot;&quot;;IF([.B650]=0;&quot;sombre&quot;;IF([.B6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0" calcext:value-type="float">
            <text:p>650</text:p>
          </table:table-cell>
          <table:table-cell table:style-name="ce2" office:value-type="float" office:value="1" calcext:value-type="float">
            <text:p>1</text:p>
          </table:table-cell>
          <table:table-cell table:formula="of:=IF([.B651]=&quot;&quot;;&quot;&quot;;IF([.B651]=0;&quot;sombre&quot;;IF([.B6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1" calcext:value-type="float">
            <text:p>651</text:p>
          </table:table-cell>
          <table:table-cell table:style-name="ce2" office:value-type="float" office:value="0" calcext:value-type="float">
            <text:p>0</text:p>
          </table:table-cell>
          <table:table-cell table:formula="of:=IF([.B652]=&quot;&quot;;&quot;&quot;;IF([.B652]=0;&quot;sombre&quot;;IF([.B6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2" calcext:value-type="float">
            <text:p>652</text:p>
          </table:table-cell>
          <table:table-cell table:style-name="ce2" office:value-type="float" office:value="0" calcext:value-type="float">
            <text:p>0</text:p>
          </table:table-cell>
          <table:table-cell table:formula="of:=IF([.B653]=&quot;&quot;;&quot;&quot;;IF([.B653]=0;&quot;sombre&quot;;IF([.B65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formula="of:=IF([.B654]=&quot;&quot;;&quot;&quot;;IF([.B654]=0;&quot;sombre&quot;;IF([.B6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4" calcext:value-type="float">
            <text:p>654</text:p>
          </table:table-cell>
          <table:table-cell table:style-name="ce2" office:value-type="float" office:value="0" calcext:value-type="float">
            <text:p>0</text:p>
          </table:table-cell>
          <table:table-cell table:formula="of:=IF([.B655]=&quot;&quot;;&quot;&quot;;IF([.B655]=0;&quot;sombre&quot;;IF([.B6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formula="of:=IF([.B656]=&quot;&quot;;&quot;&quot;;IF([.B656]=0;&quot;sombre&quot;;IF([.B6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formula="of:=IF([.B657]=&quot;&quot;;&quot;&quot;;IF([.B657]=0;&quot;sombre&quot;;IF([.B6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formula="of:=IF([.B658]=&quot;&quot;;&quot;&quot;;IF([.B658]=0;&quot;sombre&quot;;IF([.B6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8" calcext:value-type="float">
            <text:p>658</text:p>
          </table:table-cell>
          <table:table-cell table:style-name="ce2" office:value-type="float" office:value="0" calcext:value-type="float">
            <text:p>0</text:p>
          </table:table-cell>
          <table:table-cell table:formula="of:=IF([.B659]=&quot;&quot;;&quot;&quot;;IF([.B659]=0;&quot;sombre&quot;;IF([.B6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59" calcext:value-type="float">
            <text:p>659</text:p>
          </table:table-cell>
          <table:table-cell table:style-name="ce2" office:value-type="float" office:value="1" calcext:value-type="float">
            <text:p>1</text:p>
          </table:table-cell>
          <table:table-cell table:formula="of:=IF([.B660]=&quot;&quot;;&quot;&quot;;IF([.B660]=0;&quot;sombre&quot;;IF([.B6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0" calcext:value-type="float">
            <text:p>660</text:p>
          </table:table-cell>
          <table:table-cell table:style-name="ce2" office:value-type="float" office:value="1" calcext:value-type="float">
            <text:p>1</text:p>
          </table:table-cell>
          <table:table-cell table:formula="of:=IF([.B661]=&quot;&quot;;&quot;&quot;;IF([.B661]=0;&quot;sombre&quot;;IF([.B6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1" calcext:value-type="float">
            <text:p>661</text:p>
          </table:table-cell>
          <table:table-cell table:style-name="ce2" office:value-type="float" office:value="1" calcext:value-type="float">
            <text:p>1</text:p>
          </table:table-cell>
          <table:table-cell table:formula="of:=IF([.B662]=&quot;&quot;;&quot;&quot;;IF([.B662]=0;&quot;sombre&quot;;IF([.B6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2" calcext:value-type="float">
            <text:p>662</text:p>
          </table:table-cell>
          <table:table-cell table:style-name="ce2" office:value-type="float" office:value="0" calcext:value-type="float">
            <text:p>0</text:p>
          </table:table-cell>
          <table:table-cell table:formula="of:=IF([.B663]=&quot;&quot;;&quot;&quot;;IF([.B663]=0;&quot;sombre&quot;;IF([.B6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3" calcext:value-type="float">
            <text:p>663</text:p>
          </table:table-cell>
          <table:table-cell table:style-name="ce2" office:value-type="float" office:value="0" calcext:value-type="float">
            <text:p>0</text:p>
          </table:table-cell>
          <table:table-cell table:formula="of:=IF([.B664]=&quot;&quot;;&quot;&quot;;IF([.B664]=0;&quot;sombre&quot;;IF([.B66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4" calcext:value-type="float">
            <text:p>664</text:p>
          </table:table-cell>
          <table:table-cell table:style-name="ce2" office:value-type="float" office:value="1" calcext:value-type="float">
            <text:p>1</text:p>
          </table:table-cell>
          <table:table-cell table:formula="of:=IF([.B665]=&quot;&quot;;&quot;&quot;;IF([.B665]=0;&quot;sombre&quot;;IF([.B6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5" calcext:value-type="float">
            <text:p>665</text:p>
          </table:table-cell>
          <table:table-cell table:style-name="ce2" office:value-type="float" office:value="1" calcext:value-type="float">
            <text:p>1</text:p>
          </table:table-cell>
          <table:table-cell table:formula="of:=IF([.B666]=&quot;&quot;;&quot;&quot;;IF([.B666]=0;&quot;sombre&quot;;IF([.B6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6" calcext:value-type="float">
            <text:p>666</text:p>
          </table:table-cell>
          <table:table-cell table:style-name="ce2" office:value-type="float" office:value="1" calcext:value-type="float">
            <text:p>1</text:p>
          </table:table-cell>
          <table:table-cell table:formula="of:=IF([.B667]=&quot;&quot;;&quot;&quot;;IF([.B667]=0;&quot;sombre&quot;;IF([.B6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7" calcext:value-type="float">
            <text:p>667</text:p>
          </table:table-cell>
          <table:table-cell table:style-name="ce2" office:value-type="float" office:value="1" calcext:value-type="float">
            <text:p>1</text:p>
          </table:table-cell>
          <table:table-cell table:formula="of:=IF([.B668]=&quot;&quot;;&quot;&quot;;IF([.B668]=0;&quot;sombre&quot;;IF([.B6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8" calcext:value-type="float">
            <text:p>668</text:p>
          </table:table-cell>
          <table:table-cell table:style-name="ce2" office:value-type="float" office:value="1" calcext:value-type="float">
            <text:p>1</text:p>
          </table:table-cell>
          <table:table-cell table:formula="of:=IF([.B669]=&quot;&quot;;&quot;&quot;;IF([.B669]=0;&quot;sombre&quot;;IF([.B6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69" calcext:value-type="float">
            <text:p>669</text:p>
          </table:table-cell>
          <table:table-cell table:style-name="ce2" office:value-type="float" office:value="0" calcext:value-type="float">
            <text:p>0</text:p>
          </table:table-cell>
          <table:table-cell table:formula="of:=IF([.B670]=&quot;&quot;;&quot;&quot;;IF([.B670]=0;&quot;sombre&quot;;IF([.B6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0" calcext:value-type="float">
            <text:p>670</text:p>
          </table:table-cell>
          <table:table-cell table:style-name="ce2" office:value-type="float" office:value="1" calcext:value-type="float">
            <text:p>1</text:p>
          </table:table-cell>
          <table:table-cell table:formula="of:=IF([.B671]=&quot;&quot;;&quot;&quot;;IF([.B671]=0;&quot;sombre&quot;;IF([.B6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1" calcext:value-type="float">
            <text:p>671</text:p>
          </table:table-cell>
          <table:table-cell table:style-name="ce2" office:value-type="float" office:value="1" calcext:value-type="float">
            <text:p>1</text:p>
          </table:table-cell>
          <table:table-cell table:formula="of:=IF([.B672]=&quot;&quot;;&quot;&quot;;IF([.B672]=0;&quot;sombre&quot;;IF([.B6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2" calcext:value-type="float">
            <text:p>672</text:p>
          </table:table-cell>
          <table:table-cell table:style-name="ce2" office:value-type="float" office:value="1" calcext:value-type="float">
            <text:p>1</text:p>
          </table:table-cell>
          <table:table-cell table:formula="of:=IF([.B673]=&quot;&quot;;&quot;&quot;;IF([.B673]=0;&quot;sombre&quot;;IF([.B6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3" calcext:value-type="float">
            <text:p>673</text:p>
          </table:table-cell>
          <table:table-cell table:style-name="ce2" office:value-type="float" office:value="0" calcext:value-type="float">
            <text:p>0</text:p>
          </table:table-cell>
          <table:table-cell table:formula="of:=IF([.B674]=&quot;&quot;;&quot;&quot;;IF([.B674]=0;&quot;sombre&quot;;IF([.B6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4" calcext:value-type="float">
            <text:p>674</text:p>
          </table:table-cell>
          <table:table-cell table:style-name="ce2" office:value-type="float" office:value="1" calcext:value-type="float">
            <text:p>1</text:p>
          </table:table-cell>
          <table:table-cell table:formula="of:=IF([.B675]=&quot;&quot;;&quot;&quot;;IF([.B675]=0;&quot;sombre&quot;;IF([.B6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5" calcext:value-type="float">
            <text:p>675</text:p>
          </table:table-cell>
          <table:table-cell table:style-name="ce2" office:value-type="float" office:value="1" calcext:value-type="float">
            <text:p>1</text:p>
          </table:table-cell>
          <table:table-cell table:formula="of:=IF([.B676]=&quot;&quot;;&quot;&quot;;IF([.B676]=0;&quot;sombre&quot;;IF([.B6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6" calcext:value-type="float">
            <text:p>676</text:p>
          </table:table-cell>
          <table:table-cell table:style-name="ce2" office:value-type="float" office:value="0" calcext:value-type="float">
            <text:p>0</text:p>
          </table:table-cell>
          <table:table-cell table:formula="of:=IF([.B677]=&quot;&quot;;&quot;&quot;;IF([.B677]=0;&quot;sombre&quot;;IF([.B6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7" calcext:value-type="float">
            <text:p>677</text:p>
          </table:table-cell>
          <table:table-cell table:style-name="ce2" office:value-type="float" office:value="0" calcext:value-type="float">
            <text:p>0</text:p>
          </table:table-cell>
          <table:table-cell table:formula="of:=IF([.B678]=&quot;&quot;;&quot;&quot;;IF([.B678]=0;&quot;sombre&quot;;IF([.B67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8" calcext:value-type="float">
            <text:p>678</text:p>
          </table:table-cell>
          <table:table-cell table:style-name="ce2" office:value-type="float" office:value="0" calcext:value-type="float">
            <text:p>0</text:p>
          </table:table-cell>
          <table:table-cell table:formula="of:=IF([.B679]=&quot;&quot;;&quot;&quot;;IF([.B679]=0;&quot;sombre&quot;;IF([.B6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79" calcext:value-type="float">
            <text:p>679</text:p>
          </table:table-cell>
          <table:table-cell table:style-name="ce2" office:value-type="float" office:value="1" calcext:value-type="float">
            <text:p>1</text:p>
          </table:table-cell>
          <table:table-cell table:formula="of:=IF([.B680]=&quot;&quot;;&quot;&quot;;IF([.B680]=0;&quot;sombre&quot;;IF([.B6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0" calcext:value-type="float">
            <text:p>680</text:p>
          </table:table-cell>
          <table:table-cell table:style-name="ce2" office:value-type="float" office:value="0" calcext:value-type="float">
            <text:p>0</text:p>
          </table:table-cell>
          <table:table-cell table:formula="of:=IF([.B681]=&quot;&quot;;&quot;&quot;;IF([.B681]=0;&quot;sombre&quot;;IF([.B6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1" calcext:value-type="float">
            <text:p>681</text:p>
          </table:table-cell>
          <table:table-cell table:style-name="ce2" office:value-type="float" office:value="1" calcext:value-type="float">
            <text:p>1</text:p>
          </table:table-cell>
          <table:table-cell table:formula="of:=IF([.B682]=&quot;&quot;;&quot;&quot;;IF([.B682]=0;&quot;sombre&quot;;IF([.B6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2" calcext:value-type="float">
            <text:p>682</text:p>
          </table:table-cell>
          <table:table-cell table:style-name="ce2" office:value-type="float" office:value="1" calcext:value-type="float">
            <text:p>1</text:p>
          </table:table-cell>
          <table:table-cell table:formula="of:=IF([.B683]=&quot;&quot;;&quot;&quot;;IF([.B683]=0;&quot;sombre&quot;;IF([.B6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3" calcext:value-type="float">
            <text:p>683</text:p>
          </table:table-cell>
          <table:table-cell table:style-name="ce2" office:value-type="float" office:value="0" calcext:value-type="float">
            <text:p>0</text:p>
          </table:table-cell>
          <table:table-cell table:formula="of:=IF([.B684]=&quot;&quot;;&quot;&quot;;IF([.B684]=0;&quot;sombre&quot;;IF([.B6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4" calcext:value-type="float">
            <text:p>684</text:p>
          </table:table-cell>
          <table:table-cell table:style-name="ce2" office:value-type="float" office:value="0" calcext:value-type="float">
            <text:p>0</text:p>
          </table:table-cell>
          <table:table-cell table:formula="of:=IF([.B685]=&quot;&quot;;&quot;&quot;;IF([.B685]=0;&quot;sombre&quot;;IF([.B6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5" calcext:value-type="float">
            <text:p>685</text:p>
          </table:table-cell>
          <table:table-cell table:style-name="ce2" office:value-type="float" office:value="1" calcext:value-type="float">
            <text:p>1</text:p>
          </table:table-cell>
          <table:table-cell table:formula="of:=IF([.B686]=&quot;&quot;;&quot;&quot;;IF([.B686]=0;&quot;sombre&quot;;IF([.B6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6" calcext:value-type="float">
            <text:p>686</text:p>
          </table:table-cell>
          <table:table-cell table:style-name="ce2" office:value-type="float" office:value="0" calcext:value-type="float">
            <text:p>0</text:p>
          </table:table-cell>
          <table:table-cell table:formula="of:=IF([.B687]=&quot;&quot;;&quot;&quot;;IF([.B687]=0;&quot;sombre&quot;;IF([.B6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7" calcext:value-type="float">
            <text:p>687</text:p>
          </table:table-cell>
          <table:table-cell table:style-name="ce2" office:value-type="float" office:value="1" calcext:value-type="float">
            <text:p>1</text:p>
          </table:table-cell>
          <table:table-cell table:formula="of:=IF([.B688]=&quot;&quot;;&quot;&quot;;IF([.B688]=0;&quot;sombre&quot;;IF([.B6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8" calcext:value-type="float">
            <text:p>688</text:p>
          </table:table-cell>
          <table:table-cell table:style-name="ce2" office:value-type="float" office:value="0" calcext:value-type="float">
            <text:p>0</text:p>
          </table:table-cell>
          <table:table-cell table:formula="of:=IF([.B689]=&quot;&quot;;&quot;&quot;;IF([.B689]=0;&quot;sombre&quot;;IF([.B68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89" calcext:value-type="float">
            <text:p>689</text:p>
          </table:table-cell>
          <table:table-cell table:style-name="ce2" office:value-type="float" office:value="0" calcext:value-type="float">
            <text:p>0</text:p>
          </table:table-cell>
          <table:table-cell table:formula="of:=IF([.B690]=&quot;&quot;;&quot;&quot;;IF([.B690]=0;&quot;sombre&quot;;IF([.B6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0" calcext:value-type="float">
            <text:p>690</text:p>
          </table:table-cell>
          <table:table-cell table:style-name="ce2" office:value-type="float" office:value="1" calcext:value-type="float">
            <text:p>1</text:p>
          </table:table-cell>
          <table:table-cell table:formula="of:=IF([.B691]=&quot;&quot;;&quot;&quot;;IF([.B691]=0;&quot;sombre&quot;;IF([.B6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1" calcext:value-type="float">
            <text:p>691</text:p>
          </table:table-cell>
          <table:table-cell table:style-name="ce2" office:value-type="float" office:value="1" calcext:value-type="float">
            <text:p>1</text:p>
          </table:table-cell>
          <table:table-cell table:formula="of:=IF([.B692]=&quot;&quot;;&quot;&quot;;IF([.B692]=0;&quot;sombre&quot;;IF([.B6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2" calcext:value-type="float">
            <text:p>692</text:p>
          </table:table-cell>
          <table:table-cell table:style-name="ce2" office:value-type="float" office:value="0" calcext:value-type="float">
            <text:p>0</text:p>
          </table:table-cell>
          <table:table-cell table:formula="of:=IF([.B693]=&quot;&quot;;&quot;&quot;;IF([.B693]=0;&quot;sombre&quot;;IF([.B6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3" calcext:value-type="float">
            <text:p>693</text:p>
          </table:table-cell>
          <table:table-cell table:style-name="ce2" office:value-type="float" office:value="0" calcext:value-type="float">
            <text:p>0</text:p>
          </table:table-cell>
          <table:table-cell table:formula="of:=IF([.B694]=&quot;&quot;;&quot;&quot;;IF([.B694]=0;&quot;sombre&quot;;IF([.B6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4" calcext:value-type="float">
            <text:p>694</text:p>
          </table:table-cell>
          <table:table-cell table:style-name="ce2" office:value-type="float" office:value="0" calcext:value-type="float">
            <text:p>0</text:p>
          </table:table-cell>
          <table:table-cell table:formula="of:=IF([.B695]=&quot;&quot;;&quot;&quot;;IF([.B695]=0;&quot;sombre&quot;;IF([.B6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5" calcext:value-type="float">
            <text:p>695</text:p>
          </table:table-cell>
          <table:table-cell table:style-name="ce2" office:value-type="float" office:value="1" calcext:value-type="float">
            <text:p>1</text:p>
          </table:table-cell>
          <table:table-cell table:formula="of:=IF([.B696]=&quot;&quot;;&quot;&quot;;IF([.B696]=0;&quot;sombre&quot;;IF([.B6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6" calcext:value-type="float">
            <text:p>696</text:p>
          </table:table-cell>
          <table:table-cell table:style-name="ce2" office:value-type="float" office:value="1" calcext:value-type="float">
            <text:p>1</text:p>
          </table:table-cell>
          <table:table-cell table:formula="of:=IF([.B697]=&quot;&quot;;&quot;&quot;;IF([.B697]=0;&quot;sombre&quot;;IF([.B6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7" calcext:value-type="float">
            <text:p>697</text:p>
          </table:table-cell>
          <table:table-cell table:style-name="ce2" office:value-type="float" office:value="0" calcext:value-type="float">
            <text:p>0</text:p>
          </table:table-cell>
          <table:table-cell table:formula="of:=IF([.B698]=&quot;&quot;;&quot;&quot;;IF([.B698]=0;&quot;sombre&quot;;IF([.B69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8" calcext:value-type="float">
            <text:p>698</text:p>
          </table:table-cell>
          <table:table-cell table:style-name="ce2" office:value-type="float" office:value="0" calcext:value-type="float">
            <text:p>0</text:p>
          </table:table-cell>
          <table:table-cell table:formula="of:=IF([.B699]=&quot;&quot;;&quot;&quot;;IF([.B699]=0;&quot;sombre&quot;;IF([.B6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699" calcext:value-type="float">
            <text:p>699</text:p>
          </table:table-cell>
          <table:table-cell table:style-name="ce2" office:value-type="float" office:value="0" calcext:value-type="float">
            <text:p>0</text:p>
          </table:table-cell>
          <table:table-cell table:formula="of:=IF([.B700]=&quot;&quot;;&quot;&quot;;IF([.B700]=0;&quot;sombre&quot;;IF([.B7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0" calcext:value-type="float">
            <text:p>700</text:p>
          </table:table-cell>
          <table:table-cell table:style-name="ce2" office:value-type="float" office:value="1" calcext:value-type="float">
            <text:p>1</text:p>
          </table:table-cell>
          <table:table-cell table:formula="of:=IF([.B701]=&quot;&quot;;&quot;&quot;;IF([.B701]=0;&quot;sombre&quot;;IF([.B7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1" calcext:value-type="float">
            <text:p>701</text:p>
          </table:table-cell>
          <table:table-cell table:style-name="ce2" office:value-type="float" office:value="0" calcext:value-type="float">
            <text:p>0</text:p>
          </table:table-cell>
          <table:table-cell table:formula="of:=IF([.B702]=&quot;&quot;;&quot;&quot;;IF([.B702]=0;&quot;sombre&quot;;IF([.B7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2" calcext:value-type="float">
            <text:p>702</text:p>
          </table:table-cell>
          <table:table-cell table:style-name="ce2" office:value-type="float" office:value="1" calcext:value-type="float">
            <text:p>1</text:p>
          </table:table-cell>
          <table:table-cell table:formula="of:=IF([.B703]=&quot;&quot;;&quot;&quot;;IF([.B703]=0;&quot;sombre&quot;;IF([.B7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3" calcext:value-type="float">
            <text:p>703</text:p>
          </table:table-cell>
          <table:table-cell table:style-name="ce2" office:value-type="float" office:value="1" calcext:value-type="float">
            <text:p>1</text:p>
          </table:table-cell>
          <table:table-cell table:formula="of:=IF([.B704]=&quot;&quot;;&quot;&quot;;IF([.B704]=0;&quot;sombre&quot;;IF([.B7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4" calcext:value-type="float">
            <text:p>704</text:p>
          </table:table-cell>
          <table:table-cell table:style-name="ce2" office:value-type="float" office:value="1" calcext:value-type="float">
            <text:p>1</text:p>
          </table:table-cell>
          <table:table-cell table:formula="of:=IF([.B705]=&quot;&quot;;&quot;&quot;;IF([.B705]=0;&quot;sombre&quot;;IF([.B7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5" calcext:value-type="float">
            <text:p>705</text:p>
          </table:table-cell>
          <table:table-cell table:style-name="ce2" office:value-type="float" office:value="1" calcext:value-type="float">
            <text:p>1</text:p>
          </table:table-cell>
          <table:table-cell table:formula="of:=IF([.B706]=&quot;&quot;;&quot;&quot;;IF([.B706]=0;&quot;sombre&quot;;IF([.B7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6" calcext:value-type="float">
            <text:p>706</text:p>
          </table:table-cell>
          <table:table-cell table:style-name="ce2" office:value-type="float" office:value="0" calcext:value-type="float">
            <text:p>0</text:p>
          </table:table-cell>
          <table:table-cell table:formula="of:=IF([.B707]=&quot;&quot;;&quot;&quot;;IF([.B707]=0;&quot;sombre&quot;;IF([.B7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7" calcext:value-type="float">
            <text:p>707</text:p>
          </table:table-cell>
          <table:table-cell table:style-name="ce2" office:value-type="float" office:value="0" calcext:value-type="float">
            <text:p>0</text:p>
          </table:table-cell>
          <table:table-cell table:formula="of:=IF([.B708]=&quot;&quot;;&quot;&quot;;IF([.B708]=0;&quot;sombre&quot;;IF([.B7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8" calcext:value-type="float">
            <text:p>708</text:p>
          </table:table-cell>
          <table:table-cell table:style-name="ce2" office:value-type="float" office:value="0" calcext:value-type="float">
            <text:p>0</text:p>
          </table:table-cell>
          <table:table-cell table:formula="of:=IF([.B709]=&quot;&quot;;&quot;&quot;;IF([.B709]=0;&quot;sombre&quot;;IF([.B70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09" calcext:value-type="float">
            <text:p>709</text:p>
          </table:table-cell>
          <table:table-cell table:style-name="ce2" office:value-type="float" office:value="0" calcext:value-type="float">
            <text:p>0</text:p>
          </table:table-cell>
          <table:table-cell table:formula="of:=IF([.B710]=&quot;&quot;;&quot;&quot;;IF([.B710]=0;&quot;sombre&quot;;IF([.B7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0" calcext:value-type="float">
            <text:p>710</text:p>
          </table:table-cell>
          <table:table-cell table:style-name="ce2" office:value-type="float" office:value="1" calcext:value-type="float">
            <text:p>1</text:p>
          </table:table-cell>
          <table:table-cell table:formula="of:=IF([.B711]=&quot;&quot;;&quot;&quot;;IF([.B711]=0;&quot;sombre&quot;;IF([.B7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1" calcext:value-type="float">
            <text:p>711</text:p>
          </table:table-cell>
          <table:table-cell table:style-name="ce2" office:value-type="float" office:value="1" calcext:value-type="float">
            <text:p>1</text:p>
          </table:table-cell>
          <table:table-cell table:formula="of:=IF([.B712]=&quot;&quot;;&quot;&quot;;IF([.B712]=0;&quot;sombre&quot;;IF([.B7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2" calcext:value-type="float">
            <text:p>712</text:p>
          </table:table-cell>
          <table:table-cell table:style-name="ce2" office:value-type="float" office:value="1" calcext:value-type="float">
            <text:p>1</text:p>
          </table:table-cell>
          <table:table-cell table:formula="of:=IF([.B713]=&quot;&quot;;&quot;&quot;;IF([.B713]=0;&quot;sombre&quot;;IF([.B7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3" calcext:value-type="float">
            <text:p>713</text:p>
          </table:table-cell>
          <table:table-cell table:style-name="ce2" office:value-type="float" office:value="1" calcext:value-type="float">
            <text:p>1</text:p>
          </table:table-cell>
          <table:table-cell table:formula="of:=IF([.B714]=&quot;&quot;;&quot;&quot;;IF([.B714]=0;&quot;sombre&quot;;IF([.B7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4" calcext:value-type="float">
            <text:p>714</text:p>
          </table:table-cell>
          <table:table-cell table:style-name="ce2" office:value-type="float" office:value="0" calcext:value-type="float">
            <text:p>0</text:p>
          </table:table-cell>
          <table:table-cell table:formula="of:=IF([.B715]=&quot;&quot;;&quot;&quot;;IF([.B715]=0;&quot;sombre&quot;;IF([.B7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5" calcext:value-type="float">
            <text:p>715</text:p>
          </table:table-cell>
          <table:table-cell table:style-name="ce2" office:value-type="float" office:value="1" calcext:value-type="float">
            <text:p>1</text:p>
          </table:table-cell>
          <table:table-cell table:formula="of:=IF([.B716]=&quot;&quot;;&quot;&quot;;IF([.B716]=0;&quot;sombre&quot;;IF([.B7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6" calcext:value-type="float">
            <text:p>716</text:p>
          </table:table-cell>
          <table:table-cell table:style-name="ce2" office:value-type="float" office:value="1" calcext:value-type="float">
            <text:p>1</text:p>
          </table:table-cell>
          <table:table-cell table:formula="of:=IF([.B717]=&quot;&quot;;&quot;&quot;;IF([.B717]=0;&quot;sombre&quot;;IF([.B7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7" calcext:value-type="float">
            <text:p>717</text:p>
          </table:table-cell>
          <table:table-cell table:style-name="ce2" office:value-type="float" office:value="1" calcext:value-type="float">
            <text:p>1</text:p>
          </table:table-cell>
          <table:table-cell table:formula="of:=IF([.B718]=&quot;&quot;;&quot;&quot;;IF([.B718]=0;&quot;sombre&quot;;IF([.B7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8" calcext:value-type="float">
            <text:p>718</text:p>
          </table:table-cell>
          <table:table-cell table:style-name="ce2" office:value-type="float" office:value="1" calcext:value-type="float">
            <text:p>1</text:p>
          </table:table-cell>
          <table:table-cell table:formula="of:=IF([.B719]=&quot;&quot;;&quot;&quot;;IF([.B719]=0;&quot;sombre&quot;;IF([.B7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19" calcext:value-type="float">
            <text:p>719</text:p>
          </table:table-cell>
          <table:table-cell table:style-name="ce2" office:value-type="float" office:value="1" calcext:value-type="float">
            <text:p>1</text:p>
          </table:table-cell>
          <table:table-cell table:formula="of:=IF([.B720]=&quot;&quot;;&quot;&quot;;IF([.B720]=0;&quot;sombre&quot;;IF([.B7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0" calcext:value-type="float">
            <text:p>720</text:p>
          </table:table-cell>
          <table:table-cell table:style-name="ce2" office:value-type="float" office:value="0" calcext:value-type="float">
            <text:p>0</text:p>
          </table:table-cell>
          <table:table-cell table:formula="of:=IF([.B721]=&quot;&quot;;&quot;&quot;;IF([.B721]=0;&quot;sombre&quot;;IF([.B7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1" calcext:value-type="float">
            <text:p>721</text:p>
          </table:table-cell>
          <table:table-cell table:style-name="ce2" office:value-type="float" office:value="0" calcext:value-type="float">
            <text:p>0</text:p>
          </table:table-cell>
          <table:table-cell table:formula="of:=IF([.B722]=&quot;&quot;;&quot;&quot;;IF([.B722]=0;&quot;sombre&quot;;IF([.B7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2" calcext:value-type="float">
            <text:p>722</text:p>
          </table:table-cell>
          <table:table-cell table:style-name="ce2" office:value-type="float" office:value="1" calcext:value-type="float">
            <text:p>1</text:p>
          </table:table-cell>
          <table:table-cell table:formula="of:=IF([.B723]=&quot;&quot;;&quot;&quot;;IF([.B723]=0;&quot;sombre&quot;;IF([.B7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3" calcext:value-type="float">
            <text:p>723</text:p>
          </table:table-cell>
          <table:table-cell table:style-name="ce2" office:value-type="float" office:value="0" calcext:value-type="float">
            <text:p>0</text:p>
          </table:table-cell>
          <table:table-cell table:formula="of:=IF([.B724]=&quot;&quot;;&quot;&quot;;IF([.B724]=0;&quot;sombre&quot;;IF([.B7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4" calcext:value-type="float">
            <text:p>724</text:p>
          </table:table-cell>
          <table:table-cell table:style-name="ce2" office:value-type="float" office:value="1" calcext:value-type="float">
            <text:p>1</text:p>
          </table:table-cell>
          <table:table-cell table:formula="of:=IF([.B725]=&quot;&quot;;&quot;&quot;;IF([.B725]=0;&quot;sombre&quot;;IF([.B7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5" calcext:value-type="float">
            <text:p>725</text:p>
          </table:table-cell>
          <table:table-cell table:style-name="ce2" office:value-type="float" office:value="0" calcext:value-type="float">
            <text:p>0</text:p>
          </table:table-cell>
          <table:table-cell table:formula="of:=IF([.B726]=&quot;&quot;;&quot;&quot;;IF([.B726]=0;&quot;sombre&quot;;IF([.B7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6" calcext:value-type="float">
            <text:p>726</text:p>
          </table:table-cell>
          <table:table-cell table:style-name="ce2" office:value-type="float" office:value="1" calcext:value-type="float">
            <text:p>1</text:p>
          </table:table-cell>
          <table:table-cell table:formula="of:=IF([.B727]=&quot;&quot;;&quot;&quot;;IF([.B727]=0;&quot;sombre&quot;;IF([.B7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7" calcext:value-type="float">
            <text:p>727</text:p>
          </table:table-cell>
          <table:table-cell table:style-name="ce2" office:value-type="float" office:value="0" calcext:value-type="float">
            <text:p>0</text:p>
          </table:table-cell>
          <table:table-cell table:formula="of:=IF([.B728]=&quot;&quot;;&quot;&quot;;IF([.B728]=0;&quot;sombre&quot;;IF([.B7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8" calcext:value-type="float">
            <text:p>728</text:p>
          </table:table-cell>
          <table:table-cell table:style-name="ce2" office:value-type="float" office:value="1" calcext:value-type="float">
            <text:p>1</text:p>
          </table:table-cell>
          <table:table-cell table:formula="of:=IF([.B729]=&quot;&quot;;&quot;&quot;;IF([.B729]=0;&quot;sombre&quot;;IF([.B7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29" calcext:value-type="float">
            <text:p>729</text:p>
          </table:table-cell>
          <table:table-cell table:style-name="ce2" office:value-type="float" office:value="1" calcext:value-type="float">
            <text:p>1</text:p>
          </table:table-cell>
          <table:table-cell table:formula="of:=IF([.B730]=&quot;&quot;;&quot;&quot;;IF([.B730]=0;&quot;sombre&quot;;IF([.B7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0" calcext:value-type="float">
            <text:p>730</text:p>
          </table:table-cell>
          <table:table-cell table:style-name="ce2" office:value-type="float" office:value="1" calcext:value-type="float">
            <text:p>1</text:p>
          </table:table-cell>
          <table:table-cell table:formula="of:=IF([.B731]=&quot;&quot;;&quot;&quot;;IF([.B731]=0;&quot;sombre&quot;;IF([.B7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1" calcext:value-type="float">
            <text:p>731</text:p>
          </table:table-cell>
          <table:table-cell table:style-name="ce2" office:value-type="float" office:value="0" calcext:value-type="float">
            <text:p>0</text:p>
          </table:table-cell>
          <table:table-cell table:formula="of:=IF([.B732]=&quot;&quot;;&quot;&quot;;IF([.B732]=0;&quot;sombre&quot;;IF([.B7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2" calcext:value-type="float">
            <text:p>732</text:p>
          </table:table-cell>
          <table:table-cell table:style-name="ce2" office:value-type="float" office:value="0" calcext:value-type="float">
            <text:p>0</text:p>
          </table:table-cell>
          <table:table-cell table:formula="of:=IF([.B733]=&quot;&quot;;&quot;&quot;;IF([.B733]=0;&quot;sombre&quot;;IF([.B73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3" calcext:value-type="float">
            <text:p>733</text:p>
          </table:table-cell>
          <table:table-cell table:style-name="ce2" office:value-type="float" office:value="0" calcext:value-type="float">
            <text:p>0</text:p>
          </table:table-cell>
          <table:table-cell table:formula="of:=IF([.B734]=&quot;&quot;;&quot;&quot;;IF([.B734]=0;&quot;sombre&quot;;IF([.B7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4" calcext:value-type="float">
            <text:p>734</text:p>
          </table:table-cell>
          <table:table-cell table:style-name="ce2" office:value-type="float" office:value="1" calcext:value-type="float">
            <text:p>1</text:p>
          </table:table-cell>
          <table:table-cell table:formula="of:=IF([.B735]=&quot;&quot;;&quot;&quot;;IF([.B735]=0;&quot;sombre&quot;;IF([.B7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5" calcext:value-type="float">
            <text:p>735</text:p>
          </table:table-cell>
          <table:table-cell table:style-name="ce2" office:value-type="float" office:value="1" calcext:value-type="float">
            <text:p>1</text:p>
          </table:table-cell>
          <table:table-cell table:formula="of:=IF([.B736]=&quot;&quot;;&quot;&quot;;IF([.B736]=0;&quot;sombre&quot;;IF([.B7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6" calcext:value-type="float">
            <text:p>736</text:p>
          </table:table-cell>
          <table:table-cell table:style-name="ce2" office:value-type="float" office:value="1" calcext:value-type="float">
            <text:p>1</text:p>
          </table:table-cell>
          <table:table-cell table:formula="of:=IF([.B737]=&quot;&quot;;&quot;&quot;;IF([.B737]=0;&quot;sombre&quot;;IF([.B7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7" calcext:value-type="float">
            <text:p>737</text:p>
          </table:table-cell>
          <table:table-cell table:style-name="ce2" office:value-type="float" office:value="1" calcext:value-type="float">
            <text:p>1</text:p>
          </table:table-cell>
          <table:table-cell table:formula="of:=IF([.B738]=&quot;&quot;;&quot;&quot;;IF([.B738]=0;&quot;sombre&quot;;IF([.B7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8" calcext:value-type="float">
            <text:p>738</text:p>
          </table:table-cell>
          <table:table-cell table:style-name="ce2" office:value-type="float" office:value="1" calcext:value-type="float">
            <text:p>1</text:p>
          </table:table-cell>
          <table:table-cell table:formula="of:=IF([.B739]=&quot;&quot;;&quot;&quot;;IF([.B739]=0;&quot;sombre&quot;;IF([.B7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39" calcext:value-type="float">
            <text:p>739</text:p>
          </table:table-cell>
          <table:table-cell table:style-name="ce2" office:value-type="float" office:value="0" calcext:value-type="float">
            <text:p>0</text:p>
          </table:table-cell>
          <table:table-cell table:formula="of:=IF([.B740]=&quot;&quot;;&quot;&quot;;IF([.B740]=0;&quot;sombre&quot;;IF([.B7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0" calcext:value-type="float">
            <text:p>740</text:p>
          </table:table-cell>
          <table:table-cell table:style-name="ce2" office:value-type="float" office:value="0" calcext:value-type="float">
            <text:p>0</text:p>
          </table:table-cell>
          <table:table-cell table:formula="of:=IF([.B741]=&quot;&quot;;&quot;&quot;;IF([.B741]=0;&quot;sombre&quot;;IF([.B7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1" calcext:value-type="float">
            <text:p>741</text:p>
          </table:table-cell>
          <table:table-cell table:style-name="ce2" office:value-type="float" office:value="1" calcext:value-type="float">
            <text:p>1</text:p>
          </table:table-cell>
          <table:table-cell table:formula="of:=IF([.B742]=&quot;&quot;;&quot;&quot;;IF([.B742]=0;&quot;sombre&quot;;IF([.B7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2" calcext:value-type="float">
            <text:p>742</text:p>
          </table:table-cell>
          <table:table-cell table:style-name="ce2" office:value-type="float" office:value="0" calcext:value-type="float">
            <text:p>0</text:p>
          </table:table-cell>
          <table:table-cell table:formula="of:=IF([.B743]=&quot;&quot;;&quot;&quot;;IF([.B743]=0;&quot;sombre&quot;;IF([.B7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3" calcext:value-type="float">
            <text:p>743</text:p>
          </table:table-cell>
          <table:table-cell table:style-name="ce2" office:value-type="float" office:value="0" calcext:value-type="float">
            <text:p>0</text:p>
          </table:table-cell>
          <table:table-cell table:formula="of:=IF([.B744]=&quot;&quot;;&quot;&quot;;IF([.B744]=0;&quot;sombre&quot;;IF([.B7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4" calcext:value-type="float">
            <text:p>744</text:p>
          </table:table-cell>
          <table:table-cell table:style-name="ce2" office:value-type="float" office:value="0" calcext:value-type="float">
            <text:p>0</text:p>
          </table:table-cell>
          <table:table-cell table:formula="of:=IF([.B745]=&quot;&quot;;&quot;&quot;;IF([.B745]=0;&quot;sombre&quot;;IF([.B74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5" calcext:value-type="float">
            <text:p>745</text:p>
          </table:table-cell>
          <table:table-cell table:style-name="ce2" office:value-type="float" office:value="1" calcext:value-type="float">
            <text:p>1</text:p>
          </table:table-cell>
          <table:table-cell table:formula="of:=IF([.B746]=&quot;&quot;;&quot;&quot;;IF([.B746]=0;&quot;sombre&quot;;IF([.B7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6" calcext:value-type="float">
            <text:p>746</text:p>
          </table:table-cell>
          <table:table-cell table:style-name="ce2" office:value-type="float" office:value="1" calcext:value-type="float">
            <text:p>1</text:p>
          </table:table-cell>
          <table:table-cell table:formula="of:=IF([.B747]=&quot;&quot;;&quot;&quot;;IF([.B747]=0;&quot;sombre&quot;;IF([.B7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7" calcext:value-type="float">
            <text:p>747</text:p>
          </table:table-cell>
          <table:table-cell table:style-name="ce2" office:value-type="float" office:value="1" calcext:value-type="float">
            <text:p>1</text:p>
          </table:table-cell>
          <table:table-cell table:formula="of:=IF([.B748]=&quot;&quot;;&quot;&quot;;IF([.B748]=0;&quot;sombre&quot;;IF([.B7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8" calcext:value-type="float">
            <text:p>748</text:p>
          </table:table-cell>
          <table:table-cell table:style-name="ce2" office:value-type="float" office:value="0" calcext:value-type="float">
            <text:p>0</text:p>
          </table:table-cell>
          <table:table-cell table:formula="of:=IF([.B749]=&quot;&quot;;&quot;&quot;;IF([.B749]=0;&quot;sombre&quot;;IF([.B7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49" calcext:value-type="float">
            <text:p>749</text:p>
          </table:table-cell>
          <table:table-cell table:style-name="ce2" office:value-type="float" office:value="1" calcext:value-type="float">
            <text:p>1</text:p>
          </table:table-cell>
          <table:table-cell table:formula="of:=IF([.B750]=&quot;&quot;;&quot;&quot;;IF([.B750]=0;&quot;sombre&quot;;IF([.B7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0" calcext:value-type="float">
            <text:p>750</text:p>
          </table:table-cell>
          <table:table-cell table:style-name="ce2" office:value-type="float" office:value="1" calcext:value-type="float">
            <text:p>1</text:p>
          </table:table-cell>
          <table:table-cell table:formula="of:=IF([.B751]=&quot;&quot;;&quot;&quot;;IF([.B751]=0;&quot;sombre&quot;;IF([.B7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1" calcext:value-type="float">
            <text:p>751</text:p>
          </table:table-cell>
          <table:table-cell table:style-name="ce2" office:value-type="float" office:value="1" calcext:value-type="float">
            <text:p>1</text:p>
          </table:table-cell>
          <table:table-cell table:formula="of:=IF([.B752]=&quot;&quot;;&quot;&quot;;IF([.B752]=0;&quot;sombre&quot;;IF([.B7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2" calcext:value-type="float">
            <text:p>752</text:p>
          </table:table-cell>
          <table:table-cell table:style-name="ce2" office:value-type="float" office:value="1" calcext:value-type="float">
            <text:p>1</text:p>
          </table:table-cell>
          <table:table-cell table:formula="of:=IF([.B753]=&quot;&quot;;&quot;&quot;;IF([.B753]=0;&quot;sombre&quot;;IF([.B7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3" calcext:value-type="float">
            <text:p>753</text:p>
          </table:table-cell>
          <table:table-cell table:style-name="ce2" office:value-type="float" office:value="1" calcext:value-type="float">
            <text:p>1</text:p>
          </table:table-cell>
          <table:table-cell table:formula="of:=IF([.B754]=&quot;&quot;;&quot;&quot;;IF([.B754]=0;&quot;sombre&quot;;IF([.B7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4" calcext:value-type="float">
            <text:p>754</text:p>
          </table:table-cell>
          <table:table-cell table:style-name="ce2" office:value-type="float" office:value="1" calcext:value-type="float">
            <text:p>1</text:p>
          </table:table-cell>
          <table:table-cell table:formula="of:=IF([.B755]=&quot;&quot;;&quot;&quot;;IF([.B755]=0;&quot;sombre&quot;;IF([.B7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5" calcext:value-type="float">
            <text:p>755</text:p>
          </table:table-cell>
          <table:table-cell table:style-name="ce2" office:value-type="float" office:value="0" calcext:value-type="float">
            <text:p>0</text:p>
          </table:table-cell>
          <table:table-cell table:formula="of:=IF([.B756]=&quot;&quot;;&quot;&quot;;IF([.B756]=0;&quot;sombre&quot;;IF([.B7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6" calcext:value-type="float">
            <text:p>756</text:p>
          </table:table-cell>
          <table:table-cell table:style-name="ce2" office:value-type="float" office:value="0" calcext:value-type="float">
            <text:p>0</text:p>
          </table:table-cell>
          <table:table-cell table:formula="of:=IF([.B757]=&quot;&quot;;&quot;&quot;;IF([.B757]=0;&quot;sombre&quot;;IF([.B7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7" calcext:value-type="float">
            <text:p>757</text:p>
          </table:table-cell>
          <table:table-cell table:style-name="ce2" office:value-type="float" office:value="1" calcext:value-type="float">
            <text:p>1</text:p>
          </table:table-cell>
          <table:table-cell table:formula="of:=IF([.B758]=&quot;&quot;;&quot;&quot;;IF([.B758]=0;&quot;sombre&quot;;IF([.B7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8" calcext:value-type="float">
            <text:p>758</text:p>
          </table:table-cell>
          <table:table-cell table:style-name="ce2" office:value-type="float" office:value="1" calcext:value-type="float">
            <text:p>1</text:p>
          </table:table-cell>
          <table:table-cell table:formula="of:=IF([.B759]=&quot;&quot;;&quot;&quot;;IF([.B759]=0;&quot;sombre&quot;;IF([.B7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59" calcext:value-type="float">
            <text:p>759</text:p>
          </table:table-cell>
          <table:table-cell table:style-name="ce2" office:value-type="float" office:value="0" calcext:value-type="float">
            <text:p>0</text:p>
          </table:table-cell>
          <table:table-cell table:formula="of:=IF([.B760]=&quot;&quot;;&quot;&quot;;IF([.B760]=0;&quot;sombre&quot;;IF([.B7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0" calcext:value-type="float">
            <text:p>760</text:p>
          </table:table-cell>
          <table:table-cell table:style-name="ce2" office:value-type="float" office:value="0" calcext:value-type="float">
            <text:p>0</text:p>
          </table:table-cell>
          <table:table-cell table:formula="of:=IF([.B761]=&quot;&quot;;&quot;&quot;;IF([.B761]=0;&quot;sombre&quot;;IF([.B7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1" calcext:value-type="float">
            <text:p>761</text:p>
          </table:table-cell>
          <table:table-cell table:style-name="ce2" office:value-type="float" office:value="0" calcext:value-type="float">
            <text:p>0</text:p>
          </table:table-cell>
          <table:table-cell table:formula="of:=IF([.B762]=&quot;&quot;;&quot;&quot;;IF([.B762]=0;&quot;sombre&quot;;IF([.B7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2" calcext:value-type="float">
            <text:p>762</text:p>
          </table:table-cell>
          <table:table-cell table:style-name="ce2" office:value-type="float" office:value="0" calcext:value-type="float">
            <text:p>0</text:p>
          </table:table-cell>
          <table:table-cell table:formula="of:=IF([.B763]=&quot;&quot;;&quot;&quot;;IF([.B763]=0;&quot;sombre&quot;;IF([.B7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3" calcext:value-type="float">
            <text:p>763</text:p>
          </table:table-cell>
          <table:table-cell table:style-name="ce2" office:value-type="float" office:value="1" calcext:value-type="float">
            <text:p>1</text:p>
          </table:table-cell>
          <table:table-cell table:formula="of:=IF([.B764]=&quot;&quot;;&quot;&quot;;IF([.B764]=0;&quot;sombre&quot;;IF([.B7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4" calcext:value-type="float">
            <text:p>764</text:p>
          </table:table-cell>
          <table:table-cell table:style-name="ce2" office:value-type="float" office:value="1" calcext:value-type="float">
            <text:p>1</text:p>
          </table:table-cell>
          <table:table-cell table:formula="of:=IF([.B765]=&quot;&quot;;&quot;&quot;;IF([.B765]=0;&quot;sombre&quot;;IF([.B7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5" calcext:value-type="float">
            <text:p>765</text:p>
          </table:table-cell>
          <table:table-cell table:style-name="ce2" office:value-type="float" office:value="1" calcext:value-type="float">
            <text:p>1</text:p>
          </table:table-cell>
          <table:table-cell table:formula="of:=IF([.B766]=&quot;&quot;;&quot;&quot;;IF([.B766]=0;&quot;sombre&quot;;IF([.B7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6" calcext:value-type="float">
            <text:p>766</text:p>
          </table:table-cell>
          <table:table-cell table:style-name="ce2" office:value-type="float" office:value="1" calcext:value-type="float">
            <text:p>1</text:p>
          </table:table-cell>
          <table:table-cell table:formula="of:=IF([.B767]=&quot;&quot;;&quot;&quot;;IF([.B767]=0;&quot;sombre&quot;;IF([.B7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7" calcext:value-type="float">
            <text:p>767</text:p>
          </table:table-cell>
          <table:table-cell table:style-name="ce2" office:value-type="float" office:value="1" calcext:value-type="float">
            <text:p>1</text:p>
          </table:table-cell>
          <table:table-cell table:formula="of:=IF([.B768]=&quot;&quot;;&quot;&quot;;IF([.B768]=0;&quot;sombre&quot;;IF([.B7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8" calcext:value-type="float">
            <text:p>768</text:p>
          </table:table-cell>
          <table:table-cell table:style-name="ce2" office:value-type="float" office:value="1" calcext:value-type="float">
            <text:p>1</text:p>
          </table:table-cell>
          <table:table-cell table:formula="of:=IF([.B769]=&quot;&quot;;&quot;&quot;;IF([.B769]=0;&quot;sombre&quot;;IF([.B7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69" calcext:value-type="float">
            <text:p>769</text:p>
          </table:table-cell>
          <table:table-cell table:style-name="ce2" office:value-type="float" office:value="1" calcext:value-type="float">
            <text:p>1</text:p>
          </table:table-cell>
          <table:table-cell table:formula="of:=IF([.B770]=&quot;&quot;;&quot;&quot;;IF([.B770]=0;&quot;sombre&quot;;IF([.B7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0" calcext:value-type="float">
            <text:p>770</text:p>
          </table:table-cell>
          <table:table-cell table:style-name="ce2" office:value-type="float" office:value="1" calcext:value-type="float">
            <text:p>1</text:p>
          </table:table-cell>
          <table:table-cell table:formula="of:=IF([.B771]=&quot;&quot;;&quot;&quot;;IF([.B771]=0;&quot;sombre&quot;;IF([.B7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1" calcext:value-type="float">
            <text:p>771</text:p>
          </table:table-cell>
          <table:table-cell table:style-name="ce2" office:value-type="float" office:value="1" calcext:value-type="float">
            <text:p>1</text:p>
          </table:table-cell>
          <table:table-cell table:formula="of:=IF([.B772]=&quot;&quot;;&quot;&quot;;IF([.B772]=0;&quot;sombre&quot;;IF([.B7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formula="of:=IF([.B773]=&quot;&quot;;&quot;&quot;;IF([.B773]=0;&quot;sombre&quot;;IF([.B7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3" calcext:value-type="float">
            <text:p>773</text:p>
          </table:table-cell>
          <table:table-cell table:style-name="ce2" office:value-type="float" office:value="0" calcext:value-type="float">
            <text:p>0</text:p>
          </table:table-cell>
          <table:table-cell table:formula="of:=IF([.B774]=&quot;&quot;;&quot;&quot;;IF([.B774]=0;&quot;sombre&quot;;IF([.B7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4" calcext:value-type="float">
            <text:p>774</text:p>
          </table:table-cell>
          <table:table-cell table:style-name="ce2" office:value-type="float" office:value="1" calcext:value-type="float">
            <text:p>1</text:p>
          </table:table-cell>
          <table:table-cell table:formula="of:=IF([.B775]=&quot;&quot;;&quot;&quot;;IF([.B775]=0;&quot;sombre&quot;;IF([.B7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5" calcext:value-type="float">
            <text:p>775</text:p>
          </table:table-cell>
          <table:table-cell table:style-name="ce2" office:value-type="float" office:value="1" calcext:value-type="float">
            <text:p>1</text:p>
          </table:table-cell>
          <table:table-cell table:formula="of:=IF([.B776]=&quot;&quot;;&quot;&quot;;IF([.B776]=0;&quot;sombre&quot;;IF([.B7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6" calcext:value-type="float">
            <text:p>776</text:p>
          </table:table-cell>
          <table:table-cell table:style-name="ce2" office:value-type="float" office:value="0" calcext:value-type="float">
            <text:p>0</text:p>
          </table:table-cell>
          <table:table-cell table:formula="of:=IF([.B777]=&quot;&quot;;&quot;&quot;;IF([.B777]=0;&quot;sombre&quot;;IF([.B7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7" calcext:value-type="float">
            <text:p>777</text:p>
          </table:table-cell>
          <table:table-cell table:style-name="ce2" office:value-type="float" office:value="1" calcext:value-type="float">
            <text:p>1</text:p>
          </table:table-cell>
          <table:table-cell table:formula="of:=IF([.B778]=&quot;&quot;;&quot;&quot;;IF([.B778]=0;&quot;sombre&quot;;IF([.B7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8" calcext:value-type="float">
            <text:p>778</text:p>
          </table:table-cell>
          <table:table-cell table:style-name="ce2" office:value-type="float" office:value="0" calcext:value-type="float">
            <text:p>0</text:p>
          </table:table-cell>
          <table:table-cell table:formula="of:=IF([.B779]=&quot;&quot;;&quot;&quot;;IF([.B779]=0;&quot;sombre&quot;;IF([.B7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79" calcext:value-type="float">
            <text:p>779</text:p>
          </table:table-cell>
          <table:table-cell table:style-name="ce2" office:value-type="float" office:value="0" calcext:value-type="float">
            <text:p>0</text:p>
          </table:table-cell>
          <table:table-cell table:formula="of:=IF([.B780]=&quot;&quot;;&quot;&quot;;IF([.B780]=0;&quot;sombre&quot;;IF([.B78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0" calcext:value-type="float">
            <text:p>780</text:p>
          </table:table-cell>
          <table:table-cell table:style-name="ce2" office:value-type="float" office:value="0" calcext:value-type="float">
            <text:p>0</text:p>
          </table:table-cell>
          <table:table-cell table:formula="of:=IF([.B781]=&quot;&quot;;&quot;&quot;;IF([.B781]=0;&quot;sombre&quot;;IF([.B7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1" calcext:value-type="float">
            <text:p>781</text:p>
          </table:table-cell>
          <table:table-cell table:style-name="ce2" office:value-type="float" office:value="1" calcext:value-type="float">
            <text:p>1</text:p>
          </table:table-cell>
          <table:table-cell table:formula="of:=IF([.B782]=&quot;&quot;;&quot;&quot;;IF([.B782]=0;&quot;sombre&quot;;IF([.B7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2" calcext:value-type="float">
            <text:p>782</text:p>
          </table:table-cell>
          <table:table-cell table:style-name="ce2" office:value-type="float" office:value="0" calcext:value-type="float">
            <text:p>0</text:p>
          </table:table-cell>
          <table:table-cell table:formula="of:=IF([.B783]=&quot;&quot;;&quot;&quot;;IF([.B783]=0;&quot;sombre&quot;;IF([.B7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3" calcext:value-type="float">
            <text:p>783</text:p>
          </table:table-cell>
          <table:table-cell table:style-name="ce2" office:value-type="float" office:value="0" calcext:value-type="float">
            <text:p>0</text:p>
          </table:table-cell>
          <table:table-cell table:formula="of:=IF([.B784]=&quot;&quot;;&quot;&quot;;IF([.B784]=0;&quot;sombre&quot;;IF([.B7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4" calcext:value-type="float">
            <text:p>784</text:p>
          </table:table-cell>
          <table:table-cell table:style-name="ce2" office:value-type="float" office:value="0" calcext:value-type="float">
            <text:p>0</text:p>
          </table:table-cell>
          <table:table-cell table:formula="of:=IF([.B785]=&quot;&quot;;&quot;&quot;;IF([.B785]=0;&quot;sombre&quot;;IF([.B7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5" calcext:value-type="float">
            <text:p>785</text:p>
          </table:table-cell>
          <table:table-cell table:style-name="ce2" office:value-type="float" office:value="1" calcext:value-type="float">
            <text:p>1</text:p>
          </table:table-cell>
          <table:table-cell table:formula="of:=IF([.B786]=&quot;&quot;;&quot;&quot;;IF([.B786]=0;&quot;sombre&quot;;IF([.B7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6" calcext:value-type="float">
            <text:p>786</text:p>
          </table:table-cell>
          <table:table-cell table:style-name="ce2" office:value-type="float" office:value="1" calcext:value-type="float">
            <text:p>1</text:p>
          </table:table-cell>
          <table:table-cell table:formula="of:=IF([.B787]=&quot;&quot;;&quot;&quot;;IF([.B787]=0;&quot;sombre&quot;;IF([.B7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7" calcext:value-type="float">
            <text:p>787</text:p>
          </table:table-cell>
          <table:table-cell table:style-name="ce2" office:value-type="float" office:value="1" calcext:value-type="float">
            <text:p>1</text:p>
          </table:table-cell>
          <table:table-cell table:formula="of:=IF([.B788]=&quot;&quot;;&quot;&quot;;IF([.B788]=0;&quot;sombre&quot;;IF([.B7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8" calcext:value-type="float">
            <text:p>788</text:p>
          </table:table-cell>
          <table:table-cell table:style-name="ce2" office:value-type="float" office:value="0" calcext:value-type="float">
            <text:p>0</text:p>
          </table:table-cell>
          <table:table-cell table:formula="of:=IF([.B789]=&quot;&quot;;&quot;&quot;;IF([.B789]=0;&quot;sombre&quot;;IF([.B78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89" calcext:value-type="float">
            <text:p>789</text:p>
          </table:table-cell>
          <table:table-cell table:style-name="ce2" office:value-type="float" office:value="1" calcext:value-type="float">
            <text:p>1</text:p>
          </table:table-cell>
          <table:table-cell table:formula="of:=IF([.B790]=&quot;&quot;;&quot;&quot;;IF([.B790]=0;&quot;sombre&quot;;IF([.B7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0" calcext:value-type="float">
            <text:p>790</text:p>
          </table:table-cell>
          <table:table-cell table:style-name="ce2" office:value-type="float" office:value="0" calcext:value-type="float">
            <text:p>0</text:p>
          </table:table-cell>
          <table:table-cell table:formula="of:=IF([.B791]=&quot;&quot;;&quot;&quot;;IF([.B791]=0;&quot;sombre&quot;;IF([.B79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1" calcext:value-type="float">
            <text:p>791</text:p>
          </table:table-cell>
          <table:table-cell table:style-name="ce2" office:value-type="float" office:value="1" calcext:value-type="float">
            <text:p>1</text:p>
          </table:table-cell>
          <table:table-cell table:formula="of:=IF([.B792]=&quot;&quot;;&quot;&quot;;IF([.B792]=0;&quot;sombre&quot;;IF([.B7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2" calcext:value-type="float">
            <text:p>792</text:p>
          </table:table-cell>
          <table:table-cell table:style-name="ce2" office:value-type="float" office:value="1" calcext:value-type="float">
            <text:p>1</text:p>
          </table:table-cell>
          <table:table-cell table:formula="of:=IF([.B793]=&quot;&quot;;&quot;&quot;;IF([.B793]=0;&quot;sombre&quot;;IF([.B7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3" calcext:value-type="float">
            <text:p>793</text:p>
          </table:table-cell>
          <table:table-cell table:style-name="ce2" office:value-type="float" office:value="0" calcext:value-type="float">
            <text:p>0</text:p>
          </table:table-cell>
          <table:table-cell table:formula="of:=IF([.B794]=&quot;&quot;;&quot;&quot;;IF([.B794]=0;&quot;sombre&quot;;IF([.B7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4" calcext:value-type="float">
            <text:p>794</text:p>
          </table:table-cell>
          <table:table-cell table:style-name="ce2" office:value-type="float" office:value="1" calcext:value-type="float">
            <text:p>1</text:p>
          </table:table-cell>
          <table:table-cell table:formula="of:=IF([.B795]=&quot;&quot;;&quot;&quot;;IF([.B795]=0;&quot;sombre&quot;;IF([.B7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5" calcext:value-type="float">
            <text:p>795</text:p>
          </table:table-cell>
          <table:table-cell table:style-name="ce2" office:value-type="float" office:value="1" calcext:value-type="float">
            <text:p>1</text:p>
          </table:table-cell>
          <table:table-cell table:formula="of:=IF([.B796]=&quot;&quot;;&quot;&quot;;IF([.B796]=0;&quot;sombre&quot;;IF([.B7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6" calcext:value-type="float">
            <text:p>796</text:p>
          </table:table-cell>
          <table:table-cell table:style-name="ce2" office:value-type="float" office:value="0" calcext:value-type="float">
            <text:p>0</text:p>
          </table:table-cell>
          <table:table-cell table:formula="of:=IF([.B797]=&quot;&quot;;&quot;&quot;;IF([.B797]=0;&quot;sombre&quot;;IF([.B7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7" calcext:value-type="float">
            <text:p>797</text:p>
          </table:table-cell>
          <table:table-cell table:style-name="ce2" office:value-type="float" office:value="1" calcext:value-type="float">
            <text:p>1</text:p>
          </table:table-cell>
          <table:table-cell table:formula="of:=IF([.B798]=&quot;&quot;;&quot;&quot;;IF([.B798]=0;&quot;sombre&quot;;IF([.B7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8" calcext:value-type="float">
            <text:p>798</text:p>
          </table:table-cell>
          <table:table-cell table:style-name="ce2" office:value-type="float" office:value="1" calcext:value-type="float">
            <text:p>1</text:p>
          </table:table-cell>
          <table:table-cell table:formula="of:=IF([.B799]=&quot;&quot;;&quot;&quot;;IF([.B799]=0;&quot;sombre&quot;;IF([.B7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799" calcext:value-type="float">
            <text:p>799</text:p>
          </table:table-cell>
          <table:table-cell table:style-name="ce2" office:value-type="float" office:value="1" calcext:value-type="float">
            <text:p>1</text:p>
          </table:table-cell>
          <table:table-cell table:formula="of:=IF([.B800]=&quot;&quot;;&quot;&quot;;IF([.B800]=0;&quot;sombre&quot;;IF([.B8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0" calcext:value-type="float">
            <text:p>800</text:p>
          </table:table-cell>
          <table:table-cell table:style-name="ce2" office:value-type="float" office:value="1" calcext:value-type="float">
            <text:p>1</text:p>
          </table:table-cell>
          <table:table-cell table:formula="of:=IF([.B801]=&quot;&quot;;&quot;&quot;;IF([.B801]=0;&quot;sombre&quot;;IF([.B8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1" calcext:value-type="float">
            <text:p>801</text:p>
          </table:table-cell>
          <table:table-cell table:style-name="ce2" office:value-type="float" office:value="0" calcext:value-type="float">
            <text:p>0</text:p>
          </table:table-cell>
          <table:table-cell table:formula="of:=IF([.B802]=&quot;&quot;;&quot;&quot;;IF([.B802]=0;&quot;sombre&quot;;IF([.B8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2" calcext:value-type="float">
            <text:p>802</text:p>
          </table:table-cell>
          <table:table-cell table:style-name="ce2" office:value-type="float" office:value="0" calcext:value-type="float">
            <text:p>0</text:p>
          </table:table-cell>
          <table:table-cell table:formula="of:=IF([.B803]=&quot;&quot;;&quot;&quot;;IF([.B803]=0;&quot;sombre&quot;;IF([.B8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3" calcext:value-type="float">
            <text:p>803</text:p>
          </table:table-cell>
          <table:table-cell table:style-name="ce2" office:value-type="float" office:value="1" calcext:value-type="float">
            <text:p>1</text:p>
          </table:table-cell>
          <table:table-cell table:formula="of:=IF([.B804]=&quot;&quot;;&quot;&quot;;IF([.B804]=0;&quot;sombre&quot;;IF([.B8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4" calcext:value-type="float">
            <text:p>804</text:p>
          </table:table-cell>
          <table:table-cell table:style-name="ce2" office:value-type="float" office:value="1" calcext:value-type="float">
            <text:p>1</text:p>
          </table:table-cell>
          <table:table-cell table:formula="of:=IF([.B805]=&quot;&quot;;&quot;&quot;;IF([.B805]=0;&quot;sombre&quot;;IF([.B8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5" calcext:value-type="float">
            <text:p>805</text:p>
          </table:table-cell>
          <table:table-cell table:style-name="ce2" office:value-type="float" office:value="1" calcext:value-type="float">
            <text:p>1</text:p>
          </table:table-cell>
          <table:table-cell table:formula="of:=IF([.B806]=&quot;&quot;;&quot;&quot;;IF([.B806]=0;&quot;sombre&quot;;IF([.B8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6" calcext:value-type="float">
            <text:p>806</text:p>
          </table:table-cell>
          <table:table-cell table:style-name="ce2" office:value-type="float" office:value="0" calcext:value-type="float">
            <text:p>0</text:p>
          </table:table-cell>
          <table:table-cell table:formula="of:=IF([.B807]=&quot;&quot;;&quot;&quot;;IF([.B807]=0;&quot;sombre&quot;;IF([.B8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7" calcext:value-type="float">
            <text:p>807</text:p>
          </table:table-cell>
          <table:table-cell table:style-name="ce2" office:value-type="float" office:value="1" calcext:value-type="float">
            <text:p>1</text:p>
          </table:table-cell>
          <table:table-cell table:formula="of:=IF([.B808]=&quot;&quot;;&quot;&quot;;IF([.B808]=0;&quot;sombre&quot;;IF([.B8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8" calcext:value-type="float">
            <text:p>808</text:p>
          </table:table-cell>
          <table:table-cell table:style-name="ce2" office:value-type="float" office:value="0" calcext:value-type="float">
            <text:p>0</text:p>
          </table:table-cell>
          <table:table-cell table:formula="of:=IF([.B809]=&quot;&quot;;&quot;&quot;;IF([.B809]=0;&quot;sombre&quot;;IF([.B80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09" calcext:value-type="float">
            <text:p>809</text:p>
          </table:table-cell>
          <table:table-cell table:style-name="ce2" office:value-type="float" office:value="1" calcext:value-type="float">
            <text:p>1</text:p>
          </table:table-cell>
          <table:table-cell table:formula="of:=IF([.B810]=&quot;&quot;;&quot;&quot;;IF([.B810]=0;&quot;sombre&quot;;IF([.B8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0" calcext:value-type="float">
            <text:p>810</text:p>
          </table:table-cell>
          <table:table-cell table:style-name="ce2" office:value-type="float" office:value="1" calcext:value-type="float">
            <text:p>1</text:p>
          </table:table-cell>
          <table:table-cell table:formula="of:=IF([.B811]=&quot;&quot;;&quot;&quot;;IF([.B811]=0;&quot;sombre&quot;;IF([.B8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1" calcext:value-type="float">
            <text:p>811</text:p>
          </table:table-cell>
          <table:table-cell table:style-name="ce2" office:value-type="float" office:value="0" calcext:value-type="float">
            <text:p>0</text:p>
          </table:table-cell>
          <table:table-cell table:formula="of:=IF([.B812]=&quot;&quot;;&quot;&quot;;IF([.B812]=0;&quot;sombre&quot;;IF([.B8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2" calcext:value-type="float">
            <text:p>812</text:p>
          </table:table-cell>
          <table:table-cell table:style-name="ce2" office:value-type="float" office:value="0" calcext:value-type="float">
            <text:p>0</text:p>
          </table:table-cell>
          <table:table-cell table:formula="of:=IF([.B813]=&quot;&quot;;&quot;&quot;;IF([.B813]=0;&quot;sombre&quot;;IF([.B8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3" calcext:value-type="float">
            <text:p>813</text:p>
          </table:table-cell>
          <table:table-cell table:style-name="ce2" office:value-type="float" office:value="1" calcext:value-type="float">
            <text:p>1</text:p>
          </table:table-cell>
          <table:table-cell table:formula="of:=IF([.B814]=&quot;&quot;;&quot;&quot;;IF([.B814]=0;&quot;sombre&quot;;IF([.B8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4" calcext:value-type="float">
            <text:p>814</text:p>
          </table:table-cell>
          <table:table-cell table:style-name="ce2" office:value-type="float" office:value="1" calcext:value-type="float">
            <text:p>1</text:p>
          </table:table-cell>
          <table:table-cell table:formula="of:=IF([.B815]=&quot;&quot;;&quot;&quot;;IF([.B815]=0;&quot;sombre&quot;;IF([.B8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5" calcext:value-type="float">
            <text:p>815</text:p>
          </table:table-cell>
          <table:table-cell table:style-name="ce2" office:value-type="float" office:value="1" calcext:value-type="float">
            <text:p>1</text:p>
          </table:table-cell>
          <table:table-cell table:formula="of:=IF([.B816]=&quot;&quot;;&quot;&quot;;IF([.B816]=0;&quot;sombre&quot;;IF([.B8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6" calcext:value-type="float">
            <text:p>816</text:p>
          </table:table-cell>
          <table:table-cell table:style-name="ce2" office:value-type="float" office:value="1" calcext:value-type="float">
            <text:p>1</text:p>
          </table:table-cell>
          <table:table-cell table:formula="of:=IF([.B817]=&quot;&quot;;&quot;&quot;;IF([.B817]=0;&quot;sombre&quot;;IF([.B8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7" calcext:value-type="float">
            <text:p>817</text:p>
          </table:table-cell>
          <table:table-cell table:style-name="ce2" office:value-type="float" office:value="0" calcext:value-type="float">
            <text:p>0</text:p>
          </table:table-cell>
          <table:table-cell table:formula="of:=IF([.B818]=&quot;&quot;;&quot;&quot;;IF([.B818]=0;&quot;sombre&quot;;IF([.B8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8" calcext:value-type="float">
            <text:p>818</text:p>
          </table:table-cell>
          <table:table-cell table:style-name="ce2" office:value-type="float" office:value="1" calcext:value-type="float">
            <text:p>1</text:p>
          </table:table-cell>
          <table:table-cell table:formula="of:=IF([.B819]=&quot;&quot;;&quot;&quot;;IF([.B819]=0;&quot;sombre&quot;;IF([.B8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19" calcext:value-type="float">
            <text:p>819</text:p>
          </table:table-cell>
          <table:table-cell table:style-name="ce2" office:value-type="float" office:value="0" calcext:value-type="float">
            <text:p>0</text:p>
          </table:table-cell>
          <table:table-cell table:formula="of:=IF([.B820]=&quot;&quot;;&quot;&quot;;IF([.B820]=0;&quot;sombre&quot;;IF([.B8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0" calcext:value-type="float">
            <text:p>820</text:p>
          </table:table-cell>
          <table:table-cell table:style-name="ce2" office:value-type="float" office:value="0" calcext:value-type="float">
            <text:p>0</text:p>
          </table:table-cell>
          <table:table-cell table:formula="of:=IF([.B821]=&quot;&quot;;&quot;&quot;;IF([.B821]=0;&quot;sombre&quot;;IF([.B8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1" calcext:value-type="float">
            <text:p>821</text:p>
          </table:table-cell>
          <table:table-cell table:style-name="ce2" office:value-type="float" office:value="1" calcext:value-type="float">
            <text:p>1</text:p>
          </table:table-cell>
          <table:table-cell table:formula="of:=IF([.B822]=&quot;&quot;;&quot;&quot;;IF([.B822]=0;&quot;sombre&quot;;IF([.B8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2" calcext:value-type="float">
            <text:p>822</text:p>
          </table:table-cell>
          <table:table-cell table:style-name="ce2" office:value-type="float" office:value="1" calcext:value-type="float">
            <text:p>1</text:p>
          </table:table-cell>
          <table:table-cell table:formula="of:=IF([.B823]=&quot;&quot;;&quot;&quot;;IF([.B823]=0;&quot;sombre&quot;;IF([.B8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3" calcext:value-type="float">
            <text:p>823</text:p>
          </table:table-cell>
          <table:table-cell table:style-name="ce2" office:value-type="float" office:value="0" calcext:value-type="float">
            <text:p>0</text:p>
          </table:table-cell>
          <table:table-cell table:formula="of:=IF([.B824]=&quot;&quot;;&quot;&quot;;IF([.B824]=0;&quot;sombre&quot;;IF([.B8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4" calcext:value-type="float">
            <text:p>824</text:p>
          </table:table-cell>
          <table:table-cell table:style-name="ce2" office:value-type="float" office:value="1" calcext:value-type="float">
            <text:p>1</text:p>
          </table:table-cell>
          <table:table-cell table:formula="of:=IF([.B825]=&quot;&quot;;&quot;&quot;;IF([.B825]=0;&quot;sombre&quot;;IF([.B8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5" calcext:value-type="float">
            <text:p>825</text:p>
          </table:table-cell>
          <table:table-cell table:style-name="ce2" office:value-type="float" office:value="1" calcext:value-type="float">
            <text:p>1</text:p>
          </table:table-cell>
          <table:table-cell table:formula="of:=IF([.B826]=&quot;&quot;;&quot;&quot;;IF([.B826]=0;&quot;sombre&quot;;IF([.B8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6" calcext:value-type="float">
            <text:p>826</text:p>
          </table:table-cell>
          <table:table-cell table:style-name="ce2" office:value-type="float" office:value="1" calcext:value-type="float">
            <text:p>1</text:p>
          </table:table-cell>
          <table:table-cell table:formula="of:=IF([.B827]=&quot;&quot;;&quot;&quot;;IF([.B827]=0;&quot;sombre&quot;;IF([.B8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7" calcext:value-type="float">
            <text:p>827</text:p>
          </table:table-cell>
          <table:table-cell table:style-name="ce2" office:value-type="float" office:value="1" calcext:value-type="float">
            <text:p>1</text:p>
          </table:table-cell>
          <table:table-cell table:formula="of:=IF([.B828]=&quot;&quot;;&quot;&quot;;IF([.B828]=0;&quot;sombre&quot;;IF([.B8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formula="of:=IF([.B829]=&quot;&quot;;&quot;&quot;;IF([.B829]=0;&quot;sombre&quot;;IF([.B8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29" calcext:value-type="float">
            <text:p>829</text:p>
          </table:table-cell>
          <table:table-cell table:style-name="ce2" office:value-type="float" office:value="1" calcext:value-type="float">
            <text:p>1</text:p>
          </table:table-cell>
          <table:table-cell table:formula="of:=IF([.B830]=&quot;&quot;;&quot;&quot;;IF([.B830]=0;&quot;sombre&quot;;IF([.B8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0" calcext:value-type="float">
            <text:p>830</text:p>
          </table:table-cell>
          <table:table-cell table:style-name="ce2" office:value-type="float" office:value="1" calcext:value-type="float">
            <text:p>1</text:p>
          </table:table-cell>
          <table:table-cell table:formula="of:=IF([.B831]=&quot;&quot;;&quot;&quot;;IF([.B831]=0;&quot;sombre&quot;;IF([.B8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1" calcext:value-type="float">
            <text:p>831</text:p>
          </table:table-cell>
          <table:table-cell table:style-name="ce2" office:value-type="float" office:value="0" calcext:value-type="float">
            <text:p>0</text:p>
          </table:table-cell>
          <table:table-cell table:formula="of:=IF([.B832]=&quot;&quot;;&quot;&quot;;IF([.B832]=0;&quot;sombre&quot;;IF([.B8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2" calcext:value-type="float">
            <text:p>832</text:p>
          </table:table-cell>
          <table:table-cell table:style-name="ce2" office:value-type="float" office:value="1" calcext:value-type="float">
            <text:p>1</text:p>
          </table:table-cell>
          <table:table-cell table:formula="of:=IF([.B833]=&quot;&quot;;&quot;&quot;;IF([.B833]=0;&quot;sombre&quot;;IF([.B8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formula="of:=IF([.B834]=&quot;&quot;;&quot;&quot;;IF([.B834]=0;&quot;sombre&quot;;IF([.B83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formula="of:=IF([.B835]=&quot;&quot;;&quot;&quot;;IF([.B835]=0;&quot;sombre&quot;;IF([.B8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5" calcext:value-type="float">
            <text:p>835</text:p>
          </table:table-cell>
          <table:table-cell table:style-name="ce2" office:value-type="float" office:value="0" calcext:value-type="float">
            <text:p>0</text:p>
          </table:table-cell>
          <table:table-cell table:formula="of:=IF([.B836]=&quot;&quot;;&quot;&quot;;IF([.B836]=0;&quot;sombre&quot;;IF([.B8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6" calcext:value-type="float">
            <text:p>836</text:p>
          </table:table-cell>
          <table:table-cell table:style-name="ce2" office:value-type="float" office:value="0" calcext:value-type="float">
            <text:p>0</text:p>
          </table:table-cell>
          <table:table-cell table:formula="of:=IF([.B837]=&quot;&quot;;&quot;&quot;;IF([.B837]=0;&quot;sombre&quot;;IF([.B83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7" calcext:value-type="float">
            <text:p>837</text:p>
          </table:table-cell>
          <table:table-cell table:style-name="ce2" office:value-type="float" office:value="1" calcext:value-type="float">
            <text:p>1</text:p>
          </table:table-cell>
          <table:table-cell table:formula="of:=IF([.B838]=&quot;&quot;;&quot;&quot;;IF([.B838]=0;&quot;sombre&quot;;IF([.B8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8" calcext:value-type="float">
            <text:p>838</text:p>
          </table:table-cell>
          <table:table-cell table:style-name="ce2" office:value-type="float" office:value="1" calcext:value-type="float">
            <text:p>1</text:p>
          </table:table-cell>
          <table:table-cell table:formula="of:=IF([.B839]=&quot;&quot;;&quot;&quot;;IF([.B839]=0;&quot;sombre&quot;;IF([.B8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39" calcext:value-type="float">
            <text:p>839</text:p>
          </table:table-cell>
          <table:table-cell table:style-name="ce2" office:value-type="float" office:value="1" calcext:value-type="float">
            <text:p>1</text:p>
          </table:table-cell>
          <table:table-cell table:formula="of:=IF([.B840]=&quot;&quot;;&quot;&quot;;IF([.B840]=0;&quot;sombre&quot;;IF([.B8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formula="of:=IF([.B841]=&quot;&quot;;&quot;&quot;;IF([.B841]=0;&quot;sombre&quot;;IF([.B8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1" calcext:value-type="float">
            <text:p>841</text:p>
          </table:table-cell>
          <table:table-cell table:style-name="ce2" office:value-type="float" office:value="1" calcext:value-type="float">
            <text:p>1</text:p>
          </table:table-cell>
          <table:table-cell table:formula="of:=IF([.B842]=&quot;&quot;;&quot;&quot;;IF([.B842]=0;&quot;sombre&quot;;IF([.B8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2" calcext:value-type="float">
            <text:p>842</text:p>
          </table:table-cell>
          <table:table-cell table:style-name="ce2" office:value-type="float" office:value="0" calcext:value-type="float">
            <text:p>0</text:p>
          </table:table-cell>
          <table:table-cell table:formula="of:=IF([.B843]=&quot;&quot;;&quot;&quot;;IF([.B843]=0;&quot;sombre&quot;;IF([.B8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3" calcext:value-type="float">
            <text:p>843</text:p>
          </table:table-cell>
          <table:table-cell table:style-name="ce2" office:value-type="float" office:value="0" calcext:value-type="float">
            <text:p>0</text:p>
          </table:table-cell>
          <table:table-cell table:formula="of:=IF([.B844]=&quot;&quot;;&quot;&quot;;IF([.B844]=0;&quot;sombre&quot;;IF([.B8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4" calcext:value-type="float">
            <text:p>844</text:p>
          </table:table-cell>
          <table:table-cell table:style-name="ce2" office:value-type="float" office:value="1" calcext:value-type="float">
            <text:p>1</text:p>
          </table:table-cell>
          <table:table-cell table:formula="of:=IF([.B845]=&quot;&quot;;&quot;&quot;;IF([.B845]=0;&quot;sombre&quot;;IF([.B8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5" calcext:value-type="float">
            <text:p>845</text:p>
          </table:table-cell>
          <table:table-cell table:style-name="ce2" office:value-type="float" office:value="0" calcext:value-type="float">
            <text:p>0</text:p>
          </table:table-cell>
          <table:table-cell table:formula="of:=IF([.B846]=&quot;&quot;;&quot;&quot;;IF([.B846]=0;&quot;sombre&quot;;IF([.B8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6" calcext:value-type="float">
            <text:p>846</text:p>
          </table:table-cell>
          <table:table-cell table:style-name="ce2" office:value-type="float" office:value="1" calcext:value-type="float">
            <text:p>1</text:p>
          </table:table-cell>
          <table:table-cell table:formula="of:=IF([.B847]=&quot;&quot;;&quot;&quot;;IF([.B847]=0;&quot;sombre&quot;;IF([.B8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7" calcext:value-type="float">
            <text:p>847</text:p>
          </table:table-cell>
          <table:table-cell table:style-name="ce2" office:value-type="float" office:value="0" calcext:value-type="float">
            <text:p>0</text:p>
          </table:table-cell>
          <table:table-cell table:formula="of:=IF([.B848]=&quot;&quot;;&quot;&quot;;IF([.B848]=0;&quot;sombre&quot;;IF([.B84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formula="of:=IF([.B849]=&quot;&quot;;&quot;&quot;;IF([.B849]=0;&quot;sombre&quot;;IF([.B8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formula="of:=IF([.B850]=&quot;&quot;;&quot;&quot;;IF([.B850]=0;&quot;sombre&quot;;IF([.B8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formula="of:=IF([.B851]=&quot;&quot;;&quot;&quot;;IF([.B851]=0;&quot;sombre&quot;;IF([.B8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1" calcext:value-type="float">
            <text:p>851</text:p>
          </table:table-cell>
          <table:table-cell table:style-name="ce2" office:value-type="float" office:value="1" calcext:value-type="float">
            <text:p>1</text:p>
          </table:table-cell>
          <table:table-cell table:formula="of:=IF([.B852]=&quot;&quot;;&quot;&quot;;IF([.B852]=0;&quot;sombre&quot;;IF([.B8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2" calcext:value-type="float">
            <text:p>852</text:p>
          </table:table-cell>
          <table:table-cell table:style-name="ce2" office:value-type="float" office:value="1" calcext:value-type="float">
            <text:p>1</text:p>
          </table:table-cell>
          <table:table-cell table:formula="of:=IF([.B853]=&quot;&quot;;&quot;&quot;;IF([.B853]=0;&quot;sombre&quot;;IF([.B8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3" calcext:value-type="float">
            <text:p>853</text:p>
          </table:table-cell>
          <table:table-cell table:style-name="ce2" office:value-type="float" office:value="1" calcext:value-type="float">
            <text:p>1</text:p>
          </table:table-cell>
          <table:table-cell table:formula="of:=IF([.B854]=&quot;&quot;;&quot;&quot;;IF([.B854]=0;&quot;sombre&quot;;IF([.B8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4" calcext:value-type="float">
            <text:p>854</text:p>
          </table:table-cell>
          <table:table-cell table:style-name="ce2" office:value-type="float" office:value="0" calcext:value-type="float">
            <text:p>0</text:p>
          </table:table-cell>
          <table:table-cell table:formula="of:=IF([.B855]=&quot;&quot;;&quot;&quot;;IF([.B855]=0;&quot;sombre&quot;;IF([.B8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5" calcext:value-type="float">
            <text:p>855</text:p>
          </table:table-cell>
          <table:table-cell table:style-name="ce2" office:value-type="float" office:value="0" calcext:value-type="float">
            <text:p>0</text:p>
          </table:table-cell>
          <table:table-cell table:formula="of:=IF([.B856]=&quot;&quot;;&quot;&quot;;IF([.B856]=0;&quot;sombre&quot;;IF([.B8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6" calcext:value-type="float">
            <text:p>856</text:p>
          </table:table-cell>
          <table:table-cell table:style-name="ce2" office:value-type="float" office:value="1" calcext:value-type="float">
            <text:p>1</text:p>
          </table:table-cell>
          <table:table-cell table:formula="of:=IF([.B857]=&quot;&quot;;&quot;&quot;;IF([.B857]=0;&quot;sombre&quot;;IF([.B8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7" calcext:value-type="float">
            <text:p>857</text:p>
          </table:table-cell>
          <table:table-cell table:style-name="ce2" office:value-type="float" office:value="1" calcext:value-type="float">
            <text:p>1</text:p>
          </table:table-cell>
          <table:table-cell table:formula="of:=IF([.B858]=&quot;&quot;;&quot;&quot;;IF([.B858]=0;&quot;sombre&quot;;IF([.B8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8" calcext:value-type="float">
            <text:p>858</text:p>
          </table:table-cell>
          <table:table-cell table:style-name="ce2" office:value-type="float" office:value="0" calcext:value-type="float">
            <text:p>0</text:p>
          </table:table-cell>
          <table:table-cell table:formula="of:=IF([.B859]=&quot;&quot;;&quot;&quot;;IF([.B859]=0;&quot;sombre&quot;;IF([.B8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59" calcext:value-type="float">
            <text:p>859</text:p>
          </table:table-cell>
          <table:table-cell table:style-name="ce2" office:value-type="float" office:value="0" calcext:value-type="float">
            <text:p>0</text:p>
          </table:table-cell>
          <table:table-cell table:formula="of:=IF([.B860]=&quot;&quot;;&quot;&quot;;IF([.B860]=0;&quot;sombre&quot;;IF([.B8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0" calcext:value-type="float">
            <text:p>860</text:p>
          </table:table-cell>
          <table:table-cell table:style-name="ce2" office:value-type="float" office:value="1" calcext:value-type="float">
            <text:p>1</text:p>
          </table:table-cell>
          <table:table-cell table:formula="of:=IF([.B861]=&quot;&quot;;&quot;&quot;;IF([.B861]=0;&quot;sombre&quot;;IF([.B8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1" calcext:value-type="float">
            <text:p>861</text:p>
          </table:table-cell>
          <table:table-cell table:style-name="ce2" office:value-type="float" office:value="0" calcext:value-type="float">
            <text:p>0</text:p>
          </table:table-cell>
          <table:table-cell table:formula="of:=IF([.B862]=&quot;&quot;;&quot;&quot;;IF([.B862]=0;&quot;sombre&quot;;IF([.B8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2" calcext:value-type="float">
            <text:p>862</text:p>
          </table:table-cell>
          <table:table-cell table:style-name="ce2" office:value-type="float" office:value="1" calcext:value-type="float">
            <text:p>1</text:p>
          </table:table-cell>
          <table:table-cell table:formula="of:=IF([.B863]=&quot;&quot;;&quot;&quot;;IF([.B863]=0;&quot;sombre&quot;;IF([.B8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3" calcext:value-type="float">
            <text:p>863</text:p>
          </table:table-cell>
          <table:table-cell table:style-name="ce2" office:value-type="float" office:value="1" calcext:value-type="float">
            <text:p>1</text:p>
          </table:table-cell>
          <table:table-cell table:formula="of:=IF([.B864]=&quot;&quot;;&quot;&quot;;IF([.B864]=0;&quot;sombre&quot;;IF([.B8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4" calcext:value-type="float">
            <text:p>864</text:p>
          </table:table-cell>
          <table:table-cell table:style-name="ce2" office:value-type="float" office:value="1" calcext:value-type="float">
            <text:p>1</text:p>
          </table:table-cell>
          <table:table-cell table:formula="of:=IF([.B865]=&quot;&quot;;&quot;&quot;;IF([.B865]=0;&quot;sombre&quot;;IF([.B8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5" calcext:value-type="float">
            <text:p>865</text:p>
          </table:table-cell>
          <table:table-cell table:style-name="ce2" office:value-type="float" office:value="1" calcext:value-type="float">
            <text:p>1</text:p>
          </table:table-cell>
          <table:table-cell table:formula="of:=IF([.B866]=&quot;&quot;;&quot;&quot;;IF([.B866]=0;&quot;sombre&quot;;IF([.B8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6" calcext:value-type="float">
            <text:p>866</text:p>
          </table:table-cell>
          <table:table-cell table:style-name="ce2" office:value-type="float" office:value="0" calcext:value-type="float">
            <text:p>0</text:p>
          </table:table-cell>
          <table:table-cell table:formula="of:=IF([.B867]=&quot;&quot;;&quot;&quot;;IF([.B867]=0;&quot;sombre&quot;;IF([.B8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7" calcext:value-type="float">
            <text:p>867</text:p>
          </table:table-cell>
          <table:table-cell table:style-name="ce2" office:value-type="float" office:value="1" calcext:value-type="float">
            <text:p>1</text:p>
          </table:table-cell>
          <table:table-cell table:formula="of:=IF([.B868]=&quot;&quot;;&quot;&quot;;IF([.B868]=0;&quot;sombre&quot;;IF([.B8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8" calcext:value-type="float">
            <text:p>868</text:p>
          </table:table-cell>
          <table:table-cell table:style-name="ce2" office:value-type="float" office:value="1" calcext:value-type="float">
            <text:p>1</text:p>
          </table:table-cell>
          <table:table-cell table:formula="of:=IF([.B869]=&quot;&quot;;&quot;&quot;;IF([.B869]=0;&quot;sombre&quot;;IF([.B8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69" calcext:value-type="float">
            <text:p>869</text:p>
          </table:table-cell>
          <table:table-cell table:style-name="ce2" office:value-type="float" office:value="1" calcext:value-type="float">
            <text:p>1</text:p>
          </table:table-cell>
          <table:table-cell table:formula="of:=IF([.B870]=&quot;&quot;;&quot;&quot;;IF([.B870]=0;&quot;sombre&quot;;IF([.B8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0" calcext:value-type="float">
            <text:p>870</text:p>
          </table:table-cell>
          <table:table-cell table:style-name="ce2" office:value-type="float" office:value="0" calcext:value-type="float">
            <text:p>0</text:p>
          </table:table-cell>
          <table:table-cell table:formula="of:=IF([.B871]=&quot;&quot;;&quot;&quot;;IF([.B871]=0;&quot;sombre&quot;;IF([.B8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1" calcext:value-type="float">
            <text:p>871</text:p>
          </table:table-cell>
          <table:table-cell table:style-name="ce2" office:value-type="float" office:value="0" calcext:value-type="float">
            <text:p>0</text:p>
          </table:table-cell>
          <table:table-cell table:formula="of:=IF([.B872]=&quot;&quot;;&quot;&quot;;IF([.B872]=0;&quot;sombre&quot;;IF([.B8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2" calcext:value-type="float">
            <text:p>872</text:p>
          </table:table-cell>
          <table:table-cell table:style-name="ce2" office:value-type="float" office:value="1" calcext:value-type="float">
            <text:p>1</text:p>
          </table:table-cell>
          <table:table-cell table:formula="of:=IF([.B873]=&quot;&quot;;&quot;&quot;;IF([.B873]=0;&quot;sombre&quot;;IF([.B8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3" calcext:value-type="float">
            <text:p>873</text:p>
          </table:table-cell>
          <table:table-cell table:style-name="ce2" office:value-type="float" office:value="0" calcext:value-type="float">
            <text:p>0</text:p>
          </table:table-cell>
          <table:table-cell table:formula="of:=IF([.B874]=&quot;&quot;;&quot;&quot;;IF([.B874]=0;&quot;sombre&quot;;IF([.B8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4" calcext:value-type="float">
            <text:p>874</text:p>
          </table:table-cell>
          <table:table-cell table:style-name="ce2" office:value-type="float" office:value="0" calcext:value-type="float">
            <text:p>0</text:p>
          </table:table-cell>
          <table:table-cell table:formula="of:=IF([.B875]=&quot;&quot;;&quot;&quot;;IF([.B875]=0;&quot;sombre&quot;;IF([.B8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5" calcext:value-type="float">
            <text:p>875</text:p>
          </table:table-cell>
          <table:table-cell table:style-name="ce2" office:value-type="float" office:value="1" calcext:value-type="float">
            <text:p>1</text:p>
          </table:table-cell>
          <table:table-cell table:formula="of:=IF([.B876]=&quot;&quot;;&quot;&quot;;IF([.B876]=0;&quot;sombre&quot;;IF([.B8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formula="of:=IF([.B877]=&quot;&quot;;&quot;&quot;;IF([.B877]=0;&quot;sombre&quot;;IF([.B8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7" calcext:value-type="float">
            <text:p>877</text:p>
          </table:table-cell>
          <table:table-cell table:style-name="ce2" office:value-type="float" office:value="0" calcext:value-type="float">
            <text:p>0</text:p>
          </table:table-cell>
          <table:table-cell table:formula="of:=IF([.B878]=&quot;&quot;;&quot;&quot;;IF([.B878]=0;&quot;sombre&quot;;IF([.B87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8" calcext:value-type="float">
            <text:p>878</text:p>
          </table:table-cell>
          <table:table-cell table:style-name="ce2" office:value-type="float" office:value="1" calcext:value-type="float">
            <text:p>1</text:p>
          </table:table-cell>
          <table:table-cell table:formula="of:=IF([.B879]=&quot;&quot;;&quot;&quot;;IF([.B879]=0;&quot;sombre&quot;;IF([.B8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79" calcext:value-type="float">
            <text:p>879</text:p>
          </table:table-cell>
          <table:table-cell table:style-name="ce2" office:value-type="float" office:value="1" calcext:value-type="float">
            <text:p>1</text:p>
          </table:table-cell>
          <table:table-cell table:formula="of:=IF([.B880]=&quot;&quot;;&quot;&quot;;IF([.B880]=0;&quot;sombre&quot;;IF([.B8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0" calcext:value-type="float">
            <text:p>880</text:p>
          </table:table-cell>
          <table:table-cell table:style-name="ce2" office:value-type="float" office:value="1" calcext:value-type="float">
            <text:p>1</text:p>
          </table:table-cell>
          <table:table-cell table:formula="of:=IF([.B881]=&quot;&quot;;&quot;&quot;;IF([.B881]=0;&quot;sombre&quot;;IF([.B8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1" calcext:value-type="float">
            <text:p>881</text:p>
          </table:table-cell>
          <table:table-cell table:style-name="ce2" office:value-type="float" office:value="1" calcext:value-type="float">
            <text:p>1</text:p>
          </table:table-cell>
          <table:table-cell table:formula="of:=IF([.B882]=&quot;&quot;;&quot;&quot;;IF([.B882]=0;&quot;sombre&quot;;IF([.B8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2" calcext:value-type="float">
            <text:p>882</text:p>
          </table:table-cell>
          <table:table-cell table:style-name="ce2" office:value-type="float" office:value="0" calcext:value-type="float">
            <text:p>0</text:p>
          </table:table-cell>
          <table:table-cell table:formula="of:=IF([.B883]=&quot;&quot;;&quot;&quot;;IF([.B883]=0;&quot;sombre&quot;;IF([.B8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3" calcext:value-type="float">
            <text:p>883</text:p>
          </table:table-cell>
          <table:table-cell table:style-name="ce2" office:value-type="float" office:value="0" calcext:value-type="float">
            <text:p>0</text:p>
          </table:table-cell>
          <table:table-cell table:formula="of:=IF([.B884]=&quot;&quot;;&quot;&quot;;IF([.B884]=0;&quot;sombre&quot;;IF([.B8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4" calcext:value-type="float">
            <text:p>884</text:p>
          </table:table-cell>
          <table:table-cell table:style-name="ce2" office:value-type="float" office:value="1" calcext:value-type="float">
            <text:p>1</text:p>
          </table:table-cell>
          <table:table-cell table:formula="of:=IF([.B885]=&quot;&quot;;&quot;&quot;;IF([.B885]=0;&quot;sombre&quot;;IF([.B8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5" calcext:value-type="float">
            <text:p>885</text:p>
          </table:table-cell>
          <table:table-cell table:style-name="ce2" office:value-type="float" office:value="1" calcext:value-type="float">
            <text:p>1</text:p>
          </table:table-cell>
          <table:table-cell table:formula="of:=IF([.B886]=&quot;&quot;;&quot;&quot;;IF([.B886]=0;&quot;sombre&quot;;IF([.B8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formula="of:=IF([.B887]=&quot;&quot;;&quot;&quot;;IF([.B887]=0;&quot;sombre&quot;;IF([.B8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7" calcext:value-type="float">
            <text:p>887</text:p>
          </table:table-cell>
          <table:table-cell table:style-name="ce2" office:value-type="float" office:value="1" calcext:value-type="float">
            <text:p>1</text:p>
          </table:table-cell>
          <table:table-cell table:formula="of:=IF([.B888]=&quot;&quot;;&quot;&quot;;IF([.B888]=0;&quot;sombre&quot;;IF([.B8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8" calcext:value-type="float">
            <text:p>888</text:p>
          </table:table-cell>
          <table:table-cell table:style-name="ce2" office:value-type="float" office:value="1" calcext:value-type="float">
            <text:p>1</text:p>
          </table:table-cell>
          <table:table-cell table:formula="of:=IF([.B889]=&quot;&quot;;&quot;&quot;;IF([.B889]=0;&quot;sombre&quot;;IF([.B8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89" calcext:value-type="float">
            <text:p>889</text:p>
          </table:table-cell>
          <table:table-cell table:style-name="ce2" office:value-type="float" office:value="1" calcext:value-type="float">
            <text:p>1</text:p>
          </table:table-cell>
          <table:table-cell table:formula="of:=IF([.B890]=&quot;&quot;;&quot;&quot;;IF([.B890]=0;&quot;sombre&quot;;IF([.B8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0" calcext:value-type="float">
            <text:p>890</text:p>
          </table:table-cell>
          <table:table-cell table:style-name="ce2" office:value-type="float" office:value="1" calcext:value-type="float">
            <text:p>1</text:p>
          </table:table-cell>
          <table:table-cell table:formula="of:=IF([.B891]=&quot;&quot;;&quot;&quot;;IF([.B891]=0;&quot;sombre&quot;;IF([.B8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1" calcext:value-type="float">
            <text:p>891</text:p>
          </table:table-cell>
          <table:table-cell table:style-name="ce2" office:value-type="float" office:value="0" calcext:value-type="float">
            <text:p>0</text:p>
          </table:table-cell>
          <table:table-cell table:formula="of:=IF([.B892]=&quot;&quot;;&quot;&quot;;IF([.B892]=0;&quot;sombre&quot;;IF([.B8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2" calcext:value-type="float">
            <text:p>892</text:p>
          </table:table-cell>
          <table:table-cell table:style-name="ce2" office:value-type="float" office:value="0" calcext:value-type="float">
            <text:p>0</text:p>
          </table:table-cell>
          <table:table-cell table:formula="of:=IF([.B893]=&quot;&quot;;&quot;&quot;;IF([.B893]=0;&quot;sombre&quot;;IF([.B8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3" calcext:value-type="float">
            <text:p>893</text:p>
          </table:table-cell>
          <table:table-cell table:style-name="ce2" office:value-type="float" office:value="0" calcext:value-type="float">
            <text:p>0</text:p>
          </table:table-cell>
          <table:table-cell table:formula="of:=IF([.B894]=&quot;&quot;;&quot;&quot;;IF([.B894]=0;&quot;sombre&quot;;IF([.B8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4" calcext:value-type="float">
            <text:p>894</text:p>
          </table:table-cell>
          <table:table-cell table:style-name="ce2" office:value-type="float" office:value="0" calcext:value-type="float">
            <text:p>0</text:p>
          </table:table-cell>
          <table:table-cell table:formula="of:=IF([.B895]=&quot;&quot;;&quot;&quot;;IF([.B895]=0;&quot;sombre&quot;;IF([.B8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5" calcext:value-type="float">
            <text:p>895</text:p>
          </table:table-cell>
          <table:table-cell table:style-name="ce2" office:value-type="float" office:value="1" calcext:value-type="float">
            <text:p>1</text:p>
          </table:table-cell>
          <table:table-cell table:formula="of:=IF([.B896]=&quot;&quot;;&quot;&quot;;IF([.B896]=0;&quot;sombre&quot;;IF([.B8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6" calcext:value-type="float">
            <text:p>896</text:p>
          </table:table-cell>
          <table:table-cell table:style-name="ce2" office:value-type="float" office:value="1" calcext:value-type="float">
            <text:p>1</text:p>
          </table:table-cell>
          <table:table-cell table:formula="of:=IF([.B897]=&quot;&quot;;&quot;&quot;;IF([.B897]=0;&quot;sombre&quot;;IF([.B8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7" calcext:value-type="float">
            <text:p>897</text:p>
          </table:table-cell>
          <table:table-cell table:style-name="ce2" office:value-type="float" office:value="1" calcext:value-type="float">
            <text:p>1</text:p>
          </table:table-cell>
          <table:table-cell table:formula="of:=IF([.B898]=&quot;&quot;;&quot;&quot;;IF([.B898]=0;&quot;sombre&quot;;IF([.B8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8" calcext:value-type="float">
            <text:p>898</text:p>
          </table:table-cell>
          <table:table-cell table:style-name="ce2" office:value-type="float" office:value="1" calcext:value-type="float">
            <text:p>1</text:p>
          </table:table-cell>
          <table:table-cell table:formula="of:=IF([.B899]=&quot;&quot;;&quot;&quot;;IF([.B899]=0;&quot;sombre&quot;;IF([.B8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899" calcext:value-type="float">
            <text:p>899</text:p>
          </table:table-cell>
          <table:table-cell table:style-name="ce2" office:value-type="float" office:value="1" calcext:value-type="float">
            <text:p>1</text:p>
          </table:table-cell>
          <table:table-cell table:formula="of:=IF([.B900]=&quot;&quot;;&quot;&quot;;IF([.B900]=0;&quot;sombre&quot;;IF([.B9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0" calcext:value-type="float">
            <text:p>900</text:p>
          </table:table-cell>
          <table:table-cell table:style-name="ce2" office:value-type="float" office:value="0" calcext:value-type="float">
            <text:p>0</text:p>
          </table:table-cell>
          <table:table-cell table:formula="of:=IF([.B901]=&quot;&quot;;&quot;&quot;;IF([.B901]=0;&quot;sombre&quot;;IF([.B9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1" calcext:value-type="float">
            <text:p>901</text:p>
          </table:table-cell>
          <table:table-cell table:style-name="ce2" office:value-type="float" office:value="1" calcext:value-type="float">
            <text:p>1</text:p>
          </table:table-cell>
          <table:table-cell table:formula="of:=IF([.B902]=&quot;&quot;;&quot;&quot;;IF([.B902]=0;&quot;sombre&quot;;IF([.B9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2" calcext:value-type="float">
            <text:p>902</text:p>
          </table:table-cell>
          <table:table-cell table:style-name="ce2" office:value-type="float" office:value="0" calcext:value-type="float">
            <text:p>0</text:p>
          </table:table-cell>
          <table:table-cell table:formula="of:=IF([.B903]=&quot;&quot;;&quot;&quot;;IF([.B903]=0;&quot;sombre&quot;;IF([.B9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3" calcext:value-type="float">
            <text:p>903</text:p>
          </table:table-cell>
          <table:table-cell table:style-name="ce2" office:value-type="float" office:value="1" calcext:value-type="float">
            <text:p>1</text:p>
          </table:table-cell>
          <table:table-cell table:formula="of:=IF([.B904]=&quot;&quot;;&quot;&quot;;IF([.B904]=0;&quot;sombre&quot;;IF([.B9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table:formula="of:=IF([.B905]=&quot;&quot;;&quot;&quot;;IF([.B905]=0;&quot;sombre&quot;;IF([.B9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5" calcext:value-type="float">
            <text:p>905</text:p>
          </table:table-cell>
          <table:table-cell table:style-name="ce2" office:value-type="float" office:value="1" calcext:value-type="float">
            <text:p>1</text:p>
          </table:table-cell>
          <table:table-cell table:formula="of:=IF([.B906]=&quot;&quot;;&quot;&quot;;IF([.B906]=0;&quot;sombre&quot;;IF([.B9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6" calcext:value-type="float">
            <text:p>906</text:p>
          </table:table-cell>
          <table:table-cell table:style-name="ce2" office:value-type="float" office:value="0" calcext:value-type="float">
            <text:p>0</text:p>
          </table:table-cell>
          <table:table-cell table:formula="of:=IF([.B907]=&quot;&quot;;&quot;&quot;;IF([.B907]=0;&quot;sombre&quot;;IF([.B9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7" calcext:value-type="float">
            <text:p>907</text:p>
          </table:table-cell>
          <table:table-cell table:style-name="ce2" office:value-type="float" office:value="0" calcext:value-type="float">
            <text:p>0</text:p>
          </table:table-cell>
          <table:table-cell table:formula="of:=IF([.B908]=&quot;&quot;;&quot;&quot;;IF([.B908]=0;&quot;sombre&quot;;IF([.B9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8" calcext:value-type="float">
            <text:p>908</text:p>
          </table:table-cell>
          <table:table-cell table:style-name="ce2" office:value-type="float" office:value="0" calcext:value-type="float">
            <text:p>0</text:p>
          </table:table-cell>
          <table:table-cell table:formula="of:=IF([.B909]=&quot;&quot;;&quot;&quot;;IF([.B909]=0;&quot;sombre&quot;;IF([.B90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09" calcext:value-type="float">
            <text:p>909</text:p>
          </table:table-cell>
          <table:table-cell table:style-name="ce2" office:value-type="float" office:value="0" calcext:value-type="float">
            <text:p>0</text:p>
          </table:table-cell>
          <table:table-cell table:formula="of:=IF([.B910]=&quot;&quot;;&quot;&quot;;IF([.B910]=0;&quot;sombre&quot;;IF([.B9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0" calcext:value-type="float">
            <text:p>910</text:p>
          </table:table-cell>
          <table:table-cell table:style-name="ce2" office:value-type="float" office:value="1" calcext:value-type="float">
            <text:p>1</text:p>
          </table:table-cell>
          <table:table-cell table:formula="of:=IF([.B911]=&quot;&quot;;&quot;&quot;;IF([.B911]=0;&quot;sombre&quot;;IF([.B9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1" calcext:value-type="float">
            <text:p>911</text:p>
          </table:table-cell>
          <table:table-cell table:style-name="ce2" office:value-type="float" office:value="0" calcext:value-type="float">
            <text:p>0</text:p>
          </table:table-cell>
          <table:table-cell table:formula="of:=IF([.B912]=&quot;&quot;;&quot;&quot;;IF([.B912]=0;&quot;sombre&quot;;IF([.B9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2" calcext:value-type="float">
            <text:p>912</text:p>
          </table:table-cell>
          <table:table-cell table:style-name="ce2" office:value-type="float" office:value="1" calcext:value-type="float">
            <text:p>1</text:p>
          </table:table-cell>
          <table:table-cell table:formula="of:=IF([.B913]=&quot;&quot;;&quot;&quot;;IF([.B913]=0;&quot;sombre&quot;;IF([.B9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3" calcext:value-type="float">
            <text:p>913</text:p>
          </table:table-cell>
          <table:table-cell table:style-name="ce2" office:value-type="float" office:value="1" calcext:value-type="float">
            <text:p>1</text:p>
          </table:table-cell>
          <table:table-cell table:formula="of:=IF([.B914]=&quot;&quot;;&quot;&quot;;IF([.B914]=0;&quot;sombre&quot;;IF([.B9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4" calcext:value-type="float">
            <text:p>914</text:p>
          </table:table-cell>
          <table:table-cell table:style-name="ce2" office:value-type="float" office:value="1" calcext:value-type="float">
            <text:p>1</text:p>
          </table:table-cell>
          <table:table-cell table:formula="of:=IF([.B915]=&quot;&quot;;&quot;&quot;;IF([.B915]=0;&quot;sombre&quot;;IF([.B9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5" calcext:value-type="float">
            <text:p>915</text:p>
          </table:table-cell>
          <table:table-cell table:style-name="ce2" office:value-type="float" office:value="0" calcext:value-type="float">
            <text:p>0</text:p>
          </table:table-cell>
          <table:table-cell table:formula="of:=IF([.B916]=&quot;&quot;;&quot;&quot;;IF([.B916]=0;&quot;sombre&quot;;IF([.B9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6" calcext:value-type="float">
            <text:p>916</text:p>
          </table:table-cell>
          <table:table-cell table:style-name="ce2" office:value-type="float" office:value="1" calcext:value-type="float">
            <text:p>1</text:p>
          </table:table-cell>
          <table:table-cell table:formula="of:=IF([.B917]=&quot;&quot;;&quot;&quot;;IF([.B917]=0;&quot;sombre&quot;;IF([.B9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7" calcext:value-type="float">
            <text:p>917</text:p>
          </table:table-cell>
          <table:table-cell table:style-name="ce2" office:value-type="float" office:value="0" calcext:value-type="float">
            <text:p>0</text:p>
          </table:table-cell>
          <table:table-cell table:formula="of:=IF([.B918]=&quot;&quot;;&quot;&quot;;IF([.B918]=0;&quot;sombre&quot;;IF([.B9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8" calcext:value-type="float">
            <text:p>918</text:p>
          </table:table-cell>
          <table:table-cell table:style-name="ce2" office:value-type="float" office:value="1" calcext:value-type="float">
            <text:p>1</text:p>
          </table:table-cell>
          <table:table-cell table:formula="of:=IF([.B919]=&quot;&quot;;&quot;&quot;;IF([.B919]=0;&quot;sombre&quot;;IF([.B9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19" calcext:value-type="float">
            <text:p>919</text:p>
          </table:table-cell>
          <table:table-cell table:style-name="ce2" office:value-type="float" office:value="1" calcext:value-type="float">
            <text:p>1</text:p>
          </table:table-cell>
          <table:table-cell table:formula="of:=IF([.B920]=&quot;&quot;;&quot;&quot;;IF([.B920]=0;&quot;sombre&quot;;IF([.B9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0" calcext:value-type="float">
            <text:p>920</text:p>
          </table:table-cell>
          <table:table-cell table:style-name="ce2" office:value-type="float" office:value="0" calcext:value-type="float">
            <text:p>0</text:p>
          </table:table-cell>
          <table:table-cell table:formula="of:=IF([.B921]=&quot;&quot;;&quot;&quot;;IF([.B921]=0;&quot;sombre&quot;;IF([.B9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1" calcext:value-type="float">
            <text:p>921</text:p>
          </table:table-cell>
          <table:table-cell table:style-name="ce2" office:value-type="float" office:value="1" calcext:value-type="float">
            <text:p>1</text:p>
          </table:table-cell>
          <table:table-cell table:formula="of:=IF([.B922]=&quot;&quot;;&quot;&quot;;IF([.B922]=0;&quot;sombre&quot;;IF([.B9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2" calcext:value-type="float">
            <text:p>922</text:p>
          </table:table-cell>
          <table:table-cell table:style-name="ce2" office:value-type="float" office:value="1" calcext:value-type="float">
            <text:p>1</text:p>
          </table:table-cell>
          <table:table-cell table:formula="of:=IF([.B923]=&quot;&quot;;&quot;&quot;;IF([.B923]=0;&quot;sombre&quot;;IF([.B9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3" calcext:value-type="float">
            <text:p>923</text:p>
          </table:table-cell>
          <table:table-cell table:style-name="ce2" office:value-type="float" office:value="1" calcext:value-type="float">
            <text:p>1</text:p>
          </table:table-cell>
          <table:table-cell table:formula="of:=IF([.B924]=&quot;&quot;;&quot;&quot;;IF([.B924]=0;&quot;sombre&quot;;IF([.B9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4" calcext:value-type="float">
            <text:p>924</text:p>
          </table:table-cell>
          <table:table-cell table:style-name="ce2" office:value-type="float" office:value="1" calcext:value-type="float">
            <text:p>1</text:p>
          </table:table-cell>
          <table:table-cell table:formula="of:=IF([.B925]=&quot;&quot;;&quot;&quot;;IF([.B925]=0;&quot;sombre&quot;;IF([.B9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5" calcext:value-type="float">
            <text:p>925</text:p>
          </table:table-cell>
          <table:table-cell table:style-name="ce2" office:value-type="float" office:value="0" calcext:value-type="float">
            <text:p>0</text:p>
          </table:table-cell>
          <table:table-cell table:formula="of:=IF([.B926]=&quot;&quot;;&quot;&quot;;IF([.B926]=0;&quot;sombre&quot;;IF([.B9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6" calcext:value-type="float">
            <text:p>926</text:p>
          </table:table-cell>
          <table:table-cell table:style-name="ce2" office:value-type="float" office:value="0" calcext:value-type="float">
            <text:p>0</text:p>
          </table:table-cell>
          <table:table-cell table:formula="of:=IF([.B927]=&quot;&quot;;&quot;&quot;;IF([.B927]=0;&quot;sombre&quot;;IF([.B9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7" calcext:value-type="float">
            <text:p>927</text:p>
          </table:table-cell>
          <table:table-cell table:style-name="ce2" office:value-type="float" office:value="1" calcext:value-type="float">
            <text:p>1</text:p>
          </table:table-cell>
          <table:table-cell table:formula="of:=IF([.B928]=&quot;&quot;;&quot;&quot;;IF([.B928]=0;&quot;sombre&quot;;IF([.B9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8" calcext:value-type="float">
            <text:p>928</text:p>
          </table:table-cell>
          <table:table-cell table:style-name="ce2" office:value-type="float" office:value="1" calcext:value-type="float">
            <text:p>1</text:p>
          </table:table-cell>
          <table:table-cell table:formula="of:=IF([.B929]=&quot;&quot;;&quot;&quot;;IF([.B929]=0;&quot;sombre&quot;;IF([.B9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29" calcext:value-type="float">
            <text:p>929</text:p>
          </table:table-cell>
          <table:table-cell table:style-name="ce2" office:value-type="float" office:value="1" calcext:value-type="float">
            <text:p>1</text:p>
          </table:table-cell>
          <table:table-cell table:formula="of:=IF([.B930]=&quot;&quot;;&quot;&quot;;IF([.B930]=0;&quot;sombre&quot;;IF([.B9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0" calcext:value-type="float">
            <text:p>930</text:p>
          </table:table-cell>
          <table:table-cell table:style-name="ce2" office:value-type="float" office:value="0" calcext:value-type="float">
            <text:p>0</text:p>
          </table:table-cell>
          <table:table-cell table:formula="of:=IF([.B931]=&quot;&quot;;&quot;&quot;;IF([.B931]=0;&quot;sombre&quot;;IF([.B9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1" calcext:value-type="float">
            <text:p>931</text:p>
          </table:table-cell>
          <table:table-cell table:style-name="ce2" office:value-type="float" office:value="1" calcext:value-type="float">
            <text:p>1</text:p>
          </table:table-cell>
          <table:table-cell table:formula="of:=IF([.B932]=&quot;&quot;;&quot;&quot;;IF([.B932]=0;&quot;sombre&quot;;IF([.B9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2" calcext:value-type="float">
            <text:p>932</text:p>
          </table:table-cell>
          <table:table-cell table:style-name="ce2" office:value-type="float" office:value="1" calcext:value-type="float">
            <text:p>1</text:p>
          </table:table-cell>
          <table:table-cell table:formula="of:=IF([.B933]=&quot;&quot;;&quot;&quot;;IF([.B933]=0;&quot;sombre&quot;;IF([.B9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3" calcext:value-type="float">
            <text:p>933</text:p>
          </table:table-cell>
          <table:table-cell table:style-name="ce2" office:value-type="float" office:value="0" calcext:value-type="float">
            <text:p>0</text:p>
          </table:table-cell>
          <table:table-cell table:formula="of:=IF([.B934]=&quot;&quot;;&quot;&quot;;IF([.B934]=0;&quot;sombre&quot;;IF([.B9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4" calcext:value-type="float">
            <text:p>934</text:p>
          </table:table-cell>
          <table:table-cell table:style-name="ce2" office:value-type="float" office:value="1" calcext:value-type="float">
            <text:p>1</text:p>
          </table:table-cell>
          <table:table-cell table:formula="of:=IF([.B935]=&quot;&quot;;&quot;&quot;;IF([.B935]=0;&quot;sombre&quot;;IF([.B9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5" calcext:value-type="float">
            <text:p>935</text:p>
          </table:table-cell>
          <table:table-cell table:style-name="ce2" office:value-type="float" office:value="0" calcext:value-type="float">
            <text:p>0</text:p>
          </table:table-cell>
          <table:table-cell table:formula="of:=IF([.B936]=&quot;&quot;;&quot;&quot;;IF([.B936]=0;&quot;sombre&quot;;IF([.B9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6" calcext:value-type="float">
            <text:p>936</text:p>
          </table:table-cell>
          <table:table-cell table:style-name="ce2" office:value-type="float" office:value="1" calcext:value-type="float">
            <text:p>1</text:p>
          </table:table-cell>
          <table:table-cell table:formula="of:=IF([.B937]=&quot;&quot;;&quot;&quot;;IF([.B937]=0;&quot;sombre&quot;;IF([.B9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7" calcext:value-type="float">
            <text:p>937</text:p>
          </table:table-cell>
          <table:table-cell table:style-name="ce2" office:value-type="float" office:value="0" calcext:value-type="float">
            <text:p>0</text:p>
          </table:table-cell>
          <table:table-cell table:formula="of:=IF([.B938]=&quot;&quot;;&quot;&quot;;IF([.B938]=0;&quot;sombre&quot;;IF([.B93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8" calcext:value-type="float">
            <text:p>938</text:p>
          </table:table-cell>
          <table:table-cell table:style-name="ce2" office:value-type="float" office:value="1" calcext:value-type="float">
            <text:p>1</text:p>
          </table:table-cell>
          <table:table-cell table:formula="of:=IF([.B939]=&quot;&quot;;&quot;&quot;;IF([.B939]=0;&quot;sombre&quot;;IF([.B9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39" calcext:value-type="float">
            <text:p>939</text:p>
          </table:table-cell>
          <table:table-cell table:style-name="ce2" office:value-type="float" office:value="0" calcext:value-type="float">
            <text:p>0</text:p>
          </table:table-cell>
          <table:table-cell table:formula="of:=IF([.B940]=&quot;&quot;;&quot;&quot;;IF([.B940]=0;&quot;sombre&quot;;IF([.B9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0" calcext:value-type="float">
            <text:p>940</text:p>
          </table:table-cell>
          <table:table-cell table:style-name="ce2" office:value-type="float" office:value="1" calcext:value-type="float">
            <text:p>1</text:p>
          </table:table-cell>
          <table:table-cell table:formula="of:=IF([.B941]=&quot;&quot;;&quot;&quot;;IF([.B941]=0;&quot;sombre&quot;;IF([.B9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1" calcext:value-type="float">
            <text:p>941</text:p>
          </table:table-cell>
          <table:table-cell table:style-name="ce2" office:value-type="float" office:value="0" calcext:value-type="float">
            <text:p>0</text:p>
          </table:table-cell>
          <table:table-cell table:formula="of:=IF([.B942]=&quot;&quot;;&quot;&quot;;IF([.B942]=0;&quot;sombre&quot;;IF([.B9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formula="of:=IF([.B943]=&quot;&quot;;&quot;&quot;;IF([.B943]=0;&quot;sombre&quot;;IF([.B9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3" calcext:value-type="float">
            <text:p>943</text:p>
          </table:table-cell>
          <table:table-cell table:style-name="ce2" office:value-type="float" office:value="1" calcext:value-type="float">
            <text:p>1</text:p>
          </table:table-cell>
          <table:table-cell table:formula="of:=IF([.B944]=&quot;&quot;;&quot;&quot;;IF([.B944]=0;&quot;sombre&quot;;IF([.B9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4" calcext:value-type="float">
            <text:p>944</text:p>
          </table:table-cell>
          <table:table-cell table:style-name="ce2" office:value-type="float" office:value="1" calcext:value-type="float">
            <text:p>1</text:p>
          </table:table-cell>
          <table:table-cell table:formula="of:=IF([.B945]=&quot;&quot;;&quot;&quot;;IF([.B945]=0;&quot;sombre&quot;;IF([.B9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5" calcext:value-type="float">
            <text:p>945</text:p>
          </table:table-cell>
          <table:table-cell table:style-name="ce2" office:value-type="float" office:value="1" calcext:value-type="float">
            <text:p>1</text:p>
          </table:table-cell>
          <table:table-cell table:formula="of:=IF([.B946]=&quot;&quot;;&quot;&quot;;IF([.B946]=0;&quot;sombre&quot;;IF([.B9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6" calcext:value-type="float">
            <text:p>946</text:p>
          </table:table-cell>
          <table:table-cell table:style-name="ce2" office:value-type="float" office:value="0" calcext:value-type="float">
            <text:p>0</text:p>
          </table:table-cell>
          <table:table-cell table:formula="of:=IF([.B947]=&quot;&quot;;&quot;&quot;;IF([.B947]=0;&quot;sombre&quot;;IF([.B9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7" calcext:value-type="float">
            <text:p>947</text:p>
          </table:table-cell>
          <table:table-cell table:style-name="ce2" office:value-type="float" office:value="0" calcext:value-type="float">
            <text:p>0</text:p>
          </table:table-cell>
          <table:table-cell table:formula="of:=IF([.B948]=&quot;&quot;;&quot;&quot;;IF([.B948]=0;&quot;sombre&quot;;IF([.B94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8" calcext:value-type="float">
            <text:p>948</text:p>
          </table:table-cell>
          <table:table-cell table:style-name="ce2" office:value-type="float" office:value="1" calcext:value-type="float">
            <text:p>1</text:p>
          </table:table-cell>
          <table:table-cell table:formula="of:=IF([.B949]=&quot;&quot;;&quot;&quot;;IF([.B949]=0;&quot;sombre&quot;;IF([.B9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49" calcext:value-type="float">
            <text:p>949</text:p>
          </table:table-cell>
          <table:table-cell table:style-name="ce2" office:value-type="float" office:value="1" calcext:value-type="float">
            <text:p>1</text:p>
          </table:table-cell>
          <table:table-cell table:formula="of:=IF([.B950]=&quot;&quot;;&quot;&quot;;IF([.B950]=0;&quot;sombre&quot;;IF([.B9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0" calcext:value-type="float">
            <text:p>950</text:p>
          </table:table-cell>
          <table:table-cell table:style-name="ce2" office:value-type="float" office:value="0" calcext:value-type="float">
            <text:p>0</text:p>
          </table:table-cell>
          <table:table-cell table:formula="of:=IF([.B951]=&quot;&quot;;&quot;&quot;;IF([.B951]=0;&quot;sombre&quot;;IF([.B95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1" calcext:value-type="float">
            <text:p>951</text:p>
          </table:table-cell>
          <table:table-cell table:style-name="ce2" office:value-type="float" office:value="0" calcext:value-type="float">
            <text:p>0</text:p>
          </table:table-cell>
          <table:table-cell table:formula="of:=IF([.B952]=&quot;&quot;;&quot;&quot;;IF([.B952]=0;&quot;sombre&quot;;IF([.B9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2" calcext:value-type="float">
            <text:p>952</text:p>
          </table:table-cell>
          <table:table-cell table:style-name="ce2" office:value-type="float" office:value="1" calcext:value-type="float">
            <text:p>1</text:p>
          </table:table-cell>
          <table:table-cell table:formula="of:=IF([.B953]=&quot;&quot;;&quot;&quot;;IF([.B953]=0;&quot;sombre&quot;;IF([.B9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3" calcext:value-type="float">
            <text:p>953</text:p>
          </table:table-cell>
          <table:table-cell table:style-name="ce2" office:value-type="float" office:value="1" calcext:value-type="float">
            <text:p>1</text:p>
          </table:table-cell>
          <table:table-cell table:formula="of:=IF([.B954]=&quot;&quot;;&quot;&quot;;IF([.B954]=0;&quot;sombre&quot;;IF([.B9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4" calcext:value-type="float">
            <text:p>954</text:p>
          </table:table-cell>
          <table:table-cell table:style-name="ce2" office:value-type="float" office:value="1" calcext:value-type="float">
            <text:p>1</text:p>
          </table:table-cell>
          <table:table-cell table:formula="of:=IF([.B955]=&quot;&quot;;&quot;&quot;;IF([.B955]=0;&quot;sombre&quot;;IF([.B9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5" calcext:value-type="float">
            <text:p>955</text:p>
          </table:table-cell>
          <table:table-cell table:style-name="ce2" office:value-type="float" office:value="0" calcext:value-type="float">
            <text:p>0</text:p>
          </table:table-cell>
          <table:table-cell table:formula="of:=IF([.B956]=&quot;&quot;;&quot;&quot;;IF([.B956]=0;&quot;sombre&quot;;IF([.B9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6" calcext:value-type="float">
            <text:p>956</text:p>
          </table:table-cell>
          <table:table-cell table:style-name="ce2" office:value-type="float" office:value="0" calcext:value-type="float">
            <text:p>0</text:p>
          </table:table-cell>
          <table:table-cell table:formula="of:=IF([.B957]=&quot;&quot;;&quot;&quot;;IF([.B957]=0;&quot;sombre&quot;;IF([.B9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7" calcext:value-type="float">
            <text:p>957</text:p>
          </table:table-cell>
          <table:table-cell table:style-name="ce2" office:value-type="float" office:value="0" calcext:value-type="float">
            <text:p>0</text:p>
          </table:table-cell>
          <table:table-cell table:formula="of:=IF([.B958]=&quot;&quot;;&quot;&quot;;IF([.B958]=0;&quot;sombre&quot;;IF([.B95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8" calcext:value-type="float">
            <text:p>958</text:p>
          </table:table-cell>
          <table:table-cell table:style-name="ce2" office:value-type="float" office:value="0" calcext:value-type="float">
            <text:p>0</text:p>
          </table:table-cell>
          <table:table-cell table:formula="of:=IF([.B959]=&quot;&quot;;&quot;&quot;;IF([.B959]=0;&quot;sombre&quot;;IF([.B9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59" calcext:value-type="float">
            <text:p>959</text:p>
          </table:table-cell>
          <table:table-cell table:style-name="ce2" office:value-type="float" office:value="1" calcext:value-type="float">
            <text:p>1</text:p>
          </table:table-cell>
          <table:table-cell table:formula="of:=IF([.B960]=&quot;&quot;;&quot;&quot;;IF([.B960]=0;&quot;sombre&quot;;IF([.B9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0" calcext:value-type="float">
            <text:p>960</text:p>
          </table:table-cell>
          <table:table-cell table:style-name="ce2" office:value-type="float" office:value="1" calcext:value-type="float">
            <text:p>1</text:p>
          </table:table-cell>
          <table:table-cell table:formula="of:=IF([.B961]=&quot;&quot;;&quot;&quot;;IF([.B961]=0;&quot;sombre&quot;;IF([.B9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1" calcext:value-type="float">
            <text:p>961</text:p>
          </table:table-cell>
          <table:table-cell table:style-name="ce2" office:value-type="float" office:value="0" calcext:value-type="float">
            <text:p>0</text:p>
          </table:table-cell>
          <table:table-cell table:formula="of:=IF([.B962]=&quot;&quot;;&quot;&quot;;IF([.B962]=0;&quot;sombre&quot;;IF([.B9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2" calcext:value-type="float">
            <text:p>962</text:p>
          </table:table-cell>
          <table:table-cell table:style-name="ce2" office:value-type="float" office:value="1" calcext:value-type="float">
            <text:p>1</text:p>
          </table:table-cell>
          <table:table-cell table:formula="of:=IF([.B963]=&quot;&quot;;&quot;&quot;;IF([.B963]=0;&quot;sombre&quot;;IF([.B9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3" calcext:value-type="float">
            <text:p>963</text:p>
          </table:table-cell>
          <table:table-cell table:style-name="ce2" office:value-type="float" office:value="1" calcext:value-type="float">
            <text:p>1</text:p>
          </table:table-cell>
          <table:table-cell table:formula="of:=IF([.B964]=&quot;&quot;;&quot;&quot;;IF([.B964]=0;&quot;sombre&quot;;IF([.B9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4" calcext:value-type="float">
            <text:p>964</text:p>
          </table:table-cell>
          <table:table-cell table:style-name="ce2" office:value-type="float" office:value="0" calcext:value-type="float">
            <text:p>0</text:p>
          </table:table-cell>
          <table:table-cell table:formula="of:=IF([.B965]=&quot;&quot;;&quot;&quot;;IF([.B965]=0;&quot;sombre&quot;;IF([.B9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5" calcext:value-type="float">
            <text:p>965</text:p>
          </table:table-cell>
          <table:table-cell table:style-name="ce2" office:value-type="float" office:value="1" calcext:value-type="float">
            <text:p>1</text:p>
          </table:table-cell>
          <table:table-cell table:formula="of:=IF([.B966]=&quot;&quot;;&quot;&quot;;IF([.B966]=0;&quot;sombre&quot;;IF([.B9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6" calcext:value-type="float">
            <text:p>966</text:p>
          </table:table-cell>
          <table:table-cell table:style-name="ce2" office:value-type="float" office:value="1" calcext:value-type="float">
            <text:p>1</text:p>
          </table:table-cell>
          <table:table-cell table:formula="of:=IF([.B967]=&quot;&quot;;&quot;&quot;;IF([.B967]=0;&quot;sombre&quot;;IF([.B9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7" calcext:value-type="float">
            <text:p>967</text:p>
          </table:table-cell>
          <table:table-cell table:style-name="ce2" office:value-type="float" office:value="1" calcext:value-type="float">
            <text:p>1</text:p>
          </table:table-cell>
          <table:table-cell table:formula="of:=IF([.B968]=&quot;&quot;;&quot;&quot;;IF([.B968]=0;&quot;sombre&quot;;IF([.B9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8" calcext:value-type="float">
            <text:p>968</text:p>
          </table:table-cell>
          <table:table-cell table:style-name="ce2" office:value-type="float" office:value="1" calcext:value-type="float">
            <text:p>1</text:p>
          </table:table-cell>
          <table:table-cell table:formula="of:=IF([.B969]=&quot;&quot;;&quot;&quot;;IF([.B969]=0;&quot;sombre&quot;;IF([.B9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69" calcext:value-type="float">
            <text:p>969</text:p>
          </table:table-cell>
          <table:table-cell table:style-name="ce2" office:value-type="float" office:value="1" calcext:value-type="float">
            <text:p>1</text:p>
          </table:table-cell>
          <table:table-cell table:formula="of:=IF([.B970]=&quot;&quot;;&quot;&quot;;IF([.B970]=0;&quot;sombre&quot;;IF([.B9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0" calcext:value-type="float">
            <text:p>970</text:p>
          </table:table-cell>
          <table:table-cell table:style-name="ce2" office:value-type="float" office:value="0" calcext:value-type="float">
            <text:p>0</text:p>
          </table:table-cell>
          <table:table-cell table:formula="of:=IF([.B971]=&quot;&quot;;&quot;&quot;;IF([.B971]=0;&quot;sombre&quot;;IF([.B9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1" calcext:value-type="float">
            <text:p>971</text:p>
          </table:table-cell>
          <table:table-cell table:style-name="ce2" office:value-type="float" office:value="1" calcext:value-type="float">
            <text:p>1</text:p>
          </table:table-cell>
          <table:table-cell table:formula="of:=IF([.B972]=&quot;&quot;;&quot;&quot;;IF([.B972]=0;&quot;sombre&quot;;IF([.B9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2" calcext:value-type="float">
            <text:p>972</text:p>
          </table:table-cell>
          <table:table-cell table:style-name="ce2" office:value-type="float" office:value="1" calcext:value-type="float">
            <text:p>1</text:p>
          </table:table-cell>
          <table:table-cell table:formula="of:=IF([.B973]=&quot;&quot;;&quot;&quot;;IF([.B973]=0;&quot;sombre&quot;;IF([.B9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3" calcext:value-type="float">
            <text:p>973</text:p>
          </table:table-cell>
          <table:table-cell table:style-name="ce2" office:value-type="float" office:value="1" calcext:value-type="float">
            <text:p>1</text:p>
          </table:table-cell>
          <table:table-cell table:formula="of:=IF([.B974]=&quot;&quot;;&quot;&quot;;IF([.B974]=0;&quot;sombre&quot;;IF([.B97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4" calcext:value-type="float">
            <text:p>974</text:p>
          </table:table-cell>
          <table:table-cell table:style-name="ce2" office:value-type="float" office:value="0" calcext:value-type="float">
            <text:p>0</text:p>
          </table:table-cell>
          <table:table-cell table:formula="of:=IF([.B975]=&quot;&quot;;&quot;&quot;;IF([.B975]=0;&quot;sombre&quot;;IF([.B9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5" calcext:value-type="float">
            <text:p>975</text:p>
          </table:table-cell>
          <table:table-cell table:style-name="ce2" office:value-type="float" office:value="0" calcext:value-type="float">
            <text:p>0</text:p>
          </table:table-cell>
          <table:table-cell table:formula="of:=IF([.B976]=&quot;&quot;;&quot;&quot;;IF([.B976]=0;&quot;sombre&quot;;IF([.B97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6" calcext:value-type="float">
            <text:p>976</text:p>
          </table:table-cell>
          <table:table-cell table:style-name="ce2" office:value-type="float" office:value="0" calcext:value-type="float">
            <text:p>0</text:p>
          </table:table-cell>
          <table:table-cell table:formula="of:=IF([.B977]=&quot;&quot;;&quot;&quot;;IF([.B977]=0;&quot;sombre&quot;;IF([.B9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7" calcext:value-type="float">
            <text:p>977</text:p>
          </table:table-cell>
          <table:table-cell table:style-name="ce2" office:value-type="float" office:value="1" calcext:value-type="float">
            <text:p>1</text:p>
          </table:table-cell>
          <table:table-cell table:formula="of:=IF([.B978]=&quot;&quot;;&quot;&quot;;IF([.B978]=0;&quot;sombre&quot;;IF([.B9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8" calcext:value-type="float">
            <text:p>978</text:p>
          </table:table-cell>
          <table:table-cell table:style-name="ce2" office:value-type="float" office:value="1" calcext:value-type="float">
            <text:p>1</text:p>
          </table:table-cell>
          <table:table-cell table:formula="of:=IF([.B979]=&quot;&quot;;&quot;&quot;;IF([.B979]=0;&quot;sombre&quot;;IF([.B9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79" calcext:value-type="float">
            <text:p>979</text:p>
          </table:table-cell>
          <table:table-cell table:style-name="ce2" office:value-type="float" office:value="1" calcext:value-type="float">
            <text:p>1</text:p>
          </table:table-cell>
          <table:table-cell table:formula="of:=IF([.B980]=&quot;&quot;;&quot;&quot;;IF([.B980]=0;&quot;sombre&quot;;IF([.B9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0" calcext:value-type="float">
            <text:p>980</text:p>
          </table:table-cell>
          <table:table-cell table:style-name="ce2" office:value-type="float" office:value="0" calcext:value-type="float">
            <text:p>0</text:p>
          </table:table-cell>
          <table:table-cell table:formula="of:=IF([.B981]=&quot;&quot;;&quot;&quot;;IF([.B981]=0;&quot;sombre&quot;;IF([.B9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1" calcext:value-type="float">
            <text:p>981</text:p>
          </table:table-cell>
          <table:table-cell table:style-name="ce2" office:value-type="float" office:value="1" calcext:value-type="float">
            <text:p>1</text:p>
          </table:table-cell>
          <table:table-cell table:formula="of:=IF([.B982]=&quot;&quot;;&quot;&quot;;IF([.B982]=0;&quot;sombre&quot;;IF([.B9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2" calcext:value-type="float">
            <text:p>982</text:p>
          </table:table-cell>
          <table:table-cell table:style-name="ce2" office:value-type="float" office:value="0" calcext:value-type="float">
            <text:p>0</text:p>
          </table:table-cell>
          <table:table-cell table:formula="of:=IF([.B983]=&quot;&quot;;&quot;&quot;;IF([.B983]=0;&quot;sombre&quot;;IF([.B9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3" calcext:value-type="float">
            <text:p>983</text:p>
          </table:table-cell>
          <table:table-cell table:style-name="ce2" office:value-type="float" office:value="0" calcext:value-type="float">
            <text:p>0</text:p>
          </table:table-cell>
          <table:table-cell table:formula="of:=IF([.B984]=&quot;&quot;;&quot;&quot;;IF([.B984]=0;&quot;sombre&quot;;IF([.B9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4" calcext:value-type="float">
            <text:p>984</text:p>
          </table:table-cell>
          <table:table-cell table:style-name="ce2" office:value-type="float" office:value="1" calcext:value-type="float">
            <text:p>1</text:p>
          </table:table-cell>
          <table:table-cell table:formula="of:=IF([.B985]=&quot;&quot;;&quot;&quot;;IF([.B985]=0;&quot;sombre&quot;;IF([.B9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5" calcext:value-type="float">
            <text:p>985</text:p>
          </table:table-cell>
          <table:table-cell table:style-name="ce2" office:value-type="float" office:value="1" calcext:value-type="float">
            <text:p>1</text:p>
          </table:table-cell>
          <table:table-cell table:formula="of:=IF([.B986]=&quot;&quot;;&quot;&quot;;IF([.B986]=0;&quot;sombre&quot;;IF([.B9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formula="of:=IF([.B987]=&quot;&quot;;&quot;&quot;;IF([.B987]=0;&quot;sombre&quot;;IF([.B9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7" calcext:value-type="float">
            <text:p>987</text:p>
          </table:table-cell>
          <table:table-cell table:style-name="ce2" office:value-type="float" office:value="0" calcext:value-type="float">
            <text:p>0</text:p>
          </table:table-cell>
          <table:table-cell table:formula="of:=IF([.B988]=&quot;&quot;;&quot;&quot;;IF([.B988]=0;&quot;sombre&quot;;IF([.B9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formula="of:=IF([.B989]=&quot;&quot;;&quot;&quot;;IF([.B989]=0;&quot;sombre&quot;;IF([.B9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89" calcext:value-type="float">
            <text:p>989</text:p>
          </table:table-cell>
          <table:table-cell table:style-name="ce2" office:value-type="float" office:value="1" calcext:value-type="float">
            <text:p>1</text:p>
          </table:table-cell>
          <table:table-cell table:formula="of:=IF([.B990]=&quot;&quot;;&quot;&quot;;IF([.B990]=0;&quot;sombre&quot;;IF([.B9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0" calcext:value-type="float">
            <text:p>990</text:p>
          </table:table-cell>
          <table:table-cell table:style-name="ce2" office:value-type="float" office:value="1" calcext:value-type="float">
            <text:p>1</text:p>
          </table:table-cell>
          <table:table-cell table:formula="of:=IF([.B991]=&quot;&quot;;&quot;&quot;;IF([.B991]=0;&quot;sombre&quot;;IF([.B9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1" calcext:value-type="float">
            <text:p>991</text:p>
          </table:table-cell>
          <table:table-cell table:style-name="ce2" office:value-type="float" office:value="1" calcext:value-type="float">
            <text:p>1</text:p>
          </table:table-cell>
          <table:table-cell table:formula="of:=IF([.B992]=&quot;&quot;;&quot;&quot;;IF([.B992]=0;&quot;sombre&quot;;IF([.B9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2" calcext:value-type="float">
            <text:p>992</text:p>
          </table:table-cell>
          <table:table-cell table:style-name="ce2" office:value-type="float" office:value="1" calcext:value-type="float">
            <text:p>1</text:p>
          </table:table-cell>
          <table:table-cell table:formula="of:=IF([.B993]=&quot;&quot;;&quot;&quot;;IF([.B993]=0;&quot;sombre&quot;;IF([.B9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3" calcext:value-type="float">
            <text:p>993</text:p>
          </table:table-cell>
          <table:table-cell table:style-name="ce2" office:value-type="float" office:value="1" calcext:value-type="float">
            <text:p>1</text:p>
          </table:table-cell>
          <table:table-cell table:formula="of:=IF([.B994]=&quot;&quot;;&quot;&quot;;IF([.B994]=0;&quot;sombre&quot;;IF([.B9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4" calcext:value-type="float">
            <text:p>994</text:p>
          </table:table-cell>
          <table:table-cell table:style-name="ce2" office:value-type="float" office:value="1" calcext:value-type="float">
            <text:p>1</text:p>
          </table:table-cell>
          <table:table-cell table:formula="of:=IF([.B995]=&quot;&quot;;&quot;&quot;;IF([.B995]=0;&quot;sombre&quot;;IF([.B9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5" calcext:value-type="float">
            <text:p>995</text:p>
          </table:table-cell>
          <table:table-cell table:style-name="ce2" office:value-type="float" office:value="0" calcext:value-type="float">
            <text:p>0</text:p>
          </table:table-cell>
          <table:table-cell table:formula="of:=IF([.B996]=&quot;&quot;;&quot;&quot;;IF([.B996]=0;&quot;sombre&quot;;IF([.B99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6" calcext:value-type="float">
            <text:p>996</text:p>
          </table:table-cell>
          <table:table-cell table:style-name="ce2" office:value-type="float" office:value="0" calcext:value-type="float">
            <text:p>0</text:p>
          </table:table-cell>
          <table:table-cell table:formula="of:=IF([.B997]=&quot;&quot;;&quot;&quot;;IF([.B997]=0;&quot;sombre&quot;;IF([.B9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7" calcext:value-type="float">
            <text:p>997</text:p>
          </table:table-cell>
          <table:table-cell table:style-name="ce2" office:value-type="float" office:value="0" calcext:value-type="float">
            <text:p>0</text:p>
          </table:table-cell>
          <table:table-cell table:formula="of:=IF([.B998]=&quot;&quot;;&quot;&quot;;IF([.B998]=0;&quot;sombre&quot;;IF([.B99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8" calcext:value-type="float">
            <text:p>998</text:p>
          </table:table-cell>
          <table:table-cell table:style-name="ce2" office:value-type="float" office:value="0" calcext:value-type="float">
            <text:p>0</text:p>
          </table:table-cell>
          <table:table-cell table:formula="of:=IF([.B999]=&quot;&quot;;&quot;&quot;;IF([.B999]=0;&quot;sombre&quot;;IF([.B9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999" calcext:value-type="float">
            <text:p>999</text:p>
          </table:table-cell>
          <table:table-cell table:style-name="ce2" office:value-type="float" office:value="0" calcext:value-type="float">
            <text:p>0</text:p>
          </table:table-cell>
          <table:table-cell table:formula="of:=IF([.B1000]=&quot;&quot;;&quot;&quot;;IF([.B1000]=0;&quot;sombre&quot;;IF([.B10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formula="of:=IF([.B1001]=&quot;&quot;;&quot;&quot;;IF([.B1001]=0;&quot;sombre&quot;;IF([.B10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1" calcext:value-type="float">
            <text:p>1001</text:p>
          </table:table-cell>
          <table:table-cell table:style-name="ce2" office:value-type="float" office:value="1" calcext:value-type="float">
            <text:p>1</text:p>
          </table:table-cell>
          <table:table-cell table:formula="of:=IF([.B1002]=&quot;&quot;;&quot;&quot;;IF([.B1002]=0;&quot;sombre&quot;;IF([.B10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2" calcext:value-type="float">
            <text:p>1002</text:p>
          </table:table-cell>
          <table:table-cell table:style-name="ce2" office:value-type="float" office:value="1" calcext:value-type="float">
            <text:p>1</text:p>
          </table:table-cell>
          <table:table-cell table:formula="of:=IF([.B1003]=&quot;&quot;;&quot;&quot;;IF([.B1003]=0;&quot;sombre&quot;;IF([.B10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3" calcext:value-type="float">
            <text:p>1003</text:p>
          </table:table-cell>
          <table:table-cell table:style-name="ce2" office:value-type="float" office:value="0" calcext:value-type="float">
            <text:p>0</text:p>
          </table:table-cell>
          <table:table-cell table:formula="of:=IF([.B1004]=&quot;&quot;;&quot;&quot;;IF([.B1004]=0;&quot;sombre&quot;;IF([.B100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4" calcext:value-type="float">
            <text:p>1004</text:p>
          </table:table-cell>
          <table:table-cell table:style-name="ce2" office:value-type="float" office:value="0" calcext:value-type="float">
            <text:p>0</text:p>
          </table:table-cell>
          <table:table-cell table:formula="of:=IF([.B1005]=&quot;&quot;;&quot;&quot;;IF([.B1005]=0;&quot;sombre&quot;;IF([.B10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5" calcext:value-type="float">
            <text:p>1005</text:p>
          </table:table-cell>
          <table:table-cell table:style-name="ce2" office:value-type="float" office:value="1" calcext:value-type="float">
            <text:p>1</text:p>
          </table:table-cell>
          <table:table-cell table:formula="of:=IF([.B1006]=&quot;&quot;;&quot;&quot;;IF([.B1006]=0;&quot;sombre&quot;;IF([.B10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6" calcext:value-type="float">
            <text:p>1006</text:p>
          </table:table-cell>
          <table:table-cell table:style-name="ce2" office:value-type="float" office:value="0" calcext:value-type="float">
            <text:p>0</text:p>
          </table:table-cell>
          <table:table-cell table:formula="of:=IF([.B1007]=&quot;&quot;;&quot;&quot;;IF([.B1007]=0;&quot;sombre&quot;;IF([.B10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7" calcext:value-type="float">
            <text:p>1007</text:p>
          </table:table-cell>
          <table:table-cell table:style-name="ce2" office:value-type="float" office:value="1" calcext:value-type="float">
            <text:p>1</text:p>
          </table:table-cell>
          <table:table-cell table:formula="of:=IF([.B1008]=&quot;&quot;;&quot;&quot;;IF([.B1008]=0;&quot;sombre&quot;;IF([.B10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8" calcext:value-type="float">
            <text:p>1008</text:p>
          </table:table-cell>
          <table:table-cell table:style-name="ce2" office:value-type="float" office:value="1" calcext:value-type="float">
            <text:p>1</text:p>
          </table:table-cell>
          <table:table-cell table:formula="of:=IF([.B1009]=&quot;&quot;;&quot;&quot;;IF([.B1009]=0;&quot;sombre&quot;;IF([.B10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09" calcext:value-type="float">
            <text:p>1009</text:p>
          </table:table-cell>
          <table:table-cell table:style-name="ce2" office:value-type="float" office:value="0" calcext:value-type="float">
            <text:p>0</text:p>
          </table:table-cell>
          <table:table-cell table:formula="of:=IF([.B1010]=&quot;&quot;;&quot;&quot;;IF([.B1010]=0;&quot;sombre&quot;;IF([.B10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0" calcext:value-type="float">
            <text:p>1010</text:p>
          </table:table-cell>
          <table:table-cell table:style-name="ce2" office:value-type="float" office:value="1" calcext:value-type="float">
            <text:p>1</text:p>
          </table:table-cell>
          <table:table-cell table:formula="of:=IF([.B1011]=&quot;&quot;;&quot;&quot;;IF([.B1011]=0;&quot;sombre&quot;;IF([.B10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1" calcext:value-type="float">
            <text:p>1011</text:p>
          </table:table-cell>
          <table:table-cell table:style-name="ce2" office:value-type="float" office:value="1" calcext:value-type="float">
            <text:p>1</text:p>
          </table:table-cell>
          <table:table-cell table:formula="of:=IF([.B1012]=&quot;&quot;;&quot;&quot;;IF([.B1012]=0;&quot;sombre&quot;;IF([.B10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2" calcext:value-type="float">
            <text:p>1012</text:p>
          </table:table-cell>
          <table:table-cell table:style-name="ce2" office:value-type="float" office:value="1" calcext:value-type="float">
            <text:p>1</text:p>
          </table:table-cell>
          <table:table-cell table:formula="of:=IF([.B1013]=&quot;&quot;;&quot;&quot;;IF([.B1013]=0;&quot;sombre&quot;;IF([.B10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3" calcext:value-type="float">
            <text:p>1013</text:p>
          </table:table-cell>
          <table:table-cell table:style-name="ce2" office:value-type="float" office:value="1" calcext:value-type="float">
            <text:p>1</text:p>
          </table:table-cell>
          <table:table-cell table:formula="of:=IF([.B1014]=&quot;&quot;;&quot;&quot;;IF([.B1014]=0;&quot;sombre&quot;;IF([.B10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4" calcext:value-type="float">
            <text:p>1014</text:p>
          </table:table-cell>
          <table:table-cell table:style-name="ce2" office:value-type="float" office:value="0" calcext:value-type="float">
            <text:p>0</text:p>
          </table:table-cell>
          <table:table-cell table:formula="of:=IF([.B1015]=&quot;&quot;;&quot;&quot;;IF([.B1015]=0;&quot;sombre&quot;;IF([.B10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5" calcext:value-type="float">
            <text:p>1015</text:p>
          </table:table-cell>
          <table:table-cell table:style-name="ce2" office:value-type="float" office:value="1" calcext:value-type="float">
            <text:p>1</text:p>
          </table:table-cell>
          <table:table-cell table:formula="of:=IF([.B1016]=&quot;&quot;;&quot;&quot;;IF([.B1016]=0;&quot;sombre&quot;;IF([.B10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6" calcext:value-type="float">
            <text:p>1016</text:p>
          </table:table-cell>
          <table:table-cell table:style-name="ce2" office:value-type="float" office:value="1" calcext:value-type="float">
            <text:p>1</text:p>
          </table:table-cell>
          <table:table-cell table:formula="of:=IF([.B1017]=&quot;&quot;;&quot;&quot;;IF([.B1017]=0;&quot;sombre&quot;;IF([.B10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7" calcext:value-type="float">
            <text:p>1017</text:p>
          </table:table-cell>
          <table:table-cell table:style-name="ce2" office:value-type="float" office:value="1" calcext:value-type="float">
            <text:p>1</text:p>
          </table:table-cell>
          <table:table-cell table:formula="of:=IF([.B1018]=&quot;&quot;;&quot;&quot;;IF([.B1018]=0;&quot;sombre&quot;;IF([.B10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8" calcext:value-type="float">
            <text:p>1018</text:p>
          </table:table-cell>
          <table:table-cell table:style-name="ce2" office:value-type="float" office:value="1" calcext:value-type="float">
            <text:p>1</text:p>
          </table:table-cell>
          <table:table-cell table:formula="of:=IF([.B1019]=&quot;&quot;;&quot;&quot;;IF([.B1019]=0;&quot;sombre&quot;;IF([.B10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19" calcext:value-type="float">
            <text:p>1019</text:p>
          </table:table-cell>
          <table:table-cell table:style-name="ce2" office:value-type="float" office:value="1" calcext:value-type="float">
            <text:p>1</text:p>
          </table:table-cell>
          <table:table-cell table:formula="of:=IF([.B1020]=&quot;&quot;;&quot;&quot;;IF([.B1020]=0;&quot;sombre&quot;;IF([.B10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0" calcext:value-type="float">
            <text:p>1020</text:p>
          </table:table-cell>
          <table:table-cell table:style-name="ce2" office:value-type="float" office:value="1" calcext:value-type="float">
            <text:p>1</text:p>
          </table:table-cell>
          <table:table-cell table:formula="of:=IF([.B1021]=&quot;&quot;;&quot;&quot;;IF([.B1021]=0;&quot;sombre&quot;;IF([.B10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1" calcext:value-type="float">
            <text:p>1021</text:p>
          </table:table-cell>
          <table:table-cell table:style-name="ce2" office:value-type="float" office:value="1" calcext:value-type="float">
            <text:p>1</text:p>
          </table:table-cell>
          <table:table-cell table:formula="of:=IF([.B1022]=&quot;&quot;;&quot;&quot;;IF([.B1022]=0;&quot;sombre&quot;;IF([.B10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2" calcext:value-type="float">
            <text:p>1022</text:p>
          </table:table-cell>
          <table:table-cell table:style-name="ce2" office:value-type="float" office:value="1" calcext:value-type="float">
            <text:p>1</text:p>
          </table:table-cell>
          <table:table-cell table:formula="of:=IF([.B1023]=&quot;&quot;;&quot;&quot;;IF([.B1023]=0;&quot;sombre&quot;;IF([.B10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3" calcext:value-type="float">
            <text:p>1023</text:p>
          </table:table-cell>
          <table:table-cell table:style-name="ce2" office:value-type="float" office:value="1" calcext:value-type="float">
            <text:p>1</text:p>
          </table:table-cell>
          <table:table-cell table:formula="of:=IF([.B1024]=&quot;&quot;;&quot;&quot;;IF([.B1024]=0;&quot;sombre&quot;;IF([.B10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4" calcext:value-type="float">
            <text:p>1024</text:p>
          </table:table-cell>
          <table:table-cell table:style-name="ce2" office:value-type="float" office:value="0" calcext:value-type="float">
            <text:p>0</text:p>
          </table:table-cell>
          <table:table-cell table:formula="of:=IF([.B1025]=&quot;&quot;;&quot;&quot;;IF([.B1025]=0;&quot;sombre&quot;;IF([.B102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5" calcext:value-type="float">
            <text:p>1025</text:p>
          </table:table-cell>
          <table:table-cell table:style-name="ce2" office:value-type="float" office:value="1" calcext:value-type="float">
            <text:p>1</text:p>
          </table:table-cell>
          <table:table-cell table:formula="of:=IF([.B1026]=&quot;&quot;;&quot;&quot;;IF([.B1026]=0;&quot;sombre&quot;;IF([.B10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6" calcext:value-type="float">
            <text:p>1026</text:p>
          </table:table-cell>
          <table:table-cell table:style-name="ce2" office:value-type="float" office:value="1" calcext:value-type="float">
            <text:p>1</text:p>
          </table:table-cell>
          <table:table-cell table:formula="of:=IF([.B1027]=&quot;&quot;;&quot;&quot;;IF([.B1027]=0;&quot;sombre&quot;;IF([.B10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7" calcext:value-type="float">
            <text:p>1027</text:p>
          </table:table-cell>
          <table:table-cell table:style-name="ce2" office:value-type="float" office:value="1" calcext:value-type="float">
            <text:p>1</text:p>
          </table:table-cell>
          <table:table-cell table:formula="of:=IF([.B1028]=&quot;&quot;;&quot;&quot;;IF([.B1028]=0;&quot;sombre&quot;;IF([.B10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8" calcext:value-type="float">
            <text:p>1028</text:p>
          </table:table-cell>
          <table:table-cell table:style-name="ce2" office:value-type="float" office:value="1" calcext:value-type="float">
            <text:p>1</text:p>
          </table:table-cell>
          <table:table-cell table:formula="of:=IF([.B1029]=&quot;&quot;;&quot;&quot;;IF([.B1029]=0;&quot;sombre&quot;;IF([.B10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29" calcext:value-type="float">
            <text:p>1029</text:p>
          </table:table-cell>
          <table:table-cell table:style-name="ce2" office:value-type="float" office:value="0" calcext:value-type="float">
            <text:p>0</text:p>
          </table:table-cell>
          <table:table-cell table:formula="of:=IF([.B1030]=&quot;&quot;;&quot;&quot;;IF([.B1030]=0;&quot;sombre&quot;;IF([.B10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0" calcext:value-type="float">
            <text:p>1030</text:p>
          </table:table-cell>
          <table:table-cell table:style-name="ce2" office:value-type="float" office:value="1" calcext:value-type="float">
            <text:p>1</text:p>
          </table:table-cell>
          <table:table-cell table:formula="of:=IF([.B1031]=&quot;&quot;;&quot;&quot;;IF([.B1031]=0;&quot;sombre&quot;;IF([.B10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1" calcext:value-type="float">
            <text:p>1031</text:p>
          </table:table-cell>
          <table:table-cell table:style-name="ce2" office:value-type="float" office:value="1" calcext:value-type="float">
            <text:p>1</text:p>
          </table:table-cell>
          <table:table-cell table:formula="of:=IF([.B1032]=&quot;&quot;;&quot;&quot;;IF([.B1032]=0;&quot;sombre&quot;;IF([.B10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2" calcext:value-type="float">
            <text:p>1032</text:p>
          </table:table-cell>
          <table:table-cell table:style-name="ce2" office:value-type="float" office:value="1" calcext:value-type="float">
            <text:p>1</text:p>
          </table:table-cell>
          <table:table-cell table:formula="of:=IF([.B1033]=&quot;&quot;;&quot;&quot;;IF([.B1033]=0;&quot;sombre&quot;;IF([.B10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3" calcext:value-type="float">
            <text:p>1033</text:p>
          </table:table-cell>
          <table:table-cell table:style-name="ce2" office:value-type="float" office:value="0" calcext:value-type="float">
            <text:p>0</text:p>
          </table:table-cell>
          <table:table-cell table:formula="of:=IF([.B1034]=&quot;&quot;;&quot;&quot;;IF([.B1034]=0;&quot;sombre&quot;;IF([.B10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4" calcext:value-type="float">
            <text:p>1034</text:p>
          </table:table-cell>
          <table:table-cell table:style-name="ce2" office:value-type="float" office:value="0" calcext:value-type="float">
            <text:p>0</text:p>
          </table:table-cell>
          <table:table-cell table:formula="of:=IF([.B1035]=&quot;&quot;;&quot;&quot;;IF([.B1035]=0;&quot;sombre&quot;;IF([.B10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5" calcext:value-type="float">
            <text:p>1035</text:p>
          </table:table-cell>
          <table:table-cell table:style-name="ce2" office:value-type="float" office:value="1" calcext:value-type="float">
            <text:p>1</text:p>
          </table:table-cell>
          <table:table-cell table:formula="of:=IF([.B1036]=&quot;&quot;;&quot;&quot;;IF([.B1036]=0;&quot;sombre&quot;;IF([.B10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6" calcext:value-type="float">
            <text:p>1036</text:p>
          </table:table-cell>
          <table:table-cell table:style-name="ce2" office:value-type="float" office:value="1" calcext:value-type="float">
            <text:p>1</text:p>
          </table:table-cell>
          <table:table-cell table:formula="of:=IF([.B1037]=&quot;&quot;;&quot;&quot;;IF([.B1037]=0;&quot;sombre&quot;;IF([.B10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7" calcext:value-type="float">
            <text:p>1037</text:p>
          </table:table-cell>
          <table:table-cell table:style-name="ce2" office:value-type="float" office:value="1" calcext:value-type="float">
            <text:p>1</text:p>
          </table:table-cell>
          <table:table-cell table:formula="of:=IF([.B1038]=&quot;&quot;;&quot;&quot;;IF([.B1038]=0;&quot;sombre&quot;;IF([.B10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8" calcext:value-type="float">
            <text:p>1038</text:p>
          </table:table-cell>
          <table:table-cell table:style-name="ce2" office:value-type="float" office:value="1" calcext:value-type="float">
            <text:p>1</text:p>
          </table:table-cell>
          <table:table-cell table:formula="of:=IF([.B1039]=&quot;&quot;;&quot;&quot;;IF([.B1039]=0;&quot;sombre&quot;;IF([.B10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39" calcext:value-type="float">
            <text:p>1039</text:p>
          </table:table-cell>
          <table:table-cell table:style-name="ce2" office:value-type="float" office:value="1" calcext:value-type="float">
            <text:p>1</text:p>
          </table:table-cell>
          <table:table-cell table:formula="of:=IF([.B1040]=&quot;&quot;;&quot;&quot;;IF([.B1040]=0;&quot;sombre&quot;;IF([.B10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0" calcext:value-type="float">
            <text:p>1040</text:p>
          </table:table-cell>
          <table:table-cell table:style-name="ce2" office:value-type="float" office:value="1" calcext:value-type="float">
            <text:p>1</text:p>
          </table:table-cell>
          <table:table-cell table:formula="of:=IF([.B1041]=&quot;&quot;;&quot;&quot;;IF([.B1041]=0;&quot;sombre&quot;;IF([.B10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1" calcext:value-type="float">
            <text:p>1041</text:p>
          </table:table-cell>
          <table:table-cell table:style-name="ce2" office:value-type="float" office:value="0" calcext:value-type="float">
            <text:p>0</text:p>
          </table:table-cell>
          <table:table-cell table:formula="of:=IF([.B1042]=&quot;&quot;;&quot;&quot;;IF([.B1042]=0;&quot;sombre&quot;;IF([.B10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2" calcext:value-type="float">
            <text:p>1042</text:p>
          </table:table-cell>
          <table:table-cell table:style-name="ce2" office:value-type="float" office:value="0" calcext:value-type="float">
            <text:p>0</text:p>
          </table:table-cell>
          <table:table-cell table:formula="of:=IF([.B1043]=&quot;&quot;;&quot;&quot;;IF([.B1043]=0;&quot;sombre&quot;;IF([.B10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3" calcext:value-type="float">
            <text:p>1043</text:p>
          </table:table-cell>
          <table:table-cell table:style-name="ce2" office:value-type="float" office:value="0" calcext:value-type="float">
            <text:p>0</text:p>
          </table:table-cell>
          <table:table-cell table:formula="of:=IF([.B1044]=&quot;&quot;;&quot;&quot;;IF([.B1044]=0;&quot;sombre&quot;;IF([.B10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4" calcext:value-type="float">
            <text:p>1044</text:p>
          </table:table-cell>
          <table:table-cell table:style-name="ce2" office:value-type="float" office:value="0" calcext:value-type="float">
            <text:p>0</text:p>
          </table:table-cell>
          <table:table-cell table:formula="of:=IF([.B1045]=&quot;&quot;;&quot;&quot;;IF([.B1045]=0;&quot;sombre&quot;;IF([.B104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5" calcext:value-type="float">
            <text:p>1045</text:p>
          </table:table-cell>
          <table:table-cell table:style-name="ce2" office:value-type="float" office:value="1" calcext:value-type="float">
            <text:p>1</text:p>
          </table:table-cell>
          <table:table-cell table:formula="of:=IF([.B1046]=&quot;&quot;;&quot;&quot;;IF([.B1046]=0;&quot;sombre&quot;;IF([.B10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6" calcext:value-type="float">
            <text:p>1046</text:p>
          </table:table-cell>
          <table:table-cell table:style-name="ce2" office:value-type="float" office:value="1" calcext:value-type="float">
            <text:p>1</text:p>
          </table:table-cell>
          <table:table-cell table:formula="of:=IF([.B1047]=&quot;&quot;;&quot;&quot;;IF([.B1047]=0;&quot;sombre&quot;;IF([.B10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7" calcext:value-type="float">
            <text:p>1047</text:p>
          </table:table-cell>
          <table:table-cell table:style-name="ce2" office:value-type="float" office:value="1" calcext:value-type="float">
            <text:p>1</text:p>
          </table:table-cell>
          <table:table-cell table:formula="of:=IF([.B1048]=&quot;&quot;;&quot;&quot;;IF([.B1048]=0;&quot;sombre&quot;;IF([.B10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8" calcext:value-type="float">
            <text:p>1048</text:p>
          </table:table-cell>
          <table:table-cell table:style-name="ce2" office:value-type="float" office:value="0" calcext:value-type="float">
            <text:p>0</text:p>
          </table:table-cell>
          <table:table-cell table:formula="of:=IF([.B1049]=&quot;&quot;;&quot;&quot;;IF([.B1049]=0;&quot;sombre&quot;;IF([.B10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49" calcext:value-type="float">
            <text:p>1049</text:p>
          </table:table-cell>
          <table:table-cell table:style-name="ce2" office:value-type="float" office:value="1" calcext:value-type="float">
            <text:p>1</text:p>
          </table:table-cell>
          <table:table-cell table:formula="of:=IF([.B1050]=&quot;&quot;;&quot;&quot;;IF([.B1050]=0;&quot;sombre&quot;;IF([.B10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0" calcext:value-type="float">
            <text:p>1050</text:p>
          </table:table-cell>
          <table:table-cell table:style-name="ce2" office:value-type="float" office:value="1" calcext:value-type="float">
            <text:p>1</text:p>
          </table:table-cell>
          <table:table-cell table:formula="of:=IF([.B1051]=&quot;&quot;;&quot;&quot;;IF([.B1051]=0;&quot;sombre&quot;;IF([.B10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1" calcext:value-type="float">
            <text:p>1051</text:p>
          </table:table-cell>
          <table:table-cell table:style-name="ce2" office:value-type="float" office:value="0" calcext:value-type="float">
            <text:p>0</text:p>
          </table:table-cell>
          <table:table-cell table:formula="of:=IF([.B1052]=&quot;&quot;;&quot;&quot;;IF([.B1052]=0;&quot;sombre&quot;;IF([.B10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2" calcext:value-type="float">
            <text:p>1052</text:p>
          </table:table-cell>
          <table:table-cell table:style-name="ce2" office:value-type="float" office:value="1" calcext:value-type="float">
            <text:p>1</text:p>
          </table:table-cell>
          <table:table-cell table:formula="of:=IF([.B1053]=&quot;&quot;;&quot;&quot;;IF([.B1053]=0;&quot;sombre&quot;;IF([.B10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3" calcext:value-type="float">
            <text:p>1053</text:p>
          </table:table-cell>
          <table:table-cell table:style-name="ce2" office:value-type="float" office:value="1" calcext:value-type="float">
            <text:p>1</text:p>
          </table:table-cell>
          <table:table-cell table:formula="of:=IF([.B1054]=&quot;&quot;;&quot;&quot;;IF([.B1054]=0;&quot;sombre&quot;;IF([.B10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4" calcext:value-type="float">
            <text:p>1054</text:p>
          </table:table-cell>
          <table:table-cell table:style-name="ce2" office:value-type="float" office:value="0" calcext:value-type="float">
            <text:p>0</text:p>
          </table:table-cell>
          <table:table-cell table:formula="of:=IF([.B1055]=&quot;&quot;;&quot;&quot;;IF([.B1055]=0;&quot;sombre&quot;;IF([.B10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5" calcext:value-type="float">
            <text:p>1055</text:p>
          </table:table-cell>
          <table:table-cell table:style-name="ce2" office:value-type="float" office:value="1" calcext:value-type="float">
            <text:p>1</text:p>
          </table:table-cell>
          <table:table-cell table:formula="of:=IF([.B1056]=&quot;&quot;;&quot;&quot;;IF([.B1056]=0;&quot;sombre&quot;;IF([.B10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6" calcext:value-type="float">
            <text:p>1056</text:p>
          </table:table-cell>
          <table:table-cell table:style-name="ce2" office:value-type="float" office:value="1" calcext:value-type="float">
            <text:p>1</text:p>
          </table:table-cell>
          <table:table-cell table:formula="of:=IF([.B1057]=&quot;&quot;;&quot;&quot;;IF([.B1057]=0;&quot;sombre&quot;;IF([.B10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7" calcext:value-type="float">
            <text:p>1057</text:p>
          </table:table-cell>
          <table:table-cell table:style-name="ce2" office:value-type="float" office:value="1" calcext:value-type="float">
            <text:p>1</text:p>
          </table:table-cell>
          <table:table-cell table:formula="of:=IF([.B1058]=&quot;&quot;;&quot;&quot;;IF([.B1058]=0;&quot;sombre&quot;;IF([.B10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8" calcext:value-type="float">
            <text:p>1058</text:p>
          </table:table-cell>
          <table:table-cell table:style-name="ce2" office:value-type="float" office:value="1" calcext:value-type="float">
            <text:p>1</text:p>
          </table:table-cell>
          <table:table-cell table:formula="of:=IF([.B1059]=&quot;&quot;;&quot;&quot;;IF([.B1059]=0;&quot;sombre&quot;;IF([.B10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59" calcext:value-type="float">
            <text:p>1059</text:p>
          </table:table-cell>
          <table:table-cell table:style-name="ce2" office:value-type="float" office:value="1" calcext:value-type="float">
            <text:p>1</text:p>
          </table:table-cell>
          <table:table-cell table:formula="of:=IF([.B1060]=&quot;&quot;;&quot;&quot;;IF([.B1060]=0;&quot;sombre&quot;;IF([.B10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0" calcext:value-type="float">
            <text:p>1060</text:p>
          </table:table-cell>
          <table:table-cell table:style-name="ce2" office:value-type="float" office:value="0" calcext:value-type="float">
            <text:p>0</text:p>
          </table:table-cell>
          <table:table-cell table:formula="of:=IF([.B1061]=&quot;&quot;;&quot;&quot;;IF([.B1061]=0;&quot;sombre&quot;;IF([.B10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1" calcext:value-type="float">
            <text:p>1061</text:p>
          </table:table-cell>
          <table:table-cell table:style-name="ce2" office:value-type="float" office:value="1" calcext:value-type="float">
            <text:p>1</text:p>
          </table:table-cell>
          <table:table-cell table:formula="of:=IF([.B1062]=&quot;&quot;;&quot;&quot;;IF([.B1062]=0;&quot;sombre&quot;;IF([.B10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2" calcext:value-type="float">
            <text:p>1062</text:p>
          </table:table-cell>
          <table:table-cell table:style-name="ce2" office:value-type="float" office:value="1" calcext:value-type="float">
            <text:p>1</text:p>
          </table:table-cell>
          <table:table-cell table:formula="of:=IF([.B1063]=&quot;&quot;;&quot;&quot;;IF([.B1063]=0;&quot;sombre&quot;;IF([.B10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3" calcext:value-type="float">
            <text:p>1063</text:p>
          </table:table-cell>
          <table:table-cell table:style-name="ce2" office:value-type="float" office:value="1" calcext:value-type="float">
            <text:p>1</text:p>
          </table:table-cell>
          <table:table-cell table:formula="of:=IF([.B1064]=&quot;&quot;;&quot;&quot;;IF([.B1064]=0;&quot;sombre&quot;;IF([.B10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4" calcext:value-type="float">
            <text:p>1064</text:p>
          </table:table-cell>
          <table:table-cell table:style-name="ce2" office:value-type="float" office:value="0" calcext:value-type="float">
            <text:p>0</text:p>
          </table:table-cell>
          <table:table-cell table:formula="of:=IF([.B1065]=&quot;&quot;;&quot;&quot;;IF([.B1065]=0;&quot;sombre&quot;;IF([.B10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5" calcext:value-type="float">
            <text:p>1065</text:p>
          </table:table-cell>
          <table:table-cell table:style-name="ce2" office:value-type="float" office:value="1" calcext:value-type="float">
            <text:p>1</text:p>
          </table:table-cell>
          <table:table-cell table:formula="of:=IF([.B1066]=&quot;&quot;;&quot;&quot;;IF([.B1066]=0;&quot;sombre&quot;;IF([.B10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6" calcext:value-type="float">
            <text:p>1066</text:p>
          </table:table-cell>
          <table:table-cell table:style-name="ce2" office:value-type="float" office:value="1" calcext:value-type="float">
            <text:p>1</text:p>
          </table:table-cell>
          <table:table-cell table:formula="of:=IF([.B1067]=&quot;&quot;;&quot;&quot;;IF([.B1067]=0;&quot;sombre&quot;;IF([.B10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7" calcext:value-type="float">
            <text:p>1067</text:p>
          </table:table-cell>
          <table:table-cell table:style-name="ce2" office:value-type="float" office:value="1" calcext:value-type="float">
            <text:p>1</text:p>
          </table:table-cell>
          <table:table-cell table:formula="of:=IF([.B1068]=&quot;&quot;;&quot;&quot;;IF([.B1068]=0;&quot;sombre&quot;;IF([.B10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8" calcext:value-type="float">
            <text:p>1068</text:p>
          </table:table-cell>
          <table:table-cell table:style-name="ce2" office:value-type="float" office:value="0" calcext:value-type="float">
            <text:p>0</text:p>
          </table:table-cell>
          <table:table-cell table:formula="of:=IF([.B1069]=&quot;&quot;;&quot;&quot;;IF([.B1069]=0;&quot;sombre&quot;;IF([.B10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69" calcext:value-type="float">
            <text:p>1069</text:p>
          </table:table-cell>
          <table:table-cell table:style-name="ce2" office:value-type="float" office:value="0" calcext:value-type="float">
            <text:p>0</text:p>
          </table:table-cell>
          <table:table-cell table:formula="of:=IF([.B1070]=&quot;&quot;;&quot;&quot;;IF([.B1070]=0;&quot;sombre&quot;;IF([.B10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0" calcext:value-type="float">
            <text:p>1070</text:p>
          </table:table-cell>
          <table:table-cell table:style-name="ce2" office:value-type="float" office:value="0" calcext:value-type="float">
            <text:p>0</text:p>
          </table:table-cell>
          <table:table-cell table:formula="of:=IF([.B1071]=&quot;&quot;;&quot;&quot;;IF([.B1071]=0;&quot;sombre&quot;;IF([.B10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1" calcext:value-type="float">
            <text:p>1071</text:p>
          </table:table-cell>
          <table:table-cell table:style-name="ce2" office:value-type="float" office:value="0" calcext:value-type="float">
            <text:p>0</text:p>
          </table:table-cell>
          <table:table-cell table:formula="of:=IF([.B1072]=&quot;&quot;;&quot;&quot;;IF([.B1072]=0;&quot;sombre&quot;;IF([.B10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2" calcext:value-type="float">
            <text:p>1072</text:p>
          </table:table-cell>
          <table:table-cell table:style-name="ce2" office:value-type="float" office:value="1" calcext:value-type="float">
            <text:p>1</text:p>
          </table:table-cell>
          <table:table-cell table:formula="of:=IF([.B1073]=&quot;&quot;;&quot;&quot;;IF([.B1073]=0;&quot;sombre&quot;;IF([.B10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3" calcext:value-type="float">
            <text:p>1073</text:p>
          </table:table-cell>
          <table:table-cell table:style-name="ce2" office:value-type="float" office:value="0" calcext:value-type="float">
            <text:p>0</text:p>
          </table:table-cell>
          <table:table-cell table:formula="of:=IF([.B1074]=&quot;&quot;;&quot;&quot;;IF([.B1074]=0;&quot;sombre&quot;;IF([.B10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4" calcext:value-type="float">
            <text:p>1074</text:p>
          </table:table-cell>
          <table:table-cell table:style-name="ce2" office:value-type="float" office:value="1" calcext:value-type="float">
            <text:p>1</text:p>
          </table:table-cell>
          <table:table-cell table:formula="of:=IF([.B1075]=&quot;&quot;;&quot;&quot;;IF([.B1075]=0;&quot;sombre&quot;;IF([.B10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5" calcext:value-type="float">
            <text:p>1075</text:p>
          </table:table-cell>
          <table:table-cell table:style-name="ce2" office:value-type="float" office:value="1" calcext:value-type="float">
            <text:p>1</text:p>
          </table:table-cell>
          <table:table-cell table:formula="of:=IF([.B1076]=&quot;&quot;;&quot;&quot;;IF([.B1076]=0;&quot;sombre&quot;;IF([.B10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6" calcext:value-type="float">
            <text:p>1076</text:p>
          </table:table-cell>
          <table:table-cell table:style-name="ce2" office:value-type="float" office:value="0" calcext:value-type="float">
            <text:p>0</text:p>
          </table:table-cell>
          <table:table-cell table:formula="of:=IF([.B1077]=&quot;&quot;;&quot;&quot;;IF([.B1077]=0;&quot;sombre&quot;;IF([.B10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7" calcext:value-type="float">
            <text:p>1077</text:p>
          </table:table-cell>
          <table:table-cell table:style-name="ce2" office:value-type="float" office:value="1" calcext:value-type="float">
            <text:p>1</text:p>
          </table:table-cell>
          <table:table-cell table:formula="of:=IF([.B1078]=&quot;&quot;;&quot;&quot;;IF([.B1078]=0;&quot;sombre&quot;;IF([.B10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8" calcext:value-type="float">
            <text:p>1078</text:p>
          </table:table-cell>
          <table:table-cell table:style-name="ce2" office:value-type="float" office:value="1" calcext:value-type="float">
            <text:p>1</text:p>
          </table:table-cell>
          <table:table-cell table:formula="of:=IF([.B1079]=&quot;&quot;;&quot;&quot;;IF([.B1079]=0;&quot;sombre&quot;;IF([.B10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79" calcext:value-type="float">
            <text:p>1079</text:p>
          </table:table-cell>
          <table:table-cell table:style-name="ce2" office:value-type="float" office:value="0" calcext:value-type="float">
            <text:p>0</text:p>
          </table:table-cell>
          <table:table-cell table:formula="of:=IF([.B1080]=&quot;&quot;;&quot;&quot;;IF([.B1080]=0;&quot;sombre&quot;;IF([.B108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0" calcext:value-type="float">
            <text:p>1080</text:p>
          </table:table-cell>
          <table:table-cell table:style-name="ce2" office:value-type="float" office:value="0" calcext:value-type="float">
            <text:p>0</text:p>
          </table:table-cell>
          <table:table-cell table:formula="of:=IF([.B1081]=&quot;&quot;;&quot;&quot;;IF([.B1081]=0;&quot;sombre&quot;;IF([.B10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1" calcext:value-type="float">
            <text:p>1081</text:p>
          </table:table-cell>
          <table:table-cell table:style-name="ce2" office:value-type="float" office:value="1" calcext:value-type="float">
            <text:p>1</text:p>
          </table:table-cell>
          <table:table-cell table:formula="of:=IF([.B1082]=&quot;&quot;;&quot;&quot;;IF([.B1082]=0;&quot;sombre&quot;;IF([.B10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2" calcext:value-type="float">
            <text:p>1082</text:p>
          </table:table-cell>
          <table:table-cell table:style-name="ce2" office:value-type="float" office:value="1" calcext:value-type="float">
            <text:p>1</text:p>
          </table:table-cell>
          <table:table-cell table:formula="of:=IF([.B1083]=&quot;&quot;;&quot;&quot;;IF([.B1083]=0;&quot;sombre&quot;;IF([.B10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3" calcext:value-type="float">
            <text:p>1083</text:p>
          </table:table-cell>
          <table:table-cell table:style-name="ce2" office:value-type="float" office:value="1" calcext:value-type="float">
            <text:p>1</text:p>
          </table:table-cell>
          <table:table-cell table:formula="of:=IF([.B1084]=&quot;&quot;;&quot;&quot;;IF([.B1084]=0;&quot;sombre&quot;;IF([.B10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4" calcext:value-type="float">
            <text:p>1084</text:p>
          </table:table-cell>
          <table:table-cell table:style-name="ce2" office:value-type="float" office:value="1" calcext:value-type="float">
            <text:p>1</text:p>
          </table:table-cell>
          <table:table-cell table:formula="of:=IF([.B1085]=&quot;&quot;;&quot;&quot;;IF([.B1085]=0;&quot;sombre&quot;;IF([.B10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5" calcext:value-type="float">
            <text:p>1085</text:p>
          </table:table-cell>
          <table:table-cell table:style-name="ce2" office:value-type="float" office:value="0" calcext:value-type="float">
            <text:p>0</text:p>
          </table:table-cell>
          <table:table-cell table:formula="of:=IF([.B1086]=&quot;&quot;;&quot;&quot;;IF([.B1086]=0;&quot;sombre&quot;;IF([.B10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6" calcext:value-type="float">
            <text:p>1086</text:p>
          </table:table-cell>
          <table:table-cell table:style-name="ce2" office:value-type="float" office:value="1" calcext:value-type="float">
            <text:p>1</text:p>
          </table:table-cell>
          <table:table-cell table:formula="of:=IF([.B1087]=&quot;&quot;;&quot;&quot;;IF([.B1087]=0;&quot;sombre&quot;;IF([.B10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7" calcext:value-type="float">
            <text:p>1087</text:p>
          </table:table-cell>
          <table:table-cell table:style-name="ce2" office:value-type="float" office:value="1" calcext:value-type="float">
            <text:p>1</text:p>
          </table:table-cell>
          <table:table-cell table:formula="of:=IF([.B1088]=&quot;&quot;;&quot;&quot;;IF([.B1088]=0;&quot;sombre&quot;;IF([.B10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8" calcext:value-type="float">
            <text:p>1088</text:p>
          </table:table-cell>
          <table:table-cell table:style-name="ce2" office:value-type="float" office:value="1" calcext:value-type="float">
            <text:p>1</text:p>
          </table:table-cell>
          <table:table-cell table:formula="of:=IF([.B1089]=&quot;&quot;;&quot;&quot;;IF([.B1089]=0;&quot;sombre&quot;;IF([.B10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89" calcext:value-type="float">
            <text:p>1089</text:p>
          </table:table-cell>
          <table:table-cell table:style-name="ce2" office:value-type="float" office:value="0" calcext:value-type="float">
            <text:p>0</text:p>
          </table:table-cell>
          <table:table-cell table:formula="of:=IF([.B1090]=&quot;&quot;;&quot;&quot;;IF([.B1090]=0;&quot;sombre&quot;;IF([.B10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0" calcext:value-type="float">
            <text:p>1090</text:p>
          </table:table-cell>
          <table:table-cell table:style-name="ce2" office:value-type="float" office:value="1" calcext:value-type="float">
            <text:p>1</text:p>
          </table:table-cell>
          <table:table-cell table:formula="of:=IF([.B1091]=&quot;&quot;;&quot;&quot;;IF([.B1091]=0;&quot;sombre&quot;;IF([.B10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1" calcext:value-type="float">
            <text:p>1091</text:p>
          </table:table-cell>
          <table:table-cell table:style-name="ce2" office:value-type="float" office:value="1" calcext:value-type="float">
            <text:p>1</text:p>
          </table:table-cell>
          <table:table-cell table:formula="of:=IF([.B1092]=&quot;&quot;;&quot;&quot;;IF([.B1092]=0;&quot;sombre&quot;;IF([.B10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2" calcext:value-type="float">
            <text:p>1092</text:p>
          </table:table-cell>
          <table:table-cell table:style-name="ce2" office:value-type="float" office:value="1" calcext:value-type="float">
            <text:p>1</text:p>
          </table:table-cell>
          <table:table-cell table:formula="of:=IF([.B1093]=&quot;&quot;;&quot;&quot;;IF([.B1093]=0;&quot;sombre&quot;;IF([.B10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3" calcext:value-type="float">
            <text:p>1093</text:p>
          </table:table-cell>
          <table:table-cell table:style-name="ce2" office:value-type="float" office:value="1" calcext:value-type="float">
            <text:p>1</text:p>
          </table:table-cell>
          <table:table-cell table:formula="of:=IF([.B1094]=&quot;&quot;;&quot;&quot;;IF([.B1094]=0;&quot;sombre&quot;;IF([.B10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4" calcext:value-type="float">
            <text:p>1094</text:p>
          </table:table-cell>
          <table:table-cell table:style-name="ce2" office:value-type="float" office:value="1" calcext:value-type="float">
            <text:p>1</text:p>
          </table:table-cell>
          <table:table-cell table:formula="of:=IF([.B1095]=&quot;&quot;;&quot;&quot;;IF([.B1095]=0;&quot;sombre&quot;;IF([.B10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5" calcext:value-type="float">
            <text:p>1095</text:p>
          </table:table-cell>
          <table:table-cell table:style-name="ce2" office:value-type="float" office:value="1" calcext:value-type="float">
            <text:p>1</text:p>
          </table:table-cell>
          <table:table-cell table:formula="of:=IF([.B1096]=&quot;&quot;;&quot;&quot;;IF([.B1096]=0;&quot;sombre&quot;;IF([.B10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6" calcext:value-type="float">
            <text:p>1096</text:p>
          </table:table-cell>
          <table:table-cell table:style-name="ce2" office:value-type="float" office:value="1" calcext:value-type="float">
            <text:p>1</text:p>
          </table:table-cell>
          <table:table-cell table:formula="of:=IF([.B1097]=&quot;&quot;;&quot;&quot;;IF([.B1097]=0;&quot;sombre&quot;;IF([.B10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7" calcext:value-type="float">
            <text:p>1097</text:p>
          </table:table-cell>
          <table:table-cell table:style-name="ce2" office:value-type="float" office:value="1" calcext:value-type="float">
            <text:p>1</text:p>
          </table:table-cell>
          <table:table-cell table:formula="of:=IF([.B1098]=&quot;&quot;;&quot;&quot;;IF([.B1098]=0;&quot;sombre&quot;;IF([.B10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8" calcext:value-type="float">
            <text:p>1098</text:p>
          </table:table-cell>
          <table:table-cell table:style-name="ce2" office:value-type="float" office:value="1" calcext:value-type="float">
            <text:p>1</text:p>
          </table:table-cell>
          <table:table-cell table:formula="of:=IF([.B1099]=&quot;&quot;;&quot;&quot;;IF([.B1099]=0;&quot;sombre&quot;;IF([.B10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099" calcext:value-type="float">
            <text:p>1099</text:p>
          </table:table-cell>
          <table:table-cell table:style-name="ce2" office:value-type="float" office:value="1" calcext:value-type="float">
            <text:p>1</text:p>
          </table:table-cell>
          <table:table-cell table:formula="of:=IF([.B1100]=&quot;&quot;;&quot;&quot;;IF([.B1100]=0;&quot;sombre&quot;;IF([.B11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0" calcext:value-type="float">
            <text:p>1100</text:p>
          </table:table-cell>
          <table:table-cell table:style-name="ce2" office:value-type="float" office:value="1" calcext:value-type="float">
            <text:p>1</text:p>
          </table:table-cell>
          <table:table-cell table:formula="of:=IF([.B1101]=&quot;&quot;;&quot;&quot;;IF([.B1101]=0;&quot;sombre&quot;;IF([.B11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1" calcext:value-type="float">
            <text:p>1101</text:p>
          </table:table-cell>
          <table:table-cell table:style-name="ce2" office:value-type="float" office:value="0" calcext:value-type="float">
            <text:p>0</text:p>
          </table:table-cell>
          <table:table-cell table:formula="of:=IF([.B1102]=&quot;&quot;;&quot;&quot;;IF([.B1102]=0;&quot;sombre&quot;;IF([.B11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2" calcext:value-type="float">
            <text:p>1102</text:p>
          </table:table-cell>
          <table:table-cell table:style-name="ce2" office:value-type="float" office:value="1" calcext:value-type="float">
            <text:p>1</text:p>
          </table:table-cell>
          <table:table-cell table:formula="of:=IF([.B1103]=&quot;&quot;;&quot;&quot;;IF([.B1103]=0;&quot;sombre&quot;;IF([.B11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3" calcext:value-type="float">
            <text:p>1103</text:p>
          </table:table-cell>
          <table:table-cell table:style-name="ce2" office:value-type="float" office:value="1" calcext:value-type="float">
            <text:p>1</text:p>
          </table:table-cell>
          <table:table-cell table:formula="of:=IF([.B1104]=&quot;&quot;;&quot;&quot;;IF([.B1104]=0;&quot;sombre&quot;;IF([.B11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4" calcext:value-type="float">
            <text:p>1104</text:p>
          </table:table-cell>
          <table:table-cell table:style-name="ce2" office:value-type="float" office:value="0" calcext:value-type="float">
            <text:p>0</text:p>
          </table:table-cell>
          <table:table-cell table:formula="of:=IF([.B1105]=&quot;&quot;;&quot;&quot;;IF([.B1105]=0;&quot;sombre&quot;;IF([.B11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5" calcext:value-type="float">
            <text:p>1105</text:p>
          </table:table-cell>
          <table:table-cell table:style-name="ce2" office:value-type="float" office:value="0" calcext:value-type="float">
            <text:p>0</text:p>
          </table:table-cell>
          <table:table-cell table:formula="of:=IF([.B1106]=&quot;&quot;;&quot;&quot;;IF([.B1106]=0;&quot;sombre&quot;;IF([.B110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6" calcext:value-type="float">
            <text:p>1106</text:p>
          </table:table-cell>
          <table:table-cell table:style-name="ce2" office:value-type="float" office:value="1" calcext:value-type="float">
            <text:p>1</text:p>
          </table:table-cell>
          <table:table-cell table:formula="of:=IF([.B1107]=&quot;&quot;;&quot;&quot;;IF([.B1107]=0;&quot;sombre&quot;;IF([.B11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7" calcext:value-type="float">
            <text:p>1107</text:p>
          </table:table-cell>
          <table:table-cell table:style-name="ce2" office:value-type="float" office:value="0" calcext:value-type="float">
            <text:p>0</text:p>
          </table:table-cell>
          <table:table-cell table:formula="of:=IF([.B1108]=&quot;&quot;;&quot;&quot;;IF([.B1108]=0;&quot;sombre&quot;;IF([.B11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8" calcext:value-type="float">
            <text:p>1108</text:p>
          </table:table-cell>
          <table:table-cell table:style-name="ce2" office:value-type="float" office:value="1" calcext:value-type="float">
            <text:p>1</text:p>
          </table:table-cell>
          <table:table-cell table:formula="of:=IF([.B1109]=&quot;&quot;;&quot;&quot;;IF([.B1109]=0;&quot;sombre&quot;;IF([.B11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09" calcext:value-type="float">
            <text:p>1109</text:p>
          </table:table-cell>
          <table:table-cell table:style-name="ce2" office:value-type="float" office:value="1" calcext:value-type="float">
            <text:p>1</text:p>
          </table:table-cell>
          <table:table-cell table:formula="of:=IF([.B1110]=&quot;&quot;;&quot;&quot;;IF([.B1110]=0;&quot;sombre&quot;;IF([.B11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0" calcext:value-type="float">
            <text:p>1110</text:p>
          </table:table-cell>
          <table:table-cell table:style-name="ce2" office:value-type="float" office:value="1" calcext:value-type="float">
            <text:p>1</text:p>
          </table:table-cell>
          <table:table-cell table:formula="of:=IF([.B1111]=&quot;&quot;;&quot;&quot;;IF([.B1111]=0;&quot;sombre&quot;;IF([.B11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1" calcext:value-type="float">
            <text:p>1111</text:p>
          </table:table-cell>
          <table:table-cell table:style-name="ce2" office:value-type="float" office:value="1" calcext:value-type="float">
            <text:p>1</text:p>
          </table:table-cell>
          <table:table-cell table:formula="of:=IF([.B1112]=&quot;&quot;;&quot;&quot;;IF([.B1112]=0;&quot;sombre&quot;;IF([.B11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2" calcext:value-type="float">
            <text:p>1112</text:p>
          </table:table-cell>
          <table:table-cell table:style-name="ce2" office:value-type="float" office:value="0" calcext:value-type="float">
            <text:p>0</text:p>
          </table:table-cell>
          <table:table-cell table:formula="of:=IF([.B1113]=&quot;&quot;;&quot;&quot;;IF([.B1113]=0;&quot;sombre&quot;;IF([.B11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3" calcext:value-type="float">
            <text:p>1113</text:p>
          </table:table-cell>
          <table:table-cell table:style-name="ce2" office:value-type="float" office:value="1" calcext:value-type="float">
            <text:p>1</text:p>
          </table:table-cell>
          <table:table-cell table:formula="of:=IF([.B1114]=&quot;&quot;;&quot;&quot;;IF([.B1114]=0;&quot;sombre&quot;;IF([.B11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4" calcext:value-type="float">
            <text:p>1114</text:p>
          </table:table-cell>
          <table:table-cell table:style-name="ce2" office:value-type="float" office:value="0" calcext:value-type="float">
            <text:p>0</text:p>
          </table:table-cell>
          <table:table-cell table:formula="of:=IF([.B1115]=&quot;&quot;;&quot;&quot;;IF([.B1115]=0;&quot;sombre&quot;;IF([.B11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5" calcext:value-type="float">
            <text:p>1115</text:p>
          </table:table-cell>
          <table:table-cell table:style-name="ce2" office:value-type="float" office:value="1" calcext:value-type="float">
            <text:p>1</text:p>
          </table:table-cell>
          <table:table-cell table:formula="of:=IF([.B1116]=&quot;&quot;;&quot;&quot;;IF([.B1116]=0;&quot;sombre&quot;;IF([.B11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6" calcext:value-type="float">
            <text:p>1116</text:p>
          </table:table-cell>
          <table:table-cell table:style-name="ce2" office:value-type="float" office:value="0" calcext:value-type="float">
            <text:p>0</text:p>
          </table:table-cell>
          <table:table-cell table:formula="of:=IF([.B1117]=&quot;&quot;;&quot;&quot;;IF([.B1117]=0;&quot;sombre&quot;;IF([.B11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7" calcext:value-type="float">
            <text:p>1117</text:p>
          </table:table-cell>
          <table:table-cell table:style-name="ce2" office:value-type="float" office:value="1" calcext:value-type="float">
            <text:p>1</text:p>
          </table:table-cell>
          <table:table-cell table:formula="of:=IF([.B1118]=&quot;&quot;;&quot;&quot;;IF([.B1118]=0;&quot;sombre&quot;;IF([.B11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8" calcext:value-type="float">
            <text:p>1118</text:p>
          </table:table-cell>
          <table:table-cell table:style-name="ce2" office:value-type="float" office:value="1" calcext:value-type="float">
            <text:p>1</text:p>
          </table:table-cell>
          <table:table-cell table:formula="of:=IF([.B1119]=&quot;&quot;;&quot;&quot;;IF([.B1119]=0;&quot;sombre&quot;;IF([.B11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19" calcext:value-type="float">
            <text:p>1119</text:p>
          </table:table-cell>
          <table:table-cell table:style-name="ce2" office:value-type="float" office:value="1" calcext:value-type="float">
            <text:p>1</text:p>
          </table:table-cell>
          <table:table-cell table:formula="of:=IF([.B1120]=&quot;&quot;;&quot;&quot;;IF([.B1120]=0;&quot;sombre&quot;;IF([.B11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0" calcext:value-type="float">
            <text:p>1120</text:p>
          </table:table-cell>
          <table:table-cell table:style-name="ce2" office:value-type="float" office:value="0" calcext:value-type="float">
            <text:p>0</text:p>
          </table:table-cell>
          <table:table-cell table:formula="of:=IF([.B1121]=&quot;&quot;;&quot;&quot;;IF([.B1121]=0;&quot;sombre&quot;;IF([.B11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1" calcext:value-type="float">
            <text:p>1121</text:p>
          </table:table-cell>
          <table:table-cell table:style-name="ce2" office:value-type="float" office:value="1" calcext:value-type="float">
            <text:p>1</text:p>
          </table:table-cell>
          <table:table-cell table:formula="of:=IF([.B1122]=&quot;&quot;;&quot;&quot;;IF([.B1122]=0;&quot;sombre&quot;;IF([.B11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2" calcext:value-type="float">
            <text:p>1122</text:p>
          </table:table-cell>
          <table:table-cell table:style-name="ce2" office:value-type="float" office:value="1" calcext:value-type="float">
            <text:p>1</text:p>
          </table:table-cell>
          <table:table-cell table:formula="of:=IF([.B1123]=&quot;&quot;;&quot;&quot;;IF([.B1123]=0;&quot;sombre&quot;;IF([.B11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3" calcext:value-type="float">
            <text:p>1123</text:p>
          </table:table-cell>
          <table:table-cell table:style-name="ce2" office:value-type="float" office:value="0" calcext:value-type="float">
            <text:p>0</text:p>
          </table:table-cell>
          <table:table-cell table:formula="of:=IF([.B1124]=&quot;&quot;;&quot;&quot;;IF([.B1124]=0;&quot;sombre&quot;;IF([.B11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4" calcext:value-type="float">
            <text:p>1124</text:p>
          </table:table-cell>
          <table:table-cell table:style-name="ce2" office:value-type="float" office:value="1" calcext:value-type="float">
            <text:p>1</text:p>
          </table:table-cell>
          <table:table-cell table:formula="of:=IF([.B1125]=&quot;&quot;;&quot;&quot;;IF([.B1125]=0;&quot;sombre&quot;;IF([.B11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5" calcext:value-type="float">
            <text:p>1125</text:p>
          </table:table-cell>
          <table:table-cell table:style-name="ce2" office:value-type="float" office:value="0" calcext:value-type="float">
            <text:p>0</text:p>
          </table:table-cell>
          <table:table-cell table:formula="of:=IF([.B1126]=&quot;&quot;;&quot;&quot;;IF([.B1126]=0;&quot;sombre&quot;;IF([.B11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6" calcext:value-type="float">
            <text:p>1126</text:p>
          </table:table-cell>
          <table:table-cell table:style-name="ce2" office:value-type="float" office:value="0" calcext:value-type="float">
            <text:p>0</text:p>
          </table:table-cell>
          <table:table-cell table:formula="of:=IF([.B1127]=&quot;&quot;;&quot;&quot;;IF([.B1127]=0;&quot;sombre&quot;;IF([.B11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7" calcext:value-type="float">
            <text:p>1127</text:p>
          </table:table-cell>
          <table:table-cell table:style-name="ce2" office:value-type="float" office:value="1" calcext:value-type="float">
            <text:p>1</text:p>
          </table:table-cell>
          <table:table-cell table:formula="of:=IF([.B1128]=&quot;&quot;;&quot;&quot;;IF([.B1128]=0;&quot;sombre&quot;;IF([.B11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8" calcext:value-type="float">
            <text:p>1128</text:p>
          </table:table-cell>
          <table:table-cell table:style-name="ce2" office:value-type="float" office:value="0" calcext:value-type="float">
            <text:p>0</text:p>
          </table:table-cell>
          <table:table-cell table:formula="of:=IF([.B1129]=&quot;&quot;;&quot;&quot;;IF([.B1129]=0;&quot;sombre&quot;;IF([.B11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29" calcext:value-type="float">
            <text:p>1129</text:p>
          </table:table-cell>
          <table:table-cell table:style-name="ce2" office:value-type="float" office:value="1" calcext:value-type="float">
            <text:p>1</text:p>
          </table:table-cell>
          <table:table-cell table:formula="of:=IF([.B1130]=&quot;&quot;;&quot;&quot;;IF([.B1130]=0;&quot;sombre&quot;;IF([.B11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0" calcext:value-type="float">
            <text:p>1130</text:p>
          </table:table-cell>
          <table:table-cell table:style-name="ce2" office:value-type="float" office:value="1" calcext:value-type="float">
            <text:p>1</text:p>
          </table:table-cell>
          <table:table-cell table:formula="of:=IF([.B1131]=&quot;&quot;;&quot;&quot;;IF([.B1131]=0;&quot;sombre&quot;;IF([.B11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1" calcext:value-type="float">
            <text:p>1131</text:p>
          </table:table-cell>
          <table:table-cell table:style-name="ce2" office:value-type="float" office:value="0" calcext:value-type="float">
            <text:p>0</text:p>
          </table:table-cell>
          <table:table-cell table:formula="of:=IF([.B1132]=&quot;&quot;;&quot;&quot;;IF([.B1132]=0;&quot;sombre&quot;;IF([.B11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2" calcext:value-type="float">
            <text:p>1132</text:p>
          </table:table-cell>
          <table:table-cell table:style-name="ce2" office:value-type="float" office:value="1" calcext:value-type="float">
            <text:p>1</text:p>
          </table:table-cell>
          <table:table-cell table:formula="of:=IF([.B1133]=&quot;&quot;;&quot;&quot;;IF([.B1133]=0;&quot;sombre&quot;;IF([.B11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3" calcext:value-type="float">
            <text:p>1133</text:p>
          </table:table-cell>
          <table:table-cell table:style-name="ce2" office:value-type="float" office:value="0" calcext:value-type="float">
            <text:p>0</text:p>
          </table:table-cell>
          <table:table-cell table:formula="of:=IF([.B1134]=&quot;&quot;;&quot;&quot;;IF([.B1134]=0;&quot;sombre&quot;;IF([.B11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4" calcext:value-type="float">
            <text:p>1134</text:p>
          </table:table-cell>
          <table:table-cell table:style-name="ce2" office:value-type="float" office:value="1" calcext:value-type="float">
            <text:p>1</text:p>
          </table:table-cell>
          <table:table-cell table:formula="of:=IF([.B1135]=&quot;&quot;;&quot;&quot;;IF([.B1135]=0;&quot;sombre&quot;;IF([.B11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5" calcext:value-type="float">
            <text:p>1135</text:p>
          </table:table-cell>
          <table:table-cell table:style-name="ce2" office:value-type="float" office:value="1" calcext:value-type="float">
            <text:p>1</text:p>
          </table:table-cell>
          <table:table-cell table:formula="of:=IF([.B1136]=&quot;&quot;;&quot;&quot;;IF([.B1136]=0;&quot;sombre&quot;;IF([.B11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6" calcext:value-type="float">
            <text:p>1136</text:p>
          </table:table-cell>
          <table:table-cell table:style-name="ce2" office:value-type="float" office:value="1" calcext:value-type="float">
            <text:p>1</text:p>
          </table:table-cell>
          <table:table-cell table:formula="of:=IF([.B1137]=&quot;&quot;;&quot;&quot;;IF([.B1137]=0;&quot;sombre&quot;;IF([.B11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7" calcext:value-type="float">
            <text:p>1137</text:p>
          </table:table-cell>
          <table:table-cell table:style-name="ce2" office:value-type="float" office:value="0" calcext:value-type="float">
            <text:p>0</text:p>
          </table:table-cell>
          <table:table-cell table:formula="of:=IF([.B1138]=&quot;&quot;;&quot;&quot;;IF([.B1138]=0;&quot;sombre&quot;;IF([.B113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8" calcext:value-type="float">
            <text:p>1138</text:p>
          </table:table-cell>
          <table:table-cell table:style-name="ce2" office:value-type="float" office:value="1" calcext:value-type="float">
            <text:p>1</text:p>
          </table:table-cell>
          <table:table-cell table:formula="of:=IF([.B1139]=&quot;&quot;;&quot;&quot;;IF([.B1139]=0;&quot;sombre&quot;;IF([.B11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39" calcext:value-type="float">
            <text:p>1139</text:p>
          </table:table-cell>
          <table:table-cell table:style-name="ce2" office:value-type="float" office:value="0" calcext:value-type="float">
            <text:p>0</text:p>
          </table:table-cell>
          <table:table-cell table:formula="of:=IF([.B1140]=&quot;&quot;;&quot;&quot;;IF([.B1140]=0;&quot;sombre&quot;;IF([.B11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0" calcext:value-type="float">
            <text:p>1140</text:p>
          </table:table-cell>
          <table:table-cell table:style-name="ce2" office:value-type="float" office:value="1" calcext:value-type="float">
            <text:p>1</text:p>
          </table:table-cell>
          <table:table-cell table:formula="of:=IF([.B1141]=&quot;&quot;;&quot;&quot;;IF([.B1141]=0;&quot;sombre&quot;;IF([.B11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1" calcext:value-type="float">
            <text:p>1141</text:p>
          </table:table-cell>
          <table:table-cell table:style-name="ce2" office:value-type="float" office:value="0" calcext:value-type="float">
            <text:p>0</text:p>
          </table:table-cell>
          <table:table-cell table:formula="of:=IF([.B1142]=&quot;&quot;;&quot;&quot;;IF([.B1142]=0;&quot;sombre&quot;;IF([.B11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2" calcext:value-type="float">
            <text:p>1142</text:p>
          </table:table-cell>
          <table:table-cell table:style-name="ce2" office:value-type="float" office:value="1" calcext:value-type="float">
            <text:p>1</text:p>
          </table:table-cell>
          <table:table-cell table:formula="of:=IF([.B1143]=&quot;&quot;;&quot;&quot;;IF([.B1143]=0;&quot;sombre&quot;;IF([.B11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3" calcext:value-type="float">
            <text:p>1143</text:p>
          </table:table-cell>
          <table:table-cell table:style-name="ce2" office:value-type="float" office:value="0" calcext:value-type="float">
            <text:p>0</text:p>
          </table:table-cell>
          <table:table-cell table:formula="of:=IF([.B1144]=&quot;&quot;;&quot;&quot;;IF([.B1144]=0;&quot;sombre&quot;;IF([.B11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4" calcext:value-type="float">
            <text:p>1144</text:p>
          </table:table-cell>
          <table:table-cell table:style-name="ce2" office:value-type="float" office:value="1" calcext:value-type="float">
            <text:p>1</text:p>
          </table:table-cell>
          <table:table-cell table:formula="of:=IF([.B1145]=&quot;&quot;;&quot;&quot;;IF([.B1145]=0;&quot;sombre&quot;;IF([.B11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5" calcext:value-type="float">
            <text:p>1145</text:p>
          </table:table-cell>
          <table:table-cell table:style-name="ce2" office:value-type="float" office:value="0" calcext:value-type="float">
            <text:p>0</text:p>
          </table:table-cell>
          <table:table-cell table:formula="of:=IF([.B1146]=&quot;&quot;;&quot;&quot;;IF([.B1146]=0;&quot;sombre&quot;;IF([.B11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6" calcext:value-type="float">
            <text:p>1146</text:p>
          </table:table-cell>
          <table:table-cell table:style-name="ce2" office:value-type="float" office:value="1" calcext:value-type="float">
            <text:p>1</text:p>
          </table:table-cell>
          <table:table-cell table:formula="of:=IF([.B1147]=&quot;&quot;;&quot;&quot;;IF([.B1147]=0;&quot;sombre&quot;;IF([.B11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7" calcext:value-type="float">
            <text:p>1147</text:p>
          </table:table-cell>
          <table:table-cell table:style-name="ce2" office:value-type="float" office:value="1" calcext:value-type="float">
            <text:p>1</text:p>
          </table:table-cell>
          <table:table-cell table:formula="of:=IF([.B1148]=&quot;&quot;;&quot;&quot;;IF([.B1148]=0;&quot;sombre&quot;;IF([.B11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8" calcext:value-type="float">
            <text:p>1148</text:p>
          </table:table-cell>
          <table:table-cell table:style-name="ce2" office:value-type="float" office:value="0" calcext:value-type="float">
            <text:p>0</text:p>
          </table:table-cell>
          <table:table-cell table:formula="of:=IF([.B1149]=&quot;&quot;;&quot;&quot;;IF([.B1149]=0;&quot;sombre&quot;;IF([.B11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49" calcext:value-type="float">
            <text:p>1149</text:p>
          </table:table-cell>
          <table:table-cell table:style-name="ce2" office:value-type="float" office:value="1" calcext:value-type="float">
            <text:p>1</text:p>
          </table:table-cell>
          <table:table-cell table:formula="of:=IF([.B1150]=&quot;&quot;;&quot;&quot;;IF([.B1150]=0;&quot;sombre&quot;;IF([.B11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0" calcext:value-type="float">
            <text:p>1150</text:p>
          </table:table-cell>
          <table:table-cell table:style-name="ce2" office:value-type="float" office:value="1" calcext:value-type="float">
            <text:p>1</text:p>
          </table:table-cell>
          <table:table-cell table:formula="of:=IF([.B1151]=&quot;&quot;;&quot;&quot;;IF([.B1151]=0;&quot;sombre&quot;;IF([.B11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1" calcext:value-type="float">
            <text:p>1151</text:p>
          </table:table-cell>
          <table:table-cell table:style-name="ce2" office:value-type="float" office:value="0" calcext:value-type="float">
            <text:p>0</text:p>
          </table:table-cell>
          <table:table-cell table:formula="of:=IF([.B1152]=&quot;&quot;;&quot;&quot;;IF([.B1152]=0;&quot;sombre&quot;;IF([.B11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2" calcext:value-type="float">
            <text:p>1152</text:p>
          </table:table-cell>
          <table:table-cell table:style-name="ce2" office:value-type="float" office:value="1" calcext:value-type="float">
            <text:p>1</text:p>
          </table:table-cell>
          <table:table-cell table:formula="of:=IF([.B1153]=&quot;&quot;;&quot;&quot;;IF([.B1153]=0;&quot;sombre&quot;;IF([.B11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3" calcext:value-type="float">
            <text:p>1153</text:p>
          </table:table-cell>
          <table:table-cell table:style-name="ce2" office:value-type="float" office:value="0" calcext:value-type="float">
            <text:p>0</text:p>
          </table:table-cell>
          <table:table-cell table:formula="of:=IF([.B1154]=&quot;&quot;;&quot;&quot;;IF([.B1154]=0;&quot;sombre&quot;;IF([.B115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4" calcext:value-type="float">
            <text:p>1154</text:p>
          </table:table-cell>
          <table:table-cell table:style-name="ce2" office:value-type="float" office:value="0" calcext:value-type="float">
            <text:p>0</text:p>
          </table:table-cell>
          <table:table-cell table:formula="of:=IF([.B1155]=&quot;&quot;;&quot;&quot;;IF([.B1155]=0;&quot;sombre&quot;;IF([.B11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5" calcext:value-type="float">
            <text:p>1155</text:p>
          </table:table-cell>
          <table:table-cell table:style-name="ce2" office:value-type="float" office:value="0" calcext:value-type="float">
            <text:p>0</text:p>
          </table:table-cell>
          <table:table-cell table:formula="of:=IF([.B1156]=&quot;&quot;;&quot;&quot;;IF([.B1156]=0;&quot;sombre&quot;;IF([.B11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6" calcext:value-type="float">
            <text:p>1156</text:p>
          </table:table-cell>
          <table:table-cell table:style-name="ce2" office:value-type="float" office:value="1" calcext:value-type="float">
            <text:p>1</text:p>
          </table:table-cell>
          <table:table-cell table:formula="of:=IF([.B1157]=&quot;&quot;;&quot;&quot;;IF([.B1157]=0;&quot;sombre&quot;;IF([.B11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7" calcext:value-type="float">
            <text:p>1157</text:p>
          </table:table-cell>
          <table:table-cell table:style-name="ce2" office:value-type="float" office:value="1" calcext:value-type="float">
            <text:p>1</text:p>
          </table:table-cell>
          <table:table-cell table:formula="of:=IF([.B1158]=&quot;&quot;;&quot;&quot;;IF([.B1158]=0;&quot;sombre&quot;;IF([.B11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8" calcext:value-type="float">
            <text:p>1158</text:p>
          </table:table-cell>
          <table:table-cell table:style-name="ce2" office:value-type="float" office:value="1" calcext:value-type="float">
            <text:p>1</text:p>
          </table:table-cell>
          <table:table-cell table:formula="of:=IF([.B1159]=&quot;&quot;;&quot;&quot;;IF([.B1159]=0;&quot;sombre&quot;;IF([.B11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59" calcext:value-type="float">
            <text:p>1159</text:p>
          </table:table-cell>
          <table:table-cell table:style-name="ce2" office:value-type="float" office:value="1" calcext:value-type="float">
            <text:p>1</text:p>
          </table:table-cell>
          <table:table-cell table:formula="of:=IF([.B1160]=&quot;&quot;;&quot;&quot;;IF([.B1160]=0;&quot;sombre&quot;;IF([.B11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0" calcext:value-type="float">
            <text:p>1160</text:p>
          </table:table-cell>
          <table:table-cell table:style-name="ce2" office:value-type="float" office:value="0" calcext:value-type="float">
            <text:p>0</text:p>
          </table:table-cell>
          <table:table-cell table:formula="of:=IF([.B1161]=&quot;&quot;;&quot;&quot;;IF([.B1161]=0;&quot;sombre&quot;;IF([.B11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1" calcext:value-type="float">
            <text:p>1161</text:p>
          </table:table-cell>
          <table:table-cell table:style-name="ce2" office:value-type="float" office:value="1" calcext:value-type="float">
            <text:p>1</text:p>
          </table:table-cell>
          <table:table-cell table:formula="of:=IF([.B1162]=&quot;&quot;;&quot;&quot;;IF([.B1162]=0;&quot;sombre&quot;;IF([.B11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2" calcext:value-type="float">
            <text:p>1162</text:p>
          </table:table-cell>
          <table:table-cell table:style-name="ce2" office:value-type="float" office:value="1" calcext:value-type="float">
            <text:p>1</text:p>
          </table:table-cell>
          <table:table-cell table:formula="of:=IF([.B1163]=&quot;&quot;;&quot;&quot;;IF([.B1163]=0;&quot;sombre&quot;;IF([.B11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3" calcext:value-type="float">
            <text:p>1163</text:p>
          </table:table-cell>
          <table:table-cell table:style-name="ce2" office:value-type="float" office:value="1" calcext:value-type="float">
            <text:p>1</text:p>
          </table:table-cell>
          <table:table-cell table:formula="of:=IF([.B1164]=&quot;&quot;;&quot;&quot;;IF([.B1164]=0;&quot;sombre&quot;;IF([.B11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4" calcext:value-type="float">
            <text:p>1164</text:p>
          </table:table-cell>
          <table:table-cell table:style-name="ce2" office:value-type="float" office:value="0" calcext:value-type="float">
            <text:p>0</text:p>
          </table:table-cell>
          <table:table-cell table:formula="of:=IF([.B1165]=&quot;&quot;;&quot;&quot;;IF([.B1165]=0;&quot;sombre&quot;;IF([.B11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5" calcext:value-type="float">
            <text:p>1165</text:p>
          </table:table-cell>
          <table:table-cell table:style-name="ce2" office:value-type="float" office:value="1" calcext:value-type="float">
            <text:p>1</text:p>
          </table:table-cell>
          <table:table-cell table:formula="of:=IF([.B1166]=&quot;&quot;;&quot;&quot;;IF([.B1166]=0;&quot;sombre&quot;;IF([.B11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6" calcext:value-type="float">
            <text:p>1166</text:p>
          </table:table-cell>
          <table:table-cell table:style-name="ce2" office:value-type="float" office:value="0" calcext:value-type="float">
            <text:p>0</text:p>
          </table:table-cell>
          <table:table-cell table:formula="of:=IF([.B1167]=&quot;&quot;;&quot;&quot;;IF([.B1167]=0;&quot;sombre&quot;;IF([.B11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7" calcext:value-type="float">
            <text:p>1167</text:p>
          </table:table-cell>
          <table:table-cell table:style-name="ce2" office:value-type="float" office:value="0" calcext:value-type="float">
            <text:p>0</text:p>
          </table:table-cell>
          <table:table-cell table:formula="of:=IF([.B1168]=&quot;&quot;;&quot;&quot;;IF([.B1168]=0;&quot;sombre&quot;;IF([.B11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8" calcext:value-type="float">
            <text:p>1168</text:p>
          </table:table-cell>
          <table:table-cell table:style-name="ce2" office:value-type="float" office:value="0" calcext:value-type="float">
            <text:p>0</text:p>
          </table:table-cell>
          <table:table-cell table:formula="of:=IF([.B1169]=&quot;&quot;;&quot;&quot;;IF([.B1169]=0;&quot;sombre&quot;;IF([.B11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69" calcext:value-type="float">
            <text:p>1169</text:p>
          </table:table-cell>
          <table:table-cell table:style-name="ce2" office:value-type="float" office:value="0" calcext:value-type="float">
            <text:p>0</text:p>
          </table:table-cell>
          <table:table-cell table:formula="of:=IF([.B1170]=&quot;&quot;;&quot;&quot;;IF([.B1170]=0;&quot;sombre&quot;;IF([.B11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0" calcext:value-type="float">
            <text:p>1170</text:p>
          </table:table-cell>
          <table:table-cell table:style-name="ce2" office:value-type="float" office:value="0" calcext:value-type="float">
            <text:p>0</text:p>
          </table:table-cell>
          <table:table-cell table:formula="of:=IF([.B1171]=&quot;&quot;;&quot;&quot;;IF([.B1171]=0;&quot;sombre&quot;;IF([.B11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1" calcext:value-type="float">
            <text:p>1171</text:p>
          </table:table-cell>
          <table:table-cell table:style-name="ce2" office:value-type="float" office:value="1" calcext:value-type="float">
            <text:p>1</text:p>
          </table:table-cell>
          <table:table-cell table:formula="of:=IF([.B1172]=&quot;&quot;;&quot;&quot;;IF([.B1172]=0;&quot;sombre&quot;;IF([.B11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2" calcext:value-type="float">
            <text:p>1172</text:p>
          </table:table-cell>
          <table:table-cell table:style-name="ce2" office:value-type="float" office:value="0" calcext:value-type="float">
            <text:p>0</text:p>
          </table:table-cell>
          <table:table-cell table:formula="of:=IF([.B1173]=&quot;&quot;;&quot;&quot;;IF([.B1173]=0;&quot;sombre&quot;;IF([.B11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3" calcext:value-type="float">
            <text:p>1173</text:p>
          </table:table-cell>
          <table:table-cell table:style-name="ce2" office:value-type="float" office:value="0" calcext:value-type="float">
            <text:p>0</text:p>
          </table:table-cell>
          <table:table-cell table:formula="of:=IF([.B1174]=&quot;&quot;;&quot;&quot;;IF([.B1174]=0;&quot;sombre&quot;;IF([.B11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4" calcext:value-type="float">
            <text:p>1174</text:p>
          </table:table-cell>
          <table:table-cell table:style-name="ce2" office:value-type="float" office:value="1" calcext:value-type="float">
            <text:p>1</text:p>
          </table:table-cell>
          <table:table-cell table:formula="of:=IF([.B1175]=&quot;&quot;;&quot;&quot;;IF([.B1175]=0;&quot;sombre&quot;;IF([.B11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5" calcext:value-type="float">
            <text:p>1175</text:p>
          </table:table-cell>
          <table:table-cell table:style-name="ce2" office:value-type="float" office:value="1" calcext:value-type="float">
            <text:p>1</text:p>
          </table:table-cell>
          <table:table-cell table:formula="of:=IF([.B1176]=&quot;&quot;;&quot;&quot;;IF([.B1176]=0;&quot;sombre&quot;;IF([.B11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6" calcext:value-type="float">
            <text:p>1176</text:p>
          </table:table-cell>
          <table:table-cell table:style-name="ce2" office:value-type="float" office:value="0" calcext:value-type="float">
            <text:p>0</text:p>
          </table:table-cell>
          <table:table-cell table:formula="of:=IF([.B1177]=&quot;&quot;;&quot;&quot;;IF([.B1177]=0;&quot;sombre&quot;;IF([.B11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7" calcext:value-type="float">
            <text:p>1177</text:p>
          </table:table-cell>
          <table:table-cell table:style-name="ce2" office:value-type="float" office:value="1" calcext:value-type="float">
            <text:p>1</text:p>
          </table:table-cell>
          <table:table-cell table:formula="of:=IF([.B1178]=&quot;&quot;;&quot;&quot;;IF([.B1178]=0;&quot;sombre&quot;;IF([.B11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8" calcext:value-type="float">
            <text:p>1178</text:p>
          </table:table-cell>
          <table:table-cell table:style-name="ce2" office:value-type="float" office:value="0" calcext:value-type="float">
            <text:p>0</text:p>
          </table:table-cell>
          <table:table-cell table:formula="of:=IF([.B1179]=&quot;&quot;;&quot;&quot;;IF([.B1179]=0;&quot;sombre&quot;;IF([.B11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79" calcext:value-type="float">
            <text:p>1179</text:p>
          </table:table-cell>
          <table:table-cell table:style-name="ce2" office:value-type="float" office:value="1" calcext:value-type="float">
            <text:p>1</text:p>
          </table:table-cell>
          <table:table-cell table:formula="of:=IF([.B1180]=&quot;&quot;;&quot;&quot;;IF([.B1180]=0;&quot;sombre&quot;;IF([.B11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0" calcext:value-type="float">
            <text:p>1180</text:p>
          </table:table-cell>
          <table:table-cell table:style-name="ce2" office:value-type="float" office:value="1" calcext:value-type="float">
            <text:p>1</text:p>
          </table:table-cell>
          <table:table-cell table:formula="of:=IF([.B1181]=&quot;&quot;;&quot;&quot;;IF([.B1181]=0;&quot;sombre&quot;;IF([.B11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1" calcext:value-type="float">
            <text:p>1181</text:p>
          </table:table-cell>
          <table:table-cell table:style-name="ce2" office:value-type="float" office:value="0" calcext:value-type="float">
            <text:p>0</text:p>
          </table:table-cell>
          <table:table-cell table:formula="of:=IF([.B1182]=&quot;&quot;;&quot;&quot;;IF([.B1182]=0;&quot;sombre&quot;;IF([.B11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2" calcext:value-type="float">
            <text:p>1182</text:p>
          </table:table-cell>
          <table:table-cell table:style-name="ce2" office:value-type="float" office:value="1" calcext:value-type="float">
            <text:p>1</text:p>
          </table:table-cell>
          <table:table-cell table:formula="of:=IF([.B1183]=&quot;&quot;;&quot;&quot;;IF([.B1183]=0;&quot;sombre&quot;;IF([.B11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3" calcext:value-type="float">
            <text:p>1183</text:p>
          </table:table-cell>
          <table:table-cell table:style-name="ce2" office:value-type="float" office:value="1" calcext:value-type="float">
            <text:p>1</text:p>
          </table:table-cell>
          <table:table-cell table:formula="of:=IF([.B1184]=&quot;&quot;;&quot;&quot;;IF([.B1184]=0;&quot;sombre&quot;;IF([.B11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4" calcext:value-type="float">
            <text:p>1184</text:p>
          </table:table-cell>
          <table:table-cell table:style-name="ce2" office:value-type="float" office:value="0" calcext:value-type="float">
            <text:p>0</text:p>
          </table:table-cell>
          <table:table-cell table:formula="of:=IF([.B1185]=&quot;&quot;;&quot;&quot;;IF([.B1185]=0;&quot;sombre&quot;;IF([.B11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5" calcext:value-type="float">
            <text:p>1185</text:p>
          </table:table-cell>
          <table:table-cell table:style-name="ce2" office:value-type="float" office:value="0" calcext:value-type="float">
            <text:p>0</text:p>
          </table:table-cell>
          <table:table-cell table:formula="of:=IF([.B1186]=&quot;&quot;;&quot;&quot;;IF([.B1186]=0;&quot;sombre&quot;;IF([.B11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6" calcext:value-type="float">
            <text:p>1186</text:p>
          </table:table-cell>
          <table:table-cell table:style-name="ce2" office:value-type="float" office:value="1" calcext:value-type="float">
            <text:p>1</text:p>
          </table:table-cell>
          <table:table-cell table:formula="of:=IF([.B1187]=&quot;&quot;;&quot;&quot;;IF([.B1187]=0;&quot;sombre&quot;;IF([.B11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7" calcext:value-type="float">
            <text:p>1187</text:p>
          </table:table-cell>
          <table:table-cell table:style-name="ce2" office:value-type="float" office:value="0" calcext:value-type="float">
            <text:p>0</text:p>
          </table:table-cell>
          <table:table-cell table:formula="of:=IF([.B1188]=&quot;&quot;;&quot;&quot;;IF([.B1188]=0;&quot;sombre&quot;;IF([.B11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8" calcext:value-type="float">
            <text:p>1188</text:p>
          </table:table-cell>
          <table:table-cell table:style-name="ce2" office:value-type="float" office:value="1" calcext:value-type="float">
            <text:p>1</text:p>
          </table:table-cell>
          <table:table-cell table:formula="of:=IF([.B1189]=&quot;&quot;;&quot;&quot;;IF([.B1189]=0;&quot;sombre&quot;;IF([.B11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89" calcext:value-type="float">
            <text:p>1189</text:p>
          </table:table-cell>
          <table:table-cell table:style-name="ce2" office:value-type="float" office:value="0" calcext:value-type="float">
            <text:p>0</text:p>
          </table:table-cell>
          <table:table-cell table:formula="of:=IF([.B1190]=&quot;&quot;;&quot;&quot;;IF([.B1190]=0;&quot;sombre&quot;;IF([.B11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0" calcext:value-type="float">
            <text:p>1190</text:p>
          </table:table-cell>
          <table:table-cell table:style-name="ce2" office:value-type="float" office:value="1" calcext:value-type="float">
            <text:p>1</text:p>
          </table:table-cell>
          <table:table-cell table:formula="of:=IF([.B1191]=&quot;&quot;;&quot;&quot;;IF([.B1191]=0;&quot;sombre&quot;;IF([.B11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1" calcext:value-type="float">
            <text:p>1191</text:p>
          </table:table-cell>
          <table:table-cell table:style-name="ce2" office:value-type="float" office:value="1" calcext:value-type="float">
            <text:p>1</text:p>
          </table:table-cell>
          <table:table-cell table:formula="of:=IF([.B1192]=&quot;&quot;;&quot;&quot;;IF([.B1192]=0;&quot;sombre&quot;;IF([.B11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2" calcext:value-type="float">
            <text:p>1192</text:p>
          </table:table-cell>
          <table:table-cell table:style-name="ce2" office:value-type="float" office:value="0" calcext:value-type="float">
            <text:p>0</text:p>
          </table:table-cell>
          <table:table-cell table:formula="of:=IF([.B1193]=&quot;&quot;;&quot;&quot;;IF([.B1193]=0;&quot;sombre&quot;;IF([.B11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3" calcext:value-type="float">
            <text:p>1193</text:p>
          </table:table-cell>
          <table:table-cell table:style-name="ce2" office:value-type="float" office:value="1" calcext:value-type="float">
            <text:p>1</text:p>
          </table:table-cell>
          <table:table-cell table:formula="of:=IF([.B1194]=&quot;&quot;;&quot;&quot;;IF([.B1194]=0;&quot;sombre&quot;;IF([.B11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4" calcext:value-type="float">
            <text:p>1194</text:p>
          </table:table-cell>
          <table:table-cell table:style-name="ce2" office:value-type="float" office:value="1" calcext:value-type="float">
            <text:p>1</text:p>
          </table:table-cell>
          <table:table-cell table:formula="of:=IF([.B1195]=&quot;&quot;;&quot;&quot;;IF([.B1195]=0;&quot;sombre&quot;;IF([.B11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5" calcext:value-type="float">
            <text:p>1195</text:p>
          </table:table-cell>
          <table:table-cell table:style-name="ce2" office:value-type="float" office:value="0" calcext:value-type="float">
            <text:p>0</text:p>
          </table:table-cell>
          <table:table-cell table:formula="of:=IF([.B1196]=&quot;&quot;;&quot;&quot;;IF([.B1196]=0;&quot;sombre&quot;;IF([.B119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6" calcext:value-type="float">
            <text:p>1196</text:p>
          </table:table-cell>
          <table:table-cell table:style-name="ce2" office:value-type="float" office:value="1" calcext:value-type="float">
            <text:p>1</text:p>
          </table:table-cell>
          <table:table-cell table:formula="of:=IF([.B1197]=&quot;&quot;;&quot;&quot;;IF([.B1197]=0;&quot;sombre&quot;;IF([.B11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7" calcext:value-type="float">
            <text:p>1197</text:p>
          </table:table-cell>
          <table:table-cell table:style-name="ce2" office:value-type="float" office:value="1" calcext:value-type="float">
            <text:p>1</text:p>
          </table:table-cell>
          <table:table-cell table:formula="of:=IF([.B1198]=&quot;&quot;;&quot;&quot;;IF([.B1198]=0;&quot;sombre&quot;;IF([.B11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8" calcext:value-type="float">
            <text:p>1198</text:p>
          </table:table-cell>
          <table:table-cell table:style-name="ce2" office:value-type="float" office:value="1" calcext:value-type="float">
            <text:p>1</text:p>
          </table:table-cell>
          <table:table-cell table:formula="of:=IF([.B1199]=&quot;&quot;;&quot;&quot;;IF([.B1199]=0;&quot;sombre&quot;;IF([.B11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199" calcext:value-type="float">
            <text:p>1199</text:p>
          </table:table-cell>
          <table:table-cell table:style-name="ce2" office:value-type="float" office:value="1" calcext:value-type="float">
            <text:p>1</text:p>
          </table:table-cell>
          <table:table-cell table:formula="of:=IF([.B1200]=&quot;&quot;;&quot;&quot;;IF([.B1200]=0;&quot;sombre&quot;;IF([.B12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formula="of:=IF([.B1201]=&quot;&quot;;&quot;&quot;;IF([.B1201]=0;&quot;sombre&quot;;IF([.B12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1" calcext:value-type="float">
            <text:p>1201</text:p>
          </table:table-cell>
          <table:table-cell table:style-name="ce2" office:value-type="float" office:value="1" calcext:value-type="float">
            <text:p>1</text:p>
          </table:table-cell>
          <table:table-cell table:formula="of:=IF([.B1202]=&quot;&quot;;&quot;&quot;;IF([.B1202]=0;&quot;sombre&quot;;IF([.B12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2" calcext:value-type="float">
            <text:p>1202</text:p>
          </table:table-cell>
          <table:table-cell table:style-name="ce2" office:value-type="float" office:value="1" calcext:value-type="float">
            <text:p>1</text:p>
          </table:table-cell>
          <table:table-cell table:formula="of:=IF([.B1203]=&quot;&quot;;&quot;&quot;;IF([.B1203]=0;&quot;sombre&quot;;IF([.B12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3" calcext:value-type="float">
            <text:p>1203</text:p>
          </table:table-cell>
          <table:table-cell table:style-name="ce2" office:value-type="float" office:value="1" calcext:value-type="float">
            <text:p>1</text:p>
          </table:table-cell>
          <table:table-cell table:formula="of:=IF([.B1204]=&quot;&quot;;&quot;&quot;;IF([.B1204]=0;&quot;sombre&quot;;IF([.B12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4" calcext:value-type="float">
            <text:p>1204</text:p>
          </table:table-cell>
          <table:table-cell table:style-name="ce2" office:value-type="float" office:value="1" calcext:value-type="float">
            <text:p>1</text:p>
          </table:table-cell>
          <table:table-cell table:formula="of:=IF([.B1205]=&quot;&quot;;&quot;&quot;;IF([.B1205]=0;&quot;sombre&quot;;IF([.B12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5" calcext:value-type="float">
            <text:p>1205</text:p>
          </table:table-cell>
          <table:table-cell table:style-name="ce2" office:value-type="float" office:value="1" calcext:value-type="float">
            <text:p>1</text:p>
          </table:table-cell>
          <table:table-cell table:formula="of:=IF([.B1206]=&quot;&quot;;&quot;&quot;;IF([.B1206]=0;&quot;sombre&quot;;IF([.B12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6" calcext:value-type="float">
            <text:p>1206</text:p>
          </table:table-cell>
          <table:table-cell table:style-name="ce2" office:value-type="float" office:value="1" calcext:value-type="float">
            <text:p>1</text:p>
          </table:table-cell>
          <table:table-cell table:formula="of:=IF([.B1207]=&quot;&quot;;&quot;&quot;;IF([.B1207]=0;&quot;sombre&quot;;IF([.B12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7" calcext:value-type="float">
            <text:p>1207</text:p>
          </table:table-cell>
          <table:table-cell table:style-name="ce2" office:value-type="float" office:value="1" calcext:value-type="float">
            <text:p>1</text:p>
          </table:table-cell>
          <table:table-cell table:formula="of:=IF([.B1208]=&quot;&quot;;&quot;&quot;;IF([.B1208]=0;&quot;sombre&quot;;IF([.B12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8" calcext:value-type="float">
            <text:p>1208</text:p>
          </table:table-cell>
          <table:table-cell table:style-name="ce2" office:value-type="float" office:value="1" calcext:value-type="float">
            <text:p>1</text:p>
          </table:table-cell>
          <table:table-cell table:formula="of:=IF([.B1209]=&quot;&quot;;&quot;&quot;;IF([.B1209]=0;&quot;sombre&quot;;IF([.B12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09" calcext:value-type="float">
            <text:p>1209</text:p>
          </table:table-cell>
          <table:table-cell table:style-name="ce2" office:value-type="float" office:value="1" calcext:value-type="float">
            <text:p>1</text:p>
          </table:table-cell>
          <table:table-cell table:formula="of:=IF([.B1210]=&quot;&quot;;&quot;&quot;;IF([.B1210]=0;&quot;sombre&quot;;IF([.B12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0" calcext:value-type="float">
            <text:p>1210</text:p>
          </table:table-cell>
          <table:table-cell table:style-name="ce2" office:value-type="float" office:value="1" calcext:value-type="float">
            <text:p>1</text:p>
          </table:table-cell>
          <table:table-cell table:formula="of:=IF([.B1211]=&quot;&quot;;&quot;&quot;;IF([.B1211]=0;&quot;sombre&quot;;IF([.B12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1" calcext:value-type="float">
            <text:p>1211</text:p>
          </table:table-cell>
          <table:table-cell table:style-name="ce2" office:value-type="float" office:value="1" calcext:value-type="float">
            <text:p>1</text:p>
          </table:table-cell>
          <table:table-cell table:formula="of:=IF([.B1212]=&quot;&quot;;&quot;&quot;;IF([.B1212]=0;&quot;sombre&quot;;IF([.B12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2" calcext:value-type="float">
            <text:p>1212</text:p>
          </table:table-cell>
          <table:table-cell table:style-name="ce2" office:value-type="float" office:value="1" calcext:value-type="float">
            <text:p>1</text:p>
          </table:table-cell>
          <table:table-cell table:formula="of:=IF([.B1213]=&quot;&quot;;&quot;&quot;;IF([.B1213]=0;&quot;sombre&quot;;IF([.B12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3" calcext:value-type="float">
            <text:p>1213</text:p>
          </table:table-cell>
          <table:table-cell table:style-name="ce2" office:value-type="float" office:value="0" calcext:value-type="float">
            <text:p>0</text:p>
          </table:table-cell>
          <table:table-cell table:formula="of:=IF([.B1214]=&quot;&quot;;&quot;&quot;;IF([.B1214]=0;&quot;sombre&quot;;IF([.B12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4" calcext:value-type="float">
            <text:p>1214</text:p>
          </table:table-cell>
          <table:table-cell table:style-name="ce2" office:value-type="float" office:value="0" calcext:value-type="float">
            <text:p>0</text:p>
          </table:table-cell>
          <table:table-cell table:formula="of:=IF([.B1215]=&quot;&quot;;&quot;&quot;;IF([.B1215]=0;&quot;sombre&quot;;IF([.B12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5" calcext:value-type="float">
            <text:p>1215</text:p>
          </table:table-cell>
          <table:table-cell table:style-name="ce2" office:value-type="float" office:value="1" calcext:value-type="float">
            <text:p>1</text:p>
          </table:table-cell>
          <table:table-cell table:formula="of:=IF([.B1216]=&quot;&quot;;&quot;&quot;;IF([.B1216]=0;&quot;sombre&quot;;IF([.B12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6" calcext:value-type="float">
            <text:p>1216</text:p>
          </table:table-cell>
          <table:table-cell table:style-name="ce2" office:value-type="float" office:value="0" calcext:value-type="float">
            <text:p>0</text:p>
          </table:table-cell>
          <table:table-cell table:formula="of:=IF([.B1217]=&quot;&quot;;&quot;&quot;;IF([.B1217]=0;&quot;sombre&quot;;IF([.B12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7" calcext:value-type="float">
            <text:p>1217</text:p>
          </table:table-cell>
          <table:table-cell table:style-name="ce2" office:value-type="float" office:value="1" calcext:value-type="float">
            <text:p>1</text:p>
          </table:table-cell>
          <table:table-cell table:formula="of:=IF([.B1218]=&quot;&quot;;&quot;&quot;;IF([.B1218]=0;&quot;sombre&quot;;IF([.B12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8" calcext:value-type="float">
            <text:p>1218</text:p>
          </table:table-cell>
          <table:table-cell table:style-name="ce2" office:value-type="float" office:value="1" calcext:value-type="float">
            <text:p>1</text:p>
          </table:table-cell>
          <table:table-cell table:formula="of:=IF([.B1219]=&quot;&quot;;&quot;&quot;;IF([.B1219]=0;&quot;sombre&quot;;IF([.B12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19" calcext:value-type="float">
            <text:p>1219</text:p>
          </table:table-cell>
          <table:table-cell table:style-name="ce2" office:value-type="float" office:value="1" calcext:value-type="float">
            <text:p>1</text:p>
          </table:table-cell>
          <table:table-cell table:formula="of:=IF([.B1220]=&quot;&quot;;&quot;&quot;;IF([.B1220]=0;&quot;sombre&quot;;IF([.B12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0" calcext:value-type="float">
            <text:p>1220</text:p>
          </table:table-cell>
          <table:table-cell table:style-name="ce2" office:value-type="float" office:value="1" calcext:value-type="float">
            <text:p>1</text:p>
          </table:table-cell>
          <table:table-cell table:formula="of:=IF([.B1221]=&quot;&quot;;&quot;&quot;;IF([.B1221]=0;&quot;sombre&quot;;IF([.B12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1" calcext:value-type="float">
            <text:p>1221</text:p>
          </table:table-cell>
          <table:table-cell table:style-name="ce2" office:value-type="float" office:value="1" calcext:value-type="float">
            <text:p>1</text:p>
          </table:table-cell>
          <table:table-cell table:formula="of:=IF([.B1222]=&quot;&quot;;&quot;&quot;;IF([.B1222]=0;&quot;sombre&quot;;IF([.B12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2" calcext:value-type="float">
            <text:p>1222</text:p>
          </table:table-cell>
          <table:table-cell table:style-name="ce2" office:value-type="float" office:value="1" calcext:value-type="float">
            <text:p>1</text:p>
          </table:table-cell>
          <table:table-cell table:formula="of:=IF([.B1223]=&quot;&quot;;&quot;&quot;;IF([.B1223]=0;&quot;sombre&quot;;IF([.B12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3" calcext:value-type="float">
            <text:p>1223</text:p>
          </table:table-cell>
          <table:table-cell table:style-name="ce2" office:value-type="float" office:value="0" calcext:value-type="float">
            <text:p>0</text:p>
          </table:table-cell>
          <table:table-cell table:formula="of:=IF([.B1224]=&quot;&quot;;&quot;&quot;;IF([.B1224]=0;&quot;sombre&quot;;IF([.B12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4" calcext:value-type="float">
            <text:p>1224</text:p>
          </table:table-cell>
          <table:table-cell table:style-name="ce2" office:value-type="float" office:value="1" calcext:value-type="float">
            <text:p>1</text:p>
          </table:table-cell>
          <table:table-cell table:formula="of:=IF([.B1225]=&quot;&quot;;&quot;&quot;;IF([.B1225]=0;&quot;sombre&quot;;IF([.B12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5" calcext:value-type="float">
            <text:p>1225</text:p>
          </table:table-cell>
          <table:table-cell table:style-name="ce2" office:value-type="float" office:value="1" calcext:value-type="float">
            <text:p>1</text:p>
          </table:table-cell>
          <table:table-cell table:formula="of:=IF([.B1226]=&quot;&quot;;&quot;&quot;;IF([.B1226]=0;&quot;sombre&quot;;IF([.B12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6" calcext:value-type="float">
            <text:p>1226</text:p>
          </table:table-cell>
          <table:table-cell table:style-name="ce2" office:value-type="float" office:value="1" calcext:value-type="float">
            <text:p>1</text:p>
          </table:table-cell>
          <table:table-cell table:formula="of:=IF([.B1227]=&quot;&quot;;&quot;&quot;;IF([.B1227]=0;&quot;sombre&quot;;IF([.B12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7" calcext:value-type="float">
            <text:p>1227</text:p>
          </table:table-cell>
          <table:table-cell table:style-name="ce2" office:value-type="float" office:value="1" calcext:value-type="float">
            <text:p>1</text:p>
          </table:table-cell>
          <table:table-cell table:formula="of:=IF([.B1228]=&quot;&quot;;&quot;&quot;;IF([.B1228]=0;&quot;sombre&quot;;IF([.B12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8" calcext:value-type="float">
            <text:p>1228</text:p>
          </table:table-cell>
          <table:table-cell table:style-name="ce2" office:value-type="float" office:value="0" calcext:value-type="float">
            <text:p>0</text:p>
          </table:table-cell>
          <table:table-cell table:formula="of:=IF([.B1229]=&quot;&quot;;&quot;&quot;;IF([.B1229]=0;&quot;sombre&quot;;IF([.B12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29" calcext:value-type="float">
            <text:p>1229</text:p>
          </table:table-cell>
          <table:table-cell table:style-name="ce2" office:value-type="float" office:value="0" calcext:value-type="float">
            <text:p>0</text:p>
          </table:table-cell>
          <table:table-cell table:formula="of:=IF([.B1230]=&quot;&quot;;&quot;&quot;;IF([.B1230]=0;&quot;sombre&quot;;IF([.B12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0" calcext:value-type="float">
            <text:p>1230</text:p>
          </table:table-cell>
          <table:table-cell table:style-name="ce2" office:value-type="float" office:value="1" calcext:value-type="float">
            <text:p>1</text:p>
          </table:table-cell>
          <table:table-cell table:formula="of:=IF([.B1231]=&quot;&quot;;&quot;&quot;;IF([.B1231]=0;&quot;sombre&quot;;IF([.B12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1" calcext:value-type="float">
            <text:p>1231</text:p>
          </table:table-cell>
          <table:table-cell table:style-name="ce2" office:value-type="float" office:value="1" calcext:value-type="float">
            <text:p>1</text:p>
          </table:table-cell>
          <table:table-cell table:formula="of:=IF([.B1232]=&quot;&quot;;&quot;&quot;;IF([.B1232]=0;&quot;sombre&quot;;IF([.B12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2" calcext:value-type="float">
            <text:p>1232</text:p>
          </table:table-cell>
          <table:table-cell table:style-name="ce2" office:value-type="float" office:value="0" calcext:value-type="float">
            <text:p>0</text:p>
          </table:table-cell>
          <table:table-cell table:formula="of:=IF([.B1233]=&quot;&quot;;&quot;&quot;;IF([.B1233]=0;&quot;sombre&quot;;IF([.B123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3" calcext:value-type="float">
            <text:p>1233</text:p>
          </table:table-cell>
          <table:table-cell table:style-name="ce2" office:value-type="float" office:value="0" calcext:value-type="float">
            <text:p>0</text:p>
          </table:table-cell>
          <table:table-cell table:formula="of:=IF([.B1234]=&quot;&quot;;&quot;&quot;;IF([.B1234]=0;&quot;sombre&quot;;IF([.B12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4" calcext:value-type="float">
            <text:p>1234</text:p>
          </table:table-cell>
          <table:table-cell table:style-name="ce2" office:value-type="float" office:value="0" calcext:value-type="float">
            <text:p>0</text:p>
          </table:table-cell>
          <table:table-cell table:formula="of:=IF([.B1235]=&quot;&quot;;&quot;&quot;;IF([.B1235]=0;&quot;sombre&quot;;IF([.B12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5" calcext:value-type="float">
            <text:p>1235</text:p>
          </table:table-cell>
          <table:table-cell table:style-name="ce2" office:value-type="float" office:value="1" calcext:value-type="float">
            <text:p>1</text:p>
          </table:table-cell>
          <table:table-cell table:formula="of:=IF([.B1236]=&quot;&quot;;&quot;&quot;;IF([.B1236]=0;&quot;sombre&quot;;IF([.B12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6" calcext:value-type="float">
            <text:p>1236</text:p>
          </table:table-cell>
          <table:table-cell table:style-name="ce2" office:value-type="float" office:value="0" calcext:value-type="float">
            <text:p>0</text:p>
          </table:table-cell>
          <table:table-cell table:formula="of:=IF([.B1237]=&quot;&quot;;&quot;&quot;;IF([.B1237]=0;&quot;sombre&quot;;IF([.B123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7" calcext:value-type="float">
            <text:p>1237</text:p>
          </table:table-cell>
          <table:table-cell table:style-name="ce2" office:value-type="float" office:value="1" calcext:value-type="float">
            <text:p>1</text:p>
          </table:table-cell>
          <table:table-cell table:formula="of:=IF([.B1238]=&quot;&quot;;&quot;&quot;;IF([.B1238]=0;&quot;sombre&quot;;IF([.B12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8" calcext:value-type="float">
            <text:p>1238</text:p>
          </table:table-cell>
          <table:table-cell table:style-name="ce2" office:value-type="float" office:value="0" calcext:value-type="float">
            <text:p>0</text:p>
          </table:table-cell>
          <table:table-cell table:formula="of:=IF([.B1239]=&quot;&quot;;&quot;&quot;;IF([.B1239]=0;&quot;sombre&quot;;IF([.B12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39" calcext:value-type="float">
            <text:p>1239</text:p>
          </table:table-cell>
          <table:table-cell table:style-name="ce2" office:value-type="float" office:value="1" calcext:value-type="float">
            <text:p>1</text:p>
          </table:table-cell>
          <table:table-cell table:formula="of:=IF([.B1240]=&quot;&quot;;&quot;&quot;;IF([.B1240]=0;&quot;sombre&quot;;IF([.B12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0" calcext:value-type="float">
            <text:p>1240</text:p>
          </table:table-cell>
          <table:table-cell table:style-name="ce2" office:value-type="float" office:value="1" calcext:value-type="float">
            <text:p>1</text:p>
          </table:table-cell>
          <table:table-cell table:formula="of:=IF([.B1241]=&quot;&quot;;&quot;&quot;;IF([.B1241]=0;&quot;sombre&quot;;IF([.B12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1" calcext:value-type="float">
            <text:p>1241</text:p>
          </table:table-cell>
          <table:table-cell table:style-name="ce2" office:value-type="float" office:value="0" calcext:value-type="float">
            <text:p>0</text:p>
          </table:table-cell>
          <table:table-cell table:formula="of:=IF([.B1242]=&quot;&quot;;&quot;&quot;;IF([.B1242]=0;&quot;sombre&quot;;IF([.B12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2" calcext:value-type="float">
            <text:p>1242</text:p>
          </table:table-cell>
          <table:table-cell table:style-name="ce2" office:value-type="float" office:value="1" calcext:value-type="float">
            <text:p>1</text:p>
          </table:table-cell>
          <table:table-cell table:formula="of:=IF([.B1243]=&quot;&quot;;&quot;&quot;;IF([.B1243]=0;&quot;sombre&quot;;IF([.B12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3" calcext:value-type="float">
            <text:p>1243</text:p>
          </table:table-cell>
          <table:table-cell table:style-name="ce2" office:value-type="float" office:value="0" calcext:value-type="float">
            <text:p>0</text:p>
          </table:table-cell>
          <table:table-cell table:formula="of:=IF([.B1244]=&quot;&quot;;&quot;&quot;;IF([.B1244]=0;&quot;sombre&quot;;IF([.B12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4" calcext:value-type="float">
            <text:p>1244</text:p>
          </table:table-cell>
          <table:table-cell table:style-name="ce2" office:value-type="float" office:value="1" calcext:value-type="float">
            <text:p>1</text:p>
          </table:table-cell>
          <table:table-cell table:formula="of:=IF([.B1245]=&quot;&quot;;&quot;&quot;;IF([.B1245]=0;&quot;sombre&quot;;IF([.B12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5" calcext:value-type="float">
            <text:p>1245</text:p>
          </table:table-cell>
          <table:table-cell table:style-name="ce2" office:value-type="float" office:value="0" calcext:value-type="float">
            <text:p>0</text:p>
          </table:table-cell>
          <table:table-cell table:formula="of:=IF([.B1246]=&quot;&quot;;&quot;&quot;;IF([.B1246]=0;&quot;sombre&quot;;IF([.B12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6" calcext:value-type="float">
            <text:p>1246</text:p>
          </table:table-cell>
          <table:table-cell table:style-name="ce2" office:value-type="float" office:value="1" calcext:value-type="float">
            <text:p>1</text:p>
          </table:table-cell>
          <table:table-cell table:formula="of:=IF([.B1247]=&quot;&quot;;&quot;&quot;;IF([.B1247]=0;&quot;sombre&quot;;IF([.B12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7" calcext:value-type="float">
            <text:p>1247</text:p>
          </table:table-cell>
          <table:table-cell table:style-name="ce2" office:value-type="float" office:value="1" calcext:value-type="float">
            <text:p>1</text:p>
          </table:table-cell>
          <table:table-cell table:formula="of:=IF([.B1248]=&quot;&quot;;&quot;&quot;;IF([.B1248]=0;&quot;sombre&quot;;IF([.B12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8" calcext:value-type="float">
            <text:p>1248</text:p>
          </table:table-cell>
          <table:table-cell table:style-name="ce2" office:value-type="float" office:value="1" calcext:value-type="float">
            <text:p>1</text:p>
          </table:table-cell>
          <table:table-cell table:formula="of:=IF([.B1249]=&quot;&quot;;&quot;&quot;;IF([.B1249]=0;&quot;sombre&quot;;IF([.B12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49" calcext:value-type="float">
            <text:p>1249</text:p>
          </table:table-cell>
          <table:table-cell table:style-name="ce2" office:value-type="float" office:value="1" calcext:value-type="float">
            <text:p>1</text:p>
          </table:table-cell>
          <table:table-cell table:formula="of:=IF([.B1250]=&quot;&quot;;&quot;&quot;;IF([.B1250]=0;&quot;sombre&quot;;IF([.B12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0" calcext:value-type="float">
            <text:p>1250</text:p>
          </table:table-cell>
          <table:table-cell table:style-name="ce2" office:value-type="float" office:value="0" calcext:value-type="float">
            <text:p>0</text:p>
          </table:table-cell>
          <table:table-cell table:formula="of:=IF([.B1251]=&quot;&quot;;&quot;&quot;;IF([.B1251]=0;&quot;sombre&quot;;IF([.B125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1" calcext:value-type="float">
            <text:p>1251</text:p>
          </table:table-cell>
          <table:table-cell table:style-name="ce2" office:value-type="float" office:value="0" calcext:value-type="float">
            <text:p>0</text:p>
          </table:table-cell>
          <table:table-cell table:formula="of:=IF([.B1252]=&quot;&quot;;&quot;&quot;;IF([.B1252]=0;&quot;sombre&quot;;IF([.B12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2" calcext:value-type="float">
            <text:p>1252</text:p>
          </table:table-cell>
          <table:table-cell table:style-name="ce2" office:value-type="float" office:value="1" calcext:value-type="float">
            <text:p>1</text:p>
          </table:table-cell>
          <table:table-cell table:formula="of:=IF([.B1253]=&quot;&quot;;&quot;&quot;;IF([.B1253]=0;&quot;sombre&quot;;IF([.B12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3" calcext:value-type="float">
            <text:p>1253</text:p>
          </table:table-cell>
          <table:table-cell table:style-name="ce2" office:value-type="float" office:value="1" calcext:value-type="float">
            <text:p>1</text:p>
          </table:table-cell>
          <table:table-cell table:formula="of:=IF([.B1254]=&quot;&quot;;&quot;&quot;;IF([.B1254]=0;&quot;sombre&quot;;IF([.B12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4" calcext:value-type="float">
            <text:p>1254</text:p>
          </table:table-cell>
          <table:table-cell table:style-name="ce2" office:value-type="float" office:value="0" calcext:value-type="float">
            <text:p>0</text:p>
          </table:table-cell>
          <table:table-cell table:formula="of:=IF([.B1255]=&quot;&quot;;&quot;&quot;;IF([.B1255]=0;&quot;sombre&quot;;IF([.B12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5" calcext:value-type="float">
            <text:p>1255</text:p>
          </table:table-cell>
          <table:table-cell table:style-name="ce2" office:value-type="float" office:value="1" calcext:value-type="float">
            <text:p>1</text:p>
          </table:table-cell>
          <table:table-cell table:formula="of:=IF([.B1256]=&quot;&quot;;&quot;&quot;;IF([.B1256]=0;&quot;sombre&quot;;IF([.B12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6" calcext:value-type="float">
            <text:p>1256</text:p>
          </table:table-cell>
          <table:table-cell table:style-name="ce2" office:value-type="float" office:value="0" calcext:value-type="float">
            <text:p>0</text:p>
          </table:table-cell>
          <table:table-cell table:formula="of:=IF([.B1257]=&quot;&quot;;&quot;&quot;;IF([.B1257]=0;&quot;sombre&quot;;IF([.B12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7" calcext:value-type="float">
            <text:p>1257</text:p>
          </table:table-cell>
          <table:table-cell table:style-name="ce2" office:value-type="float" office:value="1" calcext:value-type="float">
            <text:p>1</text:p>
          </table:table-cell>
          <table:table-cell table:formula="of:=IF([.B1258]=&quot;&quot;;&quot;&quot;;IF([.B1258]=0;&quot;sombre&quot;;IF([.B12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8" calcext:value-type="float">
            <text:p>1258</text:p>
          </table:table-cell>
          <table:table-cell table:style-name="ce2" office:value-type="float" office:value="1" calcext:value-type="float">
            <text:p>1</text:p>
          </table:table-cell>
          <table:table-cell table:formula="of:=IF([.B1259]=&quot;&quot;;&quot;&quot;;IF([.B1259]=0;&quot;sombre&quot;;IF([.B12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59" calcext:value-type="float">
            <text:p>1259</text:p>
          </table:table-cell>
          <table:table-cell table:style-name="ce2" office:value-type="float" office:value="0" calcext:value-type="float">
            <text:p>0</text:p>
          </table:table-cell>
          <table:table-cell table:formula="of:=IF([.B1260]=&quot;&quot;;&quot;&quot;;IF([.B1260]=0;&quot;sombre&quot;;IF([.B12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0" calcext:value-type="float">
            <text:p>1260</text:p>
          </table:table-cell>
          <table:table-cell table:style-name="ce2" office:value-type="float" office:value="1" calcext:value-type="float">
            <text:p>1</text:p>
          </table:table-cell>
          <table:table-cell table:formula="of:=IF([.B1261]=&quot;&quot;;&quot;&quot;;IF([.B1261]=0;&quot;sombre&quot;;IF([.B12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1" calcext:value-type="float">
            <text:p>1261</text:p>
          </table:table-cell>
          <table:table-cell table:style-name="ce2" office:value-type="float" office:value="1" calcext:value-type="float">
            <text:p>1</text:p>
          </table:table-cell>
          <table:table-cell table:formula="of:=IF([.B1262]=&quot;&quot;;&quot;&quot;;IF([.B1262]=0;&quot;sombre&quot;;IF([.B12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2" calcext:value-type="float">
            <text:p>1262</text:p>
          </table:table-cell>
          <table:table-cell table:style-name="ce2" office:value-type="float" office:value="0" calcext:value-type="float">
            <text:p>0</text:p>
          </table:table-cell>
          <table:table-cell table:formula="of:=IF([.B1263]=&quot;&quot;;&quot;&quot;;IF([.B1263]=0;&quot;sombre&quot;;IF([.B12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3" calcext:value-type="float">
            <text:p>1263</text:p>
          </table:table-cell>
          <table:table-cell table:style-name="ce2" office:value-type="float" office:value="1" calcext:value-type="float">
            <text:p>1</text:p>
          </table:table-cell>
          <table:table-cell table:formula="of:=IF([.B1264]=&quot;&quot;;&quot;&quot;;IF([.B1264]=0;&quot;sombre&quot;;IF([.B12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4" calcext:value-type="float">
            <text:p>1264</text:p>
          </table:table-cell>
          <table:table-cell table:style-name="ce2" office:value-type="float" office:value="1" calcext:value-type="float">
            <text:p>1</text:p>
          </table:table-cell>
          <table:table-cell table:formula="of:=IF([.B1265]=&quot;&quot;;&quot;&quot;;IF([.B1265]=0;&quot;sombre&quot;;IF([.B12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5" calcext:value-type="float">
            <text:p>1265</text:p>
          </table:table-cell>
          <table:table-cell table:style-name="ce2" office:value-type="float" office:value="0" calcext:value-type="float">
            <text:p>0</text:p>
          </table:table-cell>
          <table:table-cell table:formula="of:=IF([.B1266]=&quot;&quot;;&quot;&quot;;IF([.B1266]=0;&quot;sombre&quot;;IF([.B12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6" calcext:value-type="float">
            <text:p>1266</text:p>
          </table:table-cell>
          <table:table-cell table:style-name="ce2" office:value-type="float" office:value="0" calcext:value-type="float">
            <text:p>0</text:p>
          </table:table-cell>
          <table:table-cell table:formula="of:=IF([.B1267]=&quot;&quot;;&quot;&quot;;IF([.B1267]=0;&quot;sombre&quot;;IF([.B12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7" calcext:value-type="float">
            <text:p>1267</text:p>
          </table:table-cell>
          <table:table-cell table:style-name="ce2" office:value-type="float" office:value="0" calcext:value-type="float">
            <text:p>0</text:p>
          </table:table-cell>
          <table:table-cell table:formula="of:=IF([.B1268]=&quot;&quot;;&quot;&quot;;IF([.B1268]=0;&quot;sombre&quot;;IF([.B12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8" calcext:value-type="float">
            <text:p>1268</text:p>
          </table:table-cell>
          <table:table-cell table:style-name="ce2" office:value-type="float" office:value="0" calcext:value-type="float">
            <text:p>0</text:p>
          </table:table-cell>
          <table:table-cell table:formula="of:=IF([.B1269]=&quot;&quot;;&quot;&quot;;IF([.B1269]=0;&quot;sombre&quot;;IF([.B12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69" calcext:value-type="float">
            <text:p>1269</text:p>
          </table:table-cell>
          <table:table-cell table:style-name="ce2" office:value-type="float" office:value="1" calcext:value-type="float">
            <text:p>1</text:p>
          </table:table-cell>
          <table:table-cell table:formula="of:=IF([.B1270]=&quot;&quot;;&quot;&quot;;IF([.B1270]=0;&quot;sombre&quot;;IF([.B12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0" calcext:value-type="float">
            <text:p>1270</text:p>
          </table:table-cell>
          <table:table-cell table:style-name="ce2" office:value-type="float" office:value="1" calcext:value-type="float">
            <text:p>1</text:p>
          </table:table-cell>
          <table:table-cell table:formula="of:=IF([.B1271]=&quot;&quot;;&quot;&quot;;IF([.B1271]=0;&quot;sombre&quot;;IF([.B12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1" calcext:value-type="float">
            <text:p>1271</text:p>
          </table:table-cell>
          <table:table-cell table:style-name="ce2" office:value-type="float" office:value="0" calcext:value-type="float">
            <text:p>0</text:p>
          </table:table-cell>
          <table:table-cell table:formula="of:=IF([.B1272]=&quot;&quot;;&quot;&quot;;IF([.B1272]=0;&quot;sombre&quot;;IF([.B12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2" calcext:value-type="float">
            <text:p>1272</text:p>
          </table:table-cell>
          <table:table-cell table:style-name="ce2" office:value-type="float" office:value="0" calcext:value-type="float">
            <text:p>0</text:p>
          </table:table-cell>
          <table:table-cell table:formula="of:=IF([.B1273]=&quot;&quot;;&quot;&quot;;IF([.B1273]=0;&quot;sombre&quot;;IF([.B12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3" calcext:value-type="float">
            <text:p>1273</text:p>
          </table:table-cell>
          <table:table-cell table:style-name="ce2" office:value-type="float" office:value="0" calcext:value-type="float">
            <text:p>0</text:p>
          </table:table-cell>
          <table:table-cell table:formula="of:=IF([.B1274]=&quot;&quot;;&quot;&quot;;IF([.B1274]=0;&quot;sombre&quot;;IF([.B12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4" calcext:value-type="float">
            <text:p>1274</text:p>
          </table:table-cell>
          <table:table-cell table:style-name="ce2" office:value-type="float" office:value="0" calcext:value-type="float">
            <text:p>0</text:p>
          </table:table-cell>
          <table:table-cell table:formula="of:=IF([.B1275]=&quot;&quot;;&quot;&quot;;IF([.B1275]=0;&quot;sombre&quot;;IF([.B12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5" calcext:value-type="float">
            <text:p>1275</text:p>
          </table:table-cell>
          <table:table-cell table:style-name="ce2" office:value-type="float" office:value="0" calcext:value-type="float">
            <text:p>0</text:p>
          </table:table-cell>
          <table:table-cell table:formula="of:=IF([.B1276]=&quot;&quot;;&quot;&quot;;IF([.B1276]=0;&quot;sombre&quot;;IF([.B127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6" calcext:value-type="float">
            <text:p>1276</text:p>
          </table:table-cell>
          <table:table-cell table:style-name="ce2" office:value-type="float" office:value="0" calcext:value-type="float">
            <text:p>0</text:p>
          </table:table-cell>
          <table:table-cell table:formula="of:=IF([.B1277]=&quot;&quot;;&quot;&quot;;IF([.B1277]=0;&quot;sombre&quot;;IF([.B12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7" calcext:value-type="float">
            <text:p>1277</text:p>
          </table:table-cell>
          <table:table-cell table:style-name="ce2" office:value-type="float" office:value="1" calcext:value-type="float">
            <text:p>1</text:p>
          </table:table-cell>
          <table:table-cell table:formula="of:=IF([.B1278]=&quot;&quot;;&quot;&quot;;IF([.B1278]=0;&quot;sombre&quot;;IF([.B12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8" calcext:value-type="float">
            <text:p>1278</text:p>
          </table:table-cell>
          <table:table-cell table:style-name="ce2" office:value-type="float" office:value="1" calcext:value-type="float">
            <text:p>1</text:p>
          </table:table-cell>
          <table:table-cell table:formula="of:=IF([.B1279]=&quot;&quot;;&quot;&quot;;IF([.B1279]=0;&quot;sombre&quot;;IF([.B12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79" calcext:value-type="float">
            <text:p>1279</text:p>
          </table:table-cell>
          <table:table-cell table:style-name="ce2" office:value-type="float" office:value="1" calcext:value-type="float">
            <text:p>1</text:p>
          </table:table-cell>
          <table:table-cell table:formula="of:=IF([.B1280]=&quot;&quot;;&quot;&quot;;IF([.B1280]=0;&quot;sombre&quot;;IF([.B12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0" calcext:value-type="float">
            <text:p>1280</text:p>
          </table:table-cell>
          <table:table-cell table:style-name="ce2" office:value-type="float" office:value="1" calcext:value-type="float">
            <text:p>1</text:p>
          </table:table-cell>
          <table:table-cell table:formula="of:=IF([.B1281]=&quot;&quot;;&quot;&quot;;IF([.B1281]=0;&quot;sombre&quot;;IF([.B12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1" calcext:value-type="float">
            <text:p>1281</text:p>
          </table:table-cell>
          <table:table-cell table:style-name="ce2" office:value-type="float" office:value="1" calcext:value-type="float">
            <text:p>1</text:p>
          </table:table-cell>
          <table:table-cell table:formula="of:=IF([.B1282]=&quot;&quot;;&quot;&quot;;IF([.B1282]=0;&quot;sombre&quot;;IF([.B12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2" calcext:value-type="float">
            <text:p>1282</text:p>
          </table:table-cell>
          <table:table-cell table:style-name="ce2" office:value-type="float" office:value="0" calcext:value-type="float">
            <text:p>0</text:p>
          </table:table-cell>
          <table:table-cell table:formula="of:=IF([.B1283]=&quot;&quot;;&quot;&quot;;IF([.B1283]=0;&quot;sombre&quot;;IF([.B12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3" calcext:value-type="float">
            <text:p>1283</text:p>
          </table:table-cell>
          <table:table-cell table:style-name="ce2" office:value-type="float" office:value="0" calcext:value-type="float">
            <text:p>0</text:p>
          </table:table-cell>
          <table:table-cell table:formula="of:=IF([.B1284]=&quot;&quot;;&quot;&quot;;IF([.B1284]=0;&quot;sombre&quot;;IF([.B12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4" calcext:value-type="float">
            <text:p>1284</text:p>
          </table:table-cell>
          <table:table-cell table:style-name="ce2" office:value-type="float" office:value="0" calcext:value-type="float">
            <text:p>0</text:p>
          </table:table-cell>
          <table:table-cell table:formula="of:=IF([.B1285]=&quot;&quot;;&quot;&quot;;IF([.B1285]=0;&quot;sombre&quot;;IF([.B12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5" calcext:value-type="float">
            <text:p>1285</text:p>
          </table:table-cell>
          <table:table-cell table:style-name="ce2" office:value-type="float" office:value="0" calcext:value-type="float">
            <text:p>0</text:p>
          </table:table-cell>
          <table:table-cell table:formula="of:=IF([.B1286]=&quot;&quot;;&quot;&quot;;IF([.B1286]=0;&quot;sombre&quot;;IF([.B12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6" calcext:value-type="float">
            <text:p>1286</text:p>
          </table:table-cell>
          <table:table-cell table:style-name="ce2" office:value-type="float" office:value="0" calcext:value-type="float">
            <text:p>0</text:p>
          </table:table-cell>
          <table:table-cell table:formula="of:=IF([.B1287]=&quot;&quot;;&quot;&quot;;IF([.B1287]=0;&quot;sombre&quot;;IF([.B12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7" calcext:value-type="float">
            <text:p>1287</text:p>
          </table:table-cell>
          <table:table-cell table:style-name="ce2" office:value-type="float" office:value="1" calcext:value-type="float">
            <text:p>1</text:p>
          </table:table-cell>
          <table:table-cell table:formula="of:=IF([.B1288]=&quot;&quot;;&quot;&quot;;IF([.B1288]=0;&quot;sombre&quot;;IF([.B12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8" calcext:value-type="float">
            <text:p>1288</text:p>
          </table:table-cell>
          <table:table-cell table:style-name="ce2" office:value-type="float" office:value="1" calcext:value-type="float">
            <text:p>1</text:p>
          </table:table-cell>
          <table:table-cell table:formula="of:=IF([.B1289]=&quot;&quot;;&quot;&quot;;IF([.B1289]=0;&quot;sombre&quot;;IF([.B12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89" calcext:value-type="float">
            <text:p>1289</text:p>
          </table:table-cell>
          <table:table-cell table:style-name="ce2" office:value-type="float" office:value="0" calcext:value-type="float">
            <text:p>0</text:p>
          </table:table-cell>
          <table:table-cell table:formula="of:=IF([.B1290]=&quot;&quot;;&quot;&quot;;IF([.B1290]=0;&quot;sombre&quot;;IF([.B12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0" calcext:value-type="float">
            <text:p>1290</text:p>
          </table:table-cell>
          <table:table-cell table:style-name="ce2" office:value-type="float" office:value="1" calcext:value-type="float">
            <text:p>1</text:p>
          </table:table-cell>
          <table:table-cell table:formula="of:=IF([.B1291]=&quot;&quot;;&quot;&quot;;IF([.B1291]=0;&quot;sombre&quot;;IF([.B12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1" calcext:value-type="float">
            <text:p>1291</text:p>
          </table:table-cell>
          <table:table-cell table:style-name="ce2" office:value-type="float" office:value="1" calcext:value-type="float">
            <text:p>1</text:p>
          </table:table-cell>
          <table:table-cell table:formula="of:=IF([.B1292]=&quot;&quot;;&quot;&quot;;IF([.B1292]=0;&quot;sombre&quot;;IF([.B12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2" calcext:value-type="float">
            <text:p>1292</text:p>
          </table:table-cell>
          <table:table-cell table:style-name="ce2" office:value-type="float" office:value="1" calcext:value-type="float">
            <text:p>1</text:p>
          </table:table-cell>
          <table:table-cell table:formula="of:=IF([.B1293]=&quot;&quot;;&quot;&quot;;IF([.B1293]=0;&quot;sombre&quot;;IF([.B12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3" calcext:value-type="float">
            <text:p>1293</text:p>
          </table:table-cell>
          <table:table-cell table:style-name="ce2" office:value-type="float" office:value="1" calcext:value-type="float">
            <text:p>1</text:p>
          </table:table-cell>
          <table:table-cell table:formula="of:=IF([.B1294]=&quot;&quot;;&quot;&quot;;IF([.B1294]=0;&quot;sombre&quot;;IF([.B12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4" calcext:value-type="float">
            <text:p>1294</text:p>
          </table:table-cell>
          <table:table-cell table:style-name="ce2" office:value-type="float" office:value="1" calcext:value-type="float">
            <text:p>1</text:p>
          </table:table-cell>
          <table:table-cell table:formula="of:=IF([.B1295]=&quot;&quot;;&quot;&quot;;IF([.B1295]=0;&quot;sombre&quot;;IF([.B12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5" calcext:value-type="float">
            <text:p>1295</text:p>
          </table:table-cell>
          <table:table-cell table:style-name="ce2" office:value-type="float" office:value="1" calcext:value-type="float">
            <text:p>1</text:p>
          </table:table-cell>
          <table:table-cell table:formula="of:=IF([.B1296]=&quot;&quot;;&quot;&quot;;IF([.B1296]=0;&quot;sombre&quot;;IF([.B12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6" calcext:value-type="float">
            <text:p>1296</text:p>
          </table:table-cell>
          <table:table-cell table:style-name="ce2" office:value-type="float" office:value="0" calcext:value-type="float">
            <text:p>0</text:p>
          </table:table-cell>
          <table:table-cell table:formula="of:=IF([.B1297]=&quot;&quot;;&quot;&quot;;IF([.B1297]=0;&quot;sombre&quot;;IF([.B12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7" calcext:value-type="float">
            <text:p>1297</text:p>
          </table:table-cell>
          <table:table-cell table:style-name="ce2" office:value-type="float" office:value="1" calcext:value-type="float">
            <text:p>1</text:p>
          </table:table-cell>
          <table:table-cell table:formula="of:=IF([.B1298]=&quot;&quot;;&quot;&quot;;IF([.B1298]=0;&quot;sombre&quot;;IF([.B12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8" calcext:value-type="float">
            <text:p>1298</text:p>
          </table:table-cell>
          <table:table-cell table:style-name="ce2" office:value-type="float" office:value="0" calcext:value-type="float">
            <text:p>0</text:p>
          </table:table-cell>
          <table:table-cell table:formula="of:=IF([.B1299]=&quot;&quot;;&quot;&quot;;IF([.B1299]=0;&quot;sombre&quot;;IF([.B12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299" calcext:value-type="float">
            <text:p>1299</text:p>
          </table:table-cell>
          <table:table-cell table:style-name="ce2" office:value-type="float" office:value="1" calcext:value-type="float">
            <text:p>1</text:p>
          </table:table-cell>
          <table:table-cell table:formula="of:=IF([.B1300]=&quot;&quot;;&quot;&quot;;IF([.B1300]=0;&quot;sombre&quot;;IF([.B13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0" calcext:value-type="float">
            <text:p>1300</text:p>
          </table:table-cell>
          <table:table-cell table:style-name="ce2" office:value-type="float" office:value="0" calcext:value-type="float">
            <text:p>0</text:p>
          </table:table-cell>
          <table:table-cell table:formula="of:=IF([.B1301]=&quot;&quot;;&quot;&quot;;IF([.B1301]=0;&quot;sombre&quot;;IF([.B13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1" calcext:value-type="float">
            <text:p>1301</text:p>
          </table:table-cell>
          <table:table-cell table:style-name="ce2" office:value-type="float" office:value="0" calcext:value-type="float">
            <text:p>0</text:p>
          </table:table-cell>
          <table:table-cell table:formula="of:=IF([.B1302]=&quot;&quot;;&quot;&quot;;IF([.B1302]=0;&quot;sombre&quot;;IF([.B13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2" calcext:value-type="float">
            <text:p>1302</text:p>
          </table:table-cell>
          <table:table-cell table:style-name="ce2" office:value-type="float" office:value="1" calcext:value-type="float">
            <text:p>1</text:p>
          </table:table-cell>
          <table:table-cell table:formula="of:=IF([.B1303]=&quot;&quot;;&quot;&quot;;IF([.B1303]=0;&quot;sombre&quot;;IF([.B13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3" calcext:value-type="float">
            <text:p>1303</text:p>
          </table:table-cell>
          <table:table-cell table:style-name="ce2" office:value-type="float" office:value="1" calcext:value-type="float">
            <text:p>1</text:p>
          </table:table-cell>
          <table:table-cell table:formula="of:=IF([.B1304]=&quot;&quot;;&quot;&quot;;IF([.B1304]=0;&quot;sombre&quot;;IF([.B13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4" calcext:value-type="float">
            <text:p>1304</text:p>
          </table:table-cell>
          <table:table-cell table:style-name="ce2" office:value-type="float" office:value="0" calcext:value-type="float">
            <text:p>0</text:p>
          </table:table-cell>
          <table:table-cell table:formula="of:=IF([.B1305]=&quot;&quot;;&quot;&quot;;IF([.B1305]=0;&quot;sombre&quot;;IF([.B13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5" calcext:value-type="float">
            <text:p>1305</text:p>
          </table:table-cell>
          <table:table-cell table:style-name="ce2" office:value-type="float" office:value="0" calcext:value-type="float">
            <text:p>0</text:p>
          </table:table-cell>
          <table:table-cell table:formula="of:=IF([.B1306]=&quot;&quot;;&quot;&quot;;IF([.B1306]=0;&quot;sombre&quot;;IF([.B130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6" calcext:value-type="float">
            <text:p>1306</text:p>
          </table:table-cell>
          <table:table-cell table:style-name="ce2" office:value-type="float" office:value="0" calcext:value-type="float">
            <text:p>0</text:p>
          </table:table-cell>
          <table:table-cell table:formula="of:=IF([.B1307]=&quot;&quot;;&quot;&quot;;IF([.B1307]=0;&quot;sombre&quot;;IF([.B13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7" calcext:value-type="float">
            <text:p>1307</text:p>
          </table:table-cell>
          <table:table-cell table:style-name="ce2" office:value-type="float" office:value="0" calcext:value-type="float">
            <text:p>0</text:p>
          </table:table-cell>
          <table:table-cell table:formula="of:=IF([.B1308]=&quot;&quot;;&quot;&quot;;IF([.B1308]=0;&quot;sombre&quot;;IF([.B13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8" calcext:value-type="float">
            <text:p>1308</text:p>
          </table:table-cell>
          <table:table-cell table:style-name="ce2" office:value-type="float" office:value="1" calcext:value-type="float">
            <text:p>1</text:p>
          </table:table-cell>
          <table:table-cell table:formula="of:=IF([.B1309]=&quot;&quot;;&quot;&quot;;IF([.B1309]=0;&quot;sombre&quot;;IF([.B13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09" calcext:value-type="float">
            <text:p>1309</text:p>
          </table:table-cell>
          <table:table-cell table:style-name="ce2" office:value-type="float" office:value="0" calcext:value-type="float">
            <text:p>0</text:p>
          </table:table-cell>
          <table:table-cell table:formula="of:=IF([.B1310]=&quot;&quot;;&quot;&quot;;IF([.B1310]=0;&quot;sombre&quot;;IF([.B13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0" calcext:value-type="float">
            <text:p>1310</text:p>
          </table:table-cell>
          <table:table-cell table:style-name="ce2" office:value-type="float" office:value="1" calcext:value-type="float">
            <text:p>1</text:p>
          </table:table-cell>
          <table:table-cell table:formula="of:=IF([.B1311]=&quot;&quot;;&quot;&quot;;IF([.B1311]=0;&quot;sombre&quot;;IF([.B13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1" calcext:value-type="float">
            <text:p>1311</text:p>
          </table:table-cell>
          <table:table-cell table:style-name="ce2" office:value-type="float" office:value="1" calcext:value-type="float">
            <text:p>1</text:p>
          </table:table-cell>
          <table:table-cell table:formula="of:=IF([.B1312]=&quot;&quot;;&quot;&quot;;IF([.B1312]=0;&quot;sombre&quot;;IF([.B13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2" calcext:value-type="float">
            <text:p>1312</text:p>
          </table:table-cell>
          <table:table-cell table:style-name="ce2" office:value-type="float" office:value="1" calcext:value-type="float">
            <text:p>1</text:p>
          </table:table-cell>
          <table:table-cell table:formula="of:=IF([.B1313]=&quot;&quot;;&quot;&quot;;IF([.B1313]=0;&quot;sombre&quot;;IF([.B13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3" calcext:value-type="float">
            <text:p>1313</text:p>
          </table:table-cell>
          <table:table-cell table:style-name="ce2" office:value-type="float" office:value="1" calcext:value-type="float">
            <text:p>1</text:p>
          </table:table-cell>
          <table:table-cell table:formula="of:=IF([.B1314]=&quot;&quot;;&quot;&quot;;IF([.B1314]=0;&quot;sombre&quot;;IF([.B13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4" calcext:value-type="float">
            <text:p>1314</text:p>
          </table:table-cell>
          <table:table-cell table:style-name="ce2" office:value-type="float" office:value="0" calcext:value-type="float">
            <text:p>0</text:p>
          </table:table-cell>
          <table:table-cell table:formula="of:=IF([.B1315]=&quot;&quot;;&quot;&quot;;IF([.B1315]=0;&quot;sombre&quot;;IF([.B13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5" calcext:value-type="float">
            <text:p>1315</text:p>
          </table:table-cell>
          <table:table-cell table:style-name="ce2" office:value-type="float" office:value="0" calcext:value-type="float">
            <text:p>0</text:p>
          </table:table-cell>
          <table:table-cell table:formula="of:=IF([.B1316]=&quot;&quot;;&quot;&quot;;IF([.B1316]=0;&quot;sombre&quot;;IF([.B13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6" calcext:value-type="float">
            <text:p>1316</text:p>
          </table:table-cell>
          <table:table-cell table:style-name="ce2" office:value-type="float" office:value="1" calcext:value-type="float">
            <text:p>1</text:p>
          </table:table-cell>
          <table:table-cell table:formula="of:=IF([.B1317]=&quot;&quot;;&quot;&quot;;IF([.B1317]=0;&quot;sombre&quot;;IF([.B13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7" calcext:value-type="float">
            <text:p>1317</text:p>
          </table:table-cell>
          <table:table-cell table:style-name="ce2" office:value-type="float" office:value="1" calcext:value-type="float">
            <text:p>1</text:p>
          </table:table-cell>
          <table:table-cell table:formula="of:=IF([.B1318]=&quot;&quot;;&quot;&quot;;IF([.B1318]=0;&quot;sombre&quot;;IF([.B13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8" calcext:value-type="float">
            <text:p>1318</text:p>
          </table:table-cell>
          <table:table-cell table:style-name="ce2" office:value-type="float" office:value="1" calcext:value-type="float">
            <text:p>1</text:p>
          </table:table-cell>
          <table:table-cell table:formula="of:=IF([.B1319]=&quot;&quot;;&quot;&quot;;IF([.B1319]=0;&quot;sombre&quot;;IF([.B13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19" calcext:value-type="float">
            <text:p>1319</text:p>
          </table:table-cell>
          <table:table-cell table:style-name="ce2" office:value-type="float" office:value="1" calcext:value-type="float">
            <text:p>1</text:p>
          </table:table-cell>
          <table:table-cell table:formula="of:=IF([.B1320]=&quot;&quot;;&quot;&quot;;IF([.B1320]=0;&quot;sombre&quot;;IF([.B13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0" calcext:value-type="float">
            <text:p>1320</text:p>
          </table:table-cell>
          <table:table-cell table:style-name="ce2" office:value-type="float" office:value="1" calcext:value-type="float">
            <text:p>1</text:p>
          </table:table-cell>
          <table:table-cell table:formula="of:=IF([.B1321]=&quot;&quot;;&quot;&quot;;IF([.B1321]=0;&quot;sombre&quot;;IF([.B13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1" calcext:value-type="float">
            <text:p>1321</text:p>
          </table:table-cell>
          <table:table-cell table:style-name="ce2" office:value-type="float" office:value="0" calcext:value-type="float">
            <text:p>0</text:p>
          </table:table-cell>
          <table:table-cell table:formula="of:=IF([.B1322]=&quot;&quot;;&quot;&quot;;IF([.B1322]=0;&quot;sombre&quot;;IF([.B13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2" calcext:value-type="float">
            <text:p>1322</text:p>
          </table:table-cell>
          <table:table-cell table:style-name="ce2" office:value-type="float" office:value="0" calcext:value-type="float">
            <text:p>0</text:p>
          </table:table-cell>
          <table:table-cell table:formula="of:=IF([.B1323]=&quot;&quot;;&quot;&quot;;IF([.B1323]=0;&quot;sombre&quot;;IF([.B132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3" calcext:value-type="float">
            <text:p>1323</text:p>
          </table:table-cell>
          <table:table-cell table:style-name="ce2" office:value-type="float" office:value="1" calcext:value-type="float">
            <text:p>1</text:p>
          </table:table-cell>
          <table:table-cell table:formula="of:=IF([.B1324]=&quot;&quot;;&quot;&quot;;IF([.B1324]=0;&quot;sombre&quot;;IF([.B13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4" calcext:value-type="float">
            <text:p>1324</text:p>
          </table:table-cell>
          <table:table-cell table:style-name="ce2" office:value-type="float" office:value="0" calcext:value-type="float">
            <text:p>0</text:p>
          </table:table-cell>
          <table:table-cell table:formula="of:=IF([.B1325]=&quot;&quot;;&quot;&quot;;IF([.B1325]=0;&quot;sombre&quot;;IF([.B132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5" calcext:value-type="float">
            <text:p>1325</text:p>
          </table:table-cell>
          <table:table-cell table:style-name="ce2" office:value-type="float" office:value="0" calcext:value-type="float">
            <text:p>0</text:p>
          </table:table-cell>
          <table:table-cell table:formula="of:=IF([.B1326]=&quot;&quot;;&quot;&quot;;IF([.B1326]=0;&quot;sombre&quot;;IF([.B13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6" calcext:value-type="float">
            <text:p>1326</text:p>
          </table:table-cell>
          <table:table-cell table:style-name="ce2" office:value-type="float" office:value="1" calcext:value-type="float">
            <text:p>1</text:p>
          </table:table-cell>
          <table:table-cell table:formula="of:=IF([.B1327]=&quot;&quot;;&quot;&quot;;IF([.B1327]=0;&quot;sombre&quot;;IF([.B13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7" calcext:value-type="float">
            <text:p>1327</text:p>
          </table:table-cell>
          <table:table-cell table:style-name="ce2" office:value-type="float" office:value="0" calcext:value-type="float">
            <text:p>0</text:p>
          </table:table-cell>
          <table:table-cell table:formula="of:=IF([.B1328]=&quot;&quot;;&quot;&quot;;IF([.B1328]=0;&quot;sombre&quot;;IF([.B13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8" calcext:value-type="float">
            <text:p>1328</text:p>
          </table:table-cell>
          <table:table-cell table:style-name="ce2" office:value-type="float" office:value="0" calcext:value-type="float">
            <text:p>0</text:p>
          </table:table-cell>
          <table:table-cell table:formula="of:=IF([.B1329]=&quot;&quot;;&quot;&quot;;IF([.B1329]=0;&quot;sombre&quot;;IF([.B13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29" calcext:value-type="float">
            <text:p>1329</text:p>
          </table:table-cell>
          <table:table-cell table:style-name="ce2" office:value-type="float" office:value="0" calcext:value-type="float">
            <text:p>0</text:p>
          </table:table-cell>
          <table:table-cell table:formula="of:=IF([.B1330]=&quot;&quot;;&quot;&quot;;IF([.B1330]=0;&quot;sombre&quot;;IF([.B13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0" calcext:value-type="float">
            <text:p>1330</text:p>
          </table:table-cell>
          <table:table-cell table:style-name="ce2" office:value-type="float" office:value="1" calcext:value-type="float">
            <text:p>1</text:p>
          </table:table-cell>
          <table:table-cell table:formula="of:=IF([.B1331]=&quot;&quot;;&quot;&quot;;IF([.B1331]=0;&quot;sombre&quot;;IF([.B13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1" calcext:value-type="float">
            <text:p>1331</text:p>
          </table:table-cell>
          <table:table-cell table:style-name="ce2" office:value-type="float" office:value="0" calcext:value-type="float">
            <text:p>0</text:p>
          </table:table-cell>
          <table:table-cell table:formula="of:=IF([.B1332]=&quot;&quot;;&quot;&quot;;IF([.B1332]=0;&quot;sombre&quot;;IF([.B13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2" calcext:value-type="float">
            <text:p>1332</text:p>
          </table:table-cell>
          <table:table-cell table:style-name="ce2" office:value-type="float" office:value="1" calcext:value-type="float">
            <text:p>1</text:p>
          </table:table-cell>
          <table:table-cell table:formula="of:=IF([.B1333]=&quot;&quot;;&quot;&quot;;IF([.B1333]=0;&quot;sombre&quot;;IF([.B13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3" calcext:value-type="float">
            <text:p>1333</text:p>
          </table:table-cell>
          <table:table-cell table:style-name="ce2" office:value-type="float" office:value="1" calcext:value-type="float">
            <text:p>1</text:p>
          </table:table-cell>
          <table:table-cell table:formula="of:=IF([.B1334]=&quot;&quot;;&quot;&quot;;IF([.B1334]=0;&quot;sombre&quot;;IF([.B133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4" calcext:value-type="float">
            <text:p>1334</text:p>
          </table:table-cell>
          <table:table-cell table:style-name="ce2" office:value-type="float" office:value="0" calcext:value-type="float">
            <text:p>0</text:p>
          </table:table-cell>
          <table:table-cell table:formula="of:=IF([.B1335]=&quot;&quot;;&quot;&quot;;IF([.B1335]=0;&quot;sombre&quot;;IF([.B13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5" calcext:value-type="float">
            <text:p>1335</text:p>
          </table:table-cell>
          <table:table-cell table:style-name="ce2" office:value-type="float" office:value="1" calcext:value-type="float">
            <text:p>1</text:p>
          </table:table-cell>
          <table:table-cell table:formula="of:=IF([.B1336]=&quot;&quot;;&quot;&quot;;IF([.B1336]=0;&quot;sombre&quot;;IF([.B13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6" calcext:value-type="float">
            <text:p>1336</text:p>
          </table:table-cell>
          <table:table-cell table:style-name="ce2" office:value-type="float" office:value="1" calcext:value-type="float">
            <text:p>1</text:p>
          </table:table-cell>
          <table:table-cell table:formula="of:=IF([.B1337]=&quot;&quot;;&quot;&quot;;IF([.B1337]=0;&quot;sombre&quot;;IF([.B13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7" calcext:value-type="float">
            <text:p>1337</text:p>
          </table:table-cell>
          <table:table-cell table:style-name="ce2" office:value-type="float" office:value="1" calcext:value-type="float">
            <text:p>1</text:p>
          </table:table-cell>
          <table:table-cell table:formula="of:=IF([.B1338]=&quot;&quot;;&quot;&quot;;IF([.B1338]=0;&quot;sombre&quot;;IF([.B13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8" calcext:value-type="float">
            <text:p>1338</text:p>
          </table:table-cell>
          <table:table-cell table:style-name="ce2" office:value-type="float" office:value="1" calcext:value-type="float">
            <text:p>1</text:p>
          </table:table-cell>
          <table:table-cell table:formula="of:=IF([.B1339]=&quot;&quot;;&quot;&quot;;IF([.B1339]=0;&quot;sombre&quot;;IF([.B13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39" calcext:value-type="float">
            <text:p>1339</text:p>
          </table:table-cell>
          <table:table-cell table:style-name="ce2" office:value-type="float" office:value="0" calcext:value-type="float">
            <text:p>0</text:p>
          </table:table-cell>
          <table:table-cell table:formula="of:=IF([.B1340]=&quot;&quot;;&quot;&quot;;IF([.B1340]=0;&quot;sombre&quot;;IF([.B13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0" calcext:value-type="float">
            <text:p>1340</text:p>
          </table:table-cell>
          <table:table-cell table:style-name="ce2" office:value-type="float" office:value="1" calcext:value-type="float">
            <text:p>1</text:p>
          </table:table-cell>
          <table:table-cell table:formula="of:=IF([.B1341]=&quot;&quot;;&quot;&quot;;IF([.B1341]=0;&quot;sombre&quot;;IF([.B13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1" calcext:value-type="float">
            <text:p>1341</text:p>
          </table:table-cell>
          <table:table-cell table:style-name="ce2" office:value-type="float" office:value="0" calcext:value-type="float">
            <text:p>0</text:p>
          </table:table-cell>
          <table:table-cell table:formula="of:=IF([.B1342]=&quot;&quot;;&quot;&quot;;IF([.B1342]=0;&quot;sombre&quot;;IF([.B13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2" calcext:value-type="float">
            <text:p>1342</text:p>
          </table:table-cell>
          <table:table-cell table:style-name="ce2" office:value-type="float" office:value="1" calcext:value-type="float">
            <text:p>1</text:p>
          </table:table-cell>
          <table:table-cell table:formula="of:=IF([.B1343]=&quot;&quot;;&quot;&quot;;IF([.B1343]=0;&quot;sombre&quot;;IF([.B13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3" calcext:value-type="float">
            <text:p>1343</text:p>
          </table:table-cell>
          <table:table-cell table:style-name="ce2" office:value-type="float" office:value="1" calcext:value-type="float">
            <text:p>1</text:p>
          </table:table-cell>
          <table:table-cell table:formula="of:=IF([.B1344]=&quot;&quot;;&quot;&quot;;IF([.B1344]=0;&quot;sombre&quot;;IF([.B13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4" calcext:value-type="float">
            <text:p>1344</text:p>
          </table:table-cell>
          <table:table-cell table:style-name="ce2" office:value-type="float" office:value="1" calcext:value-type="float">
            <text:p>1</text:p>
          </table:table-cell>
          <table:table-cell table:formula="of:=IF([.B1345]=&quot;&quot;;&quot;&quot;;IF([.B1345]=0;&quot;sombre&quot;;IF([.B13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5" calcext:value-type="float">
            <text:p>1345</text:p>
          </table:table-cell>
          <table:table-cell table:style-name="ce2" office:value-type="float" office:value="0" calcext:value-type="float">
            <text:p>0</text:p>
          </table:table-cell>
          <table:table-cell table:formula="of:=IF([.B1346]=&quot;&quot;;&quot;&quot;;IF([.B1346]=0;&quot;sombre&quot;;IF([.B13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6" calcext:value-type="float">
            <text:p>1346</text:p>
          </table:table-cell>
          <table:table-cell table:style-name="ce2" office:value-type="float" office:value="0" calcext:value-type="float">
            <text:p>0</text:p>
          </table:table-cell>
          <table:table-cell table:formula="of:=IF([.B1347]=&quot;&quot;;&quot;&quot;;IF([.B1347]=0;&quot;sombre&quot;;IF([.B13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7" calcext:value-type="float">
            <text:p>1347</text:p>
          </table:table-cell>
          <table:table-cell table:style-name="ce2" office:value-type="float" office:value="1" calcext:value-type="float">
            <text:p>1</text:p>
          </table:table-cell>
          <table:table-cell table:formula="of:=IF([.B1348]=&quot;&quot;;&quot;&quot;;IF([.B1348]=0;&quot;sombre&quot;;IF([.B13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8" calcext:value-type="float">
            <text:p>1348</text:p>
          </table:table-cell>
          <table:table-cell table:style-name="ce2" office:value-type="float" office:value="0" calcext:value-type="float">
            <text:p>0</text:p>
          </table:table-cell>
          <table:table-cell table:formula="of:=IF([.B1349]=&quot;&quot;;&quot;&quot;;IF([.B1349]=0;&quot;sombre&quot;;IF([.B13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49" calcext:value-type="float">
            <text:p>1349</text:p>
          </table:table-cell>
          <table:table-cell table:style-name="ce2" office:value-type="float" office:value="0" calcext:value-type="float">
            <text:p>0</text:p>
          </table:table-cell>
          <table:table-cell table:formula="of:=IF([.B1350]=&quot;&quot;;&quot;&quot;;IF([.B1350]=0;&quot;sombre&quot;;IF([.B13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0" calcext:value-type="float">
            <text:p>1350</text:p>
          </table:table-cell>
          <table:table-cell table:style-name="ce2" office:value-type="float" office:value="1" calcext:value-type="float">
            <text:p>1</text:p>
          </table:table-cell>
          <table:table-cell table:formula="of:=IF([.B1351]=&quot;&quot;;&quot;&quot;;IF([.B1351]=0;&quot;sombre&quot;;IF([.B13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1" calcext:value-type="float">
            <text:p>1351</text:p>
          </table:table-cell>
          <table:table-cell table:style-name="ce2" office:value-type="float" office:value="1" calcext:value-type="float">
            <text:p>1</text:p>
          </table:table-cell>
          <table:table-cell table:formula="of:=IF([.B1352]=&quot;&quot;;&quot;&quot;;IF([.B1352]=0;&quot;sombre&quot;;IF([.B13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2" calcext:value-type="float">
            <text:p>1352</text:p>
          </table:table-cell>
          <table:table-cell table:style-name="ce2" office:value-type="float" office:value="1" calcext:value-type="float">
            <text:p>1</text:p>
          </table:table-cell>
          <table:table-cell table:formula="of:=IF([.B1353]=&quot;&quot;;&quot;&quot;;IF([.B1353]=0;&quot;sombre&quot;;IF([.B13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3" calcext:value-type="float">
            <text:p>1353</text:p>
          </table:table-cell>
          <table:table-cell table:style-name="ce2" office:value-type="float" office:value="1" calcext:value-type="float">
            <text:p>1</text:p>
          </table:table-cell>
          <table:table-cell table:formula="of:=IF([.B1354]=&quot;&quot;;&quot;&quot;;IF([.B1354]=0;&quot;sombre&quot;;IF([.B13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4" calcext:value-type="float">
            <text:p>1354</text:p>
          </table:table-cell>
          <table:table-cell table:style-name="ce2" office:value-type="float" office:value="1" calcext:value-type="float">
            <text:p>1</text:p>
          </table:table-cell>
          <table:table-cell table:formula="of:=IF([.B1355]=&quot;&quot;;&quot;&quot;;IF([.B1355]=0;&quot;sombre&quot;;IF([.B13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5" calcext:value-type="float">
            <text:p>1355</text:p>
          </table:table-cell>
          <table:table-cell table:style-name="ce2" office:value-type="float" office:value="1" calcext:value-type="float">
            <text:p>1</text:p>
          </table:table-cell>
          <table:table-cell table:formula="of:=IF([.B1356]=&quot;&quot;;&quot;&quot;;IF([.B1356]=0;&quot;sombre&quot;;IF([.B13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6" calcext:value-type="float">
            <text:p>1356</text:p>
          </table:table-cell>
          <table:table-cell table:style-name="ce2" office:value-type="float" office:value="1" calcext:value-type="float">
            <text:p>1</text:p>
          </table:table-cell>
          <table:table-cell table:formula="of:=IF([.B1357]=&quot;&quot;;&quot;&quot;;IF([.B1357]=0;&quot;sombre&quot;;IF([.B13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7" calcext:value-type="float">
            <text:p>1357</text:p>
          </table:table-cell>
          <table:table-cell table:style-name="ce2" office:value-type="float" office:value="1" calcext:value-type="float">
            <text:p>1</text:p>
          </table:table-cell>
          <table:table-cell table:formula="of:=IF([.B1358]=&quot;&quot;;&quot;&quot;;IF([.B1358]=0;&quot;sombre&quot;;IF([.B13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8" calcext:value-type="float">
            <text:p>1358</text:p>
          </table:table-cell>
          <table:table-cell table:style-name="ce2" office:value-type="float" office:value="1" calcext:value-type="float">
            <text:p>1</text:p>
          </table:table-cell>
          <table:table-cell table:formula="of:=IF([.B1359]=&quot;&quot;;&quot;&quot;;IF([.B1359]=0;&quot;sombre&quot;;IF([.B13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59" calcext:value-type="float">
            <text:p>1359</text:p>
          </table:table-cell>
          <table:table-cell table:style-name="ce2" office:value-type="float" office:value="1" calcext:value-type="float">
            <text:p>1</text:p>
          </table:table-cell>
          <table:table-cell table:formula="of:=IF([.B1360]=&quot;&quot;;&quot;&quot;;IF([.B1360]=0;&quot;sombre&quot;;IF([.B13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0" calcext:value-type="float">
            <text:p>1360</text:p>
          </table:table-cell>
          <table:table-cell table:style-name="ce2" office:value-type="float" office:value="0" calcext:value-type="float">
            <text:p>0</text:p>
          </table:table-cell>
          <table:table-cell table:formula="of:=IF([.B1361]=&quot;&quot;;&quot;&quot;;IF([.B1361]=0;&quot;sombre&quot;;IF([.B13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1" calcext:value-type="float">
            <text:p>1361</text:p>
          </table:table-cell>
          <table:table-cell table:style-name="ce2" office:value-type="float" office:value="0" calcext:value-type="float">
            <text:p>0</text:p>
          </table:table-cell>
          <table:table-cell table:formula="of:=IF([.B1362]=&quot;&quot;;&quot;&quot;;IF([.B1362]=0;&quot;sombre&quot;;IF([.B13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2" calcext:value-type="float">
            <text:p>1362</text:p>
          </table:table-cell>
          <table:table-cell table:style-name="ce2" office:value-type="float" office:value="1" calcext:value-type="float">
            <text:p>1</text:p>
          </table:table-cell>
          <table:table-cell table:formula="of:=IF([.B1363]=&quot;&quot;;&quot;&quot;;IF([.B1363]=0;&quot;sombre&quot;;IF([.B13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3" calcext:value-type="float">
            <text:p>1363</text:p>
          </table:table-cell>
          <table:table-cell table:style-name="ce2" office:value-type="float" office:value="1" calcext:value-type="float">
            <text:p>1</text:p>
          </table:table-cell>
          <table:table-cell table:formula="of:=IF([.B1364]=&quot;&quot;;&quot;&quot;;IF([.B1364]=0;&quot;sombre&quot;;IF([.B13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4" calcext:value-type="float">
            <text:p>1364</text:p>
          </table:table-cell>
          <table:table-cell table:style-name="ce2" office:value-type="float" office:value="1" calcext:value-type="float">
            <text:p>1</text:p>
          </table:table-cell>
          <table:table-cell table:formula="of:=IF([.B1365]=&quot;&quot;;&quot;&quot;;IF([.B1365]=0;&quot;sombre&quot;;IF([.B13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5" calcext:value-type="float">
            <text:p>1365</text:p>
          </table:table-cell>
          <table:table-cell table:style-name="ce2" office:value-type="float" office:value="1" calcext:value-type="float">
            <text:p>1</text:p>
          </table:table-cell>
          <table:table-cell table:formula="of:=IF([.B1366]=&quot;&quot;;&quot;&quot;;IF([.B1366]=0;&quot;sombre&quot;;IF([.B13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6" calcext:value-type="float">
            <text:p>1366</text:p>
          </table:table-cell>
          <table:table-cell table:style-name="ce2" office:value-type="float" office:value="0" calcext:value-type="float">
            <text:p>0</text:p>
          </table:table-cell>
          <table:table-cell table:formula="of:=IF([.B1367]=&quot;&quot;;&quot;&quot;;IF([.B1367]=0;&quot;sombre&quot;;IF([.B13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7" calcext:value-type="float">
            <text:p>1367</text:p>
          </table:table-cell>
          <table:table-cell table:style-name="ce2" office:value-type="float" office:value="0" calcext:value-type="float">
            <text:p>0</text:p>
          </table:table-cell>
          <table:table-cell table:formula="of:=IF([.B1368]=&quot;&quot;;&quot;&quot;;IF([.B1368]=0;&quot;sombre&quot;;IF([.B13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8" calcext:value-type="float">
            <text:p>1368</text:p>
          </table:table-cell>
          <table:table-cell table:style-name="ce2" office:value-type="float" office:value="0" calcext:value-type="float">
            <text:p>0</text:p>
          </table:table-cell>
          <table:table-cell table:formula="of:=IF([.B1369]=&quot;&quot;;&quot;&quot;;IF([.B1369]=0;&quot;sombre&quot;;IF([.B13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69" calcext:value-type="float">
            <text:p>1369</text:p>
          </table:table-cell>
          <table:table-cell table:style-name="ce2" office:value-type="float" office:value="1" calcext:value-type="float">
            <text:p>1</text:p>
          </table:table-cell>
          <table:table-cell table:formula="of:=IF([.B1370]=&quot;&quot;;&quot;&quot;;IF([.B1370]=0;&quot;sombre&quot;;IF([.B13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0" calcext:value-type="float">
            <text:p>1370</text:p>
          </table:table-cell>
          <table:table-cell table:style-name="ce2" office:value-type="float" office:value="0" calcext:value-type="float">
            <text:p>0</text:p>
          </table:table-cell>
          <table:table-cell table:formula="of:=IF([.B1371]=&quot;&quot;;&quot;&quot;;IF([.B1371]=0;&quot;sombre&quot;;IF([.B13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1" calcext:value-type="float">
            <text:p>1371</text:p>
          </table:table-cell>
          <table:table-cell table:style-name="ce2" office:value-type="float" office:value="1" calcext:value-type="float">
            <text:p>1</text:p>
          </table:table-cell>
          <table:table-cell table:formula="of:=IF([.B1372]=&quot;&quot;;&quot;&quot;;IF([.B1372]=0;&quot;sombre&quot;;IF([.B13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2" calcext:value-type="float">
            <text:p>1372</text:p>
          </table:table-cell>
          <table:table-cell table:style-name="ce2" office:value-type="float" office:value="0" calcext:value-type="float">
            <text:p>0</text:p>
          </table:table-cell>
          <table:table-cell table:formula="of:=IF([.B1373]=&quot;&quot;;&quot;&quot;;IF([.B1373]=0;&quot;sombre&quot;;IF([.B13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3" calcext:value-type="float">
            <text:p>1373</text:p>
          </table:table-cell>
          <table:table-cell table:style-name="ce2" office:value-type="float" office:value="0" calcext:value-type="float">
            <text:p>0</text:p>
          </table:table-cell>
          <table:table-cell table:formula="of:=IF([.B1374]=&quot;&quot;;&quot;&quot;;IF([.B1374]=0;&quot;sombre&quot;;IF([.B13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4" calcext:value-type="float">
            <text:p>1374</text:p>
          </table:table-cell>
          <table:table-cell table:style-name="ce2" office:value-type="float" office:value="0" calcext:value-type="float">
            <text:p>0</text:p>
          </table:table-cell>
          <table:table-cell table:formula="of:=IF([.B1375]=&quot;&quot;;&quot;&quot;;IF([.B1375]=0;&quot;sombre&quot;;IF([.B13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5" calcext:value-type="float">
            <text:p>1375</text:p>
          </table:table-cell>
          <table:table-cell table:style-name="ce2" office:value-type="float" office:value="1" calcext:value-type="float">
            <text:p>1</text:p>
          </table:table-cell>
          <table:table-cell table:formula="of:=IF([.B1376]=&quot;&quot;;&quot;&quot;;IF([.B1376]=0;&quot;sombre&quot;;IF([.B13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6" calcext:value-type="float">
            <text:p>1376</text:p>
          </table:table-cell>
          <table:table-cell table:style-name="ce2" office:value-type="float" office:value="0" calcext:value-type="float">
            <text:p>0</text:p>
          </table:table-cell>
          <table:table-cell table:formula="of:=IF([.B1377]=&quot;&quot;;&quot;&quot;;IF([.B1377]=0;&quot;sombre&quot;;IF([.B13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7" calcext:value-type="float">
            <text:p>1377</text:p>
          </table:table-cell>
          <table:table-cell table:style-name="ce2" office:value-type="float" office:value="1" calcext:value-type="float">
            <text:p>1</text:p>
          </table:table-cell>
          <table:table-cell table:formula="of:=IF([.B1378]=&quot;&quot;;&quot;&quot;;IF([.B1378]=0;&quot;sombre&quot;;IF([.B13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8" calcext:value-type="float">
            <text:p>1378</text:p>
          </table:table-cell>
          <table:table-cell table:style-name="ce2" office:value-type="float" office:value="1" calcext:value-type="float">
            <text:p>1</text:p>
          </table:table-cell>
          <table:table-cell table:formula="of:=IF([.B1379]=&quot;&quot;;&quot;&quot;;IF([.B1379]=0;&quot;sombre&quot;;IF([.B13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79" calcext:value-type="float">
            <text:p>1379</text:p>
          </table:table-cell>
          <table:table-cell table:style-name="ce2" office:value-type="float" office:value="1" calcext:value-type="float">
            <text:p>1</text:p>
          </table:table-cell>
          <table:table-cell table:formula="of:=IF([.B1380]=&quot;&quot;;&quot;&quot;;IF([.B1380]=0;&quot;sombre&quot;;IF([.B13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0" calcext:value-type="float">
            <text:p>1380</text:p>
          </table:table-cell>
          <table:table-cell table:style-name="ce2" office:value-type="float" office:value="0" calcext:value-type="float">
            <text:p>0</text:p>
          </table:table-cell>
          <table:table-cell table:formula="of:=IF([.B1381]=&quot;&quot;;&quot;&quot;;IF([.B1381]=0;&quot;sombre&quot;;IF([.B13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1" calcext:value-type="float">
            <text:p>1381</text:p>
          </table:table-cell>
          <table:table-cell table:style-name="ce2" office:value-type="float" office:value="0" calcext:value-type="float">
            <text:p>0</text:p>
          </table:table-cell>
          <table:table-cell table:formula="of:=IF([.B1382]=&quot;&quot;;&quot;&quot;;IF([.B1382]=0;&quot;sombre&quot;;IF([.B13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2" calcext:value-type="float">
            <text:p>1382</text:p>
          </table:table-cell>
          <table:table-cell table:style-name="ce2" office:value-type="float" office:value="1" calcext:value-type="float">
            <text:p>1</text:p>
          </table:table-cell>
          <table:table-cell table:formula="of:=IF([.B1383]=&quot;&quot;;&quot;&quot;;IF([.B1383]=0;&quot;sombre&quot;;IF([.B13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3" calcext:value-type="float">
            <text:p>1383</text:p>
          </table:table-cell>
          <table:table-cell table:style-name="ce2" office:value-type="float" office:value="1" calcext:value-type="float">
            <text:p>1</text:p>
          </table:table-cell>
          <table:table-cell table:formula="of:=IF([.B1384]=&quot;&quot;;&quot;&quot;;IF([.B1384]=0;&quot;sombre&quot;;IF([.B13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4" calcext:value-type="float">
            <text:p>1384</text:p>
          </table:table-cell>
          <table:table-cell table:style-name="ce2" office:value-type="float" office:value="1" calcext:value-type="float">
            <text:p>1</text:p>
          </table:table-cell>
          <table:table-cell table:formula="of:=IF([.B1385]=&quot;&quot;;&quot;&quot;;IF([.B1385]=0;&quot;sombre&quot;;IF([.B13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5" calcext:value-type="float">
            <text:p>1385</text:p>
          </table:table-cell>
          <table:table-cell table:style-name="ce2" office:value-type="float" office:value="0" calcext:value-type="float">
            <text:p>0</text:p>
          </table:table-cell>
          <table:table-cell table:formula="of:=IF([.B1386]=&quot;&quot;;&quot;&quot;;IF([.B1386]=0;&quot;sombre&quot;;IF([.B13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6" calcext:value-type="float">
            <text:p>1386</text:p>
          </table:table-cell>
          <table:table-cell table:style-name="ce2" office:value-type="float" office:value="0" calcext:value-type="float">
            <text:p>0</text:p>
          </table:table-cell>
          <table:table-cell table:formula="of:=IF([.B1387]=&quot;&quot;;&quot;&quot;;IF([.B1387]=0;&quot;sombre&quot;;IF([.B13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7" calcext:value-type="float">
            <text:p>1387</text:p>
          </table:table-cell>
          <table:table-cell table:style-name="ce2" office:value-type="float" office:value="1" calcext:value-type="float">
            <text:p>1</text:p>
          </table:table-cell>
          <table:table-cell table:formula="of:=IF([.B1388]=&quot;&quot;;&quot;&quot;;IF([.B1388]=0;&quot;sombre&quot;;IF([.B13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8" calcext:value-type="float">
            <text:p>1388</text:p>
          </table:table-cell>
          <table:table-cell table:style-name="ce2" office:value-type="float" office:value="1" calcext:value-type="float">
            <text:p>1</text:p>
          </table:table-cell>
          <table:table-cell table:formula="of:=IF([.B1389]=&quot;&quot;;&quot;&quot;;IF([.B1389]=0;&quot;sombre&quot;;IF([.B13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89" calcext:value-type="float">
            <text:p>1389</text:p>
          </table:table-cell>
          <table:table-cell table:style-name="ce2" office:value-type="float" office:value="0" calcext:value-type="float">
            <text:p>0</text:p>
          </table:table-cell>
          <table:table-cell table:formula="of:=IF([.B1390]=&quot;&quot;;&quot;&quot;;IF([.B1390]=0;&quot;sombre&quot;;IF([.B13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0" calcext:value-type="float">
            <text:p>1390</text:p>
          </table:table-cell>
          <table:table-cell table:style-name="ce2" office:value-type="float" office:value="1" calcext:value-type="float">
            <text:p>1</text:p>
          </table:table-cell>
          <table:table-cell table:formula="of:=IF([.B1391]=&quot;&quot;;&quot;&quot;;IF([.B1391]=0;&quot;sombre&quot;;IF([.B13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1" calcext:value-type="float">
            <text:p>1391</text:p>
          </table:table-cell>
          <table:table-cell table:style-name="ce2" office:value-type="float" office:value="0" calcext:value-type="float">
            <text:p>0</text:p>
          </table:table-cell>
          <table:table-cell table:formula="of:=IF([.B1392]=&quot;&quot;;&quot;&quot;;IF([.B1392]=0;&quot;sombre&quot;;IF([.B13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2" calcext:value-type="float">
            <text:p>1392</text:p>
          </table:table-cell>
          <table:table-cell table:style-name="ce2" office:value-type="float" office:value="0" calcext:value-type="float">
            <text:p>0</text:p>
          </table:table-cell>
          <table:table-cell table:formula="of:=IF([.B1393]=&quot;&quot;;&quot;&quot;;IF([.B1393]=0;&quot;sombre&quot;;IF([.B13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3" calcext:value-type="float">
            <text:p>1393</text:p>
          </table:table-cell>
          <table:table-cell table:style-name="ce2" office:value-type="float" office:value="1" calcext:value-type="float">
            <text:p>1</text:p>
          </table:table-cell>
          <table:table-cell table:formula="of:=IF([.B1394]=&quot;&quot;;&quot;&quot;;IF([.B1394]=0;&quot;sombre&quot;;IF([.B13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4" calcext:value-type="float">
            <text:p>1394</text:p>
          </table:table-cell>
          <table:table-cell table:style-name="ce2" office:value-type="float" office:value="0" calcext:value-type="float">
            <text:p>0</text:p>
          </table:table-cell>
          <table:table-cell table:formula="of:=IF([.B1395]=&quot;&quot;;&quot;&quot;;IF([.B1395]=0;&quot;sombre&quot;;IF([.B13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5" calcext:value-type="float">
            <text:p>1395</text:p>
          </table:table-cell>
          <table:table-cell table:style-name="ce2" office:value-type="float" office:value="1" calcext:value-type="float">
            <text:p>1</text:p>
          </table:table-cell>
          <table:table-cell table:formula="of:=IF([.B1396]=&quot;&quot;;&quot;&quot;;IF([.B1396]=0;&quot;sombre&quot;;IF([.B13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6" calcext:value-type="float">
            <text:p>1396</text:p>
          </table:table-cell>
          <table:table-cell table:style-name="ce2" office:value-type="float" office:value="1" calcext:value-type="float">
            <text:p>1</text:p>
          </table:table-cell>
          <table:table-cell table:formula="of:=IF([.B1397]=&quot;&quot;;&quot;&quot;;IF([.B1397]=0;&quot;sombre&quot;;IF([.B13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7" calcext:value-type="float">
            <text:p>1397</text:p>
          </table:table-cell>
          <table:table-cell table:style-name="ce2" office:value-type="float" office:value="1" calcext:value-type="float">
            <text:p>1</text:p>
          </table:table-cell>
          <table:table-cell table:formula="of:=IF([.B1398]=&quot;&quot;;&quot;&quot;;IF([.B1398]=0;&quot;sombre&quot;;IF([.B13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8" calcext:value-type="float">
            <text:p>1398</text:p>
          </table:table-cell>
          <table:table-cell table:style-name="ce2" office:value-type="float" office:value="1" calcext:value-type="float">
            <text:p>1</text:p>
          </table:table-cell>
          <table:table-cell table:formula="of:=IF([.B1399]=&quot;&quot;;&quot;&quot;;IF([.B1399]=0;&quot;sombre&quot;;IF([.B13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399" calcext:value-type="float">
            <text:p>1399</text:p>
          </table:table-cell>
          <table:table-cell table:style-name="ce2" office:value-type="float" office:value="1" calcext:value-type="float">
            <text:p>1</text:p>
          </table:table-cell>
          <table:table-cell table:formula="of:=IF([.B1400]=&quot;&quot;;&quot;&quot;;IF([.B1400]=0;&quot;sombre&quot;;IF([.B14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0" calcext:value-type="float">
            <text:p>1400</text:p>
          </table:table-cell>
          <table:table-cell table:style-name="ce2" office:value-type="float" office:value="1" calcext:value-type="float">
            <text:p>1</text:p>
          </table:table-cell>
          <table:table-cell table:formula="of:=IF([.B1401]=&quot;&quot;;&quot;&quot;;IF([.B1401]=0;&quot;sombre&quot;;IF([.B14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1" calcext:value-type="float">
            <text:p>1401</text:p>
          </table:table-cell>
          <table:table-cell table:style-name="ce2" office:value-type="float" office:value="1" calcext:value-type="float">
            <text:p>1</text:p>
          </table:table-cell>
          <table:table-cell table:formula="of:=IF([.B1402]=&quot;&quot;;&quot;&quot;;IF([.B1402]=0;&quot;sombre&quot;;IF([.B14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2" calcext:value-type="float">
            <text:p>1402</text:p>
          </table:table-cell>
          <table:table-cell table:style-name="ce2" office:value-type="float" office:value="0" calcext:value-type="float">
            <text:p>0</text:p>
          </table:table-cell>
          <table:table-cell table:formula="of:=IF([.B1403]=&quot;&quot;;&quot;&quot;;IF([.B1403]=0;&quot;sombre&quot;;IF([.B14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3" calcext:value-type="float">
            <text:p>1403</text:p>
          </table:table-cell>
          <table:table-cell table:style-name="ce2" office:value-type="float" office:value="0" calcext:value-type="float">
            <text:p>0</text:p>
          </table:table-cell>
          <table:table-cell table:formula="of:=IF([.B1404]=&quot;&quot;;&quot;&quot;;IF([.B1404]=0;&quot;sombre&quot;;IF([.B140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4" calcext:value-type="float">
            <text:p>1404</text:p>
          </table:table-cell>
          <table:table-cell table:style-name="ce2" office:value-type="float" office:value="0" calcext:value-type="float">
            <text:p>0</text:p>
          </table:table-cell>
          <table:table-cell table:formula="of:=IF([.B1405]=&quot;&quot;;&quot;&quot;;IF([.B1405]=0;&quot;sombre&quot;;IF([.B14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5" calcext:value-type="float">
            <text:p>1405</text:p>
          </table:table-cell>
          <table:table-cell table:style-name="ce2" office:value-type="float" office:value="1" calcext:value-type="float">
            <text:p>1</text:p>
          </table:table-cell>
          <table:table-cell table:formula="of:=IF([.B1406]=&quot;&quot;;&quot;&quot;;IF([.B1406]=0;&quot;sombre&quot;;IF([.B14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6" calcext:value-type="float">
            <text:p>1406</text:p>
          </table:table-cell>
          <table:table-cell table:style-name="ce2" office:value-type="float" office:value="1" calcext:value-type="float">
            <text:p>1</text:p>
          </table:table-cell>
          <table:table-cell table:formula="of:=IF([.B1407]=&quot;&quot;;&quot;&quot;;IF([.B1407]=0;&quot;sombre&quot;;IF([.B14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7" calcext:value-type="float">
            <text:p>1407</text:p>
          </table:table-cell>
          <table:table-cell table:style-name="ce2" office:value-type="float" office:value="0" calcext:value-type="float">
            <text:p>0</text:p>
          </table:table-cell>
          <table:table-cell table:formula="of:=IF([.B1408]=&quot;&quot;;&quot;&quot;;IF([.B1408]=0;&quot;sombre&quot;;IF([.B14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8" calcext:value-type="float">
            <text:p>1408</text:p>
          </table:table-cell>
          <table:table-cell table:style-name="ce2" office:value-type="float" office:value="1" calcext:value-type="float">
            <text:p>1</text:p>
          </table:table-cell>
          <table:table-cell table:formula="of:=IF([.B1409]=&quot;&quot;;&quot;&quot;;IF([.B1409]=0;&quot;sombre&quot;;IF([.B14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09" calcext:value-type="float">
            <text:p>1409</text:p>
          </table:table-cell>
          <table:table-cell table:style-name="ce2" office:value-type="float" office:value="1" calcext:value-type="float">
            <text:p>1</text:p>
          </table:table-cell>
          <table:table-cell table:formula="of:=IF([.B1410]=&quot;&quot;;&quot;&quot;;IF([.B1410]=0;&quot;sombre&quot;;IF([.B14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0" calcext:value-type="float">
            <text:p>1410</text:p>
          </table:table-cell>
          <table:table-cell table:style-name="ce2" office:value-type="float" office:value="1" calcext:value-type="float">
            <text:p>1</text:p>
          </table:table-cell>
          <table:table-cell table:formula="of:=IF([.B1411]=&quot;&quot;;&quot;&quot;;IF([.B1411]=0;&quot;sombre&quot;;IF([.B14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1" calcext:value-type="float">
            <text:p>1411</text:p>
          </table:table-cell>
          <table:table-cell table:style-name="ce2" office:value-type="float" office:value="1" calcext:value-type="float">
            <text:p>1</text:p>
          </table:table-cell>
          <table:table-cell table:formula="of:=IF([.B1412]=&quot;&quot;;&quot;&quot;;IF([.B1412]=0;&quot;sombre&quot;;IF([.B14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2" calcext:value-type="float">
            <text:p>1412</text:p>
          </table:table-cell>
          <table:table-cell table:style-name="ce2" office:value-type="float" office:value="0" calcext:value-type="float">
            <text:p>0</text:p>
          </table:table-cell>
          <table:table-cell table:formula="of:=IF([.B1413]=&quot;&quot;;&quot;&quot;;IF([.B1413]=0;&quot;sombre&quot;;IF([.B14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3" calcext:value-type="float">
            <text:p>1413</text:p>
          </table:table-cell>
          <table:table-cell table:style-name="ce2" office:value-type="float" office:value="0" calcext:value-type="float">
            <text:p>0</text:p>
          </table:table-cell>
          <table:table-cell table:formula="of:=IF([.B1414]=&quot;&quot;;&quot;&quot;;IF([.B1414]=0;&quot;sombre&quot;;IF([.B14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4" calcext:value-type="float">
            <text:p>1414</text:p>
          </table:table-cell>
          <table:table-cell table:style-name="ce2" office:value-type="float" office:value="1" calcext:value-type="float">
            <text:p>1</text:p>
          </table:table-cell>
          <table:table-cell table:formula="of:=IF([.B1415]=&quot;&quot;;&quot;&quot;;IF([.B1415]=0;&quot;sombre&quot;;IF([.B14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5" calcext:value-type="float">
            <text:p>1415</text:p>
          </table:table-cell>
          <table:table-cell table:style-name="ce2" office:value-type="float" office:value="0" calcext:value-type="float">
            <text:p>0</text:p>
          </table:table-cell>
          <table:table-cell table:formula="of:=IF([.B1416]=&quot;&quot;;&quot;&quot;;IF([.B1416]=0;&quot;sombre&quot;;IF([.B14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6" calcext:value-type="float">
            <text:p>1416</text:p>
          </table:table-cell>
          <table:table-cell table:style-name="ce2" office:value-type="float" office:value="1" calcext:value-type="float">
            <text:p>1</text:p>
          </table:table-cell>
          <table:table-cell table:formula="of:=IF([.B1417]=&quot;&quot;;&quot;&quot;;IF([.B1417]=0;&quot;sombre&quot;;IF([.B14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7" calcext:value-type="float">
            <text:p>1417</text:p>
          </table:table-cell>
          <table:table-cell table:style-name="ce2" office:value-type="float" office:value="1" calcext:value-type="float">
            <text:p>1</text:p>
          </table:table-cell>
          <table:table-cell table:formula="of:=IF([.B1418]=&quot;&quot;;&quot;&quot;;IF([.B1418]=0;&quot;sombre&quot;;IF([.B14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8" calcext:value-type="float">
            <text:p>1418</text:p>
          </table:table-cell>
          <table:table-cell table:style-name="ce2" office:value-type="float" office:value="1" calcext:value-type="float">
            <text:p>1</text:p>
          </table:table-cell>
          <table:table-cell table:formula="of:=IF([.B1419]=&quot;&quot;;&quot;&quot;;IF([.B1419]=0;&quot;sombre&quot;;IF([.B14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19" calcext:value-type="float">
            <text:p>1419</text:p>
          </table:table-cell>
          <table:table-cell table:style-name="ce2" office:value-type="float" office:value="1" calcext:value-type="float">
            <text:p>1</text:p>
          </table:table-cell>
          <table:table-cell table:formula="of:=IF([.B1420]=&quot;&quot;;&quot;&quot;;IF([.B1420]=0;&quot;sombre&quot;;IF([.B14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0" calcext:value-type="float">
            <text:p>1420</text:p>
          </table:table-cell>
          <table:table-cell table:style-name="ce2" office:value-type="float" office:value="1" calcext:value-type="float">
            <text:p>1</text:p>
          </table:table-cell>
          <table:table-cell table:formula="of:=IF([.B1421]=&quot;&quot;;&quot;&quot;;IF([.B1421]=0;&quot;sombre&quot;;IF([.B14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1" calcext:value-type="float">
            <text:p>1421</text:p>
          </table:table-cell>
          <table:table-cell table:style-name="ce2" office:value-type="float" office:value="0" calcext:value-type="float">
            <text:p>0</text:p>
          </table:table-cell>
          <table:table-cell table:formula="of:=IF([.B1422]=&quot;&quot;;&quot;&quot;;IF([.B1422]=0;&quot;sombre&quot;;IF([.B14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2" calcext:value-type="float">
            <text:p>1422</text:p>
          </table:table-cell>
          <table:table-cell table:style-name="ce2" office:value-type="float" office:value="1" calcext:value-type="float">
            <text:p>1</text:p>
          </table:table-cell>
          <table:table-cell table:formula="of:=IF([.B1423]=&quot;&quot;;&quot;&quot;;IF([.B1423]=0;&quot;sombre&quot;;IF([.B14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3" calcext:value-type="float">
            <text:p>1423</text:p>
          </table:table-cell>
          <table:table-cell table:style-name="ce2" office:value-type="float" office:value="0" calcext:value-type="float">
            <text:p>0</text:p>
          </table:table-cell>
          <table:table-cell table:formula="of:=IF([.B1424]=&quot;&quot;;&quot;&quot;;IF([.B1424]=0;&quot;sombre&quot;;IF([.B14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4" calcext:value-type="float">
            <text:p>1424</text:p>
          </table:table-cell>
          <table:table-cell table:style-name="ce2" office:value-type="float" office:value="1" calcext:value-type="float">
            <text:p>1</text:p>
          </table:table-cell>
          <table:table-cell table:formula="of:=IF([.B1425]=&quot;&quot;;&quot;&quot;;IF([.B1425]=0;&quot;sombre&quot;;IF([.B14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5" calcext:value-type="float">
            <text:p>1425</text:p>
          </table:table-cell>
          <table:table-cell table:style-name="ce2" office:value-type="float" office:value="0" calcext:value-type="float">
            <text:p>0</text:p>
          </table:table-cell>
          <table:table-cell table:formula="of:=IF([.B1426]=&quot;&quot;;&quot;&quot;;IF([.B1426]=0;&quot;sombre&quot;;IF([.B14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6" calcext:value-type="float">
            <text:p>1426</text:p>
          </table:table-cell>
          <table:table-cell table:style-name="ce2" office:value-type="float" office:value="0" calcext:value-type="float">
            <text:p>0</text:p>
          </table:table-cell>
          <table:table-cell table:formula="of:=IF([.B1427]=&quot;&quot;;&quot;&quot;;IF([.B1427]=0;&quot;sombre&quot;;IF([.B14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7" calcext:value-type="float">
            <text:p>1427</text:p>
          </table:table-cell>
          <table:table-cell table:style-name="ce2" office:value-type="float" office:value="0" calcext:value-type="float">
            <text:p>0</text:p>
          </table:table-cell>
          <table:table-cell table:formula="of:=IF([.B1428]=&quot;&quot;;&quot;&quot;;IF([.B1428]=0;&quot;sombre&quot;;IF([.B14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8" calcext:value-type="float">
            <text:p>1428</text:p>
          </table:table-cell>
          <table:table-cell table:style-name="ce2" office:value-type="float" office:value="1" calcext:value-type="float">
            <text:p>1</text:p>
          </table:table-cell>
          <table:table-cell table:formula="of:=IF([.B1429]=&quot;&quot;;&quot;&quot;;IF([.B1429]=0;&quot;sombre&quot;;IF([.B14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29" calcext:value-type="float">
            <text:p>1429</text:p>
          </table:table-cell>
          <table:table-cell table:style-name="ce2" office:value-type="float" office:value="1" calcext:value-type="float">
            <text:p>1</text:p>
          </table:table-cell>
          <table:table-cell table:formula="of:=IF([.B1430]=&quot;&quot;;&quot;&quot;;IF([.B1430]=0;&quot;sombre&quot;;IF([.B14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0" calcext:value-type="float">
            <text:p>1430</text:p>
          </table:table-cell>
          <table:table-cell table:style-name="ce2" office:value-type="float" office:value="0" calcext:value-type="float">
            <text:p>0</text:p>
          </table:table-cell>
          <table:table-cell table:formula="of:=IF([.B1431]=&quot;&quot;;&quot;&quot;;IF([.B1431]=0;&quot;sombre&quot;;IF([.B14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1" calcext:value-type="float">
            <text:p>1431</text:p>
          </table:table-cell>
          <table:table-cell table:style-name="ce2" office:value-type="float" office:value="1" calcext:value-type="float">
            <text:p>1</text:p>
          </table:table-cell>
          <table:table-cell table:formula="of:=IF([.B1432]=&quot;&quot;;&quot;&quot;;IF([.B1432]=0;&quot;sombre&quot;;IF([.B14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2" calcext:value-type="float">
            <text:p>1432</text:p>
          </table:table-cell>
          <table:table-cell table:style-name="ce2" office:value-type="float" office:value="1" calcext:value-type="float">
            <text:p>1</text:p>
          </table:table-cell>
          <table:table-cell table:formula="of:=IF([.B1433]=&quot;&quot;;&quot;&quot;;IF([.B1433]=0;&quot;sombre&quot;;IF([.B14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3" calcext:value-type="float">
            <text:p>1433</text:p>
          </table:table-cell>
          <table:table-cell table:style-name="ce2" office:value-type="float" office:value="0" calcext:value-type="float">
            <text:p>0</text:p>
          </table:table-cell>
          <table:table-cell table:formula="of:=IF([.B1434]=&quot;&quot;;&quot;&quot;;IF([.B1434]=0;&quot;sombre&quot;;IF([.B14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4" calcext:value-type="float">
            <text:p>1434</text:p>
          </table:table-cell>
          <table:table-cell table:style-name="ce2" office:value-type="float" office:value="1" calcext:value-type="float">
            <text:p>1</text:p>
          </table:table-cell>
          <table:table-cell table:formula="of:=IF([.B1435]=&quot;&quot;;&quot;&quot;;IF([.B1435]=0;&quot;sombre&quot;;IF([.B14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5" calcext:value-type="float">
            <text:p>1435</text:p>
          </table:table-cell>
          <table:table-cell table:style-name="ce2" office:value-type="float" office:value="0" calcext:value-type="float">
            <text:p>0</text:p>
          </table:table-cell>
          <table:table-cell table:formula="of:=IF([.B1436]=&quot;&quot;;&quot;&quot;;IF([.B1436]=0;&quot;sombre&quot;;IF([.B14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6" calcext:value-type="float">
            <text:p>1436</text:p>
          </table:table-cell>
          <table:table-cell table:style-name="ce2" office:value-type="float" office:value="1" calcext:value-type="float">
            <text:p>1</text:p>
          </table:table-cell>
          <table:table-cell table:formula="of:=IF([.B1437]=&quot;&quot;;&quot;&quot;;IF([.B1437]=0;&quot;sombre&quot;;IF([.B14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7" calcext:value-type="float">
            <text:p>1437</text:p>
          </table:table-cell>
          <table:table-cell table:style-name="ce2" office:value-type="float" office:value="1" calcext:value-type="float">
            <text:p>1</text:p>
          </table:table-cell>
          <table:table-cell table:formula="of:=IF([.B1438]=&quot;&quot;;&quot;&quot;;IF([.B1438]=0;&quot;sombre&quot;;IF([.B14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8" calcext:value-type="float">
            <text:p>1438</text:p>
          </table:table-cell>
          <table:table-cell table:style-name="ce2" office:value-type="float" office:value="1" calcext:value-type="float">
            <text:p>1</text:p>
          </table:table-cell>
          <table:table-cell table:formula="of:=IF([.B1439]=&quot;&quot;;&quot;&quot;;IF([.B1439]=0;&quot;sombre&quot;;IF([.B14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39" calcext:value-type="float">
            <text:p>1439</text:p>
          </table:table-cell>
          <table:table-cell table:style-name="ce2" office:value-type="float" office:value="1" calcext:value-type="float">
            <text:p>1</text:p>
          </table:table-cell>
          <table:table-cell table:formula="of:=IF([.B1440]=&quot;&quot;;&quot;&quot;;IF([.B1440]=0;&quot;sombre&quot;;IF([.B14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0" calcext:value-type="float">
            <text:p>1440</text:p>
          </table:table-cell>
          <table:table-cell table:style-name="ce2" office:value-type="float" office:value="0" calcext:value-type="float">
            <text:p>0</text:p>
          </table:table-cell>
          <table:table-cell table:formula="of:=IF([.B1441]=&quot;&quot;;&quot;&quot;;IF([.B1441]=0;&quot;sombre&quot;;IF([.B14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1" calcext:value-type="float">
            <text:p>1441</text:p>
          </table:table-cell>
          <table:table-cell table:style-name="ce2" office:value-type="float" office:value="1" calcext:value-type="float">
            <text:p>1</text:p>
          </table:table-cell>
          <table:table-cell table:formula="of:=IF([.B1442]=&quot;&quot;;&quot;&quot;;IF([.B1442]=0;&quot;sombre&quot;;IF([.B14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2" calcext:value-type="float">
            <text:p>1442</text:p>
          </table:table-cell>
          <table:table-cell table:style-name="ce2" office:value-type="float" office:value="0" calcext:value-type="float">
            <text:p>0</text:p>
          </table:table-cell>
          <table:table-cell table:formula="of:=IF([.B1443]=&quot;&quot;;&quot;&quot;;IF([.B1443]=0;&quot;sombre&quot;;IF([.B14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3" calcext:value-type="float">
            <text:p>1443</text:p>
          </table:table-cell>
          <table:table-cell table:style-name="ce2" office:value-type="float" office:value="0" calcext:value-type="float">
            <text:p>0</text:p>
          </table:table-cell>
          <table:table-cell table:formula="of:=IF([.B1444]=&quot;&quot;;&quot;&quot;;IF([.B1444]=0;&quot;sombre&quot;;IF([.B14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4" calcext:value-type="float">
            <text:p>1444</text:p>
          </table:table-cell>
          <table:table-cell table:style-name="ce2" office:value-type="float" office:value="1" calcext:value-type="float">
            <text:p>1</text:p>
          </table:table-cell>
          <table:table-cell table:formula="of:=IF([.B1445]=&quot;&quot;;&quot;&quot;;IF([.B1445]=0;&quot;sombre&quot;;IF([.B14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5" calcext:value-type="float">
            <text:p>1445</text:p>
          </table:table-cell>
          <table:table-cell table:style-name="ce2" office:value-type="float" office:value="1" calcext:value-type="float">
            <text:p>1</text:p>
          </table:table-cell>
          <table:table-cell table:formula="of:=IF([.B1446]=&quot;&quot;;&quot;&quot;;IF([.B1446]=0;&quot;sombre&quot;;IF([.B14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6" calcext:value-type="float">
            <text:p>1446</text:p>
          </table:table-cell>
          <table:table-cell table:style-name="ce2" office:value-type="float" office:value="0" calcext:value-type="float">
            <text:p>0</text:p>
          </table:table-cell>
          <table:table-cell table:formula="of:=IF([.B1447]=&quot;&quot;;&quot;&quot;;IF([.B1447]=0;&quot;sombre&quot;;IF([.B14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7" calcext:value-type="float">
            <text:p>1447</text:p>
          </table:table-cell>
          <table:table-cell table:style-name="ce2" office:value-type="float" office:value="0" calcext:value-type="float">
            <text:p>0</text:p>
          </table:table-cell>
          <table:table-cell table:formula="of:=IF([.B1448]=&quot;&quot;;&quot;&quot;;IF([.B1448]=0;&quot;sombre&quot;;IF([.B144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8" calcext:value-type="float">
            <text:p>1448</text:p>
          </table:table-cell>
          <table:table-cell table:style-name="ce2" office:value-type="float" office:value="1" calcext:value-type="float">
            <text:p>1</text:p>
          </table:table-cell>
          <table:table-cell table:formula="of:=IF([.B1449]=&quot;&quot;;&quot;&quot;;IF([.B1449]=0;&quot;sombre&quot;;IF([.B14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49" calcext:value-type="float">
            <text:p>1449</text:p>
          </table:table-cell>
          <table:table-cell table:style-name="ce2" office:value-type="float" office:value="1" calcext:value-type="float">
            <text:p>1</text:p>
          </table:table-cell>
          <table:table-cell table:formula="of:=IF([.B1450]=&quot;&quot;;&quot;&quot;;IF([.B1450]=0;&quot;sombre&quot;;IF([.B14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0" calcext:value-type="float">
            <text:p>1450</text:p>
          </table:table-cell>
          <table:table-cell table:style-name="ce2" office:value-type="float" office:value="1" calcext:value-type="float">
            <text:p>1</text:p>
          </table:table-cell>
          <table:table-cell table:formula="of:=IF([.B1451]=&quot;&quot;;&quot;&quot;;IF([.B1451]=0;&quot;sombre&quot;;IF([.B14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1" calcext:value-type="float">
            <text:p>1451</text:p>
          </table:table-cell>
          <table:table-cell table:style-name="ce2" office:value-type="float" office:value="1" calcext:value-type="float">
            <text:p>1</text:p>
          </table:table-cell>
          <table:table-cell table:formula="of:=IF([.B1452]=&quot;&quot;;&quot;&quot;;IF([.B1452]=0;&quot;sombre&quot;;IF([.B14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2" calcext:value-type="float">
            <text:p>1452</text:p>
          </table:table-cell>
          <table:table-cell table:style-name="ce2" office:value-type="float" office:value="1" calcext:value-type="float">
            <text:p>1</text:p>
          </table:table-cell>
          <table:table-cell table:formula="of:=IF([.B1453]=&quot;&quot;;&quot;&quot;;IF([.B1453]=0;&quot;sombre&quot;;IF([.B14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3" calcext:value-type="float">
            <text:p>1453</text:p>
          </table:table-cell>
          <table:table-cell table:style-name="ce2" office:value-type="float" office:value="1" calcext:value-type="float">
            <text:p>1</text:p>
          </table:table-cell>
          <table:table-cell table:formula="of:=IF([.B1454]=&quot;&quot;;&quot;&quot;;IF([.B1454]=0;&quot;sombre&quot;;IF([.B14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4" calcext:value-type="float">
            <text:p>1454</text:p>
          </table:table-cell>
          <table:table-cell table:style-name="ce2" office:value-type="float" office:value="1" calcext:value-type="float">
            <text:p>1</text:p>
          </table:table-cell>
          <table:table-cell table:formula="of:=IF([.B1455]=&quot;&quot;;&quot;&quot;;IF([.B1455]=0;&quot;sombre&quot;;IF([.B14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5" calcext:value-type="float">
            <text:p>1455</text:p>
          </table:table-cell>
          <table:table-cell table:style-name="ce2" office:value-type="float" office:value="1" calcext:value-type="float">
            <text:p>1</text:p>
          </table:table-cell>
          <table:table-cell table:formula="of:=IF([.B1456]=&quot;&quot;;&quot;&quot;;IF([.B1456]=0;&quot;sombre&quot;;IF([.B14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6" calcext:value-type="float">
            <text:p>1456</text:p>
          </table:table-cell>
          <table:table-cell table:style-name="ce2" office:value-type="float" office:value="1" calcext:value-type="float">
            <text:p>1</text:p>
          </table:table-cell>
          <table:table-cell table:formula="of:=IF([.B1457]=&quot;&quot;;&quot;&quot;;IF([.B1457]=0;&quot;sombre&quot;;IF([.B14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7" calcext:value-type="float">
            <text:p>1457</text:p>
          </table:table-cell>
          <table:table-cell table:style-name="ce2" office:value-type="float" office:value="1" calcext:value-type="float">
            <text:p>1</text:p>
          </table:table-cell>
          <table:table-cell table:formula="of:=IF([.B1458]=&quot;&quot;;&quot;&quot;;IF([.B1458]=0;&quot;sombre&quot;;IF([.B14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8" calcext:value-type="float">
            <text:p>1458</text:p>
          </table:table-cell>
          <table:table-cell table:style-name="ce2" office:value-type="float" office:value="1" calcext:value-type="float">
            <text:p>1</text:p>
          </table:table-cell>
          <table:table-cell table:formula="of:=IF([.B1459]=&quot;&quot;;&quot;&quot;;IF([.B1459]=0;&quot;sombre&quot;;IF([.B14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59" calcext:value-type="float">
            <text:p>1459</text:p>
          </table:table-cell>
          <table:table-cell table:style-name="ce2" office:value-type="float" office:value="0" calcext:value-type="float">
            <text:p>0</text:p>
          </table:table-cell>
          <table:table-cell table:formula="of:=IF([.B1460]=&quot;&quot;;&quot;&quot;;IF([.B1460]=0;&quot;sombre&quot;;IF([.B14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0" calcext:value-type="float">
            <text:p>1460</text:p>
          </table:table-cell>
          <table:table-cell table:style-name="ce2" office:value-type="float" office:value="0" calcext:value-type="float">
            <text:p>0</text:p>
          </table:table-cell>
          <table:table-cell table:formula="of:=IF([.B1461]=&quot;&quot;;&quot;&quot;;IF([.B1461]=0;&quot;sombre&quot;;IF([.B14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1" calcext:value-type="float">
            <text:p>1461</text:p>
          </table:table-cell>
          <table:table-cell table:style-name="ce2" office:value-type="float" office:value="1" calcext:value-type="float">
            <text:p>1</text:p>
          </table:table-cell>
          <table:table-cell table:formula="of:=IF([.B1462]=&quot;&quot;;&quot;&quot;;IF([.B1462]=0;&quot;sombre&quot;;IF([.B14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2" calcext:value-type="float">
            <text:p>1462</text:p>
          </table:table-cell>
          <table:table-cell table:style-name="ce2" office:value-type="float" office:value="0" calcext:value-type="float">
            <text:p>0</text:p>
          </table:table-cell>
          <table:table-cell table:formula="of:=IF([.B1463]=&quot;&quot;;&quot;&quot;;IF([.B1463]=0;&quot;sombre&quot;;IF([.B14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3" calcext:value-type="float">
            <text:p>1463</text:p>
          </table:table-cell>
          <table:table-cell table:style-name="ce2" office:value-type="float" office:value="1" calcext:value-type="float">
            <text:p>1</text:p>
          </table:table-cell>
          <table:table-cell table:formula="of:=IF([.B1464]=&quot;&quot;;&quot;&quot;;IF([.B1464]=0;&quot;sombre&quot;;IF([.B14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4" calcext:value-type="float">
            <text:p>1464</text:p>
          </table:table-cell>
          <table:table-cell table:style-name="ce2" office:value-type="float" office:value="0" calcext:value-type="float">
            <text:p>0</text:p>
          </table:table-cell>
          <table:table-cell table:formula="of:=IF([.B1465]=&quot;&quot;;&quot;&quot;;IF([.B1465]=0;&quot;sombre&quot;;IF([.B14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5" calcext:value-type="float">
            <text:p>1465</text:p>
          </table:table-cell>
          <table:table-cell table:style-name="ce2" office:value-type="float" office:value="0" calcext:value-type="float">
            <text:p>0</text:p>
          </table:table-cell>
          <table:table-cell table:formula="of:=IF([.B1466]=&quot;&quot;;&quot;&quot;;IF([.B1466]=0;&quot;sombre&quot;;IF([.B14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6" calcext:value-type="float">
            <text:p>1466</text:p>
          </table:table-cell>
          <table:table-cell table:style-name="ce2" office:value-type="float" office:value="1" calcext:value-type="float">
            <text:p>1</text:p>
          </table:table-cell>
          <table:table-cell table:formula="of:=IF([.B1467]=&quot;&quot;;&quot;&quot;;IF([.B1467]=0;&quot;sombre&quot;;IF([.B14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7" calcext:value-type="float">
            <text:p>1467</text:p>
          </table:table-cell>
          <table:table-cell table:style-name="ce2" office:value-type="float" office:value="0" calcext:value-type="float">
            <text:p>0</text:p>
          </table:table-cell>
          <table:table-cell table:formula="of:=IF([.B1468]=&quot;&quot;;&quot;&quot;;IF([.B1468]=0;&quot;sombre&quot;;IF([.B14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8" calcext:value-type="float">
            <text:p>1468</text:p>
          </table:table-cell>
          <table:table-cell table:style-name="ce2" office:value-type="float" office:value="0" calcext:value-type="float">
            <text:p>0</text:p>
          </table:table-cell>
          <table:table-cell table:formula="of:=IF([.B1469]=&quot;&quot;;&quot;&quot;;IF([.B1469]=0;&quot;sombre&quot;;IF([.B14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69" calcext:value-type="float">
            <text:p>1469</text:p>
          </table:table-cell>
          <table:table-cell table:style-name="ce2" office:value-type="float" office:value="0" calcext:value-type="float">
            <text:p>0</text:p>
          </table:table-cell>
          <table:table-cell table:formula="of:=IF([.B1470]=&quot;&quot;;&quot;&quot;;IF([.B1470]=0;&quot;sombre&quot;;IF([.B14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0" calcext:value-type="float">
            <text:p>1470</text:p>
          </table:table-cell>
          <table:table-cell table:style-name="ce2" office:value-type="float" office:value="0" calcext:value-type="float">
            <text:p>0</text:p>
          </table:table-cell>
          <table:table-cell table:formula="of:=IF([.B1471]=&quot;&quot;;&quot;&quot;;IF([.B1471]=0;&quot;sombre&quot;;IF([.B14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1" calcext:value-type="float">
            <text:p>1471</text:p>
          </table:table-cell>
          <table:table-cell table:style-name="ce2" office:value-type="float" office:value="0" calcext:value-type="float">
            <text:p>0</text:p>
          </table:table-cell>
          <table:table-cell table:formula="of:=IF([.B1472]=&quot;&quot;;&quot;&quot;;IF([.B1472]=0;&quot;sombre&quot;;IF([.B14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2" calcext:value-type="float">
            <text:p>1472</text:p>
          </table:table-cell>
          <table:table-cell table:style-name="ce2" office:value-type="float" office:value="1" calcext:value-type="float">
            <text:p>1</text:p>
          </table:table-cell>
          <table:table-cell table:formula="of:=IF([.B1473]=&quot;&quot;;&quot;&quot;;IF([.B1473]=0;&quot;sombre&quot;;IF([.B14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3" calcext:value-type="float">
            <text:p>1473</text:p>
          </table:table-cell>
          <table:table-cell table:style-name="ce2" office:value-type="float" office:value="0" calcext:value-type="float">
            <text:p>0</text:p>
          </table:table-cell>
          <table:table-cell table:formula="of:=IF([.B1474]=&quot;&quot;;&quot;&quot;;IF([.B1474]=0;&quot;sombre&quot;;IF([.B14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4" calcext:value-type="float">
            <text:p>1474</text:p>
          </table:table-cell>
          <table:table-cell table:style-name="ce2" office:value-type="float" office:value="0" calcext:value-type="float">
            <text:p>0</text:p>
          </table:table-cell>
          <table:table-cell table:formula="of:=IF([.B1475]=&quot;&quot;;&quot;&quot;;IF([.B1475]=0;&quot;sombre&quot;;IF([.B14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5" calcext:value-type="float">
            <text:p>1475</text:p>
          </table:table-cell>
          <table:table-cell table:style-name="ce2" office:value-type="float" office:value="1" calcext:value-type="float">
            <text:p>1</text:p>
          </table:table-cell>
          <table:table-cell table:formula="of:=IF([.B1476]=&quot;&quot;;&quot;&quot;;IF([.B1476]=0;&quot;sombre&quot;;IF([.B14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6" calcext:value-type="float">
            <text:p>1476</text:p>
          </table:table-cell>
          <table:table-cell table:style-name="ce2" office:value-type="float" office:value="1" calcext:value-type="float">
            <text:p>1</text:p>
          </table:table-cell>
          <table:table-cell table:formula="of:=IF([.B1477]=&quot;&quot;;&quot;&quot;;IF([.B1477]=0;&quot;sombre&quot;;IF([.B14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7" calcext:value-type="float">
            <text:p>1477</text:p>
          </table:table-cell>
          <table:table-cell table:style-name="ce2" office:value-type="float" office:value="1" calcext:value-type="float">
            <text:p>1</text:p>
          </table:table-cell>
          <table:table-cell table:formula="of:=IF([.B1478]=&quot;&quot;;&quot;&quot;;IF([.B1478]=0;&quot;sombre&quot;;IF([.B14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8" calcext:value-type="float">
            <text:p>1478</text:p>
          </table:table-cell>
          <table:table-cell table:style-name="ce2" office:value-type="float" office:value="1" calcext:value-type="float">
            <text:p>1</text:p>
          </table:table-cell>
          <table:table-cell table:formula="of:=IF([.B1479]=&quot;&quot;;&quot;&quot;;IF([.B1479]=0;&quot;sombre&quot;;IF([.B14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79" calcext:value-type="float">
            <text:p>1479</text:p>
          </table:table-cell>
          <table:table-cell table:style-name="ce2" office:value-type="float" office:value="1" calcext:value-type="float">
            <text:p>1</text:p>
          </table:table-cell>
          <table:table-cell table:formula="of:=IF([.B1480]=&quot;&quot;;&quot;&quot;;IF([.B1480]=0;&quot;sombre&quot;;IF([.B14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0" calcext:value-type="float">
            <text:p>1480</text:p>
          </table:table-cell>
          <table:table-cell table:style-name="ce2" office:value-type="float" office:value="1" calcext:value-type="float">
            <text:p>1</text:p>
          </table:table-cell>
          <table:table-cell table:formula="of:=IF([.B1481]=&quot;&quot;;&quot;&quot;;IF([.B1481]=0;&quot;sombre&quot;;IF([.B14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1" calcext:value-type="float">
            <text:p>1481</text:p>
          </table:table-cell>
          <table:table-cell table:style-name="ce2" office:value-type="float" office:value="1" calcext:value-type="float">
            <text:p>1</text:p>
          </table:table-cell>
          <table:table-cell table:formula="of:=IF([.B1482]=&quot;&quot;;&quot;&quot;;IF([.B1482]=0;&quot;sombre&quot;;IF([.B14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2" calcext:value-type="float">
            <text:p>1482</text:p>
          </table:table-cell>
          <table:table-cell table:style-name="ce2" office:value-type="float" office:value="1" calcext:value-type="float">
            <text:p>1</text:p>
          </table:table-cell>
          <table:table-cell table:formula="of:=IF([.B1483]=&quot;&quot;;&quot;&quot;;IF([.B1483]=0;&quot;sombre&quot;;IF([.B14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3" calcext:value-type="float">
            <text:p>1483</text:p>
          </table:table-cell>
          <table:table-cell table:style-name="ce2" office:value-type="float" office:value="1" calcext:value-type="float">
            <text:p>1</text:p>
          </table:table-cell>
          <table:table-cell table:formula="of:=IF([.B1484]=&quot;&quot;;&quot;&quot;;IF([.B1484]=0;&quot;sombre&quot;;IF([.B14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4" calcext:value-type="float">
            <text:p>1484</text:p>
          </table:table-cell>
          <table:table-cell table:style-name="ce2" office:value-type="float" office:value="1" calcext:value-type="float">
            <text:p>1</text:p>
          </table:table-cell>
          <table:table-cell table:formula="of:=IF([.B1485]=&quot;&quot;;&quot;&quot;;IF([.B1485]=0;&quot;sombre&quot;;IF([.B14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5" calcext:value-type="float">
            <text:p>1485</text:p>
          </table:table-cell>
          <table:table-cell table:style-name="ce2" office:value-type="float" office:value="0" calcext:value-type="float">
            <text:p>0</text:p>
          </table:table-cell>
          <table:table-cell table:formula="of:=IF([.B1486]=&quot;&quot;;&quot;&quot;;IF([.B1486]=0;&quot;sombre&quot;;IF([.B14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6" calcext:value-type="float">
            <text:p>1486</text:p>
          </table:table-cell>
          <table:table-cell table:style-name="ce2" office:value-type="float" office:value="1" calcext:value-type="float">
            <text:p>1</text:p>
          </table:table-cell>
          <table:table-cell table:formula="of:=IF([.B1487]=&quot;&quot;;&quot;&quot;;IF([.B1487]=0;&quot;sombre&quot;;IF([.B14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7" calcext:value-type="float">
            <text:p>1487</text:p>
          </table:table-cell>
          <table:table-cell table:style-name="ce2" office:value-type="float" office:value="0" calcext:value-type="float">
            <text:p>0</text:p>
          </table:table-cell>
          <table:table-cell table:formula="of:=IF([.B1488]=&quot;&quot;;&quot;&quot;;IF([.B1488]=0;&quot;sombre&quot;;IF([.B14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8" calcext:value-type="float">
            <text:p>1488</text:p>
          </table:table-cell>
          <table:table-cell table:style-name="ce2" office:value-type="float" office:value="1" calcext:value-type="float">
            <text:p>1</text:p>
          </table:table-cell>
          <table:table-cell table:formula="of:=IF([.B1489]=&quot;&quot;;&quot;&quot;;IF([.B1489]=0;&quot;sombre&quot;;IF([.B14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89" calcext:value-type="float">
            <text:p>1489</text:p>
          </table:table-cell>
          <table:table-cell table:style-name="ce2" office:value-type="float" office:value="1" calcext:value-type="float">
            <text:p>1</text:p>
          </table:table-cell>
          <table:table-cell table:formula="of:=IF([.B1490]=&quot;&quot;;&quot;&quot;;IF([.B1490]=0;&quot;sombre&quot;;IF([.B14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0" calcext:value-type="float">
            <text:p>1490</text:p>
          </table:table-cell>
          <table:table-cell table:style-name="ce2" office:value-type="float" office:value="0" calcext:value-type="float">
            <text:p>0</text:p>
          </table:table-cell>
          <table:table-cell table:formula="of:=IF([.B1491]=&quot;&quot;;&quot;&quot;;IF([.B1491]=0;&quot;sombre&quot;;IF([.B149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1" calcext:value-type="float">
            <text:p>1491</text:p>
          </table:table-cell>
          <table:table-cell table:style-name="ce2" office:value-type="float" office:value="1" calcext:value-type="float">
            <text:p>1</text:p>
          </table:table-cell>
          <table:table-cell table:formula="of:=IF([.B1492]=&quot;&quot;;&quot;&quot;;IF([.B1492]=0;&quot;sombre&quot;;IF([.B14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2" calcext:value-type="float">
            <text:p>1492</text:p>
          </table:table-cell>
          <table:table-cell table:style-name="ce2" office:value-type="float" office:value="1" calcext:value-type="float">
            <text:p>1</text:p>
          </table:table-cell>
          <table:table-cell table:formula="of:=IF([.B1493]=&quot;&quot;;&quot;&quot;;IF([.B1493]=0;&quot;sombre&quot;;IF([.B14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3" calcext:value-type="float">
            <text:p>1493</text:p>
          </table:table-cell>
          <table:table-cell table:style-name="ce2" office:value-type="float" office:value="0" calcext:value-type="float">
            <text:p>0</text:p>
          </table:table-cell>
          <table:table-cell table:formula="of:=IF([.B1494]=&quot;&quot;;&quot;&quot;;IF([.B1494]=0;&quot;sombre&quot;;IF([.B14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4" calcext:value-type="float">
            <text:p>1494</text:p>
          </table:table-cell>
          <table:table-cell table:style-name="ce2" office:value-type="float" office:value="0" calcext:value-type="float">
            <text:p>0</text:p>
          </table:table-cell>
          <table:table-cell table:formula="of:=IF([.B1495]=&quot;&quot;;&quot;&quot;;IF([.B1495]=0;&quot;sombre&quot;;IF([.B14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5" calcext:value-type="float">
            <text:p>1495</text:p>
          </table:table-cell>
          <table:table-cell table:style-name="ce2" office:value-type="float" office:value="1" calcext:value-type="float">
            <text:p>1</text:p>
          </table:table-cell>
          <table:table-cell table:formula="of:=IF([.B1496]=&quot;&quot;;&quot;&quot;;IF([.B1496]=0;&quot;sombre&quot;;IF([.B14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6" calcext:value-type="float">
            <text:p>1496</text:p>
          </table:table-cell>
          <table:table-cell table:style-name="ce2" office:value-type="float" office:value="1" calcext:value-type="float">
            <text:p>1</text:p>
          </table:table-cell>
          <table:table-cell table:formula="of:=IF([.B1497]=&quot;&quot;;&quot;&quot;;IF([.B1497]=0;&quot;sombre&quot;;IF([.B14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7" calcext:value-type="float">
            <text:p>1497</text:p>
          </table:table-cell>
          <table:table-cell table:style-name="ce2" office:value-type="float" office:value="1" calcext:value-type="float">
            <text:p>1</text:p>
          </table:table-cell>
          <table:table-cell table:formula="of:=IF([.B1498]=&quot;&quot;;&quot;&quot;;IF([.B1498]=0;&quot;sombre&quot;;IF([.B14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8" calcext:value-type="float">
            <text:p>1498</text:p>
          </table:table-cell>
          <table:table-cell table:style-name="ce2" office:value-type="float" office:value="0" calcext:value-type="float">
            <text:p>0</text:p>
          </table:table-cell>
          <table:table-cell table:formula="of:=IF([.B1499]=&quot;&quot;;&quot;&quot;;IF([.B1499]=0;&quot;sombre&quot;;IF([.B14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499" calcext:value-type="float">
            <text:p>1499</text:p>
          </table:table-cell>
          <table:table-cell table:style-name="ce2" office:value-type="float" office:value="0" calcext:value-type="float">
            <text:p>0</text:p>
          </table:table-cell>
          <table:table-cell table:formula="of:=IF([.B1500]=&quot;&quot;;&quot;&quot;;IF([.B1500]=0;&quot;sombre&quot;;IF([.B15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>
          <table:table-cell office:value-type="float" office:value="1500" calcext:value-type="float">
            <text:p>1500</text:p>
          </table:table-cell>
          <table:table-cell table:style-name="ce2" office:value-type="float" office:value="0" calcext:value-type="float">
            <text:p>0</text:p>
          </table:table-cell>
          <table:table-cell table:formula="of:=IF([.B1501]=&quot;&quot;;&quot;&quot;;IF([.B1501]=0;&quot;sombre&quot;;IF([.B15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5" table:number-rows-repeated="10470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ide" table:style-name="ta1">
        <table:table-column table:style-name="co5" table:default-cell-style-name="ce17"/>
        <table:table-row table:style-name="ro4">
          <table:table-cell office:value-type="string" calcext:value-type="string">
            <text:p>Pensez à la fonction NB.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06:23:21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8-08T08:19:38.864000000</meta:creation-date>
    <dc:date>2023-08-14T06:06:32.139000000</dc:date>
    <meta:editing-duration>PT3H39M34S</meta:editing-duration>
    <meta:editing-cycles>11</meta:editing-cycles>
    <meta:generator>LibreOffice/6.4.7.2$Windows_X86_64 LibreOffice_project/639b8ac485750d5696d7590a72ef1b496725cfb5</meta:generator>
    <meta:document-statistic meta:table-count="2" meta:cell-count="4528" meta:object-count="0"/>
  </office:meta>
</office:document-meta>
</file>